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Timestamp (ms)</text:p>
          </table:table-cell>
          <table:table-cell office:value-type="string" calcext:value-type="string">
            <text:p>X: (m/s^2)</text:p>
          </table:table-cell>
          <table:table-cell office:value-type="string" calcext:value-type="string">
            <text:p>Y: (m/s^2)</text:p>
          </table:table-cell>
          <table:table-cell office:value-type="string" calcext:value-type="string">
            <text:p>Z: (m/s^2)</text:p>
          </table:table-cell>
          <table:table-cell table:number-columns-repeated="4"/>
          <table:table-cell office:value-type="string" calcext:value-type="string">
            <text:p>Timestamp (ms)</text:p>
          </table:table-cell>
          <table:table-cell table:style-name="Default" office:value-type="string" calcext:value-type="string">
            <text:p>X: (m/s^2)</text:p>
          </table:table-cell>
          <table:table-cell table:style-name="Default" office:value-type="string" calcext:value-type="string">
            <text:p>Y: (m/s^2)</text:p>
          </table:table-cell>
          <table:table-cell table:style-name="Default" office:value-type="string" calcext:value-type="string">
            <text:p>Z: (m/s^2)</text:p>
          </table:table-cell>
        </table:table-row>
        <table:table-row table:style-name="ro1">
          <table:table-cell office:value-type="float" office:value="240945" calcext:value-type="float">
            <text:p>240945</text:p>
          </table:table-cell>
          <table:table-cell office:value-type="float" office:value="-2" calcext:value-type="float">
            <text:p>-2</text:p>
          </table:table-cell>
          <table:table-cell office:value-type="float" office:value="723130" calcext:value-type="float">
            <text:p>723130</text:p>
          </table:table-cell>
          <table:table-cell office:value-type="float" office:value="0" calcext:value-type="float">
            <text:p>0</text:p>
          </table:table-cell>
          <table:table-cell office:value-type="float" office:value="598227" calcext:value-type="float">
            <text:p>598227</text:p>
          </table:table-cell>
          <table:table-cell office:value-type="float" office:value="-1" calcext:value-type="float">
            <text:p>-1</text:p>
          </table:table-cell>
          <table:table-cell office:value-type="float" office:value="775538" calcext:value-type="float">
            <text:p>775538</text:p>
          </table:table-cell>
          <table:table-cell office:value-type="string" calcext:value-type="string">
            <text:p><text:s/></text:p>
          </table:table-cell>
          <table:table-cell table:formula="of:=[.A2]" office:value-type="float" office:value="240945" calcext:value-type="float">
            <text:p>240945</text:p>
          </table:table-cell>
          <table:table-cell table:formula="of:=CONCATENATE([.B2];&quot;.&quot;;[.C2])" office:value-type="string" office:string-value="-2.723130" calcext:value-type="string">
            <text:p>-2.723130</text:p>
          </table:table-cell>
          <table:table-cell table:formula="of:=CONCATENATE([.D2];&quot;.&quot;;[.E2])" office:value-type="string" office:string-value="0.598227" calcext:value-type="string">
            <text:p>0.598227</text:p>
          </table:table-cell>
          <table:table-cell table:formula="of:=CONCATENATE([.F2];&quot;.&quot;;[.G2])" office:value-type="string" office:string-value="-1.775538" calcext:value-type="string">
            <text:p>-1.775538</text:p>
          </table:table-cell>
        </table:table-row>
        <table:table-row table:style-name="ro1">
          <table:table-cell office:value-type="float" office:value="241025" calcext:value-type="float">
            <text:p>241025</text:p>
          </table:table-cell>
          <table:table-cell office:value-type="float" office:value="1" calcext:value-type="float">
            <text:p>1</text:p>
          </table:table-cell>
          <table:table-cell office:value-type="float" office:value="74416" calcext:value-type="float">
            <text:p>74416</text:p>
          </table:table-cell>
          <table:table-cell office:value-type="float" office:value="-14" calcext:value-type="float">
            <text:p>-14</text:p>
          </table:table-cell>
          <table:table-cell office:value-type="float" office:value="22442" calcext:value-type="float">
            <text:p>22442</text:p>
          </table:table-cell>
          <table:table-cell office:value-type="float" office:value="-3" calcext:value-type="float">
            <text:p>-3</text:p>
          </table:table-cell>
          <table:table-cell office:value-type="float" office:value="29422" calcext:value-type="float">
            <text:p>29422</text:p>
          </table:table-cell>
          <table:table-cell office:value-type="string" calcext:value-type="string">
            <text:p><text:s/></text:p>
          </table:table-cell>
          <table:table-cell table:formula="of:=[.A3]" office:value-type="float" office:value="241025" calcext:value-type="float">
            <text:p>241025</text:p>
          </table:table-cell>
          <table:table-cell table:formula="of:=CONCATENATE([.B3];&quot;.&quot;;[.C3])" office:value-type="string" office:string-value="1.74416" calcext:value-type="string">
            <text:p>1.74416</text:p>
          </table:table-cell>
          <table:table-cell table:formula="of:=CONCATENATE([.D3];&quot;.&quot;;[.E3])" office:value-type="string" office:string-value="-14.22442" calcext:value-type="string">
            <text:p>-14.22442</text:p>
          </table:table-cell>
          <table:table-cell table:formula="of:=CONCATENATE([.F3];&quot;.&quot;;[.G3])" office:value-type="string" office:string-value="-3.29422" calcext:value-type="string">
            <text:p>-3.29422</text:p>
          </table:table-cell>
        </table:table-row>
        <table:table-row table:style-name="ro1">
          <table:table-cell office:value-type="float" office:value="241104" calcext:value-type="float">
            <text:p>241104</text:p>
          </table:table-cell>
          <table:table-cell office:value-type="float" office:value="-5" calcext:value-type="float">
            <text:p>-5</text:p>
          </table:table-cell>
          <table:table-cell office:value-type="float" office:value="865018" calcext:value-type="float">
            <text:p>865018</text:p>
          </table:table-cell>
          <table:table-cell office:value-type="float" office:value="-31" calcext:value-type="float">
            <text:p>-31</text:p>
          </table:table-cell>
          <table:table-cell office:value-type="float" office:value="112591" calcext:value-type="float">
            <text:p>112591</text:p>
          </table:table-cell>
          <table:table-cell office:value-type="float" office:value="-10" calcext:value-type="float">
            <text:p>-10</text:p>
          </table:table-cell>
          <table:table-cell office:value-type="float" office:value="624512" calcext:value-type="float">
            <text:p>624512</text:p>
          </table:table-cell>
          <table:table-cell office:value-type="string" calcext:value-type="string">
            <text:p><text:s/></text:p>
          </table:table-cell>
          <table:table-cell table:formula="of:=[.A4]" office:value-type="float" office:value="241104" calcext:value-type="float">
            <text:p>241104</text:p>
          </table:table-cell>
          <table:table-cell table:formula="of:=CONCATENATE([.B4];&quot;.&quot;;[.C4])" office:value-type="string" office:string-value="-5.865018" calcext:value-type="string">
            <text:p>-5.865018</text:p>
          </table:table-cell>
          <table:table-cell table:formula="of:=CONCATENATE([.D4];&quot;.&quot;;[.E4])" office:value-type="string" office:string-value="-31.112591" calcext:value-type="string">
            <text:p>-31.112591</text:p>
          </table:table-cell>
          <table:table-cell table:formula="of:=CONCATENATE([.F4];&quot;.&quot;;[.G4])" office:value-type="string" office:string-value="-10.624512" calcext:value-type="string">
            <text:p>-10.624512</text:p>
          </table:table-cell>
        </table:table-row>
        <table:table-row table:style-name="ro1">
          <table:table-cell office:value-type="float" office:value="241184" calcext:value-type="float">
            <text:p>241184</text:p>
          </table:table-cell>
          <table:table-cell office:value-type="float" office:value="4" calcext:value-type="float">
            <text:p>4</text:p>
          </table:table-cell>
          <table:table-cell office:value-type="float" office:value="398165" calcext:value-type="float">
            <text:p>398165</text:p>
          </table:table-cell>
          <table:table-cell office:value-type="float" office:value="1" calcext:value-type="float">
            <text:p>1</text:p>
          </table:table-cell>
          <table:table-cell office:value-type="float" office:value="722894" calcext:value-type="float">
            <text:p>722894</text:p>
          </table:table-cell>
          <table:table-cell office:value-type="float" office:value="2" calcext:value-type="float">
            <text:p>2</text:p>
          </table:table-cell>
          <table:table-cell office:value-type="float" office:value="122509" calcext:value-type="float">
            <text:p>122509</text:p>
          </table:table-cell>
          <table:table-cell office:value-type="string" calcext:value-type="string">
            <text:p><text:s/></text:p>
          </table:table-cell>
          <table:table-cell table:formula="of:=[.A5]" office:value-type="float" office:value="241184" calcext:value-type="float">
            <text:p>241184</text:p>
          </table:table-cell>
          <table:table-cell table:formula="of:=CONCATENATE([.B5];&quot;.&quot;;[.C5])" office:value-type="string" office:string-value="4.398165" calcext:value-type="string">
            <text:p>4.398165</text:p>
          </table:table-cell>
          <table:table-cell table:formula="of:=CONCATENATE([.D5];&quot;.&quot;;[.E5])" office:value-type="string" office:string-value="1.722894" calcext:value-type="string">
            <text:p>1.722894</text:p>
          </table:table-cell>
          <table:table-cell table:formula="of:=CONCATENATE([.F5];&quot;.&quot;;[.G5])" office:value-type="string" office:string-value="2.122509" calcext:value-type="string">
            <text:p>2.122509</text:p>
          </table:table-cell>
        </table:table-row>
        <table:table-row table:style-name="ro1">
          <table:table-cell office:value-type="float" office:value="241264" calcext:value-type="float">
            <text:p>241264</text:p>
          </table:table-cell>
          <table:table-cell office:value-type="float" office:value="-0" calcext:value-type="float">
            <text:p>0</text:p>
          </table:table-cell>
          <table:table-cell office:value-type="float" office:value="677193" calcext:value-type="float">
            <text:p>677193</text:p>
          </table:table-cell>
          <table:table-cell office:value-type="float" office:value="2" calcext:value-type="float">
            <text:p>2</text:p>
          </table:table-cell>
          <table:table-cell office:value-type="float" office:value="110545" calcext:value-type="float">
            <text:p>110545</text:p>
          </table:table-cell>
          <table:table-cell office:value-type="float" office:value="1" calcext:value-type="float">
            <text:p>1</text:p>
          </table:table-cell>
          <table:table-cell office:value-type="float" office:value="45701" calcext:value-type="float">
            <text:p>45701</text:p>
          </table:table-cell>
          <table:table-cell office:value-type="string" calcext:value-type="string">
            <text:p><text:s/></text:p>
          </table:table-cell>
          <table:table-cell table:formula="of:=[.A6]" office:value-type="float" office:value="241264" calcext:value-type="float">
            <text:p>241264</text:p>
          </table:table-cell>
          <table:table-cell table:formula="of:=CONCATENATE([.B6];&quot;.&quot;;[.C6])" office:value-type="string" office:string-value="0.677193" calcext:value-type="string">
            <text:p>0.677193</text:p>
          </table:table-cell>
          <table:table-cell table:formula="of:=CONCATENATE([.D6];&quot;.&quot;;[.E6])" office:value-type="string" office:string-value="2.110545" calcext:value-type="string">
            <text:p>2.110545</text:p>
          </table:table-cell>
          <table:table-cell table:formula="of:=CONCATENATE([.F6];&quot;.&quot;;[.G6])" office:value-type="string" office:string-value="1.45701" calcext:value-type="string">
            <text:p>1.45701</text:p>
          </table:table-cell>
        </table:table-row>
        <table:table-row table:style-name="ro1">
          <table:table-cell office:value-type="float" office:value="241343" calcext:value-type="float">
            <text:p>241343</text:p>
          </table:table-cell>
          <table:table-cell office:value-type="float" office:value="0" calcext:value-type="float">
            <text:p>0</text:p>
          </table:table-cell>
          <table:table-cell office:value-type="float" office:value="306292" calcext:value-type="float">
            <text:p>306292</text:p>
          </table:table-cell>
          <table:table-cell office:value-type="float" office:value="1" calcext:value-type="float">
            <text:p>1</text:p>
          </table:table-cell>
          <table:table-cell office:value-type="float" office:value="160560" calcext:value-type="float">
            <text:p>160560</text:p>
          </table:table-cell>
          <table:table-cell office:value-type="float" office:value="-1" calcext:value-type="float">
            <text:p>-1</text:p>
          </table:table-cell>
          <table:table-cell office:value-type="float" office:value="115095" calcext:value-type="float">
            <text:p>115095</text:p>
          </table:table-cell>
          <table:table-cell office:value-type="string" calcext:value-type="string">
            <text:p><text:s/></text:p>
          </table:table-cell>
          <table:table-cell table:formula="of:=[.A7]" office:value-type="float" office:value="241343" calcext:value-type="float">
            <text:p>241343</text:p>
          </table:table-cell>
          <table:table-cell table:formula="of:=CONCATENATE([.B7];&quot;.&quot;;[.C7])" office:value-type="string" office:string-value="0.306292" calcext:value-type="string">
            <text:p>0.306292</text:p>
          </table:table-cell>
          <table:table-cell table:formula="of:=CONCATENATE([.D7];&quot;.&quot;;[.E7])" office:value-type="string" office:string-value="1.160560" calcext:value-type="string">
            <text:p>1.160560</text:p>
          </table:table-cell>
          <table:table-cell table:formula="of:=CONCATENATE([.F7];&quot;.&quot;;[.G7])" office:value-type="string" office:string-value="-1.115095" calcext:value-type="string">
            <text:p>-1.115095</text:p>
          </table:table-cell>
        </table:table-row>
        <table:table-row table:style-name="ro1">
          <table:table-cell office:value-type="float" office:value="241423" calcext:value-type="float">
            <text:p>241423</text:p>
          </table:table-cell>
          <table:table-cell office:value-type="float" office:value="2" calcext:value-type="float">
            <text:p>2</text:p>
          </table:table-cell>
          <table:table-cell office:value-type="float" office:value="658521" calcext:value-type="float">
            <text:p>658521</text:p>
          </table:table-cell>
          <table:table-cell office:value-type="float" office:value="-10" calcext:value-type="float">
            <text:p>-10</text:p>
          </table:table-cell>
          <table:table-cell office:value-type="float" office:value="636477" calcext:value-type="float">
            <text:p>636477</text:p>
          </table:table-cell>
          <table:table-cell office:value-type="float" office:value="-4" calcext:value-type="float">
            <text:p>-4</text:p>
          </table:table-cell>
          <table:table-cell office:value-type="float" office:value="309628" calcext:value-type="float">
            <text:p>309628</text:p>
          </table:table-cell>
          <table:table-cell office:value-type="string" calcext:value-type="string">
            <text:p><text:s/></text:p>
          </table:table-cell>
          <table:table-cell table:formula="of:=[.A8]" office:value-type="float" office:value="241423" calcext:value-type="float">
            <text:p>241423</text:p>
          </table:table-cell>
          <table:table-cell table:formula="of:=CONCATENATE([.B8];&quot;.&quot;;[.C8])" office:value-type="string" office:string-value="2.658521" calcext:value-type="string">
            <text:p>2.658521</text:p>
          </table:table-cell>
          <table:table-cell table:formula="of:=CONCATENATE([.D8];&quot;.&quot;;[.E8])" office:value-type="string" office:string-value="-10.636477" calcext:value-type="string">
            <text:p>-10.636477</text:p>
          </table:table-cell>
          <table:table-cell table:formula="of:=CONCATENATE([.F8];&quot;.&quot;;[.G8])" office:value-type="string" office:string-value="-4.309628" calcext:value-type="string">
            <text:p>-4.309628</text:p>
          </table:table-cell>
        </table:table-row>
        <table:table-row table:style-name="ro1">
          <table:table-cell office:value-type="float" office:value="241502" calcext:value-type="float">
            <text:p>241502</text:p>
          </table:table-cell>
          <table:table-cell office:value-type="float" office:value="-1" calcext:value-type="float">
            <text:p>-1</text:p>
          </table:table-cell>
          <table:table-cell office:value-type="float" office:value="100738" calcext:value-type="float">
            <text:p>100738</text:p>
          </table:table-cell>
          <table:table-cell office:value-type="float" office:value="-20" calcext:value-type="float">
            <text:p>-20</text:p>
          </table:table-cell>
          <table:table-cell office:value-type="float" office:value="263145" calcext:value-type="float">
            <text:p>263145</text:p>
          </table:table-cell>
          <table:table-cell office:value-type="float" office:value="-3" calcext:value-type="float">
            <text:p>-3</text:p>
          </table:table-cell>
          <table:table-cell office:value-type="float" office:value="467324" calcext:value-type="float">
            <text:p>467324</text:p>
          </table:table-cell>
          <table:table-cell office:value-type="string" calcext:value-type="string">
            <text:p><text:s/></text:p>
          </table:table-cell>
          <table:table-cell table:formula="of:=[.A9]" office:value-type="float" office:value="241502" calcext:value-type="float">
            <text:p>241502</text:p>
          </table:table-cell>
          <table:table-cell table:formula="of:=CONCATENATE([.B9];&quot;.&quot;;[.C9])" office:value-type="string" office:string-value="-1.100738" calcext:value-type="string">
            <text:p>-1.100738</text:p>
          </table:table-cell>
          <table:table-cell table:formula="of:=CONCATENATE([.D9];&quot;.&quot;;[.E9])" office:value-type="string" office:string-value="-20.263145" calcext:value-type="string">
            <text:p>-20.263145</text:p>
          </table:table-cell>
          <table:table-cell table:formula="of:=CONCATENATE([.F9];&quot;.&quot;;[.G9])" office:value-type="string" office:string-value="-3.467324" calcext:value-type="string">
            <text:p>-3.467324</text:p>
          </table:table-cell>
        </table:table-row>
        <table:table-row table:style-name="ro1">
          <table:table-cell office:value-type="float" office:value="241582" calcext:value-type="float">
            <text:p>241582</text:p>
          </table:table-cell>
          <table:table-cell office:value-type="float" office:value="0" calcext:value-type="float">
            <text:p>0</text:p>
          </table:table-cell>
          <table:table-cell office:value-type="float" office:value="547976" calcext:value-type="float">
            <text:p>547976</text:p>
          </table:table-cell>
          <table:table-cell office:value-type="float" office:value="5" calcext:value-type="float">
            <text:p>5</text:p>
          </table:table-cell>
          <table:table-cell office:value-type="float" office:value="573083" calcext:value-type="float">
            <text:p>573083</text:p>
          </table:table-cell>
          <table:table-cell office:value-type="float" office:value="2" calcext:value-type="float">
            <text:p>2</text:p>
          </table:table-cell>
          <table:table-cell office:value-type="float" office:value="653735" calcext:value-type="float">
            <text:p>653735</text:p>
          </table:table-cell>
          <table:table-cell office:value-type="string" calcext:value-type="string">
            <text:p><text:s/></text:p>
          </table:table-cell>
          <table:table-cell table:formula="of:=[.A10]" office:value-type="float" office:value="241582" calcext:value-type="float">
            <text:p>241582</text:p>
          </table:table-cell>
          <table:table-cell table:formula="of:=CONCATENATE([.B10];&quot;.&quot;;[.C10])" office:value-type="string" office:string-value="0.547976" calcext:value-type="string">
            <text:p>0.547976</text:p>
          </table:table-cell>
          <table:table-cell table:formula="of:=CONCATENATE([.D10];&quot;.&quot;;[.E10])" office:value-type="string" office:string-value="5.573083" calcext:value-type="string">
            <text:p>5.573083</text:p>
          </table:table-cell>
          <table:table-cell table:formula="of:=CONCATENATE([.F10];&quot;.&quot;;[.G10])" office:value-type="string" office:string-value="2.653735" calcext:value-type="string">
            <text:p>2.653735</text:p>
          </table:table-cell>
        </table:table-row>
        <table:table-row table:style-name="ro1">
          <table:table-cell office:value-type="float" office:value="241662" calcext:value-type="float">
            <text:p>241662</text:p>
          </table:table-cell>
          <table:table-cell office:value-type="float" office:value="-0" calcext:value-type="float">
            <text:p>0</text:p>
          </table:table-cell>
          <table:table-cell office:value-type="float" office:value="435509" calcext:value-type="float">
            <text:p>435509</text:p>
          </table:table-cell>
          <table:table-cell office:value-type="float" office:value="1" calcext:value-type="float">
            <text:p>1</text:p>
          </table:table-cell>
          <table:table-cell office:value-type="float" office:value="320885" calcext:value-type="float">
            <text:p>320885</text:p>
          </table:table-cell>
          <table:table-cell office:value-type="float" office:value="-0" calcext:value-type="float">
            <text:p>0</text:p>
          </table:table-cell>
          <table:table-cell office:value-type="float" office:value="315864" calcext:value-type="float">
            <text:p>315864</text:p>
          </table:table-cell>
          <table:table-cell office:value-type="string" calcext:value-type="string">
            <text:p><text:s/></text:p>
          </table:table-cell>
          <table:table-cell table:formula="of:=[.A11]" office:value-type="float" office:value="241662" calcext:value-type="float">
            <text:p>241662</text:p>
          </table:table-cell>
          <table:table-cell table:formula="of:=CONCATENATE([.B11];&quot;.&quot;;[.C11])" office:value-type="string" office:string-value="0.435509" calcext:value-type="string">
            <text:p>0.435509</text:p>
          </table:table-cell>
          <table:table-cell table:formula="of:=CONCATENATE([.D11];&quot;.&quot;;[.E11])" office:value-type="string" office:string-value="1.320885" calcext:value-type="string">
            <text:p>1.320885</text:p>
          </table:table-cell>
          <table:table-cell table:formula="of:=CONCATENATE([.F11];&quot;.&quot;;[.G11])" office:value-type="string" office:string-value="0.315864" calcext:value-type="string">
            <text:p>0.315864</text:p>
          </table:table-cell>
        </table:table-row>
        <table:table-row table:style-name="ro1">
          <table:table-cell office:value-type="float" office:value="241742" calcext:value-type="float">
            <text:p>241742</text:p>
          </table:table-cell>
          <table:table-cell office:value-type="float" office:value="-0" calcext:value-type="float">
            <text:p>0</text:p>
          </table:table-cell>
          <table:table-cell office:value-type="float" office:value="643692" calcext:value-type="float">
            <text:p>643692</text:p>
          </table:table-cell>
          <table:table-cell office:value-type="float" office:value="-0" calcext:value-type="float">
            <text:p>0</text:p>
          </table:table-cell>
          <table:table-cell office:value-type="float" office:value="229719" calcext:value-type="float">
            <text:p>229719</text:p>
          </table:table-cell>
          <table:table-cell office:value-type="float" office:value="-0" calcext:value-type="float">
            <text:p>0</text:p>
          </table:table-cell>
          <table:table-cell office:value-type="float" office:value="610192" calcext:value-type="float">
            <text:p>610192</text:p>
          </table:table-cell>
          <table:table-cell office:value-type="string" calcext:value-type="string">
            <text:p><text:s/></text:p>
          </table:table-cell>
          <table:table-cell table:formula="of:=[.A12]" office:value-type="float" office:value="241742" calcext:value-type="float">
            <text:p>241742</text:p>
          </table:table-cell>
          <table:table-cell table:formula="of:=CONCATENATE([.B12];&quot;.&quot;;[.C12])" office:value-type="string" office:string-value="0.643692" calcext:value-type="string">
            <text:p>0.643692</text:p>
          </table:table-cell>
          <table:table-cell table:formula="of:=CONCATENATE([.D12];&quot;.&quot;;[.E12])" office:value-type="string" office:string-value="0.229719" calcext:value-type="string">
            <text:p>0.229719</text:p>
          </table:table-cell>
          <table:table-cell table:formula="of:=CONCATENATE([.F12];&quot;.&quot;;[.G12])" office:value-type="string" office:string-value="0.610192" calcext:value-type="string">
            <text:p>0.610192</text:p>
          </table:table-cell>
        </table:table-row>
        <table:table-row table:style-name="ro1">
          <table:table-cell office:value-type="float" office:value="241822" calcext:value-type="float">
            <text:p>241822</text:p>
          </table:table-cell>
          <table:table-cell office:value-type="float" office:value="1" calcext:value-type="float">
            <text:p>1</text:p>
          </table:table-cell>
          <table:table-cell office:value-type="float" office:value="416602" calcext:value-type="float">
            <text:p>416602</text:p>
          </table:table-cell>
          <table:table-cell office:value-type="float" office:value="-9" calcext:value-type="float">
            <text:p>-9</text:p>
          </table:table-cell>
          <table:table-cell office:value-type="float" office:value="320377" calcext:value-type="float">
            <text:p>320377</text:p>
          </table:table-cell>
          <table:table-cell office:value-type="float" office:value="3" calcext:value-type="float">
            <text:p>3</text:p>
          </table:table-cell>
          <table:table-cell office:value-type="float" office:value="374000" calcext:value-type="float">
            <text:p>374000</text:p>
          </table:table-cell>
          <table:table-cell office:value-type="string" calcext:value-type="string">
            <text:p><text:s/></text:p>
          </table:table-cell>
          <table:table-cell table:formula="of:=[.A13]" office:value-type="float" office:value="241822" calcext:value-type="float">
            <text:p>241822</text:p>
          </table:table-cell>
          <table:table-cell table:formula="of:=CONCATENATE([.B13];&quot;.&quot;;[.C13])" office:value-type="string" office:string-value="1.416602" calcext:value-type="string">
            <text:p>1.416602</text:p>
          </table:table-cell>
          <table:table-cell table:formula="of:=CONCATENATE([.D13];&quot;.&quot;;[.E13])" office:value-type="string" office:string-value="-9.320377" calcext:value-type="string">
            <text:p>-9.320377</text:p>
          </table:table-cell>
          <table:table-cell table:formula="of:=CONCATENATE([.F13];&quot;.&quot;;[.G13])" office:value-type="string" office:string-value="3.374000" calcext:value-type="string">
            <text:p>3.374000</text:p>
          </table:table-cell>
        </table:table-row>
        <table:table-row table:style-name="ro1">
          <table:table-cell office:value-type="float" office:value="241901" calcext:value-type="float">
            <text:p>241901</text:p>
          </table:table-cell>
          <table:table-cell office:value-type="float" office:value="3" calcext:value-type="float">
            <text:p>3</text:p>
          </table:table-cell>
          <table:table-cell office:value-type="float" office:value="452966" calcext:value-type="float">
            <text:p>452966</text:p>
          </table:table-cell>
          <table:table-cell office:value-type="float" office:value="-32" calcext:value-type="float">
            <text:p>-32</text:p>
          </table:table-cell>
          <table:table-cell office:value-type="float" office:value="749340" calcext:value-type="float">
            <text:p>749340</text:p>
          </table:table-cell>
          <table:table-cell office:value-type="float" office:value="-6" calcext:value-type="float">
            <text:p>-6</text:p>
          </table:table-cell>
          <table:table-cell office:value-type="float" office:value="374707" calcext:value-type="float">
            <text:p>374707</text:p>
          </table:table-cell>
          <table:table-cell office:value-type="string" calcext:value-type="string">
            <text:p><text:s/></text:p>
          </table:table-cell>
          <table:table-cell table:formula="of:=[.A14]" office:value-type="float" office:value="241901" calcext:value-type="float">
            <text:p>241901</text:p>
          </table:table-cell>
          <table:table-cell table:formula="of:=CONCATENATE([.B14];&quot;.&quot;;[.C14])" office:value-type="string" office:string-value="3.452966" calcext:value-type="string">
            <text:p>3.452966</text:p>
          </table:table-cell>
          <table:table-cell table:formula="of:=CONCATENATE([.D14];&quot;.&quot;;[.E14])" office:value-type="string" office:string-value="-32.749340" calcext:value-type="string">
            <text:p>-32.749340</text:p>
          </table:table-cell>
          <table:table-cell table:formula="of:=CONCATENATE([.F14];&quot;.&quot;;[.G14])" office:value-type="string" office:string-value="-6.374707" calcext:value-type="string">
            <text:p>-6.374707</text:p>
          </table:table-cell>
        </table:table-row>
        <table:table-row table:style-name="ro1">
          <table:table-cell office:value-type="float" office:value="241981" calcext:value-type="float">
            <text:p>241981</text:p>
          </table:table-cell>
          <table:table-cell office:value-type="float" office:value="1" calcext:value-type="float">
            <text:p>1</text:p>
          </table:table-cell>
          <table:table-cell office:value-type="float" office:value="550604" calcext:value-type="float">
            <text:p>550604</text:p>
          </table:table-cell>
          <table:table-cell office:value-type="float" office:value="1" calcext:value-type="float">
            <text:p>1</text:p>
          </table:table-cell>
          <table:table-cell office:value-type="float" office:value="536247" calcext:value-type="float">
            <text:p>536247</text:p>
          </table:table-cell>
          <table:table-cell office:value-type="float" office:value="0" calcext:value-type="float">
            <text:p>0</text:p>
          </table:table-cell>
          <table:table-cell office:value-type="float" office:value="284756" calcext:value-type="float">
            <text:p>284756</text:p>
          </table:table-cell>
          <table:table-cell office:value-type="string" calcext:value-type="string">
            <text:p><text:s/></text:p>
          </table:table-cell>
          <table:table-cell table:formula="of:=[.A15]" office:value-type="float" office:value="241981" calcext:value-type="float">
            <text:p>241981</text:p>
          </table:table-cell>
          <table:table-cell table:formula="of:=CONCATENATE([.B15];&quot;.&quot;;[.C15])" office:value-type="string" office:string-value="1.550604" calcext:value-type="string">
            <text:p>1.550604</text:p>
          </table:table-cell>
          <table:table-cell table:formula="of:=CONCATENATE([.D15];&quot;.&quot;;[.E15])" office:value-type="string" office:string-value="1.536247" calcext:value-type="string">
            <text:p>1.536247</text:p>
          </table:table-cell>
          <table:table-cell table:formula="of:=CONCATENATE([.F15];&quot;.&quot;;[.G15])" office:value-type="string" office:string-value="0.284756" calcext:value-type="string">
            <text:p>0.284756</text:p>
          </table:table-cell>
        </table:table-row>
        <table:table-row table:style-name="ro1">
          <table:table-cell office:value-type="float" office:value="242061" calcext:value-type="float">
            <text:p>242061</text:p>
          </table:table-cell>
          <table:table-cell office:value-type="float" office:value="-2" calcext:value-type="float">
            <text:p>-2</text:p>
          </table:table-cell>
          <table:table-cell office:value-type="float" office:value="347443" calcext:value-type="float">
            <text:p>347443</text:p>
          </table:table-cell>
          <table:table-cell office:value-type="float" office:value="1" calcext:value-type="float">
            <text:p>1</text:p>
          </table:table-cell>
          <table:table-cell office:value-type="float" office:value="995685" calcext:value-type="float">
            <text:p>995685</text:p>
          </table:table-cell>
          <table:table-cell office:value-type="float" office:value="1" calcext:value-type="float">
            <text:p>1</text:p>
          </table:table-cell>
          <table:table-cell office:value-type="float" office:value="710929" calcext:value-type="float">
            <text:p>710929</text:p>
          </table:table-cell>
          <table:table-cell office:value-type="string" calcext:value-type="string">
            <text:p><text:s/></text:p>
          </table:table-cell>
          <table:table-cell table:formula="of:=[.A16]" office:value-type="float" office:value="242061" calcext:value-type="float">
            <text:p>242061</text:p>
          </table:table-cell>
          <table:table-cell table:formula="of:=CONCATENATE([.B16];&quot;.&quot;;[.C16])" office:value-type="string" office:string-value="-2.347443" calcext:value-type="string">
            <text:p>-2.347443</text:p>
          </table:table-cell>
          <table:table-cell table:formula="of:=CONCATENATE([.D16];&quot;.&quot;;[.E16])" office:value-type="string" office:string-value="1.995685" calcext:value-type="string">
            <text:p>1.995685</text:p>
          </table:table-cell>
          <table:table-cell table:formula="of:=CONCATENATE([.F16];&quot;.&quot;;[.G16])" office:value-type="string" office:string-value="1.710929" calcext:value-type="string">
            <text:p>1.710929</text:p>
          </table:table-cell>
        </table:table-row>
        <table:table-row table:style-name="ro1">
          <table:table-cell office:value-type="float" office:value="242140" calcext:value-type="float">
            <text:p>242140</text:p>
          </table:table-cell>
          <table:table-cell office:value-type="float" office:value="0" calcext:value-type="float">
            <text:p>0</text:p>
          </table:table-cell>
          <table:table-cell office:value-type="float" office:value="851875" calcext:value-type="float">
            <text:p>851875</text:p>
          </table:table-cell>
          <table:table-cell office:value-type="float" office:value="-0" calcext:value-type="float">
            <text:p>0</text:p>
          </table:table-cell>
          <table:table-cell office:value-type="float" office:value="954770" calcext:value-type="float">
            <text:p>954770</text:p>
          </table:table-cell>
          <table:table-cell office:value-type="float" office:value="-0" calcext:value-type="float">
            <text:p>0</text:p>
          </table:table-cell>
          <table:table-cell office:value-type="float" office:value="935627" calcext:value-type="float">
            <text:p>935627</text:p>
          </table:table-cell>
          <table:table-cell office:value-type="string" calcext:value-type="string">
            <text:p><text:s/></text:p>
          </table:table-cell>
          <table:table-cell table:formula="of:=[.A17]" office:value-type="float" office:value="242140" calcext:value-type="float">
            <text:p>242140</text:p>
          </table:table-cell>
          <table:table-cell table:formula="of:=CONCATENATE([.B17];&quot;.&quot;;[.C17])" office:value-type="string" office:string-value="0.851875" calcext:value-type="string">
            <text:p>0.851875</text:p>
          </table:table-cell>
          <table:table-cell table:formula="of:=CONCATENATE([.D17];&quot;.&quot;;[.E17])" office:value-type="string" office:string-value="0.954770" calcext:value-type="string">
            <text:p>0.954770</text:p>
          </table:table-cell>
          <table:table-cell table:formula="of:=CONCATENATE([.F17];&quot;.&quot;;[.G17])" office:value-type="string" office:string-value="0.935627" calcext:value-type="string">
            <text:p>0.935627</text:p>
          </table:table-cell>
        </table:table-row>
        <table:table-row table:style-name="ro1">
          <table:table-cell office:value-type="float" office:value="242220" calcext:value-type="float">
            <text:p>242220</text:p>
          </table:table-cell>
          <table:table-cell office:value-type="float" office:value="1" calcext:value-type="float">
            <text:p>1</text:p>
          </table:table-cell>
          <table:table-cell office:value-type="float" office:value="593677" calcext:value-type="float">
            <text:p>593677</text:p>
          </table:table-cell>
          <table:table-cell office:value-type="float" office:value="-3" calcext:value-type="float">
            <text:p>-3</text:p>
          </table:table-cell>
          <table:table-cell office:value-type="float" office:value="615684" calcext:value-type="float">
            <text:p>615684</text:p>
          </table:table-cell>
          <table:table-cell office:value-type="float" office:value="-5" calcext:value-type="float">
            <text:p>-5</text:p>
          </table:table-cell>
          <table:table-cell office:value-type="float" office:value="793231" calcext:value-type="float">
            <text:p>793231</text:p>
          </table:table-cell>
          <table:table-cell office:value-type="string" calcext:value-type="string">
            <text:p><text:s/></text:p>
          </table:table-cell>
          <table:table-cell table:formula="of:=[.A18]" office:value-type="float" office:value="242220" calcext:value-type="float">
            <text:p>242220</text:p>
          </table:table-cell>
          <table:table-cell table:formula="of:=CONCATENATE([.B18];&quot;.&quot;;[.C18])" office:value-type="string" office:string-value="1.593677" calcext:value-type="string">
            <text:p>1.593677</text:p>
          </table:table-cell>
          <table:table-cell table:formula="of:=CONCATENATE([.D18];&quot;.&quot;;[.E18])" office:value-type="string" office:string-value="-3.615684" calcext:value-type="string">
            <text:p>-3.615684</text:p>
          </table:table-cell>
          <table:table-cell table:formula="of:=CONCATENATE([.F18];&quot;.&quot;;[.G18])" office:value-type="string" office:string-value="-5.793231" calcext:value-type="string">
            <text:p>-5.793231</text:p>
          </table:table-cell>
        </table:table-row>
        <table:table-row table:style-name="ro1">
          <table:table-cell office:value-type="float" office:value="242299" calcext:value-type="float">
            <text:p>242299</text:p>
          </table:table-cell>
          <table:table-cell office:value-type="float" office:value="-2" calcext:value-type="float">
            <text:p>-2</text:p>
          </table:table-cell>
          <table:table-cell office:value-type="float" office:value="775773" calcext:value-type="float">
            <text:p>775773</text:p>
          </table:table-cell>
          <table:table-cell office:value-type="float" office:value="-29" calcext:value-type="float">
            <text:p>-29</text:p>
          </table:table-cell>
          <table:table-cell office:value-type="float" office:value="995104" calcext:value-type="float">
            <text:p>995104</text:p>
          </table:table-cell>
          <table:table-cell office:value-type="float" office:value="-1" calcext:value-type="float">
            <text:p>-1</text:p>
          </table:table-cell>
          <table:table-cell office:value-type="float" office:value="813824" calcext:value-type="float">
            <text:p>813824</text:p>
          </table:table-cell>
          <table:table-cell office:value-type="string" calcext:value-type="string">
            <text:p><text:s/></text:p>
          </table:table-cell>
          <table:table-cell table:formula="of:=[.A19]" office:value-type="float" office:value="242299" calcext:value-type="float">
            <text:p>242299</text:p>
          </table:table-cell>
          <table:table-cell table:formula="of:=CONCATENATE([.B19];&quot;.&quot;;[.C19])" office:value-type="string" office:string-value="-2.775773" calcext:value-type="string">
            <text:p>-2.775773</text:p>
          </table:table-cell>
          <table:table-cell table:formula="of:=CONCATENATE([.D19];&quot;.&quot;;[.E19])" office:value-type="string" office:string-value="-29.995104" calcext:value-type="string">
            <text:p>-29.995104</text:p>
          </table:table-cell>
          <table:table-cell table:formula="of:=CONCATENATE([.F19];&quot;.&quot;;[.G19])" office:value-type="string" office:string-value="-1.813824" calcext:value-type="string">
            <text:p>-1.813824</text:p>
          </table:table-cell>
        </table:table-row>
        <table:table-row table:style-name="ro1">
          <table:table-cell office:value-type="float" office:value="242379" calcext:value-type="float">
            <text:p>242379</text:p>
          </table:table-cell>
          <table:table-cell office:value-type="float" office:value="3" calcext:value-type="float">
            <text:p>3</text:p>
          </table:table-cell>
          <table:table-cell office:value-type="float" office:value="814296" calcext:value-type="float">
            <text:p>814296</text:p>
          </table:table-cell>
          <table:table-cell office:value-type="float" office:value="-1" calcext:value-type="float">
            <text:p>-1</text:p>
          </table:table-cell>
          <table:table-cell office:value-type="float" office:value="842539" calcext:value-type="float">
            <text:p>842539</text:p>
          </table:table-cell>
          <table:table-cell office:value-type="float" office:value="-1" calcext:value-type="float">
            <text:p>-1</text:p>
          </table:table-cell>
          <table:table-cell office:value-type="float" office:value="280206" calcext:value-type="float">
            <text:p>280206</text:p>
          </table:table-cell>
          <table:table-cell office:value-type="string" calcext:value-type="string">
            <text:p><text:s/></text:p>
          </table:table-cell>
          <table:table-cell table:formula="of:=[.A20]" office:value-type="float" office:value="242379" calcext:value-type="float">
            <text:p>242379</text:p>
          </table:table-cell>
          <table:table-cell table:formula="of:=CONCATENATE([.B20];&quot;.&quot;;[.C20])" office:value-type="string" office:string-value="3.814296" calcext:value-type="string">
            <text:p>3.814296</text:p>
          </table:table-cell>
          <table:table-cell table:formula="of:=CONCATENATE([.D20];&quot;.&quot;;[.E20])" office:value-type="string" office:string-value="-1.842539" calcext:value-type="string">
            <text:p>-1.842539</text:p>
          </table:table-cell>
          <table:table-cell table:formula="of:=CONCATENATE([.F20];&quot;.&quot;;[.G20])" office:value-type="string" office:string-value="-1.280206" calcext:value-type="string">
            <text:p>-1.280206</text:p>
          </table:table-cell>
        </table:table-row>
        <table:table-row table:style-name="ro1">
          <table:table-cell office:value-type="float" office:value="242459" calcext:value-type="float">
            <text:p>242459</text:p>
          </table:table-cell>
          <table:table-cell office:value-type="float" office:value="-1" calcext:value-type="float">
            <text:p>-1</text:p>
          </table:table-cell>
          <table:table-cell office:value-type="float" office:value="904755" calcext:value-type="float">
            <text:p>904755</text:p>
          </table:table-cell>
          <table:table-cell office:value-type="float" office:value="0" calcext:value-type="float">
            <text:p>0</text:p>
          </table:table-cell>
          <table:table-cell office:value-type="float" office:value="624549" calcext:value-type="float">
            <text:p>624549</text:p>
          </table:table-cell>
          <table:table-cell office:value-type="float" office:value="1" calcext:value-type="float">
            <text:p>1</text:p>
          </table:table-cell>
          <table:table-cell office:value-type="float" office:value="232348" calcext:value-type="float">
            <text:p>232348</text:p>
          </table:table-cell>
          <table:table-cell office:value-type="string" calcext:value-type="string">
            <text:p><text:s/></text:p>
          </table:table-cell>
          <table:table-cell table:formula="of:=[.A21]" office:value-type="float" office:value="242459" calcext:value-type="float">
            <text:p>242459</text:p>
          </table:table-cell>
          <table:table-cell table:formula="of:=CONCATENATE([.B21];&quot;.&quot;;[.C21])" office:value-type="string" office:string-value="-1.904755" calcext:value-type="string">
            <text:p>-1.904755</text:p>
          </table:table-cell>
          <table:table-cell table:formula="of:=CONCATENATE([.D21];&quot;.&quot;;[.E21])" office:value-type="string" office:string-value="0.624549" calcext:value-type="string">
            <text:p>0.624549</text:p>
          </table:table-cell>
          <table:table-cell table:formula="of:=CONCATENATE([.F21];&quot;.&quot;;[.G21])" office:value-type="string" office:string-value="1.232348" calcext:value-type="string">
            <text:p>1.232348</text:p>
          </table:table-cell>
        </table:table-row>
        <table:table-row table:style-name="ro1">
          <table:table-cell office:value-type="float" office:value="242539" calcext:value-type="float">
            <text:p>242539</text:p>
          </table:table-cell>
          <table:table-cell office:value-type="float" office:value="2" calcext:value-type="float">
            <text:p>2</text:p>
          </table:table-cell>
          <table:table-cell office:value-type="float" office:value="883454" calcext:value-type="float">
            <text:p>883454</text:p>
          </table:table-cell>
          <table:table-cell office:value-type="float" office:value="-0" calcext:value-type="float">
            <text:p>0</text:p>
          </table:table-cell>
          <table:table-cell office:value-type="float" office:value="916484" calcext:value-type="float">
            <text:p>916484</text:p>
          </table:table-cell>
          <table:table-cell office:value-type="float" office:value="-0" calcext:value-type="float">
            <text:p>0</text:p>
          </table:table-cell>
          <table:table-cell office:value-type="float" office:value="327828" calcext:value-type="float">
            <text:p>327828</text:p>
          </table:table-cell>
          <table:table-cell office:value-type="string" calcext:value-type="string">
            <text:p><text:s/></text:p>
          </table:table-cell>
          <table:table-cell table:formula="of:=[.A22]" office:value-type="float" office:value="242539" calcext:value-type="float">
            <text:p>242539</text:p>
          </table:table-cell>
          <table:table-cell table:formula="of:=CONCATENATE([.B22];&quot;.&quot;;[.C22])" office:value-type="string" office:string-value="2.883454" calcext:value-type="string">
            <text:p>2.883454</text:p>
          </table:table-cell>
          <table:table-cell table:formula="of:=CONCATENATE([.D22];&quot;.&quot;;[.E22])" office:value-type="string" office:string-value="0.916484" calcext:value-type="string">
            <text:p>0.916484</text:p>
          </table:table-cell>
          <table:table-cell table:formula="of:=CONCATENATE([.F22];&quot;.&quot;;[.G22])" office:value-type="string" office:string-value="0.327828" calcext:value-type="string">
            <text:p>0.327828</text:p>
          </table:table-cell>
        </table:table-row>
        <table:table-row table:style-name="ro1">
          <table:table-cell office:value-type="float" office:value="242619" calcext:value-type="float">
            <text:p>242619</text:p>
          </table:table-cell>
          <table:table-cell office:value-type="float" office:value="0" calcext:value-type="float">
            <text:p>0</text:p>
          </table:table-cell>
          <table:table-cell office:value-type="float" office:value="744194" calcext:value-type="float">
            <text:p>744194</text:p>
          </table:table-cell>
          <table:table-cell office:value-type="float" office:value="-3" calcext:value-type="float">
            <text:p>-3</text:p>
          </table:table-cell>
          <table:table-cell office:value-type="float" office:value="352464" calcext:value-type="float">
            <text:p>352464</text:p>
          </table:table-cell>
          <table:table-cell office:value-type="float" office:value="-1" calcext:value-type="float">
            <text:p>-1</text:p>
          </table:table-cell>
          <table:table-cell office:value-type="float" office:value="981328" calcext:value-type="float">
            <text:p>981328</text:p>
          </table:table-cell>
          <table:table-cell office:value-type="string" calcext:value-type="string">
            <text:p><text:s/></text:p>
          </table:table-cell>
          <table:table-cell table:formula="of:=[.A23]" office:value-type="float" office:value="242619" calcext:value-type="float">
            <text:p>242619</text:p>
          </table:table-cell>
          <table:table-cell table:formula="of:=CONCATENATE([.B23];&quot;.&quot;;[.C23])" office:value-type="string" office:string-value="0.744194" calcext:value-type="string">
            <text:p>0.744194</text:p>
          </table:table-cell>
          <table:table-cell table:formula="of:=CONCATENATE([.D23];&quot;.&quot;;[.E23])" office:value-type="string" office:string-value="-3.352464" calcext:value-type="string">
            <text:p>-3.352464</text:p>
          </table:table-cell>
          <table:table-cell table:formula="of:=CONCATENATE([.F23];&quot;.&quot;;[.G23])" office:value-type="string" office:string-value="-1.981328" calcext:value-type="string">
            <text:p>-1.981328</text:p>
          </table:table-cell>
        </table:table-row>
        <table:table-row table:style-name="ro1">
          <table:table-cell office:value-type="float" office:value="242698" calcext:value-type="float">
            <text:p>242698</text:p>
          </table:table-cell>
          <table:table-cell office:value-type="float" office:value="1" calcext:value-type="float">
            <text:p>1</text:p>
          </table:table-cell>
          <table:table-cell office:value-type="float" office:value="191668" calcext:value-type="float">
            <text:p>191668</text:p>
          </table:table-cell>
          <table:table-cell office:value-type="float" office:value="-51" calcext:value-type="float">
            <text:p>-51</text:p>
          </table:table-cell>
          <table:table-cell office:value-type="float" office:value="141232" calcext:value-type="float">
            <text:p>141232</text:p>
          </table:table-cell>
          <table:table-cell office:value-type="float" office:value="-5" calcext:value-type="float">
            <text:p>-5</text:p>
          </table:table-cell>
          <table:table-cell office:value-type="float" office:value="214147" calcext:value-type="float">
            <text:p>214147</text:p>
          </table:table-cell>
          <table:table-cell office:value-type="string" calcext:value-type="string">
            <text:p><text:s/></text:p>
          </table:table-cell>
          <table:table-cell table:formula="of:=[.A24]" office:value-type="float" office:value="242698" calcext:value-type="float">
            <text:p>242698</text:p>
          </table:table-cell>
          <table:table-cell table:formula="of:=CONCATENATE([.B24];&quot;.&quot;;[.C24])" office:value-type="string" office:string-value="1.191668" calcext:value-type="string">
            <text:p>1.191668</text:p>
          </table:table-cell>
          <table:table-cell table:formula="of:=CONCATENATE([.D24];&quot;.&quot;;[.E24])" office:value-type="string" office:string-value="-51.141232" calcext:value-type="string">
            <text:p>-51.141232</text:p>
          </table:table-cell>
          <table:table-cell table:formula="of:=CONCATENATE([.F24];&quot;.&quot;;[.G24])" office:value-type="string" office:string-value="-5.214147" calcext:value-type="string">
            <text:p>-5.214147</text:p>
          </table:table-cell>
        </table:table-row>
        <table:table-row table:style-name="ro1">
          <table:table-cell office:value-type="float" office:value="242778" calcext:value-type="float">
            <text:p>242778</text:p>
          </table:table-cell>
          <table:table-cell office:value-type="float" office:value="2" calcext:value-type="float">
            <text:p>2</text:p>
          </table:table-cell>
          <table:table-cell office:value-type="float" office:value="538876" calcext:value-type="float">
            <text:p>538876</text:p>
          </table:table-cell>
          <table:table-cell office:value-type="float" office:value="-6" calcext:value-type="float">
            <text:p>-6</text:p>
          </table:table-cell>
          <table:table-cell office:value-type="float" office:value="22950" calcext:value-type="float">
            <text:p>22950</text:p>
          </table:table-cell>
          <table:table-cell office:value-type="float" office:value="-2" calcext:value-type="float">
            <text:p>-2</text:p>
          </table:table-cell>
          <table:table-cell office:value-type="float" office:value="639378" calcext:value-type="float">
            <text:p>639378</text:p>
          </table:table-cell>
          <table:table-cell office:value-type="string" calcext:value-type="string">
            <text:p><text:s/></text:p>
          </table:table-cell>
          <table:table-cell table:formula="of:=[.A25]" office:value-type="float" office:value="242778" calcext:value-type="float">
            <text:p>242778</text:p>
          </table:table-cell>
          <table:table-cell table:formula="of:=CONCATENATE([.B25];&quot;.&quot;;[.C25])" office:value-type="string" office:string-value="2.538876" calcext:value-type="string">
            <text:p>2.538876</text:p>
          </table:table-cell>
          <table:table-cell table:formula="of:=CONCATENATE([.D25];&quot;.&quot;;[.E25])" office:value-type="string" office:string-value="-6.22950" calcext:value-type="string">
            <text:p>-6.22950</text:p>
          </table:table-cell>
          <table:table-cell table:formula="of:=CONCATENATE([.F25];&quot;.&quot;;[.G25])" office:value-type="string" office:string-value="-2.639378" calcext:value-type="string">
            <text:p>-2.639378</text:p>
          </table:table-cell>
        </table:table-row>
        <table:table-row table:style-name="ro1">
          <table:table-cell office:value-type="float" office:value="242858" calcext:value-type="float">
            <text:p>242858</text:p>
          </table:table-cell>
          <table:table-cell office:value-type="float" office:value="-2" calcext:value-type="float">
            <text:p>-2</text:p>
          </table:table-cell>
          <table:table-cell office:value-type="float" office:value="742273" calcext:value-type="float">
            <text:p>742273</text:p>
          </table:table-cell>
          <table:table-cell office:value-type="float" office:value="3" calcext:value-type="float">
            <text:p>3</text:p>
          </table:table-cell>
          <table:table-cell office:value-type="float" office:value="579791" calcext:value-type="float">
            <text:p>579791</text:p>
          </table:table-cell>
          <table:table-cell office:value-type="float" office:value="-0" calcext:value-type="float">
            <text:p>0</text:p>
          </table:table-cell>
          <table:table-cell office:value-type="float" office:value="186647" calcext:value-type="float">
            <text:p>186647</text:p>
          </table:table-cell>
          <table:table-cell office:value-type="string" calcext:value-type="string">
            <text:p><text:s/></text:p>
          </table:table-cell>
          <table:table-cell table:formula="of:=[.A26]" office:value-type="float" office:value="242858" calcext:value-type="float">
            <text:p>242858</text:p>
          </table:table-cell>
          <table:table-cell table:formula="of:=CONCATENATE([.B26];&quot;.&quot;;[.C26])" office:value-type="string" office:string-value="-2.742273" calcext:value-type="string">
            <text:p>-2.742273</text:p>
          </table:table-cell>
          <table:table-cell table:formula="of:=CONCATENATE([.D26];&quot;.&quot;;[.E26])" office:value-type="string" office:string-value="3.579791" calcext:value-type="string">
            <text:p>3.579791</text:p>
          </table:table-cell>
          <table:table-cell table:formula="of:=CONCATENATE([.F26];&quot;.&quot;;[.G26])" office:value-type="string" office:string-value="0.186647" calcext:value-type="string">
            <text:p>0.186647</text:p>
          </table:table-cell>
        </table:table-row>
        <table:table-row table:style-name="ro1">
          <table:table-cell office:value-type="float" office:value="242937" calcext:value-type="float">
            <text:p>242937</text:p>
          </table:table-cell>
          <table:table-cell office:value-type="float" office:value="0" calcext:value-type="float">
            <text:p>0</text:p>
          </table:table-cell>
          <table:table-cell office:value-type="float" office:value="282363" calcext:value-type="float">
            <text:p>282363</text:p>
          </table:table-cell>
          <table:table-cell office:value-type="float" office:value="-1" calcext:value-type="float">
            <text:p>-1</text:p>
          </table:table-cell>
          <table:table-cell office:value-type="float" office:value="402244" calcext:value-type="float">
            <text:p>402244</text:p>
          </table:table-cell>
          <table:table-cell office:value-type="float" office:value="0" calcext:value-type="float">
            <text:p>0</text:p>
          </table:table-cell>
          <table:table-cell office:value-type="float" office:value="492939" calcext:value-type="float">
            <text:p>492939</text:p>
          </table:table-cell>
          <table:table-cell office:value-type="string" calcext:value-type="string">
            <text:p><text:s/></text:p>
          </table:table-cell>
          <table:table-cell table:formula="of:=[.A27]" office:value-type="float" office:value="242937" calcext:value-type="float">
            <text:p>242937</text:p>
          </table:table-cell>
          <table:table-cell table:formula="of:=CONCATENATE([.B27];&quot;.&quot;;[.C27])" office:value-type="string" office:string-value="0.282363" calcext:value-type="string">
            <text:p>0.282363</text:p>
          </table:table-cell>
          <table:table-cell table:formula="of:=CONCATENATE([.D27];&quot;.&quot;;[.E27])" office:value-type="string" office:string-value="-1.402244" calcext:value-type="string">
            <text:p>-1.402244</text:p>
          </table:table-cell>
          <table:table-cell table:formula="of:=CONCATENATE([.F27];&quot;.&quot;;[.G27])" office:value-type="string" office:string-value="0.492939" calcext:value-type="string">
            <text:p>0.492939</text:p>
          </table:table-cell>
        </table:table-row>
        <table:table-row table:style-name="ro1">
          <table:table-cell office:value-type="float" office:value="243017" calcext:value-type="float">
            <text:p>243017</text:p>
          </table:table-cell>
          <table:table-cell office:value-type="float" office:value="1" calcext:value-type="float">
            <text:p>1</text:p>
          </table:table-cell>
          <table:table-cell office:value-type="float" office:value="186882" calcext:value-type="float">
            <text:p>186882</text:p>
          </table:table-cell>
          <table:table-cell office:value-type="float" office:value="-0" calcext:value-type="float">
            <text:p>0</text:p>
          </table:table-cell>
          <table:table-cell office:value-type="float" office:value="74180" calcext:value-type="float">
            <text:p>74180</text:p>
          </table:table-cell>
          <table:table-cell office:value-type="float" office:value="-4" calcext:value-type="float">
            <text:p>-4</text:p>
          </table:table-cell>
          <table:table-cell office:value-type="float" office:value="910247" calcext:value-type="float">
            <text:p>910247</text:p>
          </table:table-cell>
          <table:table-cell office:value-type="string" calcext:value-type="string">
            <text:p><text:s/></text:p>
          </table:table-cell>
          <table:table-cell table:formula="of:=[.A28]" office:value-type="float" office:value="243017" calcext:value-type="float">
            <text:p>243017</text:p>
          </table:table-cell>
          <table:table-cell table:formula="of:=CONCATENATE([.B28];&quot;.&quot;;[.C28])" office:value-type="string" office:string-value="1.186882" calcext:value-type="string">
            <text:p>1.186882</text:p>
          </table:table-cell>
          <table:table-cell table:formula="of:=CONCATENATE([.D28];&quot;.&quot;;[.E28])" office:value-type="string" office:string-value="0.74180" calcext:value-type="string">
            <text:p>0.74180</text:p>
          </table:table-cell>
          <table:table-cell table:formula="of:=CONCATENATE([.F28];&quot;.&quot;;[.G28])" office:value-type="string" office:string-value="-4.910247" calcext:value-type="string">
            <text:p>-4.910247</text:p>
          </table:table-cell>
        </table:table-row>
        <table:table-row table:style-name="ro1">
          <table:table-cell office:value-type="float" office:value="243096" calcext:value-type="float">
            <text:p>243096</text:p>
          </table:table-cell>
          <table:table-cell office:value-type="float" office:value="4" calcext:value-type="float">
            <text:p>4</text:p>
          </table:table-cell>
          <table:table-cell office:value-type="float" office:value="656599" calcext:value-type="float">
            <text:p>656599</text:p>
          </table:table-cell>
          <table:table-cell office:value-type="float" office:value="-62" calcext:value-type="float">
            <text:p>-62</text:p>
          </table:table-cell>
          <table:table-cell office:value-type="float" office:value="694191" calcext:value-type="float">
            <text:p>694191</text:p>
          </table:table-cell>
          <table:table-cell office:value-type="float" office:value="-15" calcext:value-type="float">
            <text:p>-15</text:p>
          </table:table-cell>
          <table:table-cell office:value-type="float" office:value="65749" calcext:value-type="float">
            <text:p>65749</text:p>
          </table:table-cell>
          <table:table-cell office:value-type="string" calcext:value-type="string">
            <text:p><text:s/></text:p>
          </table:table-cell>
          <table:table-cell table:formula="of:=[.A29]" office:value-type="float" office:value="243096" calcext:value-type="float">
            <text:p>243096</text:p>
          </table:table-cell>
          <table:table-cell table:formula="of:=CONCATENATE([.B29];&quot;.&quot;;[.C29])" office:value-type="string" office:string-value="4.656599" calcext:value-type="string">
            <text:p>4.656599</text:p>
          </table:table-cell>
          <table:table-cell table:formula="of:=CONCATENATE([.D29];&quot;.&quot;;[.E29])" office:value-type="string" office:string-value="-62.694191" calcext:value-type="string">
            <text:p>-62.694191</text:p>
          </table:table-cell>
          <table:table-cell table:formula="of:=CONCATENATE([.F29];&quot;.&quot;;[.G29])" office:value-type="string" office:string-value="-15.65749" calcext:value-type="string">
            <text:p>-15.65749</text:p>
          </table:table-cell>
        </table:table-row>
        <table:table-row table:style-name="ro1">
          <table:table-cell office:value-type="float" office:value="243176" calcext:value-type="float">
            <text:p>243176</text:p>
          </table:table-cell>
          <table:table-cell office:value-type="float" office:value="1" calcext:value-type="float">
            <text:p>1</text:p>
          </table:table-cell>
          <table:table-cell office:value-type="float" office:value="797074" calcext:value-type="float">
            <text:p>797074</text:p>
          </table:table-cell>
          <table:table-cell office:value-type="float" office:value="-7" calcext:value-type="float">
            <text:p>-7</text:p>
          </table:table-cell>
          <table:table-cell office:value-type="float" office:value="475445" calcext:value-type="float">
            <text:p>475445</text:p>
          </table:table-cell>
          <table:table-cell office:value-type="float" office:value="-2" calcext:value-type="float">
            <text:p>-2</text:p>
          </table:table-cell>
          <table:table-cell office:value-type="float" office:value="914562" calcext:value-type="float">
            <text:p>914562</text:p>
          </table:table-cell>
          <table:table-cell office:value-type="string" calcext:value-type="string">
            <text:p><text:s/></text:p>
          </table:table-cell>
          <table:table-cell table:formula="of:=[.A30]" office:value-type="float" office:value="243176" calcext:value-type="float">
            <text:p>243176</text:p>
          </table:table-cell>
          <table:table-cell table:formula="of:=CONCATENATE([.B30];&quot;.&quot;;[.C30])" office:value-type="string" office:string-value="1.797074" calcext:value-type="string">
            <text:p>1.797074</text:p>
          </table:table-cell>
          <table:table-cell table:formula="of:=CONCATENATE([.D30];&quot;.&quot;;[.E30])" office:value-type="string" office:string-value="-7.475445" calcext:value-type="string">
            <text:p>-7.475445</text:p>
          </table:table-cell>
          <table:table-cell table:formula="of:=CONCATENATE([.F30];&quot;.&quot;;[.G30])" office:value-type="string" office:string-value="-2.914562" calcext:value-type="string">
            <text:p>-2.914562</text:p>
          </table:table-cell>
        </table:table-row>
        <table:table-row table:style-name="ro1">
          <table:table-cell office:value-type="float" office:value="243256" calcext:value-type="float">
            <text:p>243256</text:p>
          </table:table-cell>
          <table:table-cell office:value-type="float" office:value="-3" calcext:value-type="float">
            <text:p>-3</text:p>
          </table:table-cell>
          <table:table-cell office:value-type="float" office:value="220854" calcext:value-type="float">
            <text:p>220854</text:p>
          </table:table-cell>
          <table:table-cell office:value-type="float" office:value="3" calcext:value-type="float">
            <text:p>3</text:p>
          </table:table-cell>
          <table:table-cell office:value-type="float" office:value="129924" calcext:value-type="float">
            <text:p>129924</text:p>
          </table:table-cell>
          <table:table-cell office:value-type="float" office:value="-0" calcext:value-type="float">
            <text:p>0</text:p>
          </table:table-cell>
          <table:table-cell office:value-type="float" office:value="689158" calcext:value-type="float">
            <text:p>689158</text:p>
          </table:table-cell>
          <table:table-cell office:value-type="string" calcext:value-type="string">
            <text:p><text:s/></text:p>
          </table:table-cell>
          <table:table-cell table:formula="of:=[.A31]" office:value-type="float" office:value="243256" calcext:value-type="float">
            <text:p>243256</text:p>
          </table:table-cell>
          <table:table-cell table:formula="of:=CONCATENATE([.B31];&quot;.&quot;;[.C31])" office:value-type="string" office:string-value="-3.220854" calcext:value-type="string">
            <text:p>-3.220854</text:p>
          </table:table-cell>
          <table:table-cell table:formula="of:=CONCATENATE([.D31];&quot;.&quot;;[.E31])" office:value-type="string" office:string-value="3.129924" calcext:value-type="string">
            <text:p>3.129924</text:p>
          </table:table-cell>
          <table:table-cell table:formula="of:=CONCATENATE([.F31];&quot;.&quot;;[.G31])" office:value-type="string" office:string-value="0.689158" calcext:value-type="string">
            <text:p>0.689158</text:p>
          </table:table-cell>
        </table:table-row>
        <table:table-row table:style-name="ro1">
          <table:table-cell office:value-type="float" office:value="243335" calcext:value-type="float">
            <text:p>243335</text:p>
          </table:table-cell>
          <table:table-cell office:value-type="float" office:value="2" calcext:value-type="float">
            <text:p>2</text:p>
          </table:table-cell>
          <table:table-cell office:value-type="float" office:value="979171" calcext:value-type="float">
            <text:p>979171</text:p>
          </table:table-cell>
          <table:table-cell office:value-type="float" office:value="0" calcext:value-type="float">
            <text:p>0</text:p>
          </table:table-cell>
          <table:table-cell office:value-type="float" office:value="753766" calcext:value-type="float">
            <text:p>753766</text:p>
          </table:table-cell>
          <table:table-cell office:value-type="float" office:value="-0" calcext:value-type="float">
            <text:p>0</text:p>
          </table:table-cell>
          <table:table-cell office:value-type="float" office:value="930841" calcext:value-type="float">
            <text:p>930841</text:p>
          </table:table-cell>
          <table:table-cell office:value-type="string" calcext:value-type="string">
            <text:p><text:s/></text:p>
          </table:table-cell>
          <table:table-cell table:formula="of:=[.A32]" office:value-type="float" office:value="243335" calcext:value-type="float">
            <text:p>243335</text:p>
          </table:table-cell>
          <table:table-cell table:formula="of:=CONCATENATE([.B32];&quot;.&quot;;[.C32])" office:value-type="string" office:string-value="2.979171" calcext:value-type="string">
            <text:p>2.979171</text:p>
          </table:table-cell>
          <table:table-cell table:formula="of:=CONCATENATE([.D32];&quot;.&quot;;[.E32])" office:value-type="string" office:string-value="0.753766" calcext:value-type="string">
            <text:p>0.753766</text:p>
          </table:table-cell>
          <table:table-cell table:formula="of:=CONCATENATE([.F32];&quot;.&quot;;[.G32])" office:value-type="string" office:string-value="0.930841" calcext:value-type="string">
            <text:p>0.930841</text:p>
          </table:table-cell>
        </table:table-row>
        <table:table-row table:style-name="ro1">
          <table:table-cell office:value-type="float" office:value="243415" calcext:value-type="float">
            <text:p>243415</text:p>
          </table:table-cell>
          <table:table-cell office:value-type="float" office:value="-1" calcext:value-type="float">
            <text:p>-1</text:p>
          </table:table-cell>
          <table:table-cell office:value-type="float" office:value="631963" calcext:value-type="float">
            <text:p>631963</text:p>
          </table:table-cell>
          <table:table-cell office:value-type="float" office:value="-1" calcext:value-type="float">
            <text:p>-1</text:p>
          </table:table-cell>
          <table:table-cell office:value-type="float" office:value="139024" calcext:value-type="float">
            <text:p>139024</text:p>
          </table:table-cell>
          <table:table-cell office:value-type="float" office:value="-1" calcext:value-type="float">
            <text:p>-1</text:p>
          </table:table-cell>
          <table:table-cell office:value-type="float" office:value="148596" calcext:value-type="float">
            <text:p>148596</text:p>
          </table:table-cell>
          <table:table-cell office:value-type="string" calcext:value-type="string">
            <text:p><text:s/></text:p>
          </table:table-cell>
          <table:table-cell table:formula="of:=[.A33]" office:value-type="float" office:value="243415" calcext:value-type="float">
            <text:p>243415</text:p>
          </table:table-cell>
          <table:table-cell table:formula="of:=CONCATENATE([.B33];&quot;.&quot;;[.C33])" office:value-type="string" office:string-value="-1.631963" calcext:value-type="string">
            <text:p>-1.631963</text:p>
          </table:table-cell>
          <table:table-cell table:formula="of:=CONCATENATE([.D33];&quot;.&quot;;[.E33])" office:value-type="string" office:string-value="-1.139024" calcext:value-type="string">
            <text:p>-1.139024</text:p>
          </table:table-cell>
          <table:table-cell table:formula="of:=CONCATENATE([.F33];&quot;.&quot;;[.G33])" office:value-type="string" office:string-value="-1.148596" calcext:value-type="string">
            <text:p>-1.148596</text:p>
          </table:table-cell>
        </table:table-row>
        <table:table-row table:style-name="ro1">
          <table:table-cell office:value-type="float" office:value="243495" calcext:value-type="float">
            <text:p>243495</text:p>
          </table:table-cell>
          <table:table-cell office:value-type="float" office:value="6" calcext:value-type="float">
            <text:p>6</text:p>
          </table:table-cell>
          <table:table-cell office:value-type="float" office:value="946612" calcext:value-type="float">
            <text:p>946612</text:p>
          </table:table-cell>
          <table:table-cell office:value-type="float" office:value="-58" calcext:value-type="float">
            <text:p>-58</text:p>
          </table:table-cell>
          <table:table-cell office:value-type="float" office:value="772217" calcext:value-type="float">
            <text:p>772217</text:p>
          </table:table-cell>
          <table:table-cell office:value-type="float" office:value="-1" calcext:value-type="float">
            <text:p>-1</text:p>
          </table:table-cell>
          <table:table-cell office:value-type="float" office:value="347207" calcext:value-type="float">
            <text:p>347207</text:p>
          </table:table-cell>
          <table:table-cell office:value-type="string" calcext:value-type="string">
            <text:p><text:s/></text:p>
          </table:table-cell>
          <table:table-cell table:formula="of:=[.A34]" office:value-type="float" office:value="243495" calcext:value-type="float">
            <text:p>243495</text:p>
          </table:table-cell>
          <table:table-cell table:formula="of:=CONCATENATE([.B34];&quot;.&quot;;[.C34])" office:value-type="string" office:string-value="6.946612" calcext:value-type="string">
            <text:p>6.946612</text:p>
          </table:table-cell>
          <table:table-cell table:formula="of:=CONCATENATE([.D34];&quot;.&quot;;[.E34])" office:value-type="string" office:string-value="-58.772217" calcext:value-type="string">
            <text:p>-58.772217</text:p>
          </table:table-cell>
          <table:table-cell table:formula="of:=CONCATENATE([.F34];&quot;.&quot;;[.G34])" office:value-type="string" office:string-value="-1.347207" calcext:value-type="string">
            <text:p>-1.347207</text:p>
          </table:table-cell>
        </table:table-row>
        <table:table-row table:style-name="ro1">
          <table:table-cell office:value-type="float" office:value="243575" calcext:value-type="float">
            <text:p>243575</text:p>
          </table:table-cell>
          <table:table-cell office:value-type="float" office:value="0" calcext:value-type="float">
            <text:p>0</text:p>
          </table:table-cell>
          <table:table-cell office:value-type="float" office:value="64609" calcext:value-type="float">
            <text:p>64609</text:p>
          </table:table-cell>
          <table:table-cell office:value-type="float" office:value="-14" calcext:value-type="float">
            <text:p>-14</text:p>
          </table:table-cell>
          <table:table-cell office:value-type="float" office:value="276090" calcext:value-type="float">
            <text:p>276090</text:p>
          </table:table-cell>
          <table:table-cell office:value-type="float" office:value="-9" calcext:value-type="float">
            <text:p>-9</text:p>
          </table:table-cell>
          <table:table-cell office:value-type="float" office:value="126552" calcext:value-type="float">
            <text:p>126552</text:p>
          </table:table-cell>
          <table:table-cell office:value-type="string" calcext:value-type="string">
            <text:p><text:s/></text:p>
          </table:table-cell>
          <table:table-cell table:formula="of:=[.A35]" office:value-type="float" office:value="243575" calcext:value-type="float">
            <text:p>243575</text:p>
          </table:table-cell>
          <table:table-cell table:formula="of:=CONCATENATE([.B35];&quot;.&quot;;[.C35])" office:value-type="string" office:string-value="0.64609" calcext:value-type="string">
            <text:p>0.64609</text:p>
          </table:table-cell>
          <table:table-cell table:formula="of:=CONCATENATE([.D35];&quot;.&quot;;[.E35])" office:value-type="string" office:string-value="-14.276090" calcext:value-type="string">
            <text:p>-14.276090</text:p>
          </table:table-cell>
          <table:table-cell table:formula="of:=CONCATENATE([.F35];&quot;.&quot;;[.G35])" office:value-type="string" office:string-value="-9.126552" calcext:value-type="string">
            <text:p>-9.126552</text:p>
          </table:table-cell>
        </table:table-row>
        <table:table-row table:style-name="ro1">
          <table:table-cell office:value-type="float" office:value="243655" calcext:value-type="float">
            <text:p>243655</text:p>
          </table:table-cell>
          <table:table-cell office:value-type="float" office:value="0" calcext:value-type="float">
            <text:p>0</text:p>
          </table:table-cell>
          <table:table-cell office:value-type="float" office:value="586262" calcext:value-type="float">
            <text:p>586262</text:p>
          </table:table-cell>
          <table:table-cell office:value-type="float" office:value="6" calcext:value-type="float">
            <text:p>6</text:p>
          </table:table-cell>
          <table:table-cell office:value-type="float" office:value="834146" calcext:value-type="float">
            <text:p>834146</text:p>
          </table:table-cell>
          <table:table-cell office:value-type="float" office:value="2" calcext:value-type="float">
            <text:p>2</text:p>
          </table:table-cell>
          <table:table-cell office:value-type="float" office:value="361800" calcext:value-type="float">
            <text:p>361800</text:p>
          </table:table-cell>
          <table:table-cell office:value-type="string" calcext:value-type="string">
            <text:p><text:s/></text:p>
          </table:table-cell>
          <table:table-cell table:formula="of:=[.A36]" office:value-type="float" office:value="243655" calcext:value-type="float">
            <text:p>243655</text:p>
          </table:table-cell>
          <table:table-cell table:formula="of:=CONCATENATE([.B36];&quot;.&quot;;[.C36])" office:value-type="string" office:string-value="0.586262" calcext:value-type="string">
            <text:p>0.586262</text:p>
          </table:table-cell>
          <table:table-cell table:formula="of:=CONCATENATE([.D36];&quot;.&quot;;[.E36])" office:value-type="string" office:string-value="6.834146" calcext:value-type="string">
            <text:p>6.834146</text:p>
          </table:table-cell>
          <table:table-cell table:formula="of:=CONCATENATE([.F36];&quot;.&quot;;[.G36])" office:value-type="string" office:string-value="2.361800" calcext:value-type="string">
            <text:p>2.361800</text:p>
          </table:table-cell>
        </table:table-row>
        <table:table-row table:style-name="ro1">
          <table:table-cell office:value-type="float" office:value="243734" calcext:value-type="float">
            <text:p>243734</text:p>
          </table:table-cell>
          <table:table-cell office:value-type="float" office:value="-0" calcext:value-type="float">
            <text:p>0</text:p>
          </table:table-cell>
          <table:table-cell office:value-type="float" office:value="196218" calcext:value-type="float">
            <text:p>196218</text:p>
          </table:table-cell>
          <table:table-cell office:value-type="float" office:value="0" calcext:value-type="float">
            <text:p>0</text:p>
          </table:table-cell>
          <table:table-cell office:value-type="float" office:value="727444" calcext:value-type="float">
            <text:p>727444</text:p>
          </table:table-cell>
          <table:table-cell office:value-type="float" office:value="1" calcext:value-type="float">
            <text:p>1</text:p>
          </table:table-cell>
          <table:table-cell office:value-type="float" office:value="313707" calcext:value-type="float">
            <text:p>313707</text:p>
          </table:table-cell>
          <table:table-cell office:value-type="string" calcext:value-type="string">
            <text:p><text:s/></text:p>
          </table:table-cell>
          <table:table-cell table:formula="of:=[.A37]" office:value-type="float" office:value="243734" calcext:value-type="float">
            <text:p>243734</text:p>
          </table:table-cell>
          <table:table-cell table:formula="of:=CONCATENATE([.B37];&quot;.&quot;;[.C37])" office:value-type="string" office:string-value="0.196218" calcext:value-type="string">
            <text:p>0.196218</text:p>
          </table:table-cell>
          <table:table-cell table:formula="of:=CONCATENATE([.D37];&quot;.&quot;;[.E37])" office:value-type="string" office:string-value="0.727444" calcext:value-type="string">
            <text:p>0.727444</text:p>
          </table:table-cell>
          <table:table-cell table:formula="of:=CONCATENATE([.F37];&quot;.&quot;;[.G37])" office:value-type="string" office:string-value="1.313707" calcext:value-type="string">
            <text:p>1.313707</text:p>
          </table:table-cell>
        </table:table-row>
        <table:table-row table:style-name="ro1">
          <table:table-cell office:value-type="float" office:value="243814" calcext:value-type="float">
            <text:p>243814</text:p>
          </table:table-cell>
          <table:table-cell office:value-type="float" office:value="1" calcext:value-type="float">
            <text:p>1</text:p>
          </table:table-cell>
          <table:table-cell office:value-type="float" office:value="64844" calcext:value-type="float">
            <text:p>64844</text:p>
          </table:table-cell>
          <table:table-cell office:value-type="float" office:value="0" calcext:value-type="float">
            <text:p>0</text:p>
          </table:table-cell>
          <table:table-cell office:value-type="float" office:value="536011" calcext:value-type="float">
            <text:p>536011</text:p>
          </table:table-cell>
          <table:table-cell office:value-type="float" office:value="-2" calcext:value-type="float">
            <text:p>-2</text:p>
          </table:table-cell>
          <table:table-cell office:value-type="float" office:value="967206" calcext:value-type="float">
            <text:p>967206</text:p>
          </table:table-cell>
          <table:table-cell office:value-type="string" calcext:value-type="string">
            <text:p><text:s/></text:p>
          </table:table-cell>
          <table:table-cell table:formula="of:=[.A38]" office:value-type="float" office:value="243814" calcext:value-type="float">
            <text:p>243814</text:p>
          </table:table-cell>
          <table:table-cell table:formula="of:=CONCATENATE([.B38];&quot;.&quot;;[.C38])" office:value-type="string" office:string-value="1.64844" calcext:value-type="string">
            <text:p>1.64844</text:p>
          </table:table-cell>
          <table:table-cell table:formula="of:=CONCATENATE([.D38];&quot;.&quot;;[.E38])" office:value-type="string" office:string-value="0.536011" calcext:value-type="string">
            <text:p>0.536011</text:p>
          </table:table-cell>
          <table:table-cell table:formula="of:=CONCATENATE([.F38];&quot;.&quot;;[.G38])" office:value-type="string" office:string-value="-2.967206" calcext:value-type="string">
            <text:p>-2.967206</text:p>
          </table:table-cell>
        </table:table-row>
        <table:table-row table:style-name="ro1">
          <table:table-cell office:value-type="float" office:value="243893" calcext:value-type="float">
            <text:p>243893</text:p>
          </table:table-cell>
          <table:table-cell office:value-type="float" office:value="7" calcext:value-type="float">
            <text:p>7</text:p>
          </table:table-cell>
          <table:table-cell office:value-type="float" office:value="185903" calcext:value-type="float">
            <text:p>185903</text:p>
          </table:table-cell>
          <table:table-cell office:value-type="float" office:value="-39" calcext:value-type="float">
            <text:p>-39</text:p>
          </table:table-cell>
          <table:table-cell office:value-type="float" office:value="545200" calcext:value-type="float">
            <text:p>545200</text:p>
          </table:table-cell>
          <table:table-cell office:value-type="float" office:value="-2" calcext:value-type="float">
            <text:p>-2</text:p>
          </table:table-cell>
          <table:table-cell office:value-type="float" office:value="22007" calcext:value-type="float">
            <text:p>22007</text:p>
          </table:table-cell>
          <table:table-cell office:value-type="string" calcext:value-type="string">
            <text:p><text:s/></text:p>
          </table:table-cell>
          <table:table-cell table:formula="of:=[.A39]" office:value-type="float" office:value="243893" calcext:value-type="float">
            <text:p>243893</text:p>
          </table:table-cell>
          <table:table-cell table:formula="of:=CONCATENATE([.B39];&quot;.&quot;;[.C39])" office:value-type="string" office:string-value="7.185903" calcext:value-type="string">
            <text:p>7.185903</text:p>
          </table:table-cell>
          <table:table-cell table:formula="of:=CONCATENATE([.D39];&quot;.&quot;;[.E39])" office:value-type="string" office:string-value="-39.545200" calcext:value-type="string">
            <text:p>-39.545200</text:p>
          </table:table-cell>
          <table:table-cell table:formula="of:=CONCATENATE([.F39];&quot;.&quot;;[.G39])" office:value-type="string" office:string-value="-2.22007" calcext:value-type="string">
            <text:p>-2.22007</text:p>
          </table:table-cell>
        </table:table-row>
        <table:table-row table:style-name="ro1">
          <table:table-cell office:value-type="float" office:value="243973" calcext:value-type="float">
            <text:p>243973</text:p>
          </table:table-cell>
          <table:table-cell office:value-type="float" office:value="1" calcext:value-type="float">
            <text:p>1</text:p>
          </table:table-cell>
          <table:table-cell office:value-type="float" office:value="921505" calcext:value-type="float">
            <text:p>921505</text:p>
          </table:table-cell>
          <table:table-cell office:value-type="float" office:value="-15" calcext:value-type="float">
            <text:p>-15</text:p>
          </table:table-cell>
          <table:table-cell office:value-type="float" office:value="802765" calcext:value-type="float">
            <text:p>802765</text:p>
          </table:table-cell>
          <table:table-cell office:value-type="float" office:value="-6" calcext:value-type="float">
            <text:p>-6</text:p>
          </table:table-cell>
          <table:table-cell office:value-type="float" office:value="872432" calcext:value-type="float">
            <text:p>872432</text:p>
          </table:table-cell>
          <table:table-cell office:value-type="string" calcext:value-type="string">
            <text:p><text:s/></text:p>
          </table:table-cell>
          <table:table-cell table:formula="of:=[.A40]" office:value-type="float" office:value="243973" calcext:value-type="float">
            <text:p>243973</text:p>
          </table:table-cell>
          <table:table-cell table:formula="of:=CONCATENATE([.B40];&quot;.&quot;;[.C40])" office:value-type="string" office:string-value="1.921505" calcext:value-type="string">
            <text:p>1.921505</text:p>
          </table:table-cell>
          <table:table-cell table:formula="of:=CONCATENATE([.D40];&quot;.&quot;;[.E40])" office:value-type="string" office:string-value="-15.802765" calcext:value-type="string">
            <text:p>-15.802765</text:p>
          </table:table-cell>
          <table:table-cell table:formula="of:=CONCATENATE([.F40];&quot;.&quot;;[.G40])" office:value-type="string" office:string-value="-6.872432" calcext:value-type="string">
            <text:p>-6.872432</text:p>
          </table:table-cell>
        </table:table-row>
        <table:table-row table:style-name="ro1">
          <table:table-cell office:value-type="float" office:value="244053" calcext:value-type="float">
            <text:p>244053</text:p>
          </table:table-cell>
          <table:table-cell office:value-type="float" office:value="-1" calcext:value-type="float">
            <text:p>-1</text:p>
          </table:table-cell>
          <table:table-cell office:value-type="float" office:value="24165" calcext:value-type="float">
            <text:p>24165</text:p>
          </table:table-cell>
          <table:table-cell office:value-type="float" office:value="8" calcext:value-type="float">
            <text:p>8</text:p>
          </table:table-cell>
          <table:table-cell office:value-type="float" office:value="305784" calcext:value-type="float">
            <text:p>305784</text:p>
          </table:table-cell>
          <table:table-cell office:value-type="float" office:value="5" calcext:value-type="float">
            <text:p>5</text:p>
          </table:table-cell>
          <table:table-cell office:value-type="float" office:value="943984" calcext:value-type="float">
            <text:p>943984</text:p>
          </table:table-cell>
          <table:table-cell office:value-type="string" calcext:value-type="string">
            <text:p><text:s/></text:p>
          </table:table-cell>
          <table:table-cell table:formula="of:=[.A41]" office:value-type="float" office:value="244053" calcext:value-type="float">
            <text:p>244053</text:p>
          </table:table-cell>
          <table:table-cell table:formula="of:=CONCATENATE([.B41];&quot;.&quot;;[.C41])" office:value-type="string" office:string-value="-1.24165" calcext:value-type="string">
            <text:p>-1.24165</text:p>
          </table:table-cell>
          <table:table-cell table:formula="of:=CONCATENATE([.D41];&quot;.&quot;;[.E41])" office:value-type="string" office:string-value="8.305784" calcext:value-type="string">
            <text:p>8.305784</text:p>
          </table:table-cell>
          <table:table-cell table:formula="of:=CONCATENATE([.F41];&quot;.&quot;;[.G41])" office:value-type="string" office:string-value="5.943984" calcext:value-type="string">
            <text:p>5.943984</text:p>
          </table:table-cell>
        </table:table-row>
        <table:table-row table:style-name="ro1">
          <table:table-cell office:value-type="float" office:value="244132" calcext:value-type="float">
            <text:p>244132</text:p>
          </table:table-cell>
          <table:table-cell office:value-type="float" office:value="0" calcext:value-type="float">
            <text:p>0</text:p>
          </table:table-cell>
          <table:table-cell office:value-type="float" office:value="509689" calcext:value-type="float">
            <text:p>509689</text:p>
          </table:table-cell>
          <table:table-cell office:value-type="float" office:value="-0" calcext:value-type="float">
            <text:p>0</text:p>
          </table:table-cell>
          <table:table-cell office:value-type="float" office:value="461831" calcext:value-type="float">
            <text:p>461831</text:p>
          </table:table-cell>
          <table:table-cell office:value-type="float" office:value="-0" calcext:value-type="float">
            <text:p>0</text:p>
          </table:table-cell>
          <table:table-cell office:value-type="float" office:value="308685" calcext:value-type="float">
            <text:p>308685</text:p>
          </table:table-cell>
          <table:table-cell office:value-type="string" calcext:value-type="string">
            <text:p><text:s/></text:p>
          </table:table-cell>
          <table:table-cell table:formula="of:=[.A42]" office:value-type="float" office:value="244132" calcext:value-type="float">
            <text:p>244132</text:p>
          </table:table-cell>
          <table:table-cell table:formula="of:=CONCATENATE([.B42];&quot;.&quot;;[.C42])" office:value-type="string" office:string-value="0.509689" calcext:value-type="string">
            <text:p>0.509689</text:p>
          </table:table-cell>
          <table:table-cell table:formula="of:=CONCATENATE([.D42];&quot;.&quot;;[.E42])" office:value-type="string" office:string-value="0.461831" calcext:value-type="string">
            <text:p>0.461831</text:p>
          </table:table-cell>
          <table:table-cell table:formula="of:=CONCATENATE([.F42];&quot;.&quot;;[.G42])" office:value-type="string" office:string-value="0.308685" calcext:value-type="string">
            <text:p>0.308685</text:p>
          </table:table-cell>
        </table:table-row>
        <table:table-row table:style-name="ro1">
          <table:table-cell office:value-type="float" office:value="244212" calcext:value-type="float">
            <text:p>244212</text:p>
          </table:table-cell>
          <table:table-cell office:value-type="float" office:value="-0" calcext:value-type="float">
            <text:p>0</text:p>
          </table:table-cell>
          <table:table-cell office:value-type="float" office:value="423545" calcext:value-type="float">
            <text:p>423545</text:p>
          </table:table-cell>
          <table:table-cell office:value-type="float" office:value="-0" calcext:value-type="float">
            <text:p>0</text:p>
          </table:table-cell>
          <table:table-cell office:value-type="float" office:value="476189" calcext:value-type="float">
            <text:p>476189</text:p>
          </table:table-cell>
          <table:table-cell office:value-type="float" office:value="-0" calcext:value-type="float">
            <text:p>0</text:p>
          </table:table-cell>
          <table:table-cell office:value-type="float" office:value="646085" calcext:value-type="float">
            <text:p>646085</text:p>
          </table:table-cell>
          <table:table-cell office:value-type="string" calcext:value-type="string">
            <text:p><text:s/></text:p>
          </table:table-cell>
          <table:table-cell table:formula="of:=[.A43]" office:value-type="float" office:value="244212" calcext:value-type="float">
            <text:p>244212</text:p>
          </table:table-cell>
          <table:table-cell table:formula="of:=CONCATENATE([.B43];&quot;.&quot;;[.C43])" office:value-type="string" office:string-value="0.423545" calcext:value-type="string">
            <text:p>0.423545</text:p>
          </table:table-cell>
          <table:table-cell table:formula="of:=CONCATENATE([.D43];&quot;.&quot;;[.E43])" office:value-type="string" office:string-value="0.476189" calcext:value-type="string">
            <text:p>0.476189</text:p>
          </table:table-cell>
          <table:table-cell table:formula="of:=CONCATENATE([.F43];&quot;.&quot;;[.G43])" office:value-type="string" office:string-value="0.646085" calcext:value-type="string">
            <text:p>0.646085</text:p>
          </table:table-cell>
        </table:table-row>
        <table:table-row table:style-name="ro1">
          <table:table-cell office:value-type="float" office:value="244291" calcext:value-type="float">
            <text:p>244291</text:p>
          </table:table-cell>
          <table:table-cell office:value-type="float" office:value="6" calcext:value-type="float">
            <text:p>6</text:p>
          </table:table-cell>
          <table:table-cell office:value-type="float" office:value="161738" calcext:value-type="float">
            <text:p>161738</text:p>
          </table:table-cell>
          <table:table-cell office:value-type="float" office:value="-26" calcext:value-type="float">
            <text:p>-26</text:p>
          </table:table-cell>
          <table:table-cell office:value-type="float" office:value="384205" calcext:value-type="float">
            <text:p>384205</text:p>
          </table:table-cell>
          <table:table-cell office:value-type="float" office:value="-2" calcext:value-type="float">
            <text:p>-2</text:p>
          </table:table-cell>
          <table:table-cell office:value-type="float" office:value="727915" calcext:value-type="float">
            <text:p>727915</text:p>
          </table:table-cell>
          <table:table-cell office:value-type="string" calcext:value-type="string">
            <text:p><text:s/></text:p>
          </table:table-cell>
          <table:table-cell table:formula="of:=[.A44]" office:value-type="float" office:value="244291" calcext:value-type="float">
            <text:p>244291</text:p>
          </table:table-cell>
          <table:table-cell table:formula="of:=CONCATENATE([.B44];&quot;.&quot;;[.C44])" office:value-type="string" office:string-value="6.161738" calcext:value-type="string">
            <text:p>6.161738</text:p>
          </table:table-cell>
          <table:table-cell table:formula="of:=CONCATENATE([.D44];&quot;.&quot;;[.E44])" office:value-type="string" office:string-value="-26.384205" calcext:value-type="string">
            <text:p>-26.384205</text:p>
          </table:table-cell>
          <table:table-cell table:formula="of:=CONCATENATE([.F44];&quot;.&quot;;[.G44])" office:value-type="string" office:string-value="-2.727915" calcext:value-type="string">
            <text:p>-2.727915</text:p>
          </table:table-cell>
        </table:table-row>
        <table:table-row table:style-name="ro1">
          <table:table-cell office:value-type="float" office:value="244371" calcext:value-type="float">
            <text:p>244371</text:p>
          </table:table-cell>
          <table:table-cell office:value-type="float" office:value="0" calcext:value-type="float">
            <text:p>0</text:p>
          </table:table-cell>
          <table:table-cell office:value-type="float" office:value="198611" calcext:value-type="float">
            <text:p>198611</text:p>
          </table:table-cell>
          <table:table-cell office:value-type="float" office:value="-20" calcext:value-type="float">
            <text:p>-20</text:p>
          </table:table-cell>
          <table:table-cell office:value-type="float" office:value="224859" calcext:value-type="float">
            <text:p>224859</text:p>
          </table:table-cell>
          <table:table-cell office:value-type="float" office:value="-7" calcext:value-type="float">
            <text:p>-7</text:p>
          </table:table-cell>
          <table:table-cell office:value-type="float" office:value="803273" calcext:value-type="float">
            <text:p>803273</text:p>
          </table:table-cell>
          <table:table-cell office:value-type="string" calcext:value-type="string">
            <text:p><text:s/></text:p>
          </table:table-cell>
          <table:table-cell table:formula="of:=[.A45]" office:value-type="float" office:value="244371" calcext:value-type="float">
            <text:p>244371</text:p>
          </table:table-cell>
          <table:table-cell table:formula="of:=CONCATENATE([.B45];&quot;.&quot;;[.C45])" office:value-type="string" office:string-value="0.198611" calcext:value-type="string">
            <text:p>0.198611</text:p>
          </table:table-cell>
          <table:table-cell table:formula="of:=CONCATENATE([.D45];&quot;.&quot;;[.E45])" office:value-type="string" office:string-value="-20.224859" calcext:value-type="string">
            <text:p>-20.224859</text:p>
          </table:table-cell>
          <table:table-cell table:formula="of:=CONCATENATE([.F45];&quot;.&quot;;[.G45])" office:value-type="string" office:string-value="-7.803273" calcext:value-type="string">
            <text:p>-7.803273</text:p>
          </table:table-cell>
        </table:table-row>
        <table:table-row table:style-name="ro1">
          <table:table-cell office:value-type="float" office:value="244451" calcext:value-type="float">
            <text:p>244451</text:p>
          </table:table-cell>
          <table:table-cell office:value-type="float" office:value="-1" calcext:value-type="float">
            <text:p>-1</text:p>
          </table:table-cell>
          <table:table-cell office:value-type="float" office:value="543426" calcext:value-type="float">
            <text:p>543426</text:p>
          </table:table-cell>
          <table:table-cell office:value-type="float" office:value="8" calcext:value-type="float">
            <text:p>8</text:p>
          </table:table-cell>
          <table:table-cell office:value-type="float" office:value="210068" calcext:value-type="float">
            <text:p>210068</text:p>
          </table:table-cell>
          <table:table-cell office:value-type="float" office:value="5" calcext:value-type="float">
            <text:p>5</text:p>
          </table:table-cell>
          <table:table-cell office:value-type="float" office:value="733408" calcext:value-type="float">
            <text:p>733408</text:p>
          </table:table-cell>
          <table:table-cell office:value-type="string" calcext:value-type="string">
            <text:p><text:s/></text:p>
          </table:table-cell>
          <table:table-cell table:formula="of:=[.A46]" office:value-type="float" office:value="244451" calcext:value-type="float">
            <text:p>244451</text:p>
          </table:table-cell>
          <table:table-cell table:formula="of:=CONCATENATE([.B46];&quot;.&quot;;[.C46])" office:value-type="string" office:string-value="-1.543426" calcext:value-type="string">
            <text:p>-1.543426</text:p>
          </table:table-cell>
          <table:table-cell table:formula="of:=CONCATENATE([.D46];&quot;.&quot;;[.E46])" office:value-type="string" office:string-value="8.210068" calcext:value-type="string">
            <text:p>8.210068</text:p>
          </table:table-cell>
          <table:table-cell table:formula="of:=CONCATENATE([.F46];&quot;.&quot;;[.G46])" office:value-type="string" office:string-value="5.733408" calcext:value-type="string">
            <text:p>5.733408</text:p>
          </table:table-cell>
        </table:table-row>
        <table:table-row table:style-name="ro1">
          <table:table-cell office:value-type="float" office:value="244531" calcext:value-type="float">
            <text:p>244531</text:p>
          </table:table-cell>
          <table:table-cell office:value-type="float" office:value="1" calcext:value-type="float">
            <text:p>1</text:p>
          </table:table-cell>
          <table:table-cell office:value-type="float" office:value="469246" calcext:value-type="float">
            <text:p>469246</text:p>
          </table:table-cell>
          <table:table-cell office:value-type="float" office:value="1" calcext:value-type="float">
            <text:p>1</text:p>
          </table:table-cell>
          <table:table-cell office:value-type="float" office:value="36129" calcext:value-type="float">
            <text:p>36129</text:p>
          </table:table-cell>
          <table:table-cell office:value-type="float" office:value="0" calcext:value-type="float">
            <text:p>0</text:p>
          </table:table-cell>
          <table:table-cell office:value-type="float" office:value="375687" calcext:value-type="float">
            <text:p>375687</text:p>
          </table:table-cell>
          <table:table-cell office:value-type="string" calcext:value-type="string">
            <text:p><text:s/></text:p>
          </table:table-cell>
          <table:table-cell table:formula="of:=[.A47]" office:value-type="float" office:value="244531" calcext:value-type="float">
            <text:p>244531</text:p>
          </table:table-cell>
          <table:table-cell table:formula="of:=CONCATENATE([.B47];&quot;.&quot;;[.C47])" office:value-type="string" office:string-value="1.469246" calcext:value-type="string">
            <text:p>1.469246</text:p>
          </table:table-cell>
          <table:table-cell table:formula="of:=CONCATENATE([.D47];&quot;.&quot;;[.E47])" office:value-type="string" office:string-value="1.36129" calcext:value-type="string">
            <text:p>1.36129</text:p>
          </table:table-cell>
          <table:table-cell table:formula="of:=CONCATENATE([.F47];&quot;.&quot;;[.G47])" office:value-type="string" office:string-value="0.375687" calcext:value-type="string">
            <text:p>0.375687</text:p>
          </table:table-cell>
        </table:table-row>
        <table:table-row table:style-name="ro1">
          <table:table-cell office:value-type="float" office:value="244611" calcext:value-type="float">
            <text:p>244611</text:p>
          </table:table-cell>
          <table:table-cell office:value-type="float" office:value="0" calcext:value-type="float">
            <text:p>0</text:p>
          </table:table-cell>
          <table:table-cell office:value-type="float" office:value="332614" calcext:value-type="float">
            <text:p>332614</text:p>
          </table:table-cell>
          <table:table-cell office:value-type="float" office:value="2" calcext:value-type="float">
            <text:p>2</text:p>
          </table:table-cell>
          <table:table-cell office:value-type="float" office:value="72258" calcext:value-type="float">
            <text:p>72258</text:p>
          </table:table-cell>
          <table:table-cell office:value-type="float" office:value="-0" calcext:value-type="float">
            <text:p>0</text:p>
          </table:table-cell>
          <table:table-cell office:value-type="float" office:value="275184" calcext:value-type="float">
            <text:p>275184</text:p>
          </table:table-cell>
          <table:table-cell office:value-type="string" calcext:value-type="string">
            <text:p><text:s/></text:p>
          </table:table-cell>
          <table:table-cell table:formula="of:=[.A48]" office:value-type="float" office:value="244611" calcext:value-type="float">
            <text:p>244611</text:p>
          </table:table-cell>
          <table:table-cell table:formula="of:=CONCATENATE([.B48];&quot;.&quot;;[.C48])" office:value-type="string" office:string-value="0.332614" calcext:value-type="string">
            <text:p>0.332614</text:p>
          </table:table-cell>
          <table:table-cell table:formula="of:=CONCATENATE([.D48];&quot;.&quot;;[.E48])" office:value-type="string" office:string-value="2.72258" calcext:value-type="string">
            <text:p>2.72258</text:p>
          </table:table-cell>
          <table:table-cell table:formula="of:=CONCATENATE([.F48];&quot;.&quot;;[.G48])" office:value-type="string" office:string-value="0.275184" calcext:value-type="string">
            <text:p>0.275184</text:p>
          </table:table-cell>
        </table:table-row>
        <table:table-row table:style-name="ro1">
          <table:table-cell office:value-type="float" office:value="244690" calcext:value-type="float">
            <text:p>244690</text:p>
          </table:table-cell>
          <table:table-cell office:value-type="float" office:value="6" calcext:value-type="float">
            <text:p>6</text:p>
          </table:table-cell>
          <table:table-cell office:value-type="float" office:value="949005" calcext:value-type="float">
            <text:p>949005</text:p>
          </table:table-cell>
          <table:table-cell office:value-type="float" office:value="-35" calcext:value-type="float">
            <text:p>-35</text:p>
          </table:table-cell>
          <table:table-cell office:value-type="float" office:value="910370" calcext:value-type="float">
            <text:p>910370</text:p>
          </table:table-cell>
          <table:table-cell office:value-type="float" office:value="4" calcext:value-type="float">
            <text:p>4</text:p>
          </table:table-cell>
          <table:table-cell office:value-type="float" office:value="91873" calcext:value-type="float">
            <text:p>91873</text:p>
          </table:table-cell>
          <table:table-cell office:value-type="string" calcext:value-type="string">
            <text:p><text:s/></text:p>
          </table:table-cell>
          <table:table-cell table:formula="of:=[.A49]" office:value-type="float" office:value="244690" calcext:value-type="float">
            <text:p>244690</text:p>
          </table:table-cell>
          <table:table-cell table:formula="of:=CONCATENATE([.B49];&quot;.&quot;;[.C49])" office:value-type="string" office:string-value="6.949005" calcext:value-type="string">
            <text:p>6.949005</text:p>
          </table:table-cell>
          <table:table-cell table:formula="of:=CONCATENATE([.D49];&quot;.&quot;;[.E49])" office:value-type="string" office:string-value="-35.910370" calcext:value-type="string">
            <text:p>-35.910370</text:p>
          </table:table-cell>
          <table:table-cell table:formula="of:=CONCATENATE([.F49];&quot;.&quot;;[.G49])" office:value-type="string" office:string-value="4.91873" calcext:value-type="string">
            <text:p>4.91873</text:p>
          </table:table-cell>
        </table:table-row>
        <table:table-row table:style-name="ro1">
          <table:table-cell office:value-type="float" office:value="244770" calcext:value-type="float">
            <text:p>244770</text:p>
          </table:table-cell>
          <table:table-cell office:value-type="float" office:value="2" calcext:value-type="float">
            <text:p>2</text:p>
          </table:table-cell>
          <table:table-cell office:value-type="float" office:value="175153" calcext:value-type="float">
            <text:p>175153</text:p>
          </table:table-cell>
          <table:table-cell office:value-type="float" office:value="-16" calcext:value-type="float">
            <text:p>-16</text:p>
          </table:table-cell>
          <table:table-cell office:value-type="float" office:value="771893" calcext:value-type="float">
            <text:p>771893</text:p>
          </table:table-cell>
          <table:table-cell office:value-type="float" office:value="-5" calcext:value-type="float">
            <text:p>-5</text:p>
          </table:table-cell>
          <table:table-cell office:value-type="float" office:value="185432" calcext:value-type="float">
            <text:p>185432</text:p>
          </table:table-cell>
          <table:table-cell office:value-type="string" calcext:value-type="string">
            <text:p><text:s/></text:p>
          </table:table-cell>
          <table:table-cell table:formula="of:=[.A50]" office:value-type="float" office:value="244770" calcext:value-type="float">
            <text:p>244770</text:p>
          </table:table-cell>
          <table:table-cell table:formula="of:=CONCATENATE([.B50];&quot;.&quot;;[.C50])" office:value-type="string" office:string-value="2.175153" calcext:value-type="string">
            <text:p>2.175153</text:p>
          </table:table-cell>
          <table:table-cell table:formula="of:=CONCATENATE([.D50];&quot;.&quot;;[.E50])" office:value-type="string" office:string-value="-16.771893" calcext:value-type="string">
            <text:p>-16.771893</text:p>
          </table:table-cell>
          <table:table-cell table:formula="of:=CONCATENATE([.F50];&quot;.&quot;;[.G50])" office:value-type="string" office:string-value="-5.185432" calcext:value-type="string">
            <text:p>-5.185432</text:p>
          </table:table-cell>
        </table:table-row>
        <table:table-row table:style-name="ro1">
          <table:table-cell office:value-type="float" office:value="244850" calcext:value-type="float">
            <text:p>244850</text:p>
          </table:table-cell>
          <table:table-cell office:value-type="float" office:value="-0" calcext:value-type="float">
            <text:p>0</text:p>
          </table:table-cell>
          <table:table-cell office:value-type="float" office:value="174682" calcext:value-type="float">
            <text:p>174682</text:p>
          </table:table-cell>
          <table:table-cell office:value-type="float" office:value="7" calcext:value-type="float">
            <text:p>7</text:p>
          </table:table-cell>
          <table:table-cell office:value-type="float" office:value="336656" calcext:value-type="float">
            <text:p>336656</text:p>
          </table:table-cell>
          <table:table-cell office:value-type="float" office:value="2" calcext:value-type="float">
            <text:p>2</text:p>
          </table:table-cell>
          <table:table-cell office:value-type="float" office:value="974385" calcext:value-type="float">
            <text:p>974385</text:p>
          </table:table-cell>
          <table:table-cell office:value-type="string" calcext:value-type="string">
            <text:p><text:s/></text:p>
          </table:table-cell>
          <table:table-cell table:formula="of:=[.A51]" office:value-type="float" office:value="244850" calcext:value-type="float">
            <text:p>244850</text:p>
          </table:table-cell>
          <table:table-cell table:formula="of:=CONCATENATE([.B51];&quot;.&quot;;[.C51])" office:value-type="string" office:string-value="0.174682" calcext:value-type="string">
            <text:p>0.174682</text:p>
          </table:table-cell>
          <table:table-cell table:formula="of:=CONCATENATE([.D51];&quot;.&quot;;[.E51])" office:value-type="string" office:string-value="7.336656" calcext:value-type="string">
            <text:p>7.336656</text:p>
          </table:table-cell>
          <table:table-cell table:formula="of:=CONCATENATE([.F51];&quot;.&quot;;[.G51])" office:value-type="string" office:string-value="2.974385" calcext:value-type="string">
            <text:p>2.974385</text:p>
          </table:table-cell>
        </table:table-row>
        <table:table-row table:style-name="ro1">
          <table:table-cell office:value-type="float" office:value="244929" calcext:value-type="float">
            <text:p>244929</text:p>
          </table:table-cell>
          <table:table-cell office:value-type="float" office:value="-0" calcext:value-type="float">
            <text:p>0</text:p>
          </table:table-cell>
          <table:table-cell office:value-type="float" office:value="528833" calcext:value-type="float">
            <text:p>528833</text:p>
          </table:table-cell>
          <table:table-cell office:value-type="float" office:value="1" calcext:value-type="float">
            <text:p>1</text:p>
          </table:table-cell>
          <table:table-cell office:value-type="float" office:value="675036" calcext:value-type="float">
            <text:p>675036</text:p>
          </table:table-cell>
          <table:table-cell office:value-type="float" office:value="-0" calcext:value-type="float">
            <text:p>0</text:p>
          </table:table-cell>
          <table:table-cell office:value-type="float" office:value="143574" calcext:value-type="float">
            <text:p>143574</text:p>
          </table:table-cell>
          <table:table-cell office:value-type="string" calcext:value-type="string">
            <text:p><text:s/></text:p>
          </table:table-cell>
          <table:table-cell table:formula="of:=[.A52]" office:value-type="float" office:value="244929" calcext:value-type="float">
            <text:p>244929</text:p>
          </table:table-cell>
          <table:table-cell table:formula="of:=CONCATENATE([.B52];&quot;.&quot;;[.C52])" office:value-type="string" office:string-value="0.528833" calcext:value-type="string">
            <text:p>0.528833</text:p>
          </table:table-cell>
          <table:table-cell table:formula="of:=CONCATENATE([.D52];&quot;.&quot;;[.E52])" office:value-type="string" office:string-value="1.675036" calcext:value-type="string">
            <text:p>1.675036</text:p>
          </table:table-cell>
          <table:table-cell table:formula="of:=CONCATENATE([.F52];&quot;.&quot;;[.G52])" office:value-type="string" office:string-value="0.143574" calcext:value-type="string">
            <text:p>0.143574</text:p>
          </table:table-cell>
        </table:table-row>
        <table:table-row table:style-name="ro1">
          <table:table-cell office:value-type="float" office:value="245009" calcext:value-type="float">
            <text:p>245009</text:p>
          </table:table-cell>
          <table:table-cell office:value-type="float" office:value="0" calcext:value-type="float">
            <text:p>0</text:p>
          </table:table-cell>
          <table:table-cell office:value-type="float" office:value="356543" calcext:value-type="float">
            <text:p>356543</text:p>
          </table:table-cell>
          <table:table-cell office:value-type="float" office:value="-2" calcext:value-type="float">
            <text:p>-2</text:p>
          </table:table-cell>
          <table:table-cell office:value-type="float" office:value="139260" calcext:value-type="float">
            <text:p>139260</text:p>
          </table:table-cell>
          <table:table-cell office:value-type="float" office:value="-3" calcext:value-type="float">
            <text:p>-3</text:p>
          </table:table-cell>
          <table:table-cell office:value-type="float" office:value="711401" calcext:value-type="float">
            <text:p>711401</text:p>
          </table:table-cell>
          <table:table-cell office:value-type="string" calcext:value-type="string">
            <text:p><text:s/></text:p>
          </table:table-cell>
          <table:table-cell table:formula="of:=[.A53]" office:value-type="float" office:value="245009" calcext:value-type="float">
            <text:p>245009</text:p>
          </table:table-cell>
          <table:table-cell table:formula="of:=CONCATENATE([.B53];&quot;.&quot;;[.C53])" office:value-type="string" office:string-value="0.356543" calcext:value-type="string">
            <text:p>0.356543</text:p>
          </table:table-cell>
          <table:table-cell table:formula="of:=CONCATENATE([.D53];&quot;.&quot;;[.E53])" office:value-type="string" office:string-value="-2.139260" calcext:value-type="string">
            <text:p>-2.139260</text:p>
          </table:table-cell>
          <table:table-cell table:formula="of:=CONCATENATE([.F53];&quot;.&quot;;[.G53])" office:value-type="string" office:string-value="-3.711401" calcext:value-type="string">
            <text:p>-3.711401</text:p>
          </table:table-cell>
        </table:table-row>
        <table:table-row table:style-name="ro1">
          <table:table-cell office:value-type="float" office:value="245088" calcext:value-type="float">
            <text:p>245088</text:p>
          </table:table-cell>
          <table:table-cell office:value-type="float" office:value="2" calcext:value-type="float">
            <text:p>2</text:p>
          </table:table-cell>
          <table:table-cell office:value-type="float" office:value="285227" calcext:value-type="float">
            <text:p>285227</text:p>
          </table:table-cell>
          <table:table-cell office:value-type="float" office:value="-23" calcext:value-type="float">
            <text:p>-23</text:p>
          </table:table-cell>
          <table:table-cell office:value-type="float" office:value="388283" calcext:value-type="float">
            <text:p>388283</text:p>
          </table:table-cell>
          <table:table-cell office:value-type="float" office:value="-3" calcext:value-type="float">
            <text:p>-3</text:p>
          </table:table-cell>
          <table:table-cell office:value-type="float" office:value="503217" calcext:value-type="float">
            <text:p>503217</text:p>
          </table:table-cell>
          <table:table-cell office:value-type="string" calcext:value-type="string">
            <text:p><text:s/></text:p>
          </table:table-cell>
          <table:table-cell table:formula="of:=[.A54]" office:value-type="float" office:value="245088" calcext:value-type="float">
            <text:p>245088</text:p>
          </table:table-cell>
          <table:table-cell table:formula="of:=CONCATENATE([.B54];&quot;.&quot;;[.C54])" office:value-type="string" office:string-value="2.285227" calcext:value-type="string">
            <text:p>2.285227</text:p>
          </table:table-cell>
          <table:table-cell table:formula="of:=CONCATENATE([.D54];&quot;.&quot;;[.E54])" office:value-type="string" office:string-value="-23.388283" calcext:value-type="string">
            <text:p>-23.388283</text:p>
          </table:table-cell>
          <table:table-cell table:formula="of:=CONCATENATE([.F54];&quot;.&quot;;[.G54])" office:value-type="string" office:string-value="-3.503217" calcext:value-type="string">
            <text:p>-3.503217</text:p>
          </table:table-cell>
        </table:table-row>
        <table:table-row table:style-name="ro1">
          <table:table-cell office:value-type="float" office:value="245168" calcext:value-type="float">
            <text:p>245168</text:p>
          </table:table-cell>
          <table:table-cell office:value-type="float" office:value="-7" calcext:value-type="float">
            <text:p>-7</text:p>
          </table:table-cell>
          <table:table-cell office:value-type="float" office:value="207439" calcext:value-type="float">
            <text:p>207439</text:p>
          </table:table-cell>
          <table:table-cell office:value-type="float" office:value="-21" calcext:value-type="float">
            <text:p>-21</text:p>
          </table:table-cell>
          <table:table-cell office:value-type="float" office:value="103056" calcext:value-type="float">
            <text:p>103056</text:p>
          </table:table-cell>
          <table:table-cell office:value-type="float" office:value="-2" calcext:value-type="float">
            <text:p>-2</text:p>
          </table:table-cell>
          <table:table-cell office:value-type="float" office:value="962420" calcext:value-type="float">
            <text:p>962420</text:p>
          </table:table-cell>
          <table:table-cell office:value-type="string" calcext:value-type="string">
            <text:p><text:s/></text:p>
          </table:table-cell>
          <table:table-cell table:formula="of:=[.A55]" office:value-type="float" office:value="245168" calcext:value-type="float">
            <text:p>245168</text:p>
          </table:table-cell>
          <table:table-cell table:formula="of:=CONCATENATE([.B55];&quot;.&quot;;[.C55])" office:value-type="string" office:string-value="-7.207439" calcext:value-type="string">
            <text:p>-7.207439</text:p>
          </table:table-cell>
          <table:table-cell table:formula="of:=CONCATENATE([.D55];&quot;.&quot;;[.E55])" office:value-type="string" office:string-value="-21.103056" calcext:value-type="string">
            <text:p>-21.103056</text:p>
          </table:table-cell>
          <table:table-cell table:formula="of:=CONCATENATE([.F55];&quot;.&quot;;[.G55])" office:value-type="string" office:string-value="-2.962420" calcext:value-type="string">
            <text:p>-2.962420</text:p>
          </table:table-cell>
        </table:table-row>
        <table:table-row table:style-name="ro1">
          <table:table-cell office:value-type="float" office:value="245248" calcext:value-type="float">
            <text:p>245248</text:p>
          </table:table-cell>
          <table:table-cell office:value-type="float" office:value="2" calcext:value-type="float">
            <text:p>2</text:p>
          </table:table-cell>
          <table:table-cell office:value-type="float" office:value="495803" calcext:value-type="float">
            <text:p>495803</text:p>
          </table:table-cell>
          <table:table-cell office:value-type="float" office:value="5" calcext:value-type="float">
            <text:p>5</text:p>
          </table:table-cell>
          <table:table-cell office:value-type="float" office:value="850660" calcext:value-type="float">
            <text:p>850660</text:p>
          </table:table-cell>
          <table:table-cell office:value-type="float" office:value="3" calcext:value-type="float">
            <text:p>3</text:p>
          </table:table-cell>
          <table:table-cell office:value-type="float" office:value="46172" calcext:value-type="float">
            <text:p>46172</text:p>
          </table:table-cell>
          <table:table-cell office:value-type="string" calcext:value-type="string">
            <text:p><text:s/></text:p>
          </table:table-cell>
          <table:table-cell table:formula="of:=[.A56]" office:value-type="float" office:value="245248" calcext:value-type="float">
            <text:p>245248</text:p>
          </table:table-cell>
          <table:table-cell table:formula="of:=CONCATENATE([.B56];&quot;.&quot;;[.C56])" office:value-type="string" office:string-value="2.495803" calcext:value-type="string">
            <text:p>2.495803</text:p>
          </table:table-cell>
          <table:table-cell table:formula="of:=CONCATENATE([.D56];&quot;.&quot;;[.E56])" office:value-type="string" office:string-value="5.850660" calcext:value-type="string">
            <text:p>5.850660</text:p>
          </table:table-cell>
          <table:table-cell table:formula="of:=CONCATENATE([.F56];&quot;.&quot;;[.G56])" office:value-type="string" office:string-value="3.46172" calcext:value-type="string">
            <text:p>3.46172</text:p>
          </table:table-cell>
        </table:table-row>
        <table:table-row table:style-name="ro1">
          <table:table-cell office:value-type="float" office:value="245328" calcext:value-type="float">
            <text:p>245328</text:p>
          </table:table-cell>
          <table:table-cell office:value-type="float" office:value="-0" calcext:value-type="float">
            <text:p>0</text:p>
          </table:table-cell>
          <table:table-cell office:value-type="float" office:value="677193" calcext:value-type="float">
            <text:p>677193</text:p>
          </table:table-cell>
          <table:table-cell office:value-type="float" office:value="3" calcext:value-type="float">
            <text:p>3</text:p>
          </table:table-cell>
          <table:table-cell office:value-type="float" office:value="48565" calcext:value-type="float">
            <text:p>48565</text:p>
          </table:table-cell>
          <table:table-cell office:value-type="float" office:value="1" calcext:value-type="float">
            <text:p>1</text:p>
          </table:table-cell>
          <table:table-cell office:value-type="float" office:value="966970" calcext:value-type="float">
            <text:p>966970</text:p>
          </table:table-cell>
          <table:table-cell office:value-type="string" calcext:value-type="string">
            <text:p><text:s/></text:p>
          </table:table-cell>
          <table:table-cell table:formula="of:=[.A57]" office:value-type="float" office:value="245328" calcext:value-type="float">
            <text:p>245328</text:p>
          </table:table-cell>
          <table:table-cell table:formula="of:=CONCATENATE([.B57];&quot;.&quot;;[.C57])" office:value-type="string" office:string-value="0.677193" calcext:value-type="string">
            <text:p>0.677193</text:p>
          </table:table-cell>
          <table:table-cell table:formula="of:=CONCATENATE([.D57];&quot;.&quot;;[.E57])" office:value-type="string" office:string-value="3.48565" calcext:value-type="string">
            <text:p>3.48565</text:p>
          </table:table-cell>
          <table:table-cell table:formula="of:=CONCATENATE([.F57];&quot;.&quot;;[.G57])" office:value-type="string" office:string-value="1.966970" calcext:value-type="string">
            <text:p>1.966970</text:p>
          </table:table-cell>
        </table:table-row>
        <table:table-row table:style-name="ro1">
          <table:table-cell office:value-type="float" office:value="245408" calcext:value-type="float">
            <text:p>245408</text:p>
          </table:table-cell>
          <table:table-cell office:value-type="float" office:value="-0" calcext:value-type="float">
            <text:p>0</text:p>
          </table:table-cell>
          <table:table-cell office:value-type="float" office:value="614977" calcext:value-type="float">
            <text:p>614977</text:p>
          </table:table-cell>
          <table:table-cell office:value-type="float" office:value="-0" calcext:value-type="float">
            <text:p>0</text:p>
          </table:table-cell>
          <table:table-cell office:value-type="float" office:value="949984" calcext:value-type="float">
            <text:p>949984</text:p>
          </table:table-cell>
          <table:table-cell office:value-type="float" office:value="-5" calcext:value-type="float">
            <text:p>-5</text:p>
          </table:table-cell>
          <table:table-cell office:value-type="float" office:value="15535" calcext:value-type="float">
            <text:p>15535</text:p>
          </table:table-cell>
          <table:table-cell office:value-type="string" calcext:value-type="string">
            <text:p><text:s/></text:p>
          </table:table-cell>
          <table:table-cell table:formula="of:=[.A58]" office:value-type="float" office:value="245408" calcext:value-type="float">
            <text:p>245408</text:p>
          </table:table-cell>
          <table:table-cell table:formula="of:=CONCATENATE([.B58];&quot;.&quot;;[.C58])" office:value-type="string" office:string-value="0.614977" calcext:value-type="string">
            <text:p>0.614977</text:p>
          </table:table-cell>
          <table:table-cell table:formula="of:=CONCATENATE([.D58];&quot;.&quot;;[.E58])" office:value-type="string" office:string-value="0.949984" calcext:value-type="string">
            <text:p>0.949984</text:p>
          </table:table-cell>
          <table:table-cell table:formula="of:=CONCATENATE([.F58];&quot;.&quot;;[.G58])" office:value-type="string" office:string-value="-5.15535" calcext:value-type="string">
            <text:p>-5.15535</text:p>
          </table:table-cell>
        </table:table-row>
        <table:table-row table:style-name="ro1">
          <table:table-cell office:value-type="float" office:value="245487" calcext:value-type="float">
            <text:p>245487</text:p>
          </table:table-cell>
          <table:table-cell office:value-type="float" office:value="9" calcext:value-type="float">
            <text:p>9</text:p>
          </table:table-cell>
          <table:table-cell office:value-type="float" office:value="633848" calcext:value-type="float">
            <text:p>633848</text:p>
          </table:table-cell>
          <table:table-cell office:value-type="float" office:value="-50" calcext:value-type="float">
            <text:p>-50</text:p>
          </table:table-cell>
          <table:table-cell office:value-type="float" office:value="124245" calcext:value-type="float">
            <text:p>124245</text:p>
          </table:table-cell>
          <table:table-cell office:value-type="float" office:value="-5" calcext:value-type="float">
            <text:p>-5</text:p>
          </table:table-cell>
          <table:table-cell office:value-type="float" office:value="704693" calcext:value-type="float">
            <text:p>704693</text:p>
          </table:table-cell>
          <table:table-cell office:value-type="string" calcext:value-type="string">
            <text:p><text:s/></text:p>
          </table:table-cell>
          <table:table-cell table:formula="of:=[.A59]" office:value-type="float" office:value="245487" calcext:value-type="float">
            <text:p>245487</text:p>
          </table:table-cell>
          <table:table-cell table:formula="of:=CONCATENATE([.B59];&quot;.&quot;;[.C59])" office:value-type="string" office:string-value="9.633848" calcext:value-type="string">
            <text:p>9.633848</text:p>
          </table:table-cell>
          <table:table-cell table:formula="of:=CONCATENATE([.D59];&quot;.&quot;;[.E59])" office:value-type="string" office:string-value="-50.124245" calcext:value-type="string">
            <text:p>-50.124245</text:p>
          </table:table-cell>
          <table:table-cell table:formula="of:=CONCATENATE([.F59];&quot;.&quot;;[.G59])" office:value-type="string" office:string-value="-5.704693" calcext:value-type="string">
            <text:p>-5.704693</text:p>
          </table:table-cell>
        </table:table-row>
        <table:table-row table:style-name="ro1">
          <table:table-cell office:value-type="float" office:value="245567" calcext:value-type="float">
            <text:p>245567</text:p>
          </table:table-cell>
          <table:table-cell office:value-type="float" office:value="1" calcext:value-type="float">
            <text:p>1</text:p>
          </table:table-cell>
          <table:table-cell office:value-type="float" office:value="538640" calcext:value-type="float">
            <text:p>538640</text:p>
          </table:table-cell>
          <table:table-cell office:value-type="float" office:value="-12" calcext:value-type="float">
            <text:p>-12</text:p>
          </table:table-cell>
          <table:table-cell office:value-type="float" office:value="952811" calcext:value-type="float">
            <text:p>952811</text:p>
          </table:table-cell>
          <table:table-cell office:value-type="float" office:value="-5" calcext:value-type="float">
            <text:p>-5</text:p>
          </table:table-cell>
          <table:table-cell office:value-type="float" office:value="190217" calcext:value-type="float">
            <text:p>190217</text:p>
          </table:table-cell>
          <table:table-cell office:value-type="string" calcext:value-type="string">
            <text:p><text:s/></text:p>
          </table:table-cell>
          <table:table-cell table:formula="of:=[.A60]" office:value-type="float" office:value="245567" calcext:value-type="float">
            <text:p>245567</text:p>
          </table:table-cell>
          <table:table-cell table:formula="of:=CONCATENATE([.B60];&quot;.&quot;;[.C60])" office:value-type="string" office:string-value="1.538640" calcext:value-type="string">
            <text:p>1.538640</text:p>
          </table:table-cell>
          <table:table-cell table:formula="of:=CONCATENATE([.D60];&quot;.&quot;;[.E60])" office:value-type="string" office:string-value="-12.952811" calcext:value-type="string">
            <text:p>-12.952811</text:p>
          </table:table-cell>
          <table:table-cell table:formula="of:=CONCATENATE([.F60];&quot;.&quot;;[.G60])" office:value-type="string" office:string-value="-5.190217" calcext:value-type="string">
            <text:p>-5.190217</text:p>
          </table:table-cell>
        </table:table-row>
        <table:table-row table:style-name="ro1">
          <table:table-cell office:value-type="float" office:value="245647" calcext:value-type="float">
            <text:p>245647</text:p>
          </table:table-cell>
          <table:table-cell office:value-type="float" office:value="-1" calcext:value-type="float">
            <text:p>-1</text:p>
          </table:table-cell>
          <table:table-cell office:value-type="float" office:value="402244" calcext:value-type="float">
            <text:p>402244</text:p>
          </table:table-cell>
          <table:table-cell office:value-type="float" office:value="6" calcext:value-type="float">
            <text:p>6</text:p>
          </table:table-cell>
          <table:table-cell office:value-type="float" office:value="463245" calcext:value-type="float">
            <text:p>463245</text:p>
          </table:table-cell>
          <table:table-cell office:value-type="float" office:value="4" calcext:value-type="float">
            <text:p>4</text:p>
          </table:table-cell>
          <table:table-cell office:value-type="float" office:value="831282" calcext:value-type="float">
            <text:p>831282</text:p>
          </table:table-cell>
          <table:table-cell office:value-type="string" calcext:value-type="string">
            <text:p><text:s/></text:p>
          </table:table-cell>
          <table:table-cell table:formula="of:=[.A61]" office:value-type="float" office:value="245647" calcext:value-type="float">
            <text:p>245647</text:p>
          </table:table-cell>
          <table:table-cell table:formula="of:=CONCATENATE([.B61];&quot;.&quot;;[.C61])" office:value-type="string" office:string-value="-1.402244" calcext:value-type="string">
            <text:p>-1.402244</text:p>
          </table:table-cell>
          <table:table-cell table:formula="of:=CONCATENATE([.D61];&quot;.&quot;;[.E61])" office:value-type="string" office:string-value="6.463245" calcext:value-type="string">
            <text:p>6.463245</text:p>
          </table:table-cell>
          <table:table-cell table:formula="of:=CONCATENATE([.F61];&quot;.&quot;;[.G61])" office:value-type="string" office:string-value="4.831282" calcext:value-type="string">
            <text:p>4.831282</text:p>
          </table:table-cell>
        </table:table-row>
        <table:table-row table:style-name="ro1">
          <table:table-cell office:value-type="float" office:value="245726" calcext:value-type="float">
            <text:p>245726</text:p>
          </table:table-cell>
          <table:table-cell office:value-type="float" office:value="0" calcext:value-type="float">
            <text:p>0</text:p>
          </table:table-cell>
          <table:table-cell office:value-type="float" office:value="88538" calcext:value-type="float">
            <text:p>88538</text:p>
          </table:table-cell>
          <table:table-cell office:value-type="float" office:value="-0" calcext:value-type="float">
            <text:p>0</text:p>
          </table:table-cell>
          <table:table-cell office:value-type="float" office:value="284756" calcext:value-type="float">
            <text:p>284756</text:p>
          </table:table-cell>
          <table:table-cell office:value-type="float" office:value="-2" calcext:value-type="float">
            <text:p>-2</text:p>
          </table:table-cell>
          <table:table-cell office:value-type="float" office:value="124902" calcext:value-type="float">
            <text:p>124902</text:p>
          </table:table-cell>
          <table:table-cell office:value-type="string" calcext:value-type="string">
            <text:p><text:s/></text:p>
          </table:table-cell>
          <table:table-cell table:formula="of:=[.A62]" office:value-type="float" office:value="245726" calcext:value-type="float">
            <text:p>245726</text:p>
          </table:table-cell>
          <table:table-cell table:formula="of:=CONCATENATE([.B62];&quot;.&quot;;[.C62])" office:value-type="string" office:string-value="0.88538" calcext:value-type="string">
            <text:p>0.88538</text:p>
          </table:table-cell>
          <table:table-cell table:formula="of:=CONCATENATE([.D62];&quot;.&quot;;[.E62])" office:value-type="string" office:string-value="0.284756" calcext:value-type="string">
            <text:p>0.284756</text:p>
          </table:table-cell>
          <table:table-cell table:formula="of:=CONCATENATE([.F62];&quot;.&quot;;[.G62])" office:value-type="string" office:string-value="-2.124902" calcext:value-type="string">
            <text:p>-2.124902</text:p>
          </table:table-cell>
        </table:table-row>
        <table:table-row table:style-name="ro1">
          <table:table-cell office:value-type="float" office:value="245806" calcext:value-type="float">
            <text:p>245806</text:p>
          </table:table-cell>
          <table:table-cell office:value-type="float" office:value="-0" calcext:value-type="float">
            <text:p>0</text:p>
          </table:table-cell>
          <table:table-cell office:value-type="float" office:value="691550" calcext:value-type="float">
            <text:p>691550</text:p>
          </table:table-cell>
          <table:table-cell office:value-type="float" office:value="-1" calcext:value-type="float">
            <text:p>-1</text:p>
          </table:table-cell>
          <table:table-cell office:value-type="float" office:value="323278" calcext:value-type="float">
            <text:p>323278</text:p>
          </table:table-cell>
          <table:table-cell office:value-type="float" office:value="-1" calcext:value-type="float">
            <text:p>-1</text:p>
          </table:table-cell>
          <table:table-cell office:value-type="float" office:value="529068" calcext:value-type="float">
            <text:p>529068</text:p>
          </table:table-cell>
          <table:table-cell office:value-type="string" calcext:value-type="string">
            <text:p><text:s/></text:p>
          </table:table-cell>
          <table:table-cell table:formula="of:=[.A63]" office:value-type="float" office:value="245806" calcext:value-type="float">
            <text:p>245806</text:p>
          </table:table-cell>
          <table:table-cell table:formula="of:=CONCATENATE([.B63];&quot;.&quot;;[.C63])" office:value-type="string" office:string-value="0.691550" calcext:value-type="string">
            <text:p>0.691550</text:p>
          </table:table-cell>
          <table:table-cell table:formula="of:=CONCATENATE([.D63];&quot;.&quot;;[.E63])" office:value-type="string" office:string-value="-1.323278" calcext:value-type="string">
            <text:p>-1.323278</text:p>
          </table:table-cell>
          <table:table-cell table:formula="of:=CONCATENATE([.F63];&quot;.&quot;;[.G63])" office:value-type="string" office:string-value="-1.529068" calcext:value-type="string">
            <text:p>-1.529068</text:p>
          </table:table-cell>
        </table:table-row>
        <table:table-row table:style-name="ro1">
          <table:table-cell office:value-type="float" office:value="245885" calcext:value-type="float">
            <text:p>245885</text:p>
          </table:table-cell>
          <table:table-cell office:value-type="float" office:value="5" calcext:value-type="float">
            <text:p>5</text:p>
          </table:table-cell>
          <table:table-cell office:value-type="float" office:value="570690" calcext:value-type="float">
            <text:p>570690</text:p>
          </table:table-cell>
          <table:table-cell office:value-type="float" office:value="-39" calcext:value-type="float">
            <text:p>-39</text:p>
          </table:table-cell>
          <table:table-cell office:value-type="float" office:value="841919" calcext:value-type="float">
            <text:p>841919</text:p>
          </table:table-cell>
          <table:table-cell office:value-type="float" office:value="-1" calcext:value-type="float">
            <text:p>-1</text:p>
          </table:table-cell>
          <table:table-cell office:value-type="float" office:value="876040" calcext:value-type="float">
            <text:p>876040</text:p>
          </table:table-cell>
          <table:table-cell office:value-type="string" calcext:value-type="string">
            <text:p><text:s/></text:p>
          </table:table-cell>
          <table:table-cell table:formula="of:=[.A64]" office:value-type="float" office:value="245885" calcext:value-type="float">
            <text:p>245885</text:p>
          </table:table-cell>
          <table:table-cell table:formula="of:=CONCATENATE([.B64];&quot;.&quot;;[.C64])" office:value-type="string" office:string-value="5.570690" calcext:value-type="string">
            <text:p>5.570690</text:p>
          </table:table-cell>
          <table:table-cell table:formula="of:=CONCATENATE([.D64];&quot;.&quot;;[.E64])" office:value-type="string" office:string-value="-39.841919" calcext:value-type="string">
            <text:p>-39.841919</text:p>
          </table:table-cell>
          <table:table-cell table:formula="of:=CONCATENATE([.F64];&quot;.&quot;;[.G64])" office:value-type="string" office:string-value="-1.876040" calcext:value-type="string">
            <text:p>-1.876040</text:p>
          </table:table-cell>
        </table:table-row>
        <table:table-row table:style-name="ro1">
          <table:table-cell office:value-type="float" office:value="245965" calcext:value-type="float">
            <text:p>245965</text:p>
          </table:table-cell>
          <table:table-cell office:value-type="float" office:value="-0" calcext:value-type="float">
            <text:p>0</text:p>
          </table:table-cell>
          <table:table-cell office:value-type="float" office:value="473796" calcext:value-type="float">
            <text:p>473796</text:p>
          </table:table-cell>
          <table:table-cell office:value-type="float" office:value="-14" calcext:value-type="float">
            <text:p>-14</text:p>
          </table:table-cell>
          <table:table-cell office:value-type="float" office:value="414878" calcext:value-type="float">
            <text:p>414878</text:p>
          </table:table-cell>
          <table:table-cell office:value-type="float" office:value="-5" calcext:value-type="float">
            <text:p>-5</text:p>
          </table:table-cell>
          <table:table-cell office:value-type="float" office:value="939198" calcext:value-type="float">
            <text:p>939198</text:p>
          </table:table-cell>
          <table:table-cell office:value-type="string" calcext:value-type="string">
            <text:p><text:s/></text:p>
          </table:table-cell>
          <table:table-cell table:formula="of:=[.A65]" office:value-type="float" office:value="245965" calcext:value-type="float">
            <text:p>245965</text:p>
          </table:table-cell>
          <table:table-cell table:formula="of:=CONCATENATE([.B65];&quot;.&quot;;[.C65])" office:value-type="string" office:string-value="0.473796" calcext:value-type="string">
            <text:p>0.473796</text:p>
          </table:table-cell>
          <table:table-cell table:formula="of:=CONCATENATE([.D65];&quot;.&quot;;[.E65])" office:value-type="string" office:string-value="-14.414878" calcext:value-type="string">
            <text:p>-14.414878</text:p>
          </table:table-cell>
          <table:table-cell table:formula="of:=CONCATENATE([.F65];&quot;.&quot;;[.G65])" office:value-type="string" office:string-value="-5.939198" calcext:value-type="string">
            <text:p>-5.939198</text:p>
          </table:table-cell>
        </table:table-row>
        <table:table-row table:style-name="ro1">
          <table:table-cell office:value-type="float" office:value="246045" calcext:value-type="float">
            <text:p>246045</text:p>
          </table:table-cell>
          <table:table-cell office:value-type="float" office:value="-1" calcext:value-type="float">
            <text:p>-1</text:p>
          </table:table-cell>
          <table:table-cell office:value-type="float" office:value="76809" calcext:value-type="float">
            <text:p>76809</text:p>
          </table:table-cell>
          <table:table-cell office:value-type="float" office:value="6" calcext:value-type="float">
            <text:p>6</text:p>
          </table:table-cell>
          <table:table-cell office:value-type="float" office:value="822181" calcext:value-type="float">
            <text:p>822181</text:p>
          </table:table-cell>
          <table:table-cell office:value-type="float" office:value="3" calcext:value-type="float">
            <text:p>3</text:p>
          </table:table-cell>
          <table:table-cell office:value-type="float" office:value="730544" calcext:value-type="float">
            <text:p>730544</text:p>
          </table:table-cell>
          <table:table-cell office:value-type="string" calcext:value-type="string">
            <text:p><text:s/></text:p>
          </table:table-cell>
          <table:table-cell table:formula="of:=[.A66]" office:value-type="float" office:value="246045" calcext:value-type="float">
            <text:p>246045</text:p>
          </table:table-cell>
          <table:table-cell table:formula="of:=CONCATENATE([.B66];&quot;.&quot;;[.C66])" office:value-type="string" office:string-value="-1.76809" calcext:value-type="string">
            <text:p>-1.76809</text:p>
          </table:table-cell>
          <table:table-cell table:formula="of:=CONCATENATE([.D66];&quot;.&quot;;[.E66])" office:value-type="string" office:string-value="6.822181" calcext:value-type="string">
            <text:p>6.822181</text:p>
          </table:table-cell>
          <table:table-cell table:formula="of:=CONCATENATE([.F66];&quot;.&quot;;[.G66])" office:value-type="string" office:string-value="3.730544" calcext:value-type="string">
            <text:p>3.730544</text:p>
          </table:table-cell>
        </table:table-row>
        <table:table-row table:style-name="ro1">
          <table:table-cell office:value-type="float" office:value="246125" calcext:value-type="float">
            <text:p>246125</text:p>
          </table:table-cell>
          <table:table-cell office:value-type="float" office:value="0" calcext:value-type="float">
            <text:p>0</text:p>
          </table:table-cell>
          <table:table-cell office:value-type="float" office:value="935627" calcext:value-type="float">
            <text:p>935627</text:p>
          </table:table-cell>
          <table:table-cell office:value-type="float" office:value="2" calcext:value-type="float">
            <text:p>2</text:p>
          </table:table-cell>
          <table:table-cell office:value-type="float" office:value="242155" calcext:value-type="float">
            <text:p>242155</text:p>
          </table:table-cell>
          <table:table-cell office:value-type="float" office:value="1" calcext:value-type="float">
            <text:p>1</text:p>
          </table:table-cell>
          <table:table-cell office:value-type="float" office:value="64844" calcext:value-type="float">
            <text:p>64844</text:p>
          </table:table-cell>
          <table:table-cell office:value-type="string" calcext:value-type="string">
            <text:p><text:s/></text:p>
          </table:table-cell>
          <table:table-cell table:formula="of:=[.A67]" office:value-type="float" office:value="246125" calcext:value-type="float">
            <text:p>246125</text:p>
          </table:table-cell>
          <table:table-cell table:formula="of:=CONCATENATE([.B67];&quot;.&quot;;[.C67])" office:value-type="string" office:string-value="0.935627" calcext:value-type="string">
            <text:p>0.935627</text:p>
          </table:table-cell>
          <table:table-cell table:formula="of:=CONCATENATE([.D67];&quot;.&quot;;[.E67])" office:value-type="string" office:string-value="2.242155" calcext:value-type="string">
            <text:p>2.242155</text:p>
          </table:table-cell>
          <table:table-cell table:formula="of:=CONCATENATE([.F67];&quot;.&quot;;[.G67])" office:value-type="string" office:string-value="1.64844" calcext:value-type="string">
            <text:p>1.64844</text:p>
          </table:table-cell>
        </table:table-row>
        <table:table-row table:style-name="ro1">
          <table:table-cell office:value-type="float" office:value="246205" calcext:value-type="float">
            <text:p>246205</text:p>
          </table:table-cell>
          <table:table-cell office:value-type="float" office:value="-0" calcext:value-type="float">
            <text:p>0</text:p>
          </table:table-cell>
          <table:table-cell office:value-type="float" office:value="380472" calcext:value-type="float">
            <text:p>380472</text:p>
          </table:table-cell>
          <table:table-cell office:value-type="float" office:value="0" calcext:value-type="float">
            <text:p>0</text:p>
          </table:table-cell>
          <table:table-cell office:value-type="float" office:value="205790" calcext:value-type="float">
            <text:p>205790</text:p>
          </table:table-cell>
          <table:table-cell office:value-type="float" office:value="-2" calcext:value-type="float">
            <text:p>-2</text:p>
          </table:table-cell>
          <table:table-cell office:value-type="float" office:value="584341" calcext:value-type="float">
            <text:p>584341</text:p>
          </table:table-cell>
          <table:table-cell office:value-type="string" calcext:value-type="string">
            <text:p><text:s/></text:p>
          </table:table-cell>
          <table:table-cell table:formula="of:=[.A68]" office:value-type="float" office:value="246205" calcext:value-type="float">
            <text:p>246205</text:p>
          </table:table-cell>
          <table:table-cell table:formula="of:=CONCATENATE([.B68];&quot;.&quot;;[.C68])" office:value-type="string" office:string-value="0.380472" calcext:value-type="string">
            <text:p>0.380472</text:p>
          </table:table-cell>
          <table:table-cell table:formula="of:=CONCATENATE([.D68];&quot;.&quot;;[.E68])" office:value-type="string" office:string-value="0.205790" calcext:value-type="string">
            <text:p>0.205790</text:p>
          </table:table-cell>
          <table:table-cell table:formula="of:=CONCATENATE([.F68];&quot;.&quot;;[.G68])" office:value-type="string" office:string-value="-2.584341" calcext:value-type="string">
            <text:p>-2.584341</text:p>
          </table:table-cell>
        </table:table-row>
        <table:table-row table:style-name="ro1">
          <table:table-cell office:value-type="float" office:value="246284" calcext:value-type="float">
            <text:p>246284</text:p>
          </table:table-cell>
          <table:table-cell office:value-type="float" office:value="10" calcext:value-type="float">
            <text:p>10</text:p>
          </table:table-cell>
          <table:table-cell office:value-type="float" office:value="811159" calcext:value-type="float">
            <text:p>811159</text:p>
          </table:table-cell>
          <table:table-cell office:value-type="float" office:value="-60" calcext:value-type="float">
            <text:p>-60</text:p>
          </table:table-cell>
          <table:table-cell office:value-type="float" office:value="224712" calcext:value-type="float">
            <text:p>224712</text:p>
          </table:table-cell>
          <table:table-cell office:value-type="float" office:value="-9" calcext:value-type="float">
            <text:p>-9</text:p>
          </table:table-cell>
          <table:table-cell office:value-type="float" office:value="394557" calcext:value-type="float">
            <text:p>394557</text:p>
          </table:table-cell>
          <table:table-cell office:value-type="string" calcext:value-type="string">
            <text:p><text:s/></text:p>
          </table:table-cell>
          <table:table-cell table:formula="of:=[.A69]" office:value-type="float" office:value="246284" calcext:value-type="float">
            <text:p>246284</text:p>
          </table:table-cell>
          <table:table-cell table:formula="of:=CONCATENATE([.B69];&quot;.&quot;;[.C69])" office:value-type="string" office:string-value="10.811159" calcext:value-type="string">
            <text:p>10.811159</text:p>
          </table:table-cell>
          <table:table-cell table:formula="of:=CONCATENATE([.D69];&quot;.&quot;;[.E69])" office:value-type="string" office:string-value="-60.224712" calcext:value-type="string">
            <text:p>-60.224712</text:p>
          </table:table-cell>
          <table:table-cell table:formula="of:=CONCATENATE([.F69];&quot;.&quot;;[.G69])" office:value-type="string" office:string-value="-9.394557" calcext:value-type="string">
            <text:p>-9.394557</text:p>
          </table:table-cell>
        </table:table-row>
        <table:table-row table:style-name="ro1">
          <table:table-cell office:value-type="float" office:value="246364" calcext:value-type="float">
            <text:p>246364</text:p>
          </table:table-cell>
          <table:table-cell office:value-type="float" office:value="2" calcext:value-type="float">
            <text:p>2</text:p>
          </table:table-cell>
          <table:table-cell office:value-type="float" office:value="447945" calcext:value-type="float">
            <text:p>447945</text:p>
          </table:table-cell>
          <table:table-cell office:value-type="float" office:value="-12" calcext:value-type="float">
            <text:p>-12</text:p>
          </table:table-cell>
          <table:table-cell office:value-type="float" office:value="878632" calcext:value-type="float">
            <text:p>878632</text:p>
          </table:table-cell>
          <table:table-cell office:value-type="float" office:value="-4" calcext:value-type="float">
            <text:p>-4</text:p>
          </table:table-cell>
          <table:table-cell office:value-type="float" office:value="254591" calcext:value-type="float">
            <text:p>254591</text:p>
          </table:table-cell>
          <table:table-cell office:value-type="string" calcext:value-type="string">
            <text:p><text:s/></text:p>
          </table:table-cell>
          <table:table-cell table:formula="of:=[.A70]" office:value-type="float" office:value="246364" calcext:value-type="float">
            <text:p>246364</text:p>
          </table:table-cell>
          <table:table-cell table:formula="of:=CONCATENATE([.B70];&quot;.&quot;;[.C70])" office:value-type="string" office:string-value="2.447945" calcext:value-type="string">
            <text:p>2.447945</text:p>
          </table:table-cell>
          <table:table-cell table:formula="of:=CONCATENATE([.D70];&quot;.&quot;;[.E70])" office:value-type="string" office:string-value="-12.878632" calcext:value-type="string">
            <text:p>-12.878632</text:p>
          </table:table-cell>
          <table:table-cell table:formula="of:=CONCATENATE([.F70];&quot;.&quot;;[.G70])" office:value-type="string" office:string-value="-4.254591" calcext:value-type="string">
            <text:p>-4.254591</text:p>
          </table:table-cell>
        </table:table-row>
        <table:table-row table:style-name="ro1">
          <table:table-cell office:value-type="float" office:value="246444" calcext:value-type="float">
            <text:p>246444</text:p>
          </table:table-cell>
          <table:table-cell office:value-type="float" office:value="-1" calcext:value-type="float">
            <text:p>-1</text:p>
          </table:table-cell>
          <table:table-cell office:value-type="float" office:value="907148" calcext:value-type="float">
            <text:p>907148</text:p>
          </table:table-cell>
          <table:table-cell office:value-type="float" office:value="7" calcext:value-type="float">
            <text:p>7</text:p>
          </table:table-cell>
          <table:table-cell office:value-type="float" office:value="379729" calcext:value-type="float">
            <text:p>379729</text:p>
          </table:table-cell>
          <table:table-cell office:value-type="float" office:value="3" calcext:value-type="float">
            <text:p>3</text:p>
          </table:table-cell>
          <table:table-cell office:value-type="float" office:value="491253" calcext:value-type="float">
            <text:p>491253</text:p>
          </table:table-cell>
          <table:table-cell office:value-type="string" calcext:value-type="string">
            <text:p><text:s/></text:p>
          </table:table-cell>
          <table:table-cell table:formula="of:=[.A71]" office:value-type="float" office:value="246444" calcext:value-type="float">
            <text:p>246444</text:p>
          </table:table-cell>
          <table:table-cell table:formula="of:=CONCATENATE([.B71];&quot;.&quot;;[.C71])" office:value-type="string" office:string-value="-1.907148" calcext:value-type="string">
            <text:p>-1.907148</text:p>
          </table:table-cell>
          <table:table-cell table:formula="of:=CONCATENATE([.D71];&quot;.&quot;;[.E71])" office:value-type="string" office:string-value="7.379729" calcext:value-type="string">
            <text:p>7.379729</text:p>
          </table:table-cell>
          <table:table-cell table:formula="of:=CONCATENATE([.F71];&quot;.&quot;;[.G71])" office:value-type="string" office:string-value="3.491253" calcext:value-type="string">
            <text:p>3.491253</text:p>
          </table:table-cell>
        </table:table-row>
        <table:table-row table:style-name="ro1">
          <table:table-cell office:value-type="float" office:value="246523" calcext:value-type="float">
            <text:p>246523</text:p>
          </table:table-cell>
          <table:table-cell office:value-type="float" office:value="0" calcext:value-type="float">
            <text:p>0</text:p>
          </table:table-cell>
          <table:table-cell office:value-type="float" office:value="411580" calcext:value-type="float">
            <text:p>411580</text:p>
          </table:table-cell>
          <table:table-cell office:value-type="float" office:value="0" calcext:value-type="float">
            <text:p>0</text:p>
          </table:table-cell>
          <table:table-cell office:value-type="float" office:value="349365" calcext:value-type="float">
            <text:p>349365</text:p>
          </table:table-cell>
          <table:table-cell office:value-type="float" office:value="-0" calcext:value-type="float">
            <text:p>0</text:p>
          </table:table-cell>
          <table:table-cell office:value-type="float" office:value="442688" calcext:value-type="float">
            <text:p>442688</text:p>
          </table:table-cell>
          <table:table-cell office:value-type="string" calcext:value-type="string">
            <text:p><text:s/></text:p>
          </table:table-cell>
          <table:table-cell table:formula="of:=[.A72]" office:value-type="float" office:value="246523" calcext:value-type="float">
            <text:p>246523</text:p>
          </table:table-cell>
          <table:table-cell table:formula="of:=CONCATENATE([.B72];&quot;.&quot;;[.C72])" office:value-type="string" office:string-value="0.411580" calcext:value-type="string">
            <text:p>0.411580</text:p>
          </table:table-cell>
          <table:table-cell table:formula="of:=CONCATENATE([.D72];&quot;.&quot;;[.E72])" office:value-type="string" office:string-value="0.349365" calcext:value-type="string">
            <text:p>0.349365</text:p>
          </table:table-cell>
          <table:table-cell table:formula="of:=CONCATENATE([.F72];&quot;.&quot;;[.G72])" office:value-type="string" office:string-value="0.442688" calcext:value-type="string">
            <text:p>0.442688</text:p>
          </table:table-cell>
        </table:table-row>
        <table:table-row table:style-name="ro1">
          <table:table-cell office:value-type="float" office:value="246603" calcext:value-type="float">
            <text:p>246603</text:p>
          </table:table-cell>
          <table:table-cell office:value-type="float" office:value="0" calcext:value-type="float">
            <text:p>0</text:p>
          </table:table-cell>
          <table:table-cell office:value-type="float" office:value="110074" calcext:value-type="float">
            <text:p>110074</text:p>
          </table:table-cell>
          <table:table-cell office:value-type="float" office:value="-0" calcext:value-type="float">
            <text:p>0</text:p>
          </table:table-cell>
          <table:table-cell office:value-type="float" office:value="543190" calcext:value-type="float">
            <text:p>543190</text:p>
          </table:table-cell>
          <table:table-cell office:value-type="float" office:value="-1" calcext:value-type="float">
            <text:p>-1</text:p>
          </table:table-cell>
          <table:table-cell office:value-type="float" office:value="110309" calcext:value-type="float">
            <text:p>110309</text:p>
          </table:table-cell>
          <table:table-cell office:value-type="string" calcext:value-type="string">
            <text:p><text:s/></text:p>
          </table:table-cell>
          <table:table-cell table:formula="of:=[.A73]" office:value-type="float" office:value="246603" calcext:value-type="float">
            <text:p>246603</text:p>
          </table:table-cell>
          <table:table-cell table:formula="of:=CONCATENATE([.B73];&quot;.&quot;;[.C73])" office:value-type="string" office:string-value="0.110074" calcext:value-type="string">
            <text:p>0.110074</text:p>
          </table:table-cell>
          <table:table-cell table:formula="of:=CONCATENATE([.D73];&quot;.&quot;;[.E73])" office:value-type="string" office:string-value="0.543190" calcext:value-type="string">
            <text:p>0.543190</text:p>
          </table:table-cell>
          <table:table-cell table:formula="of:=CONCATENATE([.F73];&quot;.&quot;;[.G73])" office:value-type="string" office:string-value="-1.110309" calcext:value-type="string">
            <text:p>-1.110309</text:p>
          </table:table-cell>
        </table:table-row>
        <table:table-row table:style-name="ro1">
          <table:table-cell office:value-type="float" office:value="246682" calcext:value-type="float">
            <text:p>246682</text:p>
          </table:table-cell>
          <table:table-cell office:value-type="float" office:value="2" calcext:value-type="float">
            <text:p>2</text:p>
          </table:table-cell>
          <table:table-cell office:value-type="float" office:value="622627" calcext:value-type="float">
            <text:p>622627</text:p>
          </table:table-cell>
          <table:table-cell office:value-type="float" office:value="-23" calcext:value-type="float">
            <text:p>-23</text:p>
          </table:table-cell>
          <table:table-cell office:value-type="float" office:value="830971" calcext:value-type="float">
            <text:p>830971</text:p>
          </table:table-cell>
          <table:table-cell office:value-type="float" office:value="-3" calcext:value-type="float">
            <text:p>-3</text:p>
          </table:table-cell>
          <table:table-cell office:value-type="float" office:value="163424" calcext:value-type="float">
            <text:p>163424</text:p>
          </table:table-cell>
          <table:table-cell office:value-type="string" calcext:value-type="string">
            <text:p><text:s/></text:p>
          </table:table-cell>
          <table:table-cell table:formula="of:=[.A74]" office:value-type="float" office:value="246682" calcext:value-type="float">
            <text:p>246682</text:p>
          </table:table-cell>
          <table:table-cell table:formula="of:=CONCATENATE([.B74];&quot;.&quot;;[.C74])" office:value-type="string" office:string-value="2.622627" calcext:value-type="string">
            <text:p>2.622627</text:p>
          </table:table-cell>
          <table:table-cell table:formula="of:=CONCATENATE([.D74];&quot;.&quot;;[.E74])" office:value-type="string" office:string-value="-23.830971" calcext:value-type="string">
            <text:p>-23.830971</text:p>
          </table:table-cell>
          <table:table-cell table:formula="of:=CONCATENATE([.F74];&quot;.&quot;;[.G74])" office:value-type="string" office:string-value="-3.163424" calcext:value-type="string">
            <text:p>-3.163424</text:p>
          </table:table-cell>
        </table:table-row>
        <table:table-row table:style-name="ro1">
          <table:table-cell office:value-type="float" office:value="246762" calcext:value-type="float">
            <text:p>246762</text:p>
          </table:table-cell>
          <table:table-cell office:value-type="float" office:value="-8" calcext:value-type="float">
            <text:p>-8</text:p>
          </table:table-cell>
          <table:table-cell office:value-type="float" office:value="358428" calcext:value-type="float">
            <text:p>358428</text:p>
          </table:table-cell>
          <table:table-cell office:value-type="float" office:value="-20" calcext:value-type="float">
            <text:p>-20</text:p>
          </table:table-cell>
          <table:table-cell office:value-type="float" office:value="547901" calcext:value-type="float">
            <text:p>547901</text:p>
          </table:table-cell>
          <table:table-cell office:value-type="float" office:value="-4" calcext:value-type="float">
            <text:p>-4</text:p>
          </table:table-cell>
          <table:table-cell office:value-type="float" office:value="405344" calcext:value-type="float">
            <text:p>405344</text:p>
          </table:table-cell>
          <table:table-cell office:value-type="string" calcext:value-type="string">
            <text:p><text:s/></text:p>
          </table:table-cell>
          <table:table-cell table:formula="of:=[.A75]" office:value-type="float" office:value="246762" calcext:value-type="float">
            <text:p>246762</text:p>
          </table:table-cell>
          <table:table-cell table:formula="of:=CONCATENATE([.B75];&quot;.&quot;;[.C75])" office:value-type="string" office:string-value="-8.358428" calcext:value-type="string">
            <text:p>-8.358428</text:p>
          </table:table-cell>
          <table:table-cell table:formula="of:=CONCATENATE([.D75];&quot;.&quot;;[.E75])" office:value-type="string" office:string-value="-20.547901" calcext:value-type="string">
            <text:p>-20.547901</text:p>
          </table:table-cell>
          <table:table-cell table:formula="of:=CONCATENATE([.F75];&quot;.&quot;;[.G75])" office:value-type="string" office:string-value="-4.405344" calcext:value-type="string">
            <text:p>-4.405344</text:p>
          </table:table-cell>
        </table:table-row>
        <table:table-row table:style-name="ro1">
          <table:table-cell office:value-type="float" office:value="246842" calcext:value-type="float">
            <text:p>246842</text:p>
          </table:table-cell>
          <table:table-cell office:value-type="float" office:value="2" calcext:value-type="float">
            <text:p>2</text:p>
          </table:table-cell>
          <table:table-cell office:value-type="float" office:value="809274" calcext:value-type="float">
            <text:p>809274</text:p>
          </table:table-cell>
          <table:table-cell office:value-type="float" office:value="6" calcext:value-type="float">
            <text:p>6</text:p>
          </table:table-cell>
          <table:table-cell office:value-type="float" office:value="156952" calcext:value-type="float">
            <text:p>156952</text:p>
          </table:table-cell>
          <table:table-cell office:value-type="float" office:value="3" calcext:value-type="float">
            <text:p>3</text:p>
          </table:table-cell>
          <table:table-cell office:value-type="float" office:value="5492" calcext:value-type="float">
            <text:p>5492</text:p>
          </table:table-cell>
          <table:table-cell office:value-type="string" calcext:value-type="string">
            <text:p><text:s/></text:p>
          </table:table-cell>
          <table:table-cell table:formula="of:=[.A76]" office:value-type="float" office:value="246842" calcext:value-type="float">
            <text:p>246842</text:p>
          </table:table-cell>
          <table:table-cell table:formula="of:=CONCATENATE([.B76];&quot;.&quot;;[.C76])" office:value-type="string" office:string-value="2.809274" calcext:value-type="string">
            <text:p>2.809274</text:p>
          </table:table-cell>
          <table:table-cell table:formula="of:=CONCATENATE([.D76];&quot;.&quot;;[.E76])" office:value-type="string" office:string-value="6.156952" calcext:value-type="string">
            <text:p>6.156952</text:p>
          </table:table-cell>
          <table:table-cell table:formula="of:=CONCATENATE([.F76];&quot;.&quot;;[.G76])" office:value-type="string" office:string-value="3.5492" calcext:value-type="string">
            <text:p>3.5492</text:p>
          </table:table-cell>
        </table:table-row>
        <table:table-row table:style-name="ro1">
          <table:table-cell office:value-type="float" office:value="246921" calcext:value-type="float">
            <text:p>246921</text:p>
          </table:table-cell>
          <table:table-cell office:value-type="float" office:value="0" calcext:value-type="float">
            <text:p>0</text:p>
          </table:table-cell>
          <table:table-cell office:value-type="float" office:value="765731" calcext:value-type="float">
            <text:p>765731</text:p>
          </table:table-cell>
          <table:table-cell office:value-type="float" office:value="2" calcext:value-type="float">
            <text:p>2</text:p>
          </table:table-cell>
          <table:table-cell office:value-type="float" office:value="215833" calcext:value-type="float">
            <text:p>215833</text:p>
          </table:table-cell>
          <table:table-cell office:value-type="float" office:value="1" calcext:value-type="float">
            <text:p>1</text:p>
          </table:table-cell>
          <table:table-cell office:value-type="float" office:value="873647" calcext:value-type="float">
            <text:p>873647</text:p>
          </table:table-cell>
          <table:table-cell office:value-type="string" calcext:value-type="string">
            <text:p><text:s/></text:p>
          </table:table-cell>
          <table:table-cell table:formula="of:=[.A77]" office:value-type="float" office:value="246921" calcext:value-type="float">
            <text:p>246921</text:p>
          </table:table-cell>
          <table:table-cell table:formula="of:=CONCATENATE([.B77];&quot;.&quot;;[.C77])" office:value-type="string" office:string-value="0.765731" calcext:value-type="string">
            <text:p>0.765731</text:p>
          </table:table-cell>
          <table:table-cell table:formula="of:=CONCATENATE([.D77];&quot;.&quot;;[.E77])" office:value-type="string" office:string-value="2.215833" calcext:value-type="string">
            <text:p>2.215833</text:p>
          </table:table-cell>
          <table:table-cell table:formula="of:=CONCATENATE([.F77];&quot;.&quot;;[.G77])" office:value-type="string" office:string-value="1.873647" calcext:value-type="string">
            <text:p>1.873647</text:p>
          </table:table-cell>
        </table:table-row>
        <table:table-row table:style-name="ro1">
          <table:table-cell office:value-type="float" office:value="247001" calcext:value-type="float">
            <text:p>247001</text:p>
          </table:table-cell>
          <table:table-cell office:value-type="float" office:value="-1" calcext:value-type="float">
            <text:p>-1</text:p>
          </table:table-cell>
          <table:table-cell office:value-type="float" office:value="167739" calcext:value-type="float">
            <text:p>167739</text:p>
          </table:table-cell>
          <table:table-cell office:value-type="float" office:value="0" calcext:value-type="float">
            <text:p>0</text:p>
          </table:table-cell>
          <table:table-cell office:value-type="float" office:value="399616" calcext:value-type="float">
            <text:p>399616</text:p>
          </table:table-cell>
          <table:table-cell office:value-type="float" office:value="-3" calcext:value-type="float">
            <text:p>-3</text:p>
          </table:table-cell>
          <table:table-cell office:value-type="float" office:value="237605" calcext:value-type="float">
            <text:p>237605</text:p>
          </table:table-cell>
          <table:table-cell office:value-type="string" calcext:value-type="string">
            <text:p><text:s/></text:p>
          </table:table-cell>
          <table:table-cell table:formula="of:=[.A78]" office:value-type="float" office:value="247001" calcext:value-type="float">
            <text:p>247001</text:p>
          </table:table-cell>
          <table:table-cell table:formula="of:=CONCATENATE([.B78];&quot;.&quot;;[.C78])" office:value-type="string" office:string-value="-1.167739" calcext:value-type="string">
            <text:p>-1.167739</text:p>
          </table:table-cell>
          <table:table-cell table:formula="of:=CONCATENATE([.D78];&quot;.&quot;;[.E78])" office:value-type="string" office:string-value="0.399616" calcext:value-type="string">
            <text:p>0.399616</text:p>
          </table:table-cell>
          <table:table-cell table:formula="of:=CONCATENATE([.F78];&quot;.&quot;;[.G78])" office:value-type="string" office:string-value="-3.237605" calcext:value-type="string">
            <text:p>-3.237605</text:p>
          </table:table-cell>
        </table:table-row>
        <table:table-row table:style-name="ro1">
          <table:table-cell office:value-type="float" office:value="247081" calcext:value-type="float">
            <text:p>247081</text:p>
          </table:table-cell>
          <table:table-cell office:value-type="float" office:value="5" calcext:value-type="float">
            <text:p>5</text:p>
          </table:table-cell>
          <table:table-cell office:value-type="float" office:value="714264" calcext:value-type="float">
            <text:p>714264</text:p>
          </table:table-cell>
          <table:table-cell office:value-type="float" office:value="-23" calcext:value-type="float">
            <text:p>-23</text:p>
          </table:table-cell>
          <table:table-cell office:value-type="float" office:value="565359" calcext:value-type="float">
            <text:p>565359</text:p>
          </table:table-cell>
          <table:table-cell office:value-type="float" office:value="1" calcext:value-type="float">
            <text:p>1</text:p>
          </table:table-cell>
          <table:table-cell office:value-type="float" office:value="433352" calcext:value-type="float">
            <text:p>433352</text:p>
          </table:table-cell>
          <table:table-cell office:value-type="string" calcext:value-type="string">
            <text:p><text:s/></text:p>
          </table:table-cell>
          <table:table-cell table:formula="of:=[.A79]" office:value-type="float" office:value="247081" calcext:value-type="float">
            <text:p>247081</text:p>
          </table:table-cell>
          <table:table-cell table:formula="of:=CONCATENATE([.B79];&quot;.&quot;;[.C79])" office:value-type="string" office:string-value="5.714264" calcext:value-type="string">
            <text:p>5.714264</text:p>
          </table:table-cell>
          <table:table-cell table:formula="of:=CONCATENATE([.D79];&quot;.&quot;;[.E79])" office:value-type="string" office:string-value="-23.565359" calcext:value-type="string">
            <text:p>-23.565359</text:p>
          </table:table-cell>
          <table:table-cell table:formula="of:=CONCATENATE([.F79];&quot;.&quot;;[.G79])" office:value-type="string" office:string-value="1.433352" calcext:value-type="string">
            <text:p>1.433352</text:p>
          </table:table-cell>
        </table:table-row>
        <table:table-row table:style-name="ro1">
          <table:table-cell office:value-type="float" office:value="247161" calcext:value-type="float">
            <text:p>247161</text:p>
          </table:table-cell>
          <table:table-cell office:value-type="float" office:value="0" calcext:value-type="float">
            <text:p>0</text:p>
          </table:table-cell>
          <table:table-cell office:value-type="float" office:value="71787" calcext:value-type="float">
            <text:p>71787</text:p>
          </table:table-cell>
          <table:table-cell office:value-type="float" office:value="-17" calcext:value-type="float">
            <text:p>-17</text:p>
          </table:table-cell>
          <table:table-cell office:value-type="float" office:value="15970" calcext:value-type="float">
            <text:p>15970</text:p>
          </table:table-cell>
          <table:table-cell office:value-type="float" office:value="-3" calcext:value-type="float">
            <text:p>-3</text:p>
          </table:table-cell>
          <table:table-cell office:value-type="float" office:value="625256" calcext:value-type="float">
            <text:p>625256</text:p>
          </table:table-cell>
          <table:table-cell office:value-type="string" calcext:value-type="string">
            <text:p><text:s/></text:p>
          </table:table-cell>
          <table:table-cell table:formula="of:=[.A80]" office:value-type="float" office:value="247161" calcext:value-type="float">
            <text:p>247161</text:p>
          </table:table-cell>
          <table:table-cell table:formula="of:=CONCATENATE([.B80];&quot;.&quot;;[.C80])" office:value-type="string" office:string-value="0.71787" calcext:value-type="string">
            <text:p>0.71787</text:p>
          </table:table-cell>
          <table:table-cell table:formula="of:=CONCATENATE([.D80];&quot;.&quot;;[.E80])" office:value-type="string" office:string-value="-17.15970" calcext:value-type="string">
            <text:p>-17.15970</text:p>
          </table:table-cell>
          <table:table-cell table:formula="of:=CONCATENATE([.F80];&quot;.&quot;;[.G80])" office:value-type="string" office:string-value="-3.625256" calcext:value-type="string">
            <text:p>-3.625256</text:p>
          </table:table-cell>
        </table:table-row>
        <table:table-row table:style-name="ro1">
          <table:table-cell office:value-type="float" office:value="247241" calcext:value-type="float">
            <text:p>247241</text:p>
          </table:table-cell>
          <table:table-cell office:value-type="float" office:value="0" calcext:value-type="float">
            <text:p>0</text:p>
          </table:table-cell>
          <table:table-cell office:value-type="float" office:value="612584" calcext:value-type="float">
            <text:p>612584</text:p>
          </table:table-cell>
          <table:table-cell office:value-type="float" office:value="9" calcext:value-type="float">
            <text:p>9</text:p>
          </table:table-cell>
          <table:table-cell office:value-type="float" office:value="78693" calcext:value-type="float">
            <text:p>78693</text:p>
          </table:table-cell>
          <table:table-cell office:value-type="float" office:value="4" calcext:value-type="float">
            <text:p>4</text:p>
          </table:table-cell>
          <table:table-cell office:value-type="float" office:value="65551" calcext:value-type="float">
            <text:p>65551</text:p>
          </table:table-cell>
          <table:table-cell office:value-type="string" calcext:value-type="string">
            <text:p><text:s/></text:p>
          </table:table-cell>
          <table:table-cell table:formula="of:=[.A81]" office:value-type="float" office:value="247241" calcext:value-type="float">
            <text:p>247241</text:p>
          </table:table-cell>
          <table:table-cell table:formula="of:=CONCATENATE([.B81];&quot;.&quot;;[.C81])" office:value-type="string" office:string-value="0.612584" calcext:value-type="string">
            <text:p>0.612584</text:p>
          </table:table-cell>
          <table:table-cell table:formula="of:=CONCATENATE([.D81];&quot;.&quot;;[.E81])" office:value-type="string" office:string-value="9.78693" calcext:value-type="string">
            <text:p>9.78693</text:p>
          </table:table-cell>
          <table:table-cell table:formula="of:=CONCATENATE([.F81];&quot;.&quot;;[.G81])" office:value-type="string" office:string-value="4.65551" calcext:value-type="string">
            <text:p>4.65551</text:p>
          </table:table-cell>
        </table:table-row>
        <table:table-row table:style-name="ro1">
          <table:table-cell office:value-type="float" office:value="247320" calcext:value-type="float">
            <text:p>247320</text:p>
          </table:table-cell>
          <table:table-cell office:value-type="float" office:value="0" calcext:value-type="float">
            <text:p>0</text:p>
          </table:table-cell>
          <table:table-cell office:value-type="float" office:value="248862" calcext:value-type="float">
            <text:p>248862</text:p>
          </table:table-cell>
          <table:table-cell office:value-type="float" office:value="-0" calcext:value-type="float">
            <text:p>0</text:p>
          </table:table-cell>
          <table:table-cell office:value-type="float" office:value="296721" calcext:value-type="float">
            <text:p>296721</text:p>
          </table:table-cell>
          <table:table-cell office:value-type="float" office:value="1" calcext:value-type="float">
            <text:p>1</text:p>
          </table:table-cell>
          <table:table-cell office:value-type="float" office:value="567355" calcext:value-type="float">
            <text:p>567355</text:p>
          </table:table-cell>
          <table:table-cell office:value-type="string" calcext:value-type="string">
            <text:p><text:s/></text:p>
          </table:table-cell>
          <table:table-cell table:formula="of:=[.A82]" office:value-type="float" office:value="247320" calcext:value-type="float">
            <text:p>247320</text:p>
          </table:table-cell>
          <table:table-cell table:formula="of:=CONCATENATE([.B82];&quot;.&quot;;[.C82])" office:value-type="string" office:string-value="0.248862" calcext:value-type="string">
            <text:p>0.248862</text:p>
          </table:table-cell>
          <table:table-cell table:formula="of:=CONCATENATE([.D82];&quot;.&quot;;[.E82])" office:value-type="string" office:string-value="0.296721" calcext:value-type="string">
            <text:p>0.296721</text:p>
          </table:table-cell>
          <table:table-cell table:formula="of:=CONCATENATE([.F82];&quot;.&quot;;[.G82])" office:value-type="string" office:string-value="1.567355" calcext:value-type="string">
            <text:p>1.567355</text:p>
          </table:table-cell>
        </table:table-row>
        <table:table-row table:style-name="ro1">
          <table:table-cell office:value-type="float" office:value="247400" calcext:value-type="float">
            <text:p>247400</text:p>
          </table:table-cell>
          <table:table-cell office:value-type="float" office:value="-1" calcext:value-type="float">
            <text:p>-1</text:p>
          </table:table-cell>
          <table:table-cell office:value-type="float" office:value="409423" calcext:value-type="float">
            <text:p>409423</text:p>
          </table:table-cell>
          <table:table-cell office:value-type="float" office:value="-1" calcext:value-type="float">
            <text:p>-1</text:p>
          </table:table-cell>
          <table:table-cell office:value-type="float" office:value="617606" calcext:value-type="float">
            <text:p>617606</text:p>
          </table:table-cell>
          <table:table-cell office:value-type="float" office:value="-2" calcext:value-type="float">
            <text:p>-2</text:p>
          </table:table-cell>
          <table:table-cell office:value-type="float" office:value="122509" calcext:value-type="float">
            <text:p>122509</text:p>
          </table:table-cell>
          <table:table-cell office:value-type="string" calcext:value-type="string">
            <text:p><text:s/></text:p>
          </table:table-cell>
          <table:table-cell table:formula="of:=[.A83]" office:value-type="float" office:value="247400" calcext:value-type="float">
            <text:p>247400</text:p>
          </table:table-cell>
          <table:table-cell table:formula="of:=CONCATENATE([.B83];&quot;.&quot;;[.C83])" office:value-type="string" office:string-value="-1.409423" calcext:value-type="string">
            <text:p>-1.409423</text:p>
          </table:table-cell>
          <table:table-cell table:formula="of:=CONCATENATE([.D83];&quot;.&quot;;[.E83])" office:value-type="string" office:string-value="-1.617606" calcext:value-type="string">
            <text:p>-1.617606</text:p>
          </table:table-cell>
          <table:table-cell table:formula="of:=CONCATENATE([.F83];&quot;.&quot;;[.G83])" office:value-type="string" office:string-value="-2.122509" calcext:value-type="string">
            <text:p>-2.122509</text:p>
          </table:table-cell>
        </table:table-row>
        <table:table-row table:style-name="ro1">
          <table:table-cell office:value-type="float" office:value="247479" calcext:value-type="float">
            <text:p>247479</text:p>
          </table:table-cell>
          <table:table-cell office:value-type="float" office:value="0" calcext:value-type="float">
            <text:p>0</text:p>
          </table:table-cell>
          <table:table-cell office:value-type="float" office:value="397223" calcext:value-type="float">
            <text:p>397223</text:p>
          </table:table-cell>
          <table:table-cell office:value-type="float" office:value="-17" calcext:value-type="float">
            <text:p>-17</text:p>
          </table:table-cell>
          <table:table-cell office:value-type="float" office:value="116472" calcext:value-type="float">
            <text:p>116472</text:p>
          </table:table-cell>
          <table:table-cell office:value-type="float" office:value="2" calcext:value-type="float">
            <text:p>2</text:p>
          </table:table-cell>
          <table:table-cell office:value-type="float" office:value="96188" calcext:value-type="float">
            <text:p>96188</text:p>
          </table:table-cell>
          <table:table-cell office:value-type="string" calcext:value-type="string">
            <text:p><text:s/></text:p>
          </table:table-cell>
          <table:table-cell table:formula="of:=[.A84]" office:value-type="float" office:value="247479" calcext:value-type="float">
            <text:p>247479</text:p>
          </table:table-cell>
          <table:table-cell table:formula="of:=CONCATENATE([.B84];&quot;.&quot;;[.C84])" office:value-type="string" office:string-value="0.397223" calcext:value-type="string">
            <text:p>0.397223</text:p>
          </table:table-cell>
          <table:table-cell table:formula="of:=CONCATENATE([.D84];&quot;.&quot;;[.E84])" office:value-type="string" office:string-value="-17.116472" calcext:value-type="string">
            <text:p>-17.116472</text:p>
          </table:table-cell>
          <table:table-cell table:formula="of:=CONCATENATE([.F84];&quot;.&quot;;[.G84])" office:value-type="string" office:string-value="2.96188" calcext:value-type="string">
            <text:p>2.96188</text:p>
          </table:table-cell>
        </table:table-row>
        <table:table-row table:style-name="ro1">
          <table:table-cell office:value-type="float" office:value="247559" calcext:value-type="float">
            <text:p>247559</text:p>
          </table:table-cell>
          <table:table-cell office:value-type="float" office:value="-2" calcext:value-type="float">
            <text:p>-2</text:p>
          </table:table-cell>
          <table:table-cell office:value-type="float" office:value="950456" calcext:value-type="float">
            <text:p>950456</text:p>
          </table:table-cell>
          <table:table-cell office:value-type="float" office:value="-24" calcext:value-type="float">
            <text:p>-24</text:p>
          </table:table-cell>
          <table:table-cell office:value-type="float" office:value="804886" calcext:value-type="float">
            <text:p>804886</text:p>
          </table:table-cell>
          <table:table-cell office:value-type="float" office:value="-1" calcext:value-type="float">
            <text:p>-1</text:p>
          </table:table-cell>
          <table:table-cell office:value-type="float" office:value="744430" calcext:value-type="float">
            <text:p>744430</text:p>
          </table:table-cell>
          <table:table-cell office:value-type="string" calcext:value-type="string">
            <text:p><text:s/></text:p>
          </table:table-cell>
          <table:table-cell table:formula="of:=[.A85]" office:value-type="float" office:value="247559" calcext:value-type="float">
            <text:p>247559</text:p>
          </table:table-cell>
          <table:table-cell table:formula="of:=CONCATENATE([.B85];&quot;.&quot;;[.C85])" office:value-type="string" office:string-value="-2.950456" calcext:value-type="string">
            <text:p>-2.950456</text:p>
          </table:table-cell>
          <table:table-cell table:formula="of:=CONCATENATE([.D85];&quot;.&quot;;[.E85])" office:value-type="string" office:string-value="-24.804886" calcext:value-type="string">
            <text:p>-24.804886</text:p>
          </table:table-cell>
          <table:table-cell table:formula="of:=CONCATENATE([.F85];&quot;.&quot;;[.G85])" office:value-type="string" office:string-value="-1.744430" calcext:value-type="string">
            <text:p>-1.744430</text:p>
          </table:table-cell>
        </table:table-row>
        <table:table-row table:style-name="ro1">
          <table:table-cell office:value-type="float" office:value="247639" calcext:value-type="float">
            <text:p>247639</text:p>
          </table:table-cell>
          <table:table-cell office:value-type="float" office:value="0" calcext:value-type="float">
            <text:p>0</text:p>
          </table:table-cell>
          <table:table-cell office:value-type="float" office:value="586262" calcext:value-type="float">
            <text:p>586262</text:p>
          </table:table-cell>
          <table:table-cell office:value-type="float" office:value="5" calcext:value-type="float">
            <text:p>5</text:p>
          </table:table-cell>
          <table:table-cell office:value-type="float" office:value="479760" calcext:value-type="float">
            <text:p>479760</text:p>
          </table:table-cell>
          <table:table-cell office:value-type="float" office:value="2" calcext:value-type="float">
            <text:p>2</text:p>
          </table:table-cell>
          <table:table-cell office:value-type="float" office:value="553233" calcext:value-type="float">
            <text:p>553233</text:p>
          </table:table-cell>
          <table:table-cell office:value-type="string" calcext:value-type="string">
            <text:p><text:s/></text:p>
          </table:table-cell>
          <table:table-cell table:formula="of:=[.A86]" office:value-type="float" office:value="247639" calcext:value-type="float">
            <text:p>247639</text:p>
          </table:table-cell>
          <table:table-cell table:formula="of:=CONCATENATE([.B86];&quot;.&quot;;[.C86])" office:value-type="string" office:string-value="0.586262" calcext:value-type="string">
            <text:p>0.586262</text:p>
          </table:table-cell>
          <table:table-cell table:formula="of:=CONCATENATE([.D86];&quot;.&quot;;[.E86])" office:value-type="string" office:string-value="5.479760" calcext:value-type="string">
            <text:p>5.479760</text:p>
          </table:table-cell>
          <table:table-cell table:formula="of:=CONCATENATE([.F86];&quot;.&quot;;[.G86])" office:value-type="string" office:string-value="2.553233" calcext:value-type="string">
            <text:p>2.553233</text:p>
          </table:table-cell>
        </table:table-row>
        <table:table-row table:style-name="ro1">
          <table:table-cell office:value-type="float" office:value="247718" calcext:value-type="float">
            <text:p>247718</text:p>
          </table:table-cell>
          <table:table-cell office:value-type="float" office:value="-1" calcext:value-type="float">
            <text:p>-1</text:p>
          </table:table-cell>
          <table:table-cell office:value-type="float" office:value="98345" calcext:value-type="float">
            <text:p>98345</text:p>
          </table:table-cell>
          <table:table-cell office:value-type="float" office:value="1" calcext:value-type="float">
            <text:p>1</text:p>
          </table:table-cell>
          <table:table-cell office:value-type="float" office:value="646321" calcext:value-type="float">
            <text:p>646321</text:p>
          </table:table-cell>
          <table:table-cell office:value-type="float" office:value="1" calcext:value-type="float">
            <text:p>1</text:p>
          </table:table-cell>
          <table:table-cell office:value-type="float" office:value="399851" calcext:value-type="float">
            <text:p>399851</text:p>
          </table:table-cell>
          <table:table-cell office:value-type="string" calcext:value-type="string">
            <text:p><text:s/></text:p>
          </table:table-cell>
          <table:table-cell table:formula="of:=[.A87]" office:value-type="float" office:value="247718" calcext:value-type="float">
            <text:p>247718</text:p>
          </table:table-cell>
          <table:table-cell table:formula="of:=CONCATENATE([.B87];&quot;.&quot;;[.C87])" office:value-type="string" office:string-value="-1.98345" calcext:value-type="string">
            <text:p>-1.98345</text:p>
          </table:table-cell>
          <table:table-cell table:formula="of:=CONCATENATE([.D87];&quot;.&quot;;[.E87])" office:value-type="string" office:string-value="1.646321" calcext:value-type="string">
            <text:p>1.646321</text:p>
          </table:table-cell>
          <table:table-cell table:formula="of:=CONCATENATE([.F87];&quot;.&quot;;[.G87])" office:value-type="string" office:string-value="1.399851" calcext:value-type="string">
            <text:p>1.399851</text:p>
          </table:table-cell>
        </table:table-row>
        <table:table-row table:style-name="ro1">
          <table:table-cell office:value-type="float" office:value="247798" calcext:value-type="float">
            <text:p>247798</text:p>
          </table:table-cell>
          <table:table-cell office:value-type="float" office:value="-1" calcext:value-type="float">
            <text:p>-1</text:p>
          </table:table-cell>
          <table:table-cell office:value-type="float" office:value="5021" calcext:value-type="float">
            <text:p>5021</text:p>
          </table:table-cell>
          <table:table-cell office:value-type="float" office:value="0" calcext:value-type="float">
            <text:p>0</text:p>
          </table:table-cell>
          <table:table-cell office:value-type="float" office:value="162718" calcext:value-type="float">
            <text:p>162718</text:p>
          </table:table-cell>
          <table:table-cell office:value-type="float" office:value="-3" calcext:value-type="float">
            <text:p>-3</text:p>
          </table:table-cell>
          <table:table-cell office:value-type="float" office:value="675507" calcext:value-type="float">
            <text:p>675507</text:p>
          </table:table-cell>
          <table:table-cell office:value-type="string" calcext:value-type="string">
            <text:p><text:s/></text:p>
          </table:table-cell>
          <table:table-cell table:formula="of:=[.A88]" office:value-type="float" office:value="247798" calcext:value-type="float">
            <text:p>247798</text:p>
          </table:table-cell>
          <table:table-cell table:formula="of:=CONCATENATE([.B88];&quot;.&quot;;[.C88])" office:value-type="string" office:string-value="-1.5021" calcext:value-type="string">
            <text:p>-1.5021</text:p>
          </table:table-cell>
          <table:table-cell table:formula="of:=CONCATENATE([.D88];&quot;.&quot;;[.E88])" office:value-type="string" office:string-value="0.162718" calcext:value-type="string">
            <text:p>0.162718</text:p>
          </table:table-cell>
          <table:table-cell table:formula="of:=CONCATENATE([.F88];&quot;.&quot;;[.G88])" office:value-type="string" office:string-value="-3.675507" calcext:value-type="string">
            <text:p>-3.675507</text:p>
          </table:table-cell>
        </table:table-row>
        <table:table-row table:style-name="ro1">
          <table:table-cell office:value-type="float" office:value="247877" calcext:value-type="float">
            <text:p>247877</text:p>
          </table:table-cell>
          <table:table-cell office:value-type="float" office:value="3" calcext:value-type="float">
            <text:p>3</text:p>
          </table:table-cell>
          <table:table-cell office:value-type="float" office:value="436216" calcext:value-type="float">
            <text:p>436216</text:p>
          </table:table-cell>
          <table:table-cell office:value-type="float" office:value="-7" calcext:value-type="float">
            <text:p>-7</text:p>
          </table:table-cell>
          <table:table-cell office:value-type="float" office:value="150009" calcext:value-type="float">
            <text:p>150009</text:p>
          </table:table-cell>
          <table:table-cell office:value-type="float" office:value="-4" calcext:value-type="float">
            <text:p>-4</text:p>
          </table:table-cell>
          <table:table-cell office:value-type="float" office:value="704457" calcext:value-type="float">
            <text:p>704457</text:p>
          </table:table-cell>
          <table:table-cell office:value-type="string" calcext:value-type="string">
            <text:p><text:s/></text:p>
          </table:table-cell>
          <table:table-cell table:formula="of:=[.A89]" office:value-type="float" office:value="247877" calcext:value-type="float">
            <text:p>247877</text:p>
          </table:table-cell>
          <table:table-cell table:formula="of:=CONCATENATE([.B89];&quot;.&quot;;[.C89])" office:value-type="string" office:string-value="3.436216" calcext:value-type="string">
            <text:p>3.436216</text:p>
          </table:table-cell>
          <table:table-cell table:formula="of:=CONCATENATE([.D89];&quot;.&quot;;[.E89])" office:value-type="string" office:string-value="-7.150009" calcext:value-type="string">
            <text:p>-7.150009</text:p>
          </table:table-cell>
          <table:table-cell table:formula="of:=CONCATENATE([.F89];&quot;.&quot;;[.G89])" office:value-type="string" office:string-value="-4.704457" calcext:value-type="string">
            <text:p>-4.704457</text:p>
          </table:table-cell>
        </table:table-row>
        <table:table-row table:style-name="ro1">
          <table:table-cell office:value-type="float" office:value="247957" calcext:value-type="float">
            <text:p>247957</text:p>
          </table:table-cell>
          <table:table-cell office:value-type="float" office:value="-0" calcext:value-type="float">
            <text:p>0</text:p>
          </table:table-cell>
          <table:table-cell office:value-type="float" office:value="335007" calcext:value-type="float">
            <text:p>335007</text:p>
          </table:table-cell>
          <table:table-cell office:value-type="float" office:value="-20" calcext:value-type="float">
            <text:p>-20</text:p>
          </table:table-cell>
          <table:table-cell office:value-type="float" office:value="581402" calcext:value-type="float">
            <text:p>581402</text:p>
          </table:table-cell>
          <table:table-cell office:value-type="float" office:value="-3" calcext:value-type="float">
            <text:p>-3</text:p>
          </table:table-cell>
          <table:table-cell office:value-type="float" office:value="613291" calcext:value-type="float">
            <text:p>613291</text:p>
          </table:table-cell>
          <table:table-cell office:value-type="string" calcext:value-type="string">
            <text:p><text:s/></text:p>
          </table:table-cell>
          <table:table-cell table:formula="of:=[.A90]" office:value-type="float" office:value="247957" calcext:value-type="float">
            <text:p>247957</text:p>
          </table:table-cell>
          <table:table-cell table:formula="of:=CONCATENATE([.B90];&quot;.&quot;;[.C90])" office:value-type="string" office:string-value="0.335007" calcext:value-type="string">
            <text:p>0.335007</text:p>
          </table:table-cell>
          <table:table-cell table:formula="of:=CONCATENATE([.D90];&quot;.&quot;;[.E90])" office:value-type="string" office:string-value="-20.581402" calcext:value-type="string">
            <text:p>-20.581402</text:p>
          </table:table-cell>
          <table:table-cell table:formula="of:=CONCATENATE([.F90];&quot;.&quot;;[.G90])" office:value-type="string" office:string-value="-3.613291" calcext:value-type="string">
            <text:p>-3.613291</text:p>
          </table:table-cell>
        </table:table-row>
        <table:table-row table:style-name="ro1">
          <table:table-cell office:value-type="float" office:value="248037" calcext:value-type="float">
            <text:p>248037</text:p>
          </table:table-cell>
          <table:table-cell office:value-type="float" office:value="0" calcext:value-type="float">
            <text:p>0</text:p>
          </table:table-cell>
          <table:table-cell office:value-type="float" office:value="93323" calcext:value-type="float">
            <text:p>93323</text:p>
          </table:table-cell>
          <table:table-cell office:value-type="float" office:value="5" calcext:value-type="float">
            <text:p>5</text:p>
          </table:table-cell>
          <table:table-cell office:value-type="float" office:value="223718" calcext:value-type="float">
            <text:p>223718</text:p>
          </table:table-cell>
          <table:table-cell office:value-type="float" office:value="-2" calcext:value-type="float">
            <text:p>-2</text:p>
          </table:table-cell>
          <table:table-cell office:value-type="float" office:value="421623" calcext:value-type="float">
            <text:p>421623</text:p>
          </table:table-cell>
          <table:table-cell office:value-type="string" calcext:value-type="string">
            <text:p><text:s/></text:p>
          </table:table-cell>
          <table:table-cell table:formula="of:=[.A91]" office:value-type="float" office:value="248037" calcext:value-type="float">
            <text:p>248037</text:p>
          </table:table-cell>
          <table:table-cell table:formula="of:=CONCATENATE([.B91];&quot;.&quot;;[.C91])" office:value-type="string" office:string-value="0.93323" calcext:value-type="string">
            <text:p>0.93323</text:p>
          </table:table-cell>
          <table:table-cell table:formula="of:=CONCATENATE([.D91];&quot;.&quot;;[.E91])" office:value-type="string" office:string-value="5.223718" calcext:value-type="string">
            <text:p>5.223718</text:p>
          </table:table-cell>
          <table:table-cell table:formula="of:=CONCATENATE([.F91];&quot;.&quot;;[.G91])" office:value-type="string" office:string-value="-2.421623" calcext:value-type="string">
            <text:p>-2.421623</text:p>
          </table:table-cell>
        </table:table-row>
        <table:table-row table:style-name="ro1">
          <table:table-cell office:value-type="float" office:value="248117" calcext:value-type="float">
            <text:p>248117</text:p>
          </table:table-cell>
          <table:table-cell office:value-type="float" office:value="2" calcext:value-type="float">
            <text:p>2</text:p>
          </table:table-cell>
          <table:table-cell office:value-type="float" office:value="290013" calcext:value-type="float">
            <text:p>290013</text:p>
          </table:table-cell>
          <table:table-cell office:value-type="float" office:value="1" calcext:value-type="float">
            <text:p>1</text:p>
          </table:table-cell>
          <table:table-cell office:value-type="float" office:value="282599" calcext:value-type="float">
            <text:p>282599</text:p>
          </table:table-cell>
          <table:table-cell office:value-type="float" office:value="3" calcext:value-type="float">
            <text:p>3</text:p>
          </table:table-cell>
          <table:table-cell office:value-type="float" office:value="321357" calcext:value-type="float">
            <text:p>321357</text:p>
          </table:table-cell>
          <table:table-cell office:value-type="string" calcext:value-type="string">
            <text:p><text:s/></text:p>
          </table:table-cell>
          <table:table-cell table:formula="of:=[.A92]" office:value-type="float" office:value="248117" calcext:value-type="float">
            <text:p>248117</text:p>
          </table:table-cell>
          <table:table-cell table:formula="of:=CONCATENATE([.B92];&quot;.&quot;;[.C92])" office:value-type="string" office:string-value="2.290013" calcext:value-type="string">
            <text:p>2.290013</text:p>
          </table:table-cell>
          <table:table-cell table:formula="of:=CONCATENATE([.D92];&quot;.&quot;;[.E92])" office:value-type="string" office:string-value="1.282599" calcext:value-type="string">
            <text:p>1.282599</text:p>
          </table:table-cell>
          <table:table-cell table:formula="of:=CONCATENATE([.F92];&quot;.&quot;;[.G92])" office:value-type="string" office:string-value="3.321357" calcext:value-type="string">
            <text:p>3.321357</text:p>
          </table:table-cell>
        </table:table-row>
        <table:table-row table:style-name="ro1">
          <table:table-cell office:value-type="float" office:value="248197" calcext:value-type="float">
            <text:p>248197</text:p>
          </table:table-cell>
          <table:table-cell office:value-type="float" office:value="-0" calcext:value-type="float">
            <text:p>0</text:p>
          </table:table-cell>
          <table:table-cell office:value-type="float" office:value="497725" calcext:value-type="float">
            <text:p>497725</text:p>
          </table:table-cell>
          <table:table-cell office:value-type="float" office:value="-1" calcext:value-type="float">
            <text:p>-1</text:p>
          </table:table-cell>
          <table:table-cell office:value-type="float" office:value="928684" calcext:value-type="float">
            <text:p>928684</text:p>
          </table:table-cell>
          <table:table-cell office:value-type="float" office:value="-0" calcext:value-type="float">
            <text:p>0</text:p>
          </table:table-cell>
          <table:table-cell office:value-type="float" office:value="906912" calcext:value-type="float">
            <text:p>906912</text:p>
          </table:table-cell>
          <table:table-cell office:value-type="string" calcext:value-type="string">
            <text:p><text:s/></text:p>
          </table:table-cell>
          <table:table-cell table:formula="of:=[.A93]" office:value-type="float" office:value="248197" calcext:value-type="float">
            <text:p>248197</text:p>
          </table:table-cell>
          <table:table-cell table:formula="of:=CONCATENATE([.B93];&quot;.&quot;;[.C93])" office:value-type="string" office:string-value="0.497725" calcext:value-type="string">
            <text:p>0.497725</text:p>
          </table:table-cell>
          <table:table-cell table:formula="of:=CONCATENATE([.D93];&quot;.&quot;;[.E93])" office:value-type="string" office:string-value="-1.928684" calcext:value-type="string">
            <text:p>-1.928684</text:p>
          </table:table-cell>
          <table:table-cell table:formula="of:=CONCATENATE([.F93];&quot;.&quot;;[.G93])" office:value-type="string" office:string-value="0.906912" calcext:value-type="string">
            <text:p>0.906912</text:p>
          </table:table-cell>
        </table:table-row>
        <table:table-row table:style-name="ro1">
          <table:table-cell office:value-type="float" office:value="248276" calcext:value-type="float">
            <text:p>248276</text:p>
          </table:table-cell>
          <table:table-cell office:value-type="float" office:value="-1" calcext:value-type="float">
            <text:p>-1</text:p>
          </table:table-cell>
          <table:table-cell office:value-type="float" office:value="275420" calcext:value-type="float">
            <text:p>275420</text:p>
          </table:table-cell>
          <table:table-cell office:value-type="float" office:value="-0" calcext:value-type="float">
            <text:p>0</text:p>
          </table:table-cell>
          <table:table-cell office:value-type="float" office:value="758552" calcext:value-type="float">
            <text:p>758552</text:p>
          </table:table-cell>
          <table:table-cell office:value-type="float" office:value="-0" calcext:value-type="float">
            <text:p>0</text:p>
          </table:table-cell>
          <table:table-cell office:value-type="float" office:value="904519" calcext:value-type="float">
            <text:p>904519</text:p>
          </table:table-cell>
          <table:table-cell office:value-type="string" calcext:value-type="string">
            <text:p><text:s/></text:p>
          </table:table-cell>
          <table:table-cell table:formula="of:=[.A94]" office:value-type="float" office:value="248276" calcext:value-type="float">
            <text:p>248276</text:p>
          </table:table-cell>
          <table:table-cell table:formula="of:=CONCATENATE([.B94];&quot;.&quot;;[.C94])" office:value-type="string" office:string-value="-1.275420" calcext:value-type="string">
            <text:p>-1.275420</text:p>
          </table:table-cell>
          <table:table-cell table:formula="of:=CONCATENATE([.D94];&quot;.&quot;;[.E94])" office:value-type="string" office:string-value="0.758552" calcext:value-type="string">
            <text:p>0.758552</text:p>
          </table:table-cell>
          <table:table-cell table:formula="of:=CONCATENATE([.F94];&quot;.&quot;;[.G94])" office:value-type="string" office:string-value="0.904519" calcext:value-type="string">
            <text:p>0.904519</text:p>
          </table:table-cell>
        </table:table-row>
        <table:table-row table:style-name="ro1">
          <table:table-cell office:value-type="float" office:value="248356" calcext:value-type="float">
            <text:p>248356</text:p>
          </table:table-cell>
          <table:table-cell office:value-type="float" office:value="9" calcext:value-type="float">
            <text:p>9</text:p>
          </table:table-cell>
          <table:table-cell office:value-type="float" office:value="916211" calcext:value-type="float">
            <text:p>916211</text:p>
          </table:table-cell>
          <table:table-cell office:value-type="float" office:value="-77" calcext:value-type="float">
            <text:p>-77</text:p>
          </table:table-cell>
          <table:table-cell office:value-type="float" office:value="680977" calcext:value-type="float">
            <text:p>680977</text:p>
          </table:table-cell>
          <table:table-cell office:value-type="float" office:value="-12" calcext:value-type="float">
            <text:p>-12</text:p>
          </table:table-cell>
          <table:table-cell office:value-type="float" office:value="385693" calcext:value-type="float">
            <text:p>385693</text:p>
          </table:table-cell>
          <table:table-cell office:value-type="string" calcext:value-type="string">
            <text:p><text:s/></text:p>
          </table:table-cell>
          <table:table-cell table:formula="of:=[.A95]" office:value-type="float" office:value="248356" calcext:value-type="float">
            <text:p>248356</text:p>
          </table:table-cell>
          <table:table-cell table:formula="of:=CONCATENATE([.B95];&quot;.&quot;;[.C95])" office:value-type="string" office:string-value="9.916211" calcext:value-type="string">
            <text:p>9.916211</text:p>
          </table:table-cell>
          <table:table-cell table:formula="of:=CONCATENATE([.D95];&quot;.&quot;;[.E95])" office:value-type="string" office:string-value="-77.680977" calcext:value-type="string">
            <text:p>-77.680977</text:p>
          </table:table-cell>
          <table:table-cell table:formula="of:=CONCATENATE([.F95];&quot;.&quot;;[.G95])" office:value-type="string" office:string-value="-12.385693" calcext:value-type="string">
            <text:p>-12.385693</text:p>
          </table:table-cell>
        </table:table-row>
        <table:table-row table:style-name="ro1">
          <table:table-cell office:value-type="float" office:value="248436" calcext:value-type="float">
            <text:p>248436</text:p>
          </table:table-cell>
          <table:table-cell office:value-type="float" office:value="-0" calcext:value-type="float">
            <text:p>0</text:p>
          </table:table-cell>
          <table:table-cell office:value-type="float" office:value="86145" calcext:value-type="float">
            <text:p>86145</text:p>
          </table:table-cell>
          <table:table-cell office:value-type="float" office:value="-7" calcext:value-type="float">
            <text:p>-7</text:p>
          </table:table-cell>
          <table:table-cell office:value-type="float" office:value="997099" calcext:value-type="float">
            <text:p>997099</text:p>
          </table:table-cell>
          <table:table-cell office:value-type="float" office:value="-6" calcext:value-type="float">
            <text:p>-6</text:p>
          </table:table-cell>
          <table:table-cell office:value-type="float" office:value="539818" calcext:value-type="float">
            <text:p>539818</text:p>
          </table:table-cell>
          <table:table-cell office:value-type="string" calcext:value-type="string">
            <text:p><text:s/></text:p>
          </table:table-cell>
          <table:table-cell table:formula="of:=[.A96]" office:value-type="float" office:value="248436" calcext:value-type="float">
            <text:p>248436</text:p>
          </table:table-cell>
          <table:table-cell table:formula="of:=CONCATENATE([.B96];&quot;.&quot;;[.C96])" office:value-type="string" office:string-value="0.86145" calcext:value-type="string">
            <text:p>0.86145</text:p>
          </table:table-cell>
          <table:table-cell table:formula="of:=CONCATENATE([.D96];&quot;.&quot;;[.E96])" office:value-type="string" office:string-value="-7.997099" calcext:value-type="string">
            <text:p>-7.997099</text:p>
          </table:table-cell>
          <table:table-cell table:formula="of:=CONCATENATE([.F96];&quot;.&quot;;[.G96])" office:value-type="string" office:string-value="-6.539818" calcext:value-type="string">
            <text:p>-6.539818</text:p>
          </table:table-cell>
        </table:table-row>
        <table:table-row table:style-name="ro1">
          <table:table-cell office:value-type="float" office:value="248515" calcext:value-type="float">
            <text:p>248515</text:p>
          </table:table-cell>
          <table:table-cell office:value-type="float" office:value="0" calcext:value-type="float">
            <text:p>0</text:p>
          </table:table-cell>
          <table:table-cell office:value-type="float" office:value="232112" calcext:value-type="float">
            <text:p>232112</text:p>
          </table:table-cell>
          <table:table-cell office:value-type="float" office:value="4" calcext:value-type="float">
            <text:p>4</text:p>
          </table:table-cell>
          <table:table-cell office:value-type="float" office:value="259377" calcext:value-type="float">
            <text:p>259377</text:p>
          </table:table-cell>
          <table:table-cell office:value-type="float" office:value="1" calcext:value-type="float">
            <text:p>1</text:p>
          </table:table-cell>
          <table:table-cell office:value-type="float" office:value="117488" calcext:value-type="float">
            <text:p>117488</text:p>
          </table:table-cell>
          <table:table-cell office:value-type="string" calcext:value-type="string">
            <text:p><text:s/></text:p>
          </table:table-cell>
          <table:table-cell table:formula="of:=[.A97]" office:value-type="float" office:value="248515" calcext:value-type="float">
            <text:p>248515</text:p>
          </table:table-cell>
          <table:table-cell table:formula="of:=CONCATENATE([.B97];&quot;.&quot;;[.C97])" office:value-type="string" office:string-value="0.232112" calcext:value-type="string">
            <text:p>0.232112</text:p>
          </table:table-cell>
          <table:table-cell table:formula="of:=CONCATENATE([.D97];&quot;.&quot;;[.E97])" office:value-type="string" office:string-value="4.259377" calcext:value-type="string">
            <text:p>4.259377</text:p>
          </table:table-cell>
          <table:table-cell table:formula="of:=CONCATENATE([.F97];&quot;.&quot;;[.G97])" office:value-type="string" office:string-value="1.117488" calcext:value-type="string">
            <text:p>1.117488</text:p>
          </table:table-cell>
        </table:table-row>
        <table:table-row table:style-name="ro1">
          <table:table-cell office:value-type="float" office:value="254084" calcext:value-type="float">
            <text:p>254084</text:p>
          </table:table-cell>
          <table:table-cell office:value-type="float" office:value="-1" calcext:value-type="float">
            <text:p>-1</text:p>
          </table:table-cell>
          <table:table-cell office:value-type="float" office:value="88773" calcext:value-type="float">
            <text:p>88773</text:p>
          </table:table-cell>
          <table:table-cell office:value-type="float" office:value="-0" calcext:value-type="float">
            <text:p>0</text:p>
          </table:table-cell>
          <table:table-cell office:value-type="float" office:value="268006" calcext:value-type="float">
            <text:p>268006</text:p>
          </table:table-cell>
          <table:table-cell office:value-type="float" office:value="-2" calcext:value-type="float">
            <text:p>-2</text:p>
          </table:table-cell>
          <table:table-cell office:value-type="float" office:value="919348" calcext:value-type="float">
            <text:p>919348</text:p>
          </table:table-cell>
          <table:table-cell office:value-type="string" calcext:value-type="string">
            <text:p><text:s/></text:p>
          </table:table-cell>
          <table:table-cell table:formula="of:=[.A98]" office:value-type="float" office:value="254084" calcext:value-type="float">
            <text:p>254084</text:p>
          </table:table-cell>
          <table:table-cell table:formula="of:=CONCATENATE([.B98];&quot;.&quot;;[.C98])" office:value-type="string" office:string-value="-1.88773" calcext:value-type="string">
            <text:p>-1.88773</text:p>
          </table:table-cell>
          <table:table-cell table:formula="of:=CONCATENATE([.D98];&quot;.&quot;;[.E98])" office:value-type="string" office:string-value="0.268006" calcext:value-type="string">
            <text:p>0.268006</text:p>
          </table:table-cell>
          <table:table-cell table:formula="of:=CONCATENATE([.F98];&quot;.&quot;;[.G98])" office:value-type="string" office:string-value="-2.919348" calcext:value-type="string">
            <text:p>-2.919348</text:p>
          </table:table-cell>
        </table:table-row>
        <table:table-row table:style-name="ro1">
          <table:table-cell office:value-type="float" office:value="254164" calcext:value-type="float">
            <text:p>254164</text:p>
          </table:table-cell>
          <table:table-cell office:value-type="float" office:value="4" calcext:value-type="float">
            <text:p>4</text:p>
          </table:table-cell>
          <table:table-cell office:value-type="float" office:value="934176" calcext:value-type="float">
            <text:p>934176</text:p>
          </table:table-cell>
          <table:table-cell office:value-type="float" office:value="-9" calcext:value-type="float">
            <text:p>-9</text:p>
          </table:table-cell>
          <table:table-cell office:value-type="float" office:value="796566" calcext:value-type="float">
            <text:p>796566</text:p>
          </table:table-cell>
          <table:table-cell office:value-type="float" office:value="0" calcext:value-type="float">
            <text:p>0</text:p>
          </table:table-cell>
          <table:table-cell office:value-type="float" office:value="593441" calcext:value-type="float">
            <text:p>593441</text:p>
          </table:table-cell>
          <table:table-cell office:value-type="string" calcext:value-type="string">
            <text:p><text:s/></text:p>
          </table:table-cell>
          <table:table-cell table:formula="of:=[.A99]" office:value-type="float" office:value="254164" calcext:value-type="float">
            <text:p>254164</text:p>
          </table:table-cell>
          <table:table-cell table:formula="of:=CONCATENATE([.B99];&quot;.&quot;;[.C99])" office:value-type="string" office:string-value="4.934176" calcext:value-type="string">
            <text:p>4.934176</text:p>
          </table:table-cell>
          <table:table-cell table:formula="of:=CONCATENATE([.D99];&quot;.&quot;;[.E99])" office:value-type="string" office:string-value="-9.796566" calcext:value-type="string">
            <text:p>-9.796566</text:p>
          </table:table-cell>
          <table:table-cell table:formula="of:=CONCATENATE([.F99];&quot;.&quot;;[.G99])" office:value-type="string" office:string-value="0.593441" calcext:value-type="string">
            <text:p>0.593441</text:p>
          </table:table-cell>
        </table:table-row>
        <table:table-row table:style-name="ro1">
          <table:table-cell office:value-type="float" office:value="254244" calcext:value-type="float">
            <text:p>254244</text:p>
          </table:table-cell>
          <table:table-cell office:value-type="float" office:value="-0" calcext:value-type="float">
            <text:p>0</text:p>
          </table:table-cell>
          <table:table-cell office:value-type="float" office:value="184254" calcext:value-type="float">
            <text:p>184254</text:p>
          </table:table-cell>
          <table:table-cell office:value-type="float" office:value="-18" calcext:value-type="float">
            <text:p>-18</text:p>
          </table:table-cell>
          <table:table-cell office:value-type="float" office:value="119101" calcext:value-type="float">
            <text:p>119101</text:p>
          </table:table-cell>
          <table:table-cell office:value-type="float" office:value="-3" calcext:value-type="float">
            <text:p>-3</text:p>
          </table:table-cell>
          <table:table-cell office:value-type="float" office:value="161031" calcext:value-type="float">
            <text:p>161031</text:p>
          </table:table-cell>
          <table:table-cell office:value-type="string" calcext:value-type="string">
            <text:p><text:s/></text:p>
          </table:table-cell>
          <table:table-cell table:formula="of:=[.A100]" office:value-type="float" office:value="254244" calcext:value-type="float">
            <text:p>254244</text:p>
          </table:table-cell>
          <table:table-cell table:formula="of:=CONCATENATE([.B100];&quot;.&quot;;[.C100])" office:value-type="string" office:string-value="0.184254" calcext:value-type="string">
            <text:p>0.184254</text:p>
          </table:table-cell>
          <table:table-cell table:formula="of:=CONCATENATE([.D100];&quot;.&quot;;[.E100])" office:value-type="string" office:string-value="-18.119101" calcext:value-type="string">
            <text:p>-18.119101</text:p>
          </table:table-cell>
          <table:table-cell table:formula="of:=CONCATENATE([.F100];&quot;.&quot;;[.G100])" office:value-type="string" office:string-value="-3.161031" calcext:value-type="string">
            <text:p>-3.161031</text:p>
          </table:table-cell>
        </table:table-row>
        <table:table-row table:style-name="ro1">
          <table:table-cell office:value-type="float" office:value="254324" calcext:value-type="float">
            <text:p>254324</text:p>
          </table:table-cell>
          <table:table-cell office:value-type="float" office:value="0" calcext:value-type="float">
            <text:p>0</text:p>
          </table:table-cell>
          <table:table-cell office:value-type="float" office:value="394830" calcext:value-type="float">
            <text:p>394830</text:p>
          </table:table-cell>
          <table:table-cell office:value-type="float" office:value="5" calcext:value-type="float">
            <text:p>5</text:p>
          </table:table-cell>
          <table:table-cell office:value-type="float" office:value="104073" calcext:value-type="float">
            <text:p>104073</text:p>
          </table:table-cell>
          <table:table-cell office:value-type="float" office:value="0" calcext:value-type="float">
            <text:p>0</text:p>
          </table:table-cell>
          <table:table-cell office:value-type="float" office:value="552762" calcext:value-type="float">
            <text:p>552762</text:p>
          </table:table-cell>
          <table:table-cell office:value-type="string" calcext:value-type="string">
            <text:p><text:s/></text:p>
          </table:table-cell>
          <table:table-cell table:formula="of:=[.A101]" office:value-type="float" office:value="254324" calcext:value-type="float">
            <text:p>254324</text:p>
          </table:table-cell>
          <table:table-cell table:formula="of:=CONCATENATE([.B101];&quot;.&quot;;[.C101])" office:value-type="string" office:string-value="0.394830" calcext:value-type="string">
            <text:p>0.394830</text:p>
          </table:table-cell>
          <table:table-cell table:formula="of:=CONCATENATE([.D101];&quot;.&quot;;[.E101])" office:value-type="string" office:string-value="5.104073" calcext:value-type="string">
            <text:p>5.104073</text:p>
          </table:table-cell>
          <table:table-cell table:formula="of:=CONCATENATE([.F101];&quot;.&quot;;[.G101])" office:value-type="string" office:string-value="0.552762" calcext:value-type="string">
            <text:p>0.552762</text:p>
          </table:table-cell>
        </table:table-row>
        <table:table-row table:style-name="ro1">
          <table:table-cell office:value-type="float" office:value="254403" calcext:value-type="float">
            <text:p>254403</text:p>
          </table:table-cell>
          <table:table-cell office:value-type="float" office:value="1" calcext:value-type="float">
            <text:p>1</text:p>
          </table:table-cell>
          <table:table-cell office:value-type="float" office:value="371136" calcext:value-type="float">
            <text:p>371136</text:p>
          </table:table-cell>
          <table:table-cell office:value-type="float" office:value="0" calcext:value-type="float">
            <text:p>0</text:p>
          </table:table-cell>
          <table:table-cell office:value-type="float" office:value="894948" calcext:value-type="float">
            <text:p>894948</text:p>
          </table:table-cell>
          <table:table-cell office:value-type="float" office:value="2" calcext:value-type="float">
            <text:p>2</text:p>
          </table:table-cell>
          <table:table-cell office:value-type="float" office:value="376158" calcext:value-type="float">
            <text:p>376158</text:p>
          </table:table-cell>
          <table:table-cell office:value-type="string" calcext:value-type="string">
            <text:p><text:s/></text:p>
          </table:table-cell>
          <table:table-cell table:formula="of:=[.A102]" office:value-type="float" office:value="254403" calcext:value-type="float">
            <text:p>254403</text:p>
          </table:table-cell>
          <table:table-cell table:formula="of:=CONCATENATE([.B102];&quot;.&quot;;[.C102])" office:value-type="string" office:string-value="1.371136" calcext:value-type="string">
            <text:p>1.371136</text:p>
          </table:table-cell>
          <table:table-cell table:formula="of:=CONCATENATE([.D102];&quot;.&quot;;[.E102])" office:value-type="string" office:string-value="0.894948" calcext:value-type="string">
            <text:p>0.894948</text:p>
          </table:table-cell>
          <table:table-cell table:formula="of:=CONCATENATE([.F102];&quot;.&quot;;[.G102])" office:value-type="string" office:string-value="2.376158" calcext:value-type="string">
            <text:p>2.376158</text:p>
          </table:table-cell>
        </table:table-row>
        <table:table-row table:style-name="ro1">
          <table:table-cell office:value-type="float" office:value="254483" calcext:value-type="float">
            <text:p>254483</text:p>
          </table:table-cell>
          <table:table-cell office:value-type="float" office:value="-0" calcext:value-type="float">
            <text:p>0</text:p>
          </table:table-cell>
          <table:table-cell office:value-type="float" office:value="691550" calcext:value-type="float">
            <text:p>691550</text:p>
          </table:table-cell>
          <table:table-cell office:value-type="float" office:value="-0" calcext:value-type="float">
            <text:p>0</text:p>
          </table:table-cell>
          <table:table-cell office:value-type="float" office:value="545583" calcext:value-type="float">
            <text:p>545583</text:p>
          </table:table-cell>
          <table:table-cell office:value-type="float" office:value="-2" calcext:value-type="float">
            <text:p>-2</text:p>
          </table:table-cell>
          <table:table-cell office:value-type="float" office:value="569983" calcext:value-type="float">
            <text:p>569983</text:p>
          </table:table-cell>
          <table:table-cell office:value-type="string" calcext:value-type="string">
            <text:p><text:s/></text:p>
          </table:table-cell>
          <table:table-cell table:formula="of:=[.A103]" office:value-type="float" office:value="254483" calcext:value-type="float">
            <text:p>254483</text:p>
          </table:table-cell>
          <table:table-cell table:formula="of:=CONCATENATE([.B103];&quot;.&quot;;[.C103])" office:value-type="string" office:string-value="0.691550" calcext:value-type="string">
            <text:p>0.691550</text:p>
          </table:table-cell>
          <table:table-cell table:formula="of:=CONCATENATE([.D103];&quot;.&quot;;[.E103])" office:value-type="string" office:string-value="0.545583" calcext:value-type="string">
            <text:p>0.545583</text:p>
          </table:table-cell>
          <table:table-cell table:formula="of:=CONCATENATE([.F103];&quot;.&quot;;[.G103])" office:value-type="string" office:string-value="-2.569983" calcext:value-type="string">
            <text:p>-2.569983</text:p>
          </table:table-cell>
        </table:table-row>
        <table:table-row table:style-name="ro1">
          <table:table-cell office:value-type="float" office:value="254563" calcext:value-type="float">
            <text:p>254563</text:p>
          </table:table-cell>
          <table:table-cell office:value-type="float" office:value="2" calcext:value-type="float">
            <text:p>2</text:p>
          </table:table-cell>
          <table:table-cell office:value-type="float" office:value="828417" calcext:value-type="float">
            <text:p>828417</text:p>
          </table:table-cell>
          <table:table-cell office:value-type="float" office:value="-21" calcext:value-type="float">
            <text:p>-21</text:p>
          </table:table-cell>
          <table:table-cell office:value-type="float" office:value="868788" calcext:value-type="float">
            <text:p>868788</text:p>
          </table:table-cell>
          <table:table-cell office:value-type="float" office:value="-1" calcext:value-type="float">
            <text:p>-1</text:p>
          </table:table-cell>
          <table:table-cell office:value-type="float" office:value="435745" calcext:value-type="float">
            <text:p>435745</text:p>
          </table:table-cell>
          <table:table-cell office:value-type="string" calcext:value-type="string">
            <text:p><text:s/></text:p>
          </table:table-cell>
          <table:table-cell table:formula="of:=[.A104]" office:value-type="float" office:value="254563" calcext:value-type="float">
            <text:p>254563</text:p>
          </table:table-cell>
          <table:table-cell table:formula="of:=CONCATENATE([.B104];&quot;.&quot;;[.C104])" office:value-type="string" office:string-value="2.828417" calcext:value-type="string">
            <text:p>2.828417</text:p>
          </table:table-cell>
          <table:table-cell table:formula="of:=CONCATENATE([.D104];&quot;.&quot;;[.E104])" office:value-type="string" office:string-value="-21.868788" calcext:value-type="string">
            <text:p>-21.868788</text:p>
          </table:table-cell>
          <table:table-cell table:formula="of:=CONCATENATE([.F104];&quot;.&quot;;[.G104])" office:value-type="string" office:string-value="-1.435745" calcext:value-type="string">
            <text:p>-1.435745</text:p>
          </table:table-cell>
        </table:table-row>
        <table:table-row table:style-name="ro1">
          <table:table-cell office:value-type="float" office:value="254642" calcext:value-type="float">
            <text:p>254642</text:p>
          </table:table-cell>
          <table:table-cell office:value-type="float" office:value="-5" calcext:value-type="float">
            <text:p>-5</text:p>
          </table:table-cell>
          <table:table-cell office:value-type="float" office:value="561119" calcext:value-type="float">
            <text:p>561119</text:p>
          </table:table-cell>
          <table:table-cell office:value-type="float" office:value="-20" calcext:value-type="float">
            <text:p>-20</text:p>
          </table:table-cell>
          <table:table-cell office:value-type="float" office:value="413898" calcext:value-type="float">
            <text:p>413898</text:p>
          </table:table-cell>
          <table:table-cell office:value-type="float" office:value="-4" calcext:value-type="float">
            <text:p>-4</text:p>
          </table:table-cell>
          <table:table-cell office:value-type="float" office:value="556097" calcext:value-type="float">
            <text:p>556097</text:p>
          </table:table-cell>
          <table:table-cell office:value-type="string" calcext:value-type="string">
            <text:p><text:s/></text:p>
          </table:table-cell>
          <table:table-cell table:formula="of:=[.A105]" office:value-type="float" office:value="254642" calcext:value-type="float">
            <text:p>254642</text:p>
          </table:table-cell>
          <table:table-cell table:formula="of:=CONCATENATE([.B105];&quot;.&quot;;[.C105])" office:value-type="string" office:string-value="-5.561119" calcext:value-type="string">
            <text:p>-5.561119</text:p>
          </table:table-cell>
          <table:table-cell table:formula="of:=CONCATENATE([.D105];&quot;.&quot;;[.E105])" office:value-type="string" office:string-value="-20.413898" calcext:value-type="string">
            <text:p>-20.413898</text:p>
          </table:table-cell>
          <table:table-cell table:formula="of:=CONCATENATE([.F105];&quot;.&quot;;[.G105])" office:value-type="string" office:string-value="-4.556097" calcext:value-type="string">
            <text:p>-4.556097</text:p>
          </table:table-cell>
        </table:table-row>
        <table:table-row table:style-name="ro1">
          <table:table-cell office:value-type="float" office:value="254722" calcext:value-type="float">
            <text:p>254722</text:p>
          </table:table-cell>
          <table:table-cell office:value-type="float" office:value="3" calcext:value-type="float">
            <text:p>3</text:p>
          </table:table-cell>
          <table:table-cell office:value-type="float" office:value="287856" calcext:value-type="float">
            <text:p>287856</text:p>
          </table:table-cell>
          <table:table-cell office:value-type="float" office:value="6" calcext:value-type="float">
            <text:p>6</text:p>
          </table:table-cell>
          <table:table-cell office:value-type="float" office:value="908326" calcext:value-type="float">
            <text:p>908326</text:p>
          </table:table-cell>
          <table:table-cell office:value-type="float" office:value="3" calcext:value-type="float">
            <text:p>3</text:p>
          </table:table-cell>
          <table:table-cell office:value-type="float" office:value="67708" calcext:value-type="float">
            <text:p>67708</text:p>
          </table:table-cell>
          <table:table-cell office:value-type="string" calcext:value-type="string">
            <text:p><text:s/></text:p>
          </table:table-cell>
          <table:table-cell table:formula="of:=[.A106]" office:value-type="float" office:value="254722" calcext:value-type="float">
            <text:p>254722</text:p>
          </table:table-cell>
          <table:table-cell table:formula="of:=CONCATENATE([.B106];&quot;.&quot;;[.C106])" office:value-type="string" office:string-value="3.287856" calcext:value-type="string">
            <text:p>3.287856</text:p>
          </table:table-cell>
          <table:table-cell table:formula="of:=CONCATENATE([.D106];&quot;.&quot;;[.E106])" office:value-type="string" office:string-value="6.908326" calcext:value-type="string">
            <text:p>6.908326</text:p>
          </table:table-cell>
          <table:table-cell table:formula="of:=CONCATENATE([.F106];&quot;.&quot;;[.G106])" office:value-type="string" office:string-value="3.67708" calcext:value-type="string">
            <text:p>3.67708</text:p>
          </table:table-cell>
        </table:table-row>
        <table:table-row table:style-name="ro1">
          <table:table-cell office:value-type="float" office:value="254801" calcext:value-type="float">
            <text:p>254801</text:p>
          </table:table-cell>
          <table:table-cell office:value-type="float" office:value="-0" calcext:value-type="float">
            <text:p>0</text:p>
          </table:table-cell>
          <table:table-cell office:value-type="float" office:value="488153" calcext:value-type="float">
            <text:p>488153</text:p>
          </table:table-cell>
          <table:table-cell office:value-type="float" office:value="2" calcext:value-type="float">
            <text:p>2</text:p>
          </table:table-cell>
          <table:table-cell office:value-type="float" office:value="455124" calcext:value-type="float">
            <text:p>455124</text:p>
          </table:table-cell>
          <table:table-cell office:value-type="float" office:value="2" calcext:value-type="float">
            <text:p>2</text:p>
          </table:table-cell>
          <table:table-cell office:value-type="float" office:value="414444" calcext:value-type="float">
            <text:p>414444</text:p>
          </table:table-cell>
          <table:table-cell office:value-type="string" calcext:value-type="string">
            <text:p><text:s/></text:p>
          </table:table-cell>
          <table:table-cell table:formula="of:=[.A107]" office:value-type="float" office:value="254801" calcext:value-type="float">
            <text:p>254801</text:p>
          </table:table-cell>
          <table:table-cell table:formula="of:=CONCATENATE([.B107];&quot;.&quot;;[.C107])" office:value-type="string" office:string-value="0.488153" calcext:value-type="string">
            <text:p>0.488153</text:p>
          </table:table-cell>
          <table:table-cell table:formula="of:=CONCATENATE([.D107];&quot;.&quot;;[.E107])" office:value-type="string" office:string-value="2.455124" calcext:value-type="string">
            <text:p>2.455124</text:p>
          </table:table-cell>
          <table:table-cell table:formula="of:=CONCATENATE([.F107];&quot;.&quot;;[.G107])" office:value-type="string" office:string-value="2.414444" calcext:value-type="string">
            <text:p>2.414444</text:p>
          </table:table-cell>
        </table:table-row>
        <table:table-row table:style-name="ro1">
          <table:table-cell office:value-type="float" office:value="254881" calcext:value-type="float">
            <text:p>254881</text:p>
          </table:table-cell>
          <table:table-cell office:value-type="float" office:value="0" calcext:value-type="float">
            <text:p>0</text:p>
          </table:table-cell>
          <table:table-cell office:value-type="float" office:value="930841" calcext:value-type="float">
            <text:p>930841</text:p>
          </table:table-cell>
          <table:table-cell office:value-type="float" office:value="0" calcext:value-type="float">
            <text:p>0</text:p>
          </table:table-cell>
          <table:table-cell office:value-type="float" office:value="696336" calcext:value-type="float">
            <text:p>696336</text:p>
          </table:table-cell>
          <table:table-cell office:value-type="float" office:value="0" calcext:value-type="float">
            <text:p>0</text:p>
          </table:table-cell>
          <table:table-cell office:value-type="float" office:value="928448" calcext:value-type="float">
            <text:p>928448</text:p>
          </table:table-cell>
          <table:table-cell office:value-type="string" calcext:value-type="string">
            <text:p><text:s/></text:p>
          </table:table-cell>
          <table:table-cell table:formula="of:=[.A108]" office:value-type="float" office:value="254881" calcext:value-type="float">
            <text:p>254881</text:p>
          </table:table-cell>
          <table:table-cell table:formula="of:=CONCATENATE([.B108];&quot;.&quot;;[.C108])" office:value-type="string" office:string-value="0.930841" calcext:value-type="string">
            <text:p>0.930841</text:p>
          </table:table-cell>
          <table:table-cell table:formula="of:=CONCATENATE([.D108];&quot;.&quot;;[.E108])" office:value-type="string" office:string-value="0.696336" calcext:value-type="string">
            <text:p>0.696336</text:p>
          </table:table-cell>
          <table:table-cell table:formula="of:=CONCATENATE([.F108];&quot;.&quot;;[.G108])" office:value-type="string" office:string-value="0.928448" calcext:value-type="string">
            <text:p>0.928448</text:p>
          </table:table-cell>
        </table:table-row>
        <table:table-row table:style-name="ro1">
          <table:table-cell office:value-type="float" office:value="254961" calcext:value-type="float">
            <text:p>254961</text:p>
          </table:table-cell>
          <table:table-cell office:value-type="float" office:value="7" calcext:value-type="float">
            <text:p>7</text:p>
          </table:table-cell>
          <table:table-cell office:value-type="float" office:value="700378" calcext:value-type="float">
            <text:p>700378</text:p>
          </table:table-cell>
          <table:table-cell office:value-type="float" office:value="-70" calcext:value-type="float">
            <text:p>-70</text:p>
          </table:table-cell>
          <table:table-cell office:value-type="float" office:value="404144" calcext:value-type="float">
            <text:p>404144</text:p>
          </table:table-cell>
          <table:table-cell office:value-type="float" office:value="-8" calcext:value-type="float">
            <text:p>-8</text:p>
          </table:table-cell>
          <table:table-cell office:value-type="float" office:value="707792" calcext:value-type="float">
            <text:p>707792</text:p>
          </table:table-cell>
          <table:table-cell office:value-type="string" calcext:value-type="string">
            <text:p><text:s/></text:p>
          </table:table-cell>
          <table:table-cell table:formula="of:=[.A109]" office:value-type="float" office:value="254961" calcext:value-type="float">
            <text:p>254961</text:p>
          </table:table-cell>
          <table:table-cell table:formula="of:=CONCATENATE([.B109];&quot;.&quot;;[.C109])" office:value-type="string" office:string-value="7.700378" calcext:value-type="string">
            <text:p>7.700378</text:p>
          </table:table-cell>
          <table:table-cell table:formula="of:=CONCATENATE([.D109];&quot;.&quot;;[.E109])" office:value-type="string" office:string-value="-70.404144" calcext:value-type="string">
            <text:p>-70.404144</text:p>
          </table:table-cell>
          <table:table-cell table:formula="of:=CONCATENATE([.F109];&quot;.&quot;;[.G109])" office:value-type="string" office:string-value="-8.707792" calcext:value-type="string">
            <text:p>-8.707792</text:p>
          </table:table-cell>
        </table:table-row>
        <table:table-row table:style-name="ro1">
          <table:table-cell office:value-type="float" office:value="255041" calcext:value-type="float">
            <text:p>255041</text:p>
          </table:table-cell>
          <table:table-cell office:value-type="float" office:value="2" calcext:value-type="float">
            <text:p>2</text:p>
          </table:table-cell>
          <table:table-cell office:value-type="float" office:value="141653" calcext:value-type="float">
            <text:p>141653</text:p>
          </table:table-cell>
          <table:table-cell office:value-type="float" office:value="-12" calcext:value-type="float">
            <text:p>-12</text:p>
          </table:table-cell>
          <table:table-cell office:value-type="float" office:value="804451" calcext:value-type="float">
            <text:p>804451</text:p>
          </table:table-cell>
          <table:table-cell office:value-type="float" office:value="-3" calcext:value-type="float">
            <text:p>-3</text:p>
          </table:table-cell>
          <table:table-cell office:value-type="float" office:value="134710" calcext:value-type="float">
            <text:p>134710</text:p>
          </table:table-cell>
          <table:table-cell office:value-type="string" calcext:value-type="string">
            <text:p><text:s/></text:p>
          </table:table-cell>
          <table:table-cell table:formula="of:=[.A110]" office:value-type="float" office:value="255041" calcext:value-type="float">
            <text:p>255041</text:p>
          </table:table-cell>
          <table:table-cell table:formula="of:=CONCATENATE([.B110];&quot;.&quot;;[.C110])" office:value-type="string" office:string-value="2.141653" calcext:value-type="string">
            <text:p>2.141653</text:p>
          </table:table-cell>
          <table:table-cell table:formula="of:=CONCATENATE([.D110];&quot;.&quot;;[.E110])" office:value-type="string" office:string-value="-12.804451" calcext:value-type="string">
            <text:p>-12.804451</text:p>
          </table:table-cell>
          <table:table-cell table:formula="of:=CONCATENATE([.F110];&quot;.&quot;;[.G110])" office:value-type="string" office:string-value="-3.134710" calcext:value-type="string">
            <text:p>-3.134710</text:p>
          </table:table-cell>
        </table:table-row>
        <table:table-row table:style-name="ro1">
          <table:table-cell office:value-type="float" office:value="255121" calcext:value-type="float">
            <text:p>255121</text:p>
          </table:table-cell>
          <table:table-cell office:value-type="float" office:value="-2" calcext:value-type="float">
            <text:p>-2</text:p>
          </table:table-cell>
          <table:table-cell office:value-type="float" office:value="342657" calcext:value-type="float">
            <text:p>342657</text:p>
          </table:table-cell>
          <table:table-cell office:value-type="float" office:value="6" calcext:value-type="float">
            <text:p>6</text:p>
          </table:table-cell>
          <table:table-cell office:value-type="float" office:value="350778" calcext:value-type="float">
            <text:p>350778</text:p>
          </table:table-cell>
          <table:table-cell office:value-type="float" office:value="-0" calcext:value-type="float">
            <text:p>0</text:p>
          </table:table-cell>
          <table:table-cell office:value-type="float" office:value="447474" calcext:value-type="float">
            <text:p>447474</text:p>
          </table:table-cell>
          <table:table-cell office:value-type="string" calcext:value-type="string">
            <text:p><text:s/></text:p>
          </table:table-cell>
          <table:table-cell table:formula="of:=[.A111]" office:value-type="float" office:value="255121" calcext:value-type="float">
            <text:p>255121</text:p>
          </table:table-cell>
          <table:table-cell table:formula="of:=CONCATENATE([.B111];&quot;.&quot;;[.C111])" office:value-type="string" office:string-value="-2.342657" calcext:value-type="string">
            <text:p>-2.342657</text:p>
          </table:table-cell>
          <table:table-cell table:formula="of:=CONCATENATE([.D111];&quot;.&quot;;[.E111])" office:value-type="string" office:string-value="6.350778" calcext:value-type="string">
            <text:p>6.350778</text:p>
          </table:table-cell>
          <table:table-cell table:formula="of:=CONCATENATE([.F111];&quot;.&quot;;[.G111])" office:value-type="string" office:string-value="0.447474" calcext:value-type="string">
            <text:p>0.447474</text:p>
          </table:table-cell>
        </table:table-row>
        <table:table-row table:style-name="ro1">
          <table:table-cell office:value-type="float" office:value="255200" calcext:value-type="float">
            <text:p>255200</text:p>
          </table:table-cell>
          <table:table-cell office:value-type="float" office:value="1" calcext:value-type="float">
            <text:p>1</text:p>
          </table:table-cell>
          <table:table-cell office:value-type="float" office:value="617606" calcext:value-type="float">
            <text:p>617606</text:p>
          </table:table-cell>
          <table:table-cell office:value-type="float" office:value="-0" calcext:value-type="float">
            <text:p>0</text:p>
          </table:table-cell>
          <table:table-cell office:value-type="float" office:value="653264" calcext:value-type="float">
            <text:p>653264</text:p>
          </table:table-cell>
          <table:table-cell office:value-type="float" office:value="-0" calcext:value-type="float">
            <text:p>0</text:p>
          </table:table-cell>
          <table:table-cell office:value-type="float" office:value="579084" calcext:value-type="float">
            <text:p>579084</text:p>
          </table:table-cell>
          <table:table-cell office:value-type="string" calcext:value-type="string">
            <text:p><text:s/></text:p>
          </table:table-cell>
          <table:table-cell table:formula="of:=[.A112]" office:value-type="float" office:value="255200" calcext:value-type="float">
            <text:p>255200</text:p>
          </table:table-cell>
          <table:table-cell table:formula="of:=CONCATENATE([.B112];&quot;.&quot;;[.C112])" office:value-type="string" office:string-value="1.617606" calcext:value-type="string">
            <text:p>1.617606</text:p>
          </table:table-cell>
          <table:table-cell table:formula="of:=CONCATENATE([.D112];&quot;.&quot;;[.E112])" office:value-type="string" office:string-value="0.653264" calcext:value-type="string">
            <text:p>0.653264</text:p>
          </table:table-cell>
          <table:table-cell table:formula="of:=CONCATENATE([.F112];&quot;.&quot;;[.G112])" office:value-type="string" office:string-value="0.579084" calcext:value-type="string">
            <text:p>0.579084</text:p>
          </table:table-cell>
        </table:table-row>
        <table:table-row table:style-name="ro1">
          <table:table-cell office:value-type="float" office:value="255280" calcext:value-type="float">
            <text:p>255280</text:p>
          </table:table-cell>
          <table:table-cell office:value-type="float" office:value="-0" calcext:value-type="float">
            <text:p>0</text:p>
          </table:table-cell>
          <table:table-cell office:value-type="float" office:value="918877" calcext:value-type="float">
            <text:p>918877</text:p>
          </table:table-cell>
          <table:table-cell office:value-type="float" office:value="-1" calcext:value-type="float">
            <text:p>-1</text:p>
          </table:table-cell>
          <table:table-cell office:value-type="float" office:value="710929" calcext:value-type="float">
            <text:p>710929</text:p>
          </table:table-cell>
          <table:table-cell office:value-type="float" office:value="0" calcext:value-type="float">
            <text:p>0</text:p>
          </table:table-cell>
          <table:table-cell office:value-type="float" office:value="131610" calcext:value-type="float">
            <text:p>131610</text:p>
          </table:table-cell>
          <table:table-cell office:value-type="string" calcext:value-type="string">
            <text:p><text:s/></text:p>
          </table:table-cell>
          <table:table-cell table:formula="of:=[.A113]" office:value-type="float" office:value="255280" calcext:value-type="float">
            <text:p>255280</text:p>
          </table:table-cell>
          <table:table-cell table:formula="of:=CONCATENATE([.B113];&quot;.&quot;;[.C113])" office:value-type="string" office:string-value="0.918877" calcext:value-type="string">
            <text:p>0.918877</text:p>
          </table:table-cell>
          <table:table-cell table:formula="of:=CONCATENATE([.D113];&quot;.&quot;;[.E113])" office:value-type="string" office:string-value="-1.710929" calcext:value-type="string">
            <text:p>-1.710929</text:p>
          </table:table-cell>
          <table:table-cell table:formula="of:=CONCATENATE([.F113];&quot;.&quot;;[.G113])" office:value-type="string" office:string-value="0.131610" calcext:value-type="string">
            <text:p>0.131610</text:p>
          </table:table-cell>
        </table:table-row>
        <table:table-row table:style-name="ro1">
          <table:table-cell office:value-type="float" office:value="255360" calcext:value-type="float">
            <text:p>255360</text:p>
          </table:table-cell>
          <table:table-cell office:value-type="float" office:value="5" calcext:value-type="float">
            <text:p>5</text:p>
          </table:table-cell>
          <table:table-cell office:value-type="float" office:value="582654" calcext:value-type="float">
            <text:p>582654</text:p>
          </table:table-cell>
          <table:table-cell office:value-type="float" office:value="-72" calcext:value-type="float">
            <text:p>-72</text:p>
          </table:table-cell>
          <table:table-cell office:value-type="float" office:value="466827" calcext:value-type="float">
            <text:p>466827</text:p>
          </table:table-cell>
          <table:table-cell office:value-type="float" office:value="-6" calcext:value-type="float">
            <text:p>-6</text:p>
          </table:table-cell>
          <table:table-cell office:value-type="float" office:value="219168" calcext:value-type="float">
            <text:p>219168</text:p>
          </table:table-cell>
          <table:table-cell office:value-type="string" calcext:value-type="string">
            <text:p><text:s/></text:p>
          </table:table-cell>
          <table:table-cell table:formula="of:=[.A114]" office:value-type="float" office:value="255360" calcext:value-type="float">
            <text:p>255360</text:p>
          </table:table-cell>
          <table:table-cell table:formula="of:=CONCATENATE([.B114];&quot;.&quot;;[.C114])" office:value-type="string" office:string-value="5.582654" calcext:value-type="string">
            <text:p>5.582654</text:p>
          </table:table-cell>
          <table:table-cell table:formula="of:=CONCATENATE([.D114];&quot;.&quot;;[.E114])" office:value-type="string" office:string-value="-72.466827" calcext:value-type="string">
            <text:p>-72.466827</text:p>
          </table:table-cell>
          <table:table-cell table:formula="of:=CONCATENATE([.F114];&quot;.&quot;;[.G114])" office:value-type="string" office:string-value="-6.219168" calcext:value-type="string">
            <text:p>-6.219168</text:p>
          </table:table-cell>
        </table:table-row>
        <table:table-row table:style-name="ro1">
          <table:table-cell office:value-type="float" office:value="255439" calcext:value-type="float">
            <text:p>255439</text:p>
          </table:table-cell>
          <table:table-cell office:value-type="float" office:value="-3" calcext:value-type="float">
            <text:p>-3</text:p>
          </table:table-cell>
          <table:table-cell office:value-type="float" office:value="165817" calcext:value-type="float">
            <text:p>165817</text:p>
          </table:table-cell>
          <table:table-cell office:value-type="float" office:value="-6" calcext:value-type="float">
            <text:p>-6</text:p>
          </table:table-cell>
          <table:table-cell office:value-type="float" office:value="348385" calcext:value-type="float">
            <text:p>348385</text:p>
          </table:table-cell>
          <table:table-cell office:value-type="float" office:value="-3" calcext:value-type="float">
            <text:p>-3</text:p>
          </table:table-cell>
          <table:table-cell office:value-type="float" office:value="232819" calcext:value-type="float">
            <text:p>232819</text:p>
          </table:table-cell>
          <table:table-cell office:value-type="string" calcext:value-type="string">
            <text:p><text:s/></text:p>
          </table:table-cell>
          <table:table-cell table:formula="of:=[.A115]" office:value-type="float" office:value="255439" calcext:value-type="float">
            <text:p>255439</text:p>
          </table:table-cell>
          <table:table-cell table:formula="of:=CONCATENATE([.B115];&quot;.&quot;;[.C115])" office:value-type="string" office:string-value="-3.165817" calcext:value-type="string">
            <text:p>-3.165817</text:p>
          </table:table-cell>
          <table:table-cell table:formula="of:=CONCATENATE([.D115];&quot;.&quot;;[.E115])" office:value-type="string" office:string-value="-6.348385" calcext:value-type="string">
            <text:p>-6.348385</text:p>
          </table:table-cell>
          <table:table-cell table:formula="of:=CONCATENATE([.F115];&quot;.&quot;;[.G115])" office:value-type="string" office:string-value="-3.232819" calcext:value-type="string">
            <text:p>-3.232819</text:p>
          </table:table-cell>
        </table:table-row>
        <table:table-row table:style-name="ro1">
          <table:table-cell office:value-type="float" office:value="255519" calcext:value-type="float">
            <text:p>255519</text:p>
          </table:table-cell>
          <table:table-cell office:value-type="float" office:value="0" calcext:value-type="float">
            <text:p>0</text:p>
          </table:table-cell>
          <table:table-cell office:value-type="float" office:value="550369" calcext:value-type="float">
            <text:p>550369</text:p>
          </table:table-cell>
          <table:table-cell office:value-type="float" office:value="4" calcext:value-type="float">
            <text:p>4</text:p>
          </table:table-cell>
          <table:table-cell office:value-type="float" office:value="953320" calcext:value-type="float">
            <text:p>953320</text:p>
          </table:table-cell>
          <table:table-cell office:value-type="float" office:value="0" calcext:value-type="float">
            <text:p>0</text:p>
          </table:table-cell>
          <table:table-cell office:value-type="float" office:value="464224" calcext:value-type="float">
            <text:p>464224</text:p>
          </table:table-cell>
          <table:table-cell office:value-type="string" calcext:value-type="string">
            <text:p><text:s/></text:p>
          </table:table-cell>
          <table:table-cell table:formula="of:=[.A116]" office:value-type="float" office:value="255519" calcext:value-type="float">
            <text:p>255519</text:p>
          </table:table-cell>
          <table:table-cell table:formula="of:=CONCATENATE([.B116];&quot;.&quot;;[.C116])" office:value-type="string" office:string-value="0.550369" calcext:value-type="string">
            <text:p>0.550369</text:p>
          </table:table-cell>
          <table:table-cell table:formula="of:=CONCATENATE([.D116];&quot;.&quot;;[.E116])" office:value-type="string" office:string-value="4.953320" calcext:value-type="string">
            <text:p>4.953320</text:p>
          </table:table-cell>
          <table:table-cell table:formula="of:=CONCATENATE([.F116];&quot;.&quot;;[.G116])" office:value-type="string" office:string-value="0.464224" calcext:value-type="string">
            <text:p>0.464224</text:p>
          </table:table-cell>
        </table:table-row>
        <table:table-row table:style-name="ro1">
          <table:table-cell office:value-type="float" office:value="255598" calcext:value-type="float">
            <text:p>255598</text:p>
          </table:table-cell>
          <table:table-cell office:value-type="float" office:value="-0" calcext:value-type="float">
            <text:p>0</text:p>
          </table:table-cell>
          <table:table-cell office:value-type="float" office:value="45465" calcext:value-type="float">
            <text:p>45465</text:p>
          </table:table-cell>
          <table:table-cell office:value-type="float" office:value="0" calcext:value-type="float">
            <text:p>0</text:p>
          </table:table-cell>
          <table:table-cell office:value-type="float" office:value="837518" calcext:value-type="float">
            <text:p>837518</text:p>
          </table:table-cell>
          <table:table-cell office:value-type="float" office:value="-0" calcext:value-type="float">
            <text:p>0</text:p>
          </table:table-cell>
          <table:table-cell office:value-type="float" office:value="117252" calcext:value-type="float">
            <text:p>117252</text:p>
          </table:table-cell>
          <table:table-cell office:value-type="string" calcext:value-type="string">
            <text:p><text:s/></text:p>
          </table:table-cell>
          <table:table-cell table:formula="of:=[.A117]" office:value-type="float" office:value="255598" calcext:value-type="float">
            <text:p>255598</text:p>
          </table:table-cell>
          <table:table-cell table:formula="of:=CONCATENATE([.B117];&quot;.&quot;;[.C117])" office:value-type="string" office:string-value="0.45465" calcext:value-type="string">
            <text:p>0.45465</text:p>
          </table:table-cell>
          <table:table-cell table:formula="of:=CONCATENATE([.D117];&quot;.&quot;;[.E117])" office:value-type="string" office:string-value="0.837518" calcext:value-type="string">
            <text:p>0.837518</text:p>
          </table:table-cell>
          <table:table-cell table:formula="of:=CONCATENATE([.F117];&quot;.&quot;;[.G117])" office:value-type="string" office:string-value="0.117252" calcext:value-type="string">
            <text:p>0.117252</text:p>
          </table:table-cell>
        </table:table-row>
        <table:table-row table:style-name="ro1">
          <table:table-cell office:value-type="float" office:value="255678" calcext:value-type="float">
            <text:p>255678</text:p>
          </table:table-cell>
          <table:table-cell office:value-type="float" office:value="0" calcext:value-type="float">
            <text:p>0</text:p>
          </table:table-cell>
          <table:table-cell office:value-type="float" office:value="236898" calcext:value-type="float">
            <text:p>236898</text:p>
          </table:table-cell>
          <table:table-cell office:value-type="float" office:value="-0" calcext:value-type="float">
            <text:p>0</text:p>
          </table:table-cell>
          <table:table-cell office:value-type="float" office:value="760945" calcext:value-type="float">
            <text:p>760945</text:p>
          </table:table-cell>
          <table:table-cell office:value-type="float" office:value="-2" calcext:value-type="float">
            <text:p>-2</text:p>
          </table:table-cell>
          <table:table-cell office:value-type="float" office:value="967206" calcext:value-type="float">
            <text:p>967206</text:p>
          </table:table-cell>
          <table:table-cell office:value-type="string" calcext:value-type="string">
            <text:p><text:s/></text:p>
          </table:table-cell>
          <table:table-cell table:formula="of:=[.A118]" office:value-type="float" office:value="255678" calcext:value-type="float">
            <text:p>255678</text:p>
          </table:table-cell>
          <table:table-cell table:formula="of:=CONCATENATE([.B118];&quot;.&quot;;[.C118])" office:value-type="string" office:string-value="0.236898" calcext:value-type="string">
            <text:p>0.236898</text:p>
          </table:table-cell>
          <table:table-cell table:formula="of:=CONCATENATE([.D118];&quot;.&quot;;[.E118])" office:value-type="string" office:string-value="0.760945" calcext:value-type="string">
            <text:p>0.760945</text:p>
          </table:table-cell>
          <table:table-cell table:formula="of:=CONCATENATE([.F118];&quot;.&quot;;[.G118])" office:value-type="string" office:string-value="-2.967206" calcext:value-type="string">
            <text:p>-2.967206</text:p>
          </table:table-cell>
        </table:table-row>
        <table:table-row table:style-name="ro1">
          <table:table-cell office:value-type="float" office:value="255758" calcext:value-type="float">
            <text:p>255758</text:p>
          </table:table-cell>
          <table:table-cell office:value-type="float" office:value="2" calcext:value-type="float">
            <text:p>2</text:p>
          </table:table-cell>
          <table:table-cell office:value-type="float" office:value="828417" calcext:value-type="float">
            <text:p>828417</text:p>
          </table:table-cell>
          <table:table-cell office:value-type="float" office:value="-45" calcext:value-type="float">
            <text:p>-45</text:p>
          </table:table-cell>
          <table:table-cell office:value-type="float" office:value="75211" calcext:value-type="float">
            <text:p>75211</text:p>
          </table:table-cell>
          <table:table-cell office:value-type="float" office:value="-6" calcext:value-type="float">
            <text:p>-6</text:p>
          </table:table-cell>
          <table:table-cell office:value-type="float" office:value="243097" calcext:value-type="float">
            <text:p>243097</text:p>
          </table:table-cell>
          <table:table-cell office:value-type="string" calcext:value-type="string">
            <text:p><text:s/></text:p>
          </table:table-cell>
          <table:table-cell table:formula="of:=[.A119]" office:value-type="float" office:value="255758" calcext:value-type="float">
            <text:p>255758</text:p>
          </table:table-cell>
          <table:table-cell table:formula="of:=CONCATENATE([.B119];&quot;.&quot;;[.C119])" office:value-type="string" office:string-value="2.828417" calcext:value-type="string">
            <text:p>2.828417</text:p>
          </table:table-cell>
          <table:table-cell table:formula="of:=CONCATENATE([.D119];&quot;.&quot;;[.E119])" office:value-type="string" office:string-value="-45.75211" calcext:value-type="string">
            <text:p>-45.75211</text:p>
          </table:table-cell>
          <table:table-cell table:formula="of:=CONCATENATE([.F119];&quot;.&quot;;[.G119])" office:value-type="string" office:string-value="-6.243097" calcext:value-type="string">
            <text:p>-6.243097</text:p>
          </table:table-cell>
        </table:table-row>
        <table:table-row table:style-name="ro1">
          <table:table-cell office:value-type="float" office:value="255837" calcext:value-type="float">
            <text:p>255837</text:p>
          </table:table-cell>
          <table:table-cell office:value-type="float" office:value="1" calcext:value-type="float">
            <text:p>1</text:p>
          </table:table-cell>
          <table:table-cell office:value-type="float" office:value="466853" calcext:value-type="float">
            <text:p>466853</text:p>
          </table:table-cell>
          <table:table-cell office:value-type="float" office:value="-4" calcext:value-type="float">
            <text:p>-4</text:p>
          </table:table-cell>
          <table:table-cell office:value-type="float" office:value="39229" calcext:value-type="float">
            <text:p>39229</text:p>
          </table:table-cell>
          <table:table-cell office:value-type="float" office:value="-2" calcext:value-type="float">
            <text:p>-2</text:p>
          </table:table-cell>
          <table:table-cell office:value-type="float" office:value="323514" calcext:value-type="float">
            <text:p>323514</text:p>
          </table:table-cell>
          <table:table-cell office:value-type="string" calcext:value-type="string">
            <text:p><text:s/></text:p>
          </table:table-cell>
          <table:table-cell table:formula="of:=[.A120]" office:value-type="float" office:value="255837" calcext:value-type="float">
            <text:p>255837</text:p>
          </table:table-cell>
          <table:table-cell table:formula="of:=CONCATENATE([.B120];&quot;.&quot;;[.C120])" office:value-type="string" office:string-value="1.466853" calcext:value-type="string">
            <text:p>1.466853</text:p>
          </table:table-cell>
          <table:table-cell table:formula="of:=CONCATENATE([.D120];&quot;.&quot;;[.E120])" office:value-type="string" office:string-value="-4.39229" calcext:value-type="string">
            <text:p>-4.39229</text:p>
          </table:table-cell>
          <table:table-cell table:formula="of:=CONCATENATE([.F120];&quot;.&quot;;[.G120])" office:value-type="string" office:string-value="-2.323514" calcext:value-type="string">
            <text:p>-2.323514</text:p>
          </table:table-cell>
        </table:table-row>
        <table:table-row table:style-name="ro1">
          <table:table-cell office:value-type="float" office:value="255917" calcext:value-type="float">
            <text:p>255917</text:p>
          </table:table-cell>
          <table:table-cell office:value-type="float" office:value="-0" calcext:value-type="float">
            <text:p>0</text:p>
          </table:table-cell>
          <table:table-cell office:value-type="float" office:value="780088" calcext:value-type="float">
            <text:p>780088</text:p>
          </table:table-cell>
          <table:table-cell office:value-type="float" office:value="1" calcext:value-type="float">
            <text:p>1</text:p>
          </table:table-cell>
          <table:table-cell office:value-type="float" office:value="852111" calcext:value-type="float">
            <text:p>852111</text:p>
          </table:table-cell>
          <table:table-cell office:value-type="float" office:value="2" calcext:value-type="float">
            <text:p>2</text:p>
          </table:table-cell>
          <table:table-cell office:value-type="float" office:value="390515" calcext:value-type="float">
            <text:p>390515</text:p>
          </table:table-cell>
          <table:table-cell office:value-type="string" calcext:value-type="string">
            <text:p><text:s/></text:p>
          </table:table-cell>
          <table:table-cell table:formula="of:=[.A121]" office:value-type="float" office:value="255917" calcext:value-type="float">
            <text:p>255917</text:p>
          </table:table-cell>
          <table:table-cell table:formula="of:=CONCATENATE([.B121];&quot;.&quot;;[.C121])" office:value-type="string" office:string-value="0.780088" calcext:value-type="string">
            <text:p>0.780088</text:p>
          </table:table-cell>
          <table:table-cell table:formula="of:=CONCATENATE([.D121];&quot;.&quot;;[.E121])" office:value-type="string" office:string-value="1.852111" calcext:value-type="string">
            <text:p>1.852111</text:p>
          </table:table-cell>
          <table:table-cell table:formula="of:=CONCATENATE([.F121];&quot;.&quot;;[.G121])" office:value-type="string" office:string-value="2.390515" calcext:value-type="string">
            <text:p>2.390515</text:p>
          </table:table-cell>
        </table:table-row>
        <table:table-row table:style-name="ro1">
          <table:table-cell office:value-type="float" office:value="255997" calcext:value-type="float">
            <text:p>255997</text:p>
          </table:table-cell>
          <table:table-cell office:value-type="float" office:value="0" calcext:value-type="float">
            <text:p>0</text:p>
          </table:table-cell>
          <table:table-cell office:value-type="float" office:value="789660" calcext:value-type="float">
            <text:p>789660</text:p>
          </table:table-cell>
          <table:table-cell office:value-type="float" office:value="-1" calcext:value-type="float">
            <text:p>-1</text:p>
          </table:table-cell>
          <table:table-cell office:value-type="float" office:value="232348" calcext:value-type="float">
            <text:p>232348</text:p>
          </table:table-cell>
          <table:table-cell office:value-type="float" office:value="-0" calcext:value-type="float">
            <text:p>0</text:p>
          </table:table-cell>
          <table:table-cell office:value-type="float" office:value="189040" calcext:value-type="float">
            <text:p>189040</text:p>
          </table:table-cell>
          <table:table-cell office:value-type="string" calcext:value-type="string">
            <text:p><text:s/></text:p>
          </table:table-cell>
          <table:table-cell table:formula="of:=[.A122]" office:value-type="float" office:value="255997" calcext:value-type="float">
            <text:p>255997</text:p>
          </table:table-cell>
          <table:table-cell table:formula="of:=CONCATENATE([.B122];&quot;.&quot;;[.C122])" office:value-type="string" office:string-value="0.789660" calcext:value-type="string">
            <text:p>0.789660</text:p>
          </table:table-cell>
          <table:table-cell table:formula="of:=CONCATENATE([.D122];&quot;.&quot;;[.E122])" office:value-type="string" office:string-value="-1.232348" calcext:value-type="string">
            <text:p>-1.232348</text:p>
          </table:table-cell>
          <table:table-cell table:formula="of:=CONCATENATE([.F122];&quot;.&quot;;[.G122])" office:value-type="string" office:string-value="0.189040" calcext:value-type="string">
            <text:p>0.189040</text:p>
          </table:table-cell>
        </table:table-row>
        <table:table-row table:style-name="ro1">
          <table:table-cell office:value-type="float" office:value="256077" calcext:value-type="float">
            <text:p>256077</text:p>
          </table:table-cell>
          <table:table-cell office:value-type="float" office:value="-0" calcext:value-type="float">
            <text:p>0</text:p>
          </table:table-cell>
          <table:table-cell office:value-type="float" office:value="318257" calcext:value-type="float">
            <text:p>318257</text:p>
          </table:table-cell>
          <table:table-cell office:value-type="float" office:value="-0" calcext:value-type="float">
            <text:p>0</text:p>
          </table:table-cell>
          <table:table-cell office:value-type="float" office:value="536011" calcext:value-type="float">
            <text:p>536011</text:p>
          </table:table-cell>
          <table:table-cell office:value-type="float" office:value="-0" calcext:value-type="float">
            <text:p>0</text:p>
          </table:table-cell>
          <table:table-cell office:value-type="float" office:value="806410" calcext:value-type="float">
            <text:p>806410</text:p>
          </table:table-cell>
          <table:table-cell office:value-type="string" calcext:value-type="string">
            <text:p><text:s/></text:p>
          </table:table-cell>
          <table:table-cell table:formula="of:=[.A123]" office:value-type="float" office:value="256077" calcext:value-type="float">
            <text:p>256077</text:p>
          </table:table-cell>
          <table:table-cell table:formula="of:=CONCATENATE([.B123];&quot;.&quot;;[.C123])" office:value-type="string" office:string-value="0.318257" calcext:value-type="string">
            <text:p>0.318257</text:p>
          </table:table-cell>
          <table:table-cell table:formula="of:=CONCATENATE([.D123];&quot;.&quot;;[.E123])" office:value-type="string" office:string-value="0.536011" calcext:value-type="string">
            <text:p>0.536011</text:p>
          </table:table-cell>
          <table:table-cell table:formula="of:=CONCATENATE([.F123];&quot;.&quot;;[.G123])" office:value-type="string" office:string-value="0.806410" calcext:value-type="string">
            <text:p>0.806410</text:p>
          </table:table-cell>
        </table:table-row>
        <table:table-row table:style-name="ro1">
          <table:table-cell office:value-type="float" office:value="256157" calcext:value-type="float">
            <text:p>256157</text:p>
          </table:table-cell>
          <table:table-cell office:value-type="float" office:value="0" calcext:value-type="float">
            <text:p>0</text:p>
          </table:table-cell>
          <table:table-cell office:value-type="float" office:value="973914" calcext:value-type="float">
            <text:p>973914</text:p>
          </table:table-cell>
          <table:table-cell office:value-type="float" office:value="-62" calcext:value-type="float">
            <text:p>-62</text:p>
          </table:table-cell>
          <table:table-cell office:value-type="float" office:value="931091" calcext:value-type="float">
            <text:p>931091</text:p>
          </table:table-cell>
          <table:table-cell office:value-type="float" office:value="-7" calcext:value-type="float">
            <text:p>-7</text:p>
          </table:table-cell>
          <table:table-cell office:value-type="float" office:value="939669" calcext:value-type="float">
            <text:p>939669</text:p>
          </table:table-cell>
          <table:table-cell office:value-type="string" calcext:value-type="string">
            <text:p><text:s/></text:p>
          </table:table-cell>
          <table:table-cell table:formula="of:=[.A124]" office:value-type="float" office:value="256157" calcext:value-type="float">
            <text:p>256157</text:p>
          </table:table-cell>
          <table:table-cell table:formula="of:=CONCATENATE([.B124];&quot;.&quot;;[.C124])" office:value-type="string" office:string-value="0.973914" calcext:value-type="string">
            <text:p>0.973914</text:p>
          </table:table-cell>
          <table:table-cell table:formula="of:=CONCATENATE([.D124];&quot;.&quot;;[.E124])" office:value-type="string" office:string-value="-62.931091" calcext:value-type="string">
            <text:p>-62.931091</text:p>
          </table:table-cell>
          <table:table-cell table:formula="of:=CONCATENATE([.F124];&quot;.&quot;;[.G124])" office:value-type="string" office:string-value="-7.939669" calcext:value-type="string">
            <text:p>-7.939669</text:p>
          </table:table-cell>
        </table:table-row>
        <table:table-row table:style-name="ro1">
          <table:table-cell office:value-type="float" office:value="256236" calcext:value-type="float">
            <text:p>256236</text:p>
          </table:table-cell>
          <table:table-cell office:value-type="float" office:value="1" calcext:value-type="float">
            <text:p>1</text:p>
          </table:table-cell>
          <table:table-cell office:value-type="float" office:value="5021" calcext:value-type="float">
            <text:p>5021</text:p>
          </table:table-cell>
          <table:table-cell office:value-type="float" office:value="-5" calcext:value-type="float">
            <text:p>-5</text:p>
          </table:table-cell>
          <table:table-cell office:value-type="float" office:value="893733" calcext:value-type="float">
            <text:p>893733</text:p>
          </table:table-cell>
          <table:table-cell office:value-type="float" office:value="-2" calcext:value-type="float">
            <text:p>-2</text:p>
          </table:table-cell>
          <table:table-cell office:value-type="float" office:value="546054" calcext:value-type="float">
            <text:p>546054</text:p>
          </table:table-cell>
          <table:table-cell office:value-type="string" calcext:value-type="string">
            <text:p><text:s/></text:p>
          </table:table-cell>
          <table:table-cell table:formula="of:=[.A125]" office:value-type="float" office:value="256236" calcext:value-type="float">
            <text:p>256236</text:p>
          </table:table-cell>
          <table:table-cell table:formula="of:=CONCATENATE([.B125];&quot;.&quot;;[.C125])" office:value-type="string" office:string-value="1.5021" calcext:value-type="string">
            <text:p>1.5021</text:p>
          </table:table-cell>
          <table:table-cell table:formula="of:=CONCATENATE([.D125];&quot;.&quot;;[.E125])" office:value-type="string" office:string-value="-5.893733" calcext:value-type="string">
            <text:p>-5.893733</text:p>
          </table:table-cell>
          <table:table-cell table:formula="of:=CONCATENATE([.F125];&quot;.&quot;;[.G125])" office:value-type="string" office:string-value="-2.546054" calcext:value-type="string">
            <text:p>-2.546054</text:p>
          </table:table-cell>
        </table:table-row>
        <table:table-row table:style-name="ro1">
          <table:table-cell office:value-type="float" office:value="256316" calcext:value-type="float">
            <text:p>256316</text:p>
          </table:table-cell>
          <table:table-cell office:value-type="float" office:value="0" calcext:value-type="float">
            <text:p>0</text:p>
          </table:table-cell>
          <table:table-cell office:value-type="float" office:value="177075" calcext:value-type="float">
            <text:p>177075</text:p>
          </table:table-cell>
          <table:table-cell office:value-type="float" office:value="5" calcext:value-type="float">
            <text:p>5</text:p>
          </table:table-cell>
          <table:table-cell office:value-type="float" office:value="451045" calcext:value-type="float">
            <text:p>451045</text:p>
          </table:table-cell>
          <table:table-cell office:value-type="float" office:value="0" calcext:value-type="float">
            <text:p>0</text:p>
          </table:table-cell>
          <table:table-cell office:value-type="float" office:value="677193" calcext:value-type="float">
            <text:p>677193</text:p>
          </table:table-cell>
          <table:table-cell office:value-type="string" calcext:value-type="string">
            <text:p><text:s/></text:p>
          </table:table-cell>
          <table:table-cell table:formula="of:=[.A126]" office:value-type="float" office:value="256316" calcext:value-type="float">
            <text:p>256316</text:p>
          </table:table-cell>
          <table:table-cell table:formula="of:=CONCATENATE([.B126];&quot;.&quot;;[.C126])" office:value-type="string" office:string-value="0.177075" calcext:value-type="string">
            <text:p>0.177075</text:p>
          </table:table-cell>
          <table:table-cell table:formula="of:=CONCATENATE([.D126];&quot;.&quot;;[.E126])" office:value-type="string" office:string-value="5.451045" calcext:value-type="string">
            <text:p>5.451045</text:p>
          </table:table-cell>
          <table:table-cell table:formula="of:=CONCATENATE([.F126];&quot;.&quot;;[.G126])" office:value-type="string" office:string-value="0.677193" calcext:value-type="string">
            <text:p>0.677193</text:p>
          </table:table-cell>
        </table:table-row>
        <table:table-row table:style-name="ro1">
          <table:table-cell office:value-type="float" office:value="256395" calcext:value-type="float">
            <text:p>256395</text:p>
          </table:table-cell>
          <table:table-cell office:value-type="float" office:value="-0" calcext:value-type="float">
            <text:p>0</text:p>
          </table:table-cell>
          <table:table-cell office:value-type="float" office:value="744194" calcext:value-type="float">
            <text:p>744194</text:p>
          </table:table-cell>
          <table:table-cell office:value-type="float" office:value="0" calcext:value-type="float">
            <text:p>0</text:p>
          </table:table-cell>
          <table:table-cell office:value-type="float" office:value="610192" calcext:value-type="float">
            <text:p>610192</text:p>
          </table:table-cell>
          <table:table-cell office:value-type="float" office:value="0" calcext:value-type="float">
            <text:p>0</text:p>
          </table:table-cell>
          <table:table-cell office:value-type="float" office:value="753766" calcext:value-type="float">
            <text:p>753766</text:p>
          </table:table-cell>
          <table:table-cell office:value-type="string" calcext:value-type="string">
            <text:p><text:s/></text:p>
          </table:table-cell>
          <table:table-cell table:formula="of:=[.A127]" office:value-type="float" office:value="256395" calcext:value-type="float">
            <text:p>256395</text:p>
          </table:table-cell>
          <table:table-cell table:formula="of:=CONCATENATE([.B127];&quot;.&quot;;[.C127])" office:value-type="string" office:string-value="0.744194" calcext:value-type="string">
            <text:p>0.744194</text:p>
          </table:table-cell>
          <table:table-cell table:formula="of:=CONCATENATE([.D127];&quot;.&quot;;[.E127])" office:value-type="string" office:string-value="0.610192" calcext:value-type="string">
            <text:p>0.610192</text:p>
          </table:table-cell>
          <table:table-cell table:formula="of:=CONCATENATE([.F127];&quot;.&quot;;[.G127])" office:value-type="string" office:string-value="0.753766" calcext:value-type="string">
            <text:p>0.753766</text:p>
          </table:table-cell>
        </table:table-row>
        <table:table-row table:style-name="ro1">
          <table:table-cell office:value-type="float" office:value="256475" calcext:value-type="float">
            <text:p>256475</text:p>
          </table:table-cell>
          <table:table-cell office:value-type="float" office:value="1" calcext:value-type="float">
            <text:p>1</text:p>
          </table:table-cell>
          <table:table-cell office:value-type="float" office:value="792288" calcext:value-type="float">
            <text:p>792288</text:p>
          </table:table-cell>
          <table:table-cell office:value-type="float" office:value="-1" calcext:value-type="float">
            <text:p>-1</text:p>
          </table:table-cell>
          <table:table-cell office:value-type="float" office:value="237134" calcext:value-type="float">
            <text:p>237134</text:p>
          </table:table-cell>
          <table:table-cell office:value-type="float" office:value="-1" calcext:value-type="float">
            <text:p>-1</text:p>
          </table:table-cell>
          <table:table-cell office:value-type="float" office:value="48094" calcext:value-type="float">
            <text:p>48094</text:p>
          </table:table-cell>
          <table:table-cell office:value-type="string" calcext:value-type="string">
            <text:p><text:s/></text:p>
          </table:table-cell>
          <table:table-cell table:formula="of:=[.A128]" office:value-type="float" office:value="256475" calcext:value-type="float">
            <text:p>256475</text:p>
          </table:table-cell>
          <table:table-cell table:formula="of:=CONCATENATE([.B128];&quot;.&quot;;[.C128])" office:value-type="string" office:string-value="1.792288" calcext:value-type="string">
            <text:p>1.792288</text:p>
          </table:table-cell>
          <table:table-cell table:formula="of:=CONCATENATE([.D128];&quot;.&quot;;[.E128])" office:value-type="string" office:string-value="-1.237134" calcext:value-type="string">
            <text:p>-1.237134</text:p>
          </table:table-cell>
          <table:table-cell table:formula="of:=CONCATENATE([.F128];&quot;.&quot;;[.G128])" office:value-type="string" office:string-value="-1.48094" calcext:value-type="string">
            <text:p>-1.48094</text:p>
          </table:table-cell>
        </table:table-row>
        <table:table-row table:style-name="ro1">
          <table:table-cell office:value-type="float" office:value="256555" calcext:value-type="float">
            <text:p>256555</text:p>
          </table:table-cell>
          <table:table-cell office:value-type="float" office:value="3" calcext:value-type="float">
            <text:p>3</text:p>
          </table:table-cell>
          <table:table-cell office:value-type="float" office:value="448181" calcext:value-type="float">
            <text:p>448181</text:p>
          </table:table-cell>
          <table:table-cell office:value-type="float" office:value="-68" calcext:value-type="float">
            <text:p>-68</text:p>
          </table:table-cell>
          <table:table-cell office:value-type="float" office:value="171562" calcext:value-type="float">
            <text:p>171562</text:p>
          </table:table-cell>
          <table:table-cell office:value-type="float" office:value="-8" calcext:value-type="float">
            <text:p>-8</text:p>
          </table:table-cell>
          <table:table-cell office:value-type="float" office:value="659934" calcext:value-type="float">
            <text:p>659934</text:p>
          </table:table-cell>
          <table:table-cell office:value-type="string" calcext:value-type="string">
            <text:p><text:s/></text:p>
          </table:table-cell>
          <table:table-cell table:formula="of:=[.A129]" office:value-type="float" office:value="256555" calcext:value-type="float">
            <text:p>256555</text:p>
          </table:table-cell>
          <table:table-cell table:formula="of:=CONCATENATE([.B129];&quot;.&quot;;[.C129])" office:value-type="string" office:string-value="3.448181" calcext:value-type="string">
            <text:p>3.448181</text:p>
          </table:table-cell>
          <table:table-cell table:formula="of:=CONCATENATE([.D129];&quot;.&quot;;[.E129])" office:value-type="string" office:string-value="-68.171562" calcext:value-type="string">
            <text:p>-68.171562</text:p>
          </table:table-cell>
          <table:table-cell table:formula="of:=CONCATENATE([.F129];&quot;.&quot;;[.G129])" office:value-type="string" office:string-value="-8.659934" calcext:value-type="string">
            <text:p>-8.659934</text:p>
          </table:table-cell>
        </table:table-row>
        <table:table-row table:style-name="ro1">
          <table:table-cell office:value-type="float" office:value="256634" calcext:value-type="float">
            <text:p>256634</text:p>
          </table:table-cell>
          <table:table-cell office:value-type="float" office:value="1" calcext:value-type="float">
            <text:p>1</text:p>
          </table:table-cell>
          <table:table-cell office:value-type="float" office:value="545819" calcext:value-type="float">
            <text:p>545819</text:p>
          </table:table-cell>
          <table:table-cell office:value-type="float" office:value="-7" calcext:value-type="float">
            <text:p>-7</text:p>
          </table:table-cell>
          <table:table-cell office:value-type="float" office:value="449123" calcext:value-type="float">
            <text:p>449123</text:p>
          </table:table-cell>
          <table:table-cell office:value-type="float" office:value="-4" calcext:value-type="float">
            <text:p>-4</text:p>
          </table:table-cell>
          <table:table-cell office:value-type="float" office:value="558490" calcext:value-type="float">
            <text:p>558490</text:p>
          </table:table-cell>
          <table:table-cell office:value-type="string" calcext:value-type="string">
            <text:p><text:s/></text:p>
          </table:table-cell>
          <table:table-cell table:formula="of:=[.A130]" office:value-type="float" office:value="256634" calcext:value-type="float">
            <text:p>256634</text:p>
          </table:table-cell>
          <table:table-cell table:formula="of:=CONCATENATE([.B130];&quot;.&quot;;[.C130])" office:value-type="string" office:string-value="1.545819" calcext:value-type="string">
            <text:p>1.545819</text:p>
          </table:table-cell>
          <table:table-cell table:formula="of:=CONCATENATE([.D130];&quot;.&quot;;[.E130])" office:value-type="string" office:string-value="-7.449123" calcext:value-type="string">
            <text:p>-7.449123</text:p>
          </table:table-cell>
          <table:table-cell table:formula="of:=CONCATENATE([.F130];&quot;.&quot;;[.G130])" office:value-type="string" office:string-value="-4.558490" calcext:value-type="string">
            <text:p>-4.558490</text:p>
          </table:table-cell>
        </table:table-row>
        <table:table-row table:style-name="ro1">
          <table:table-cell office:value-type="float" office:value="256714" calcext:value-type="float">
            <text:p>256714</text:p>
          </table:table-cell>
          <table:table-cell office:value-type="float" office:value="-0" calcext:value-type="float">
            <text:p>0</text:p>
          </table:table-cell>
          <table:table-cell office:value-type="float" office:value="906912" calcext:value-type="float">
            <text:p>906912</text:p>
          </table:table-cell>
          <table:table-cell office:value-type="float" office:value="5" calcext:value-type="float">
            <text:p>5</text:p>
          </table:table-cell>
          <table:table-cell office:value-type="float" office:value="211754" calcext:value-type="float">
            <text:p>211754</text:p>
          </table:table-cell>
          <table:table-cell office:value-type="float" office:value="2" calcext:value-type="float">
            <text:p>2</text:p>
          </table:table-cell>
          <table:table-cell office:value-type="float" office:value="275656" calcext:value-type="float">
            <text:p>275656</text:p>
          </table:table-cell>
          <table:table-cell office:value-type="string" calcext:value-type="string">
            <text:p><text:s/></text:p>
          </table:table-cell>
          <table:table-cell table:formula="of:=[.A131]" office:value-type="float" office:value="256714" calcext:value-type="float">
            <text:p>256714</text:p>
          </table:table-cell>
          <table:table-cell table:formula="of:=CONCATENATE([.B131];&quot;.&quot;;[.C131])" office:value-type="string" office:string-value="0.906912" calcext:value-type="string">
            <text:p>0.906912</text:p>
          </table:table-cell>
          <table:table-cell table:formula="of:=CONCATENATE([.D131];&quot;.&quot;;[.E131])" office:value-type="string" office:string-value="5.211754" calcext:value-type="string">
            <text:p>5.211754</text:p>
          </table:table-cell>
          <table:table-cell table:formula="of:=CONCATENATE([.F131];&quot;.&quot;;[.G131])" office:value-type="string" office:string-value="2.275656" calcext:value-type="string">
            <text:p>2.275656</text:p>
          </table:table-cell>
        </table:table-row>
        <table:table-row table:style-name="ro1">
          <table:table-cell office:value-type="float" office:value="256793" calcext:value-type="float">
            <text:p>256793</text:p>
          </table:table-cell>
          <table:table-cell office:value-type="float" office:value="0" calcext:value-type="float">
            <text:p>0</text:p>
          </table:table-cell>
          <table:table-cell office:value-type="float" office:value="768124" calcext:value-type="float">
            <text:p>768124</text:p>
          </table:table-cell>
          <table:table-cell office:value-type="float" office:value="-0" calcext:value-type="float">
            <text:p>0</text:p>
          </table:table-cell>
          <table:table-cell office:value-type="float" office:value="406794" calcext:value-type="float">
            <text:p>406794</text:p>
          </table:table-cell>
          <table:table-cell office:value-type="float" office:value="-2" calcext:value-type="float">
            <text:p>-2</text:p>
          </table:table-cell>
          <table:table-cell office:value-type="float" office:value="459909" calcext:value-type="float">
            <text:p>459909</text:p>
          </table:table-cell>
          <table:table-cell office:value-type="string" calcext:value-type="string">
            <text:p><text:s/></text:p>
          </table:table-cell>
          <table:table-cell table:formula="of:=[.A132]" office:value-type="float" office:value="256793" calcext:value-type="float">
            <text:p>256793</text:p>
          </table:table-cell>
          <table:table-cell table:formula="of:=CONCATENATE([.B132];&quot;.&quot;;[.C132])" office:value-type="string" office:string-value="0.768124" calcext:value-type="string">
            <text:p>0.768124</text:p>
          </table:table-cell>
          <table:table-cell table:formula="of:=CONCATENATE([.D132];&quot;.&quot;;[.E132])" office:value-type="string" office:string-value="0.406794" calcext:value-type="string">
            <text:p>0.406794</text:p>
          </table:table-cell>
          <table:table-cell table:formula="of:=CONCATENATE([.F132];&quot;.&quot;;[.G132])" office:value-type="string" office:string-value="-2.459909" calcext:value-type="string">
            <text:p>-2.459909</text:p>
          </table:table-cell>
        </table:table-row>
        <table:table-row table:style-name="ro1">
          <table:table-cell office:value-type="float" office:value="256873" calcext:value-type="float">
            <text:p>256873</text:p>
          </table:table-cell>
          <table:table-cell office:value-type="float" office:value="-0" calcext:value-type="float">
            <text:p>0</text:p>
          </table:table-cell>
          <table:table-cell office:value-type="float" office:value="837518" calcext:value-type="float">
            <text:p>837518</text:p>
          </table:table-cell>
          <table:table-cell office:value-type="float" office:value="-3" calcext:value-type="float">
            <text:p>-3</text:p>
          </table:table-cell>
          <table:table-cell office:value-type="float" office:value="771223" calcext:value-type="float">
            <text:p>771223</text:p>
          </table:table-cell>
          <table:table-cell office:value-type="float" office:value="0" calcext:value-type="float">
            <text:p>0</text:p>
          </table:table-cell>
          <table:table-cell office:value-type="float" office:value="129217" calcext:value-type="float">
            <text:p>129217</text:p>
          </table:table-cell>
          <table:table-cell office:value-type="string" calcext:value-type="string">
            <text:p><text:s/></text:p>
          </table:table-cell>
          <table:table-cell table:formula="of:=[.A133]" office:value-type="float" office:value="256873" calcext:value-type="float">
            <text:p>256873</text:p>
          </table:table-cell>
          <table:table-cell table:formula="of:=CONCATENATE([.B133];&quot;.&quot;;[.C133])" office:value-type="string" office:string-value="0.837518" calcext:value-type="string">
            <text:p>0.837518</text:p>
          </table:table-cell>
          <table:table-cell table:formula="of:=CONCATENATE([.D133];&quot;.&quot;;[.E133])" office:value-type="string" office:string-value="-3.771223" calcext:value-type="string">
            <text:p>-3.771223</text:p>
          </table:table-cell>
          <table:table-cell table:formula="of:=CONCATENATE([.F133];&quot;.&quot;;[.G133])" office:value-type="string" office:string-value="0.129217" calcext:value-type="string">
            <text:p>0.129217</text:p>
          </table:table-cell>
        </table:table-row>
        <table:table-row table:style-name="ro1">
          <table:table-cell office:value-type="float" office:value="256953" calcext:value-type="float">
            <text:p>256953</text:p>
          </table:table-cell>
          <table:table-cell office:value-type="float" office:value="4" calcext:value-type="float">
            <text:p>4</text:p>
          </table:table-cell>
          <table:table-cell office:value-type="float" office:value="563276" calcext:value-type="float">
            <text:p>563276</text:p>
          </table:table-cell>
          <table:table-cell office:value-type="float" office:value="-42" calcext:value-type="float">
            <text:p>-42</text:p>
          </table:table-cell>
          <table:table-cell office:value-type="float" office:value="797161" calcext:value-type="float">
            <text:p>797161</text:p>
          </table:table-cell>
          <table:table-cell office:value-type="float" office:value="-5" calcext:value-type="float">
            <text:p>-5</text:p>
          </table:table-cell>
          <table:table-cell office:value-type="float" office:value="965520" calcext:value-type="float">
            <text:p>965520</text:p>
          </table:table-cell>
          <table:table-cell office:value-type="string" calcext:value-type="string">
            <text:p><text:s/></text:p>
          </table:table-cell>
          <table:table-cell table:formula="of:=[.A134]" office:value-type="float" office:value="256953" calcext:value-type="float">
            <text:p>256953</text:p>
          </table:table-cell>
          <table:table-cell table:formula="of:=CONCATENATE([.B134];&quot;.&quot;;[.C134])" office:value-type="string" office:string-value="4.563276" calcext:value-type="string">
            <text:p>4.563276</text:p>
          </table:table-cell>
          <table:table-cell table:formula="of:=CONCATENATE([.D134];&quot;.&quot;;[.E134])" office:value-type="string" office:string-value="-42.797161" calcext:value-type="string">
            <text:p>-42.797161</text:p>
          </table:table-cell>
          <table:table-cell table:formula="of:=CONCATENATE([.F134];&quot;.&quot;;[.G134])" office:value-type="string" office:string-value="-5.965520" calcext:value-type="string">
            <text:p>-5.965520</text:p>
          </table:table-cell>
        </table:table-row>
        <table:table-row table:style-name="ro1">
          <table:table-cell office:value-type="float" office:value="257033" calcext:value-type="float">
            <text:p>257033</text:p>
          </table:table-cell>
          <table:table-cell office:value-type="float" office:value="-1" calcext:value-type="float">
            <text:p>-1</text:p>
          </table:table-cell>
          <table:table-cell office:value-type="float" office:value="450102" calcext:value-type="float">
            <text:p>450102</text:p>
          </table:table-cell>
          <table:table-cell office:value-type="float" office:value="-0" calcext:value-type="float">
            <text:p>0</text:p>
          </table:table-cell>
          <table:table-cell office:value-type="float" office:value="433116" calcext:value-type="float">
            <text:p>433116</text:p>
          </table:table-cell>
          <table:table-cell office:value-type="float" office:value="-2" calcext:value-type="float">
            <text:p>-2</text:p>
          </table:table-cell>
          <table:table-cell office:value-type="float" office:value="124902" calcext:value-type="float">
            <text:p>124902</text:p>
          </table:table-cell>
          <table:table-cell office:value-type="string" calcext:value-type="string">
            <text:p><text:s/></text:p>
          </table:table-cell>
          <table:table-cell table:formula="of:=[.A135]" office:value-type="float" office:value="257033" calcext:value-type="float">
            <text:p>257033</text:p>
          </table:table-cell>
          <table:table-cell table:formula="of:=CONCATENATE([.B135];&quot;.&quot;;[.C135])" office:value-type="string" office:string-value="-1.450102" calcext:value-type="string">
            <text:p>-1.450102</text:p>
          </table:table-cell>
          <table:table-cell table:formula="of:=CONCATENATE([.D135];&quot;.&quot;;[.E135])" office:value-type="string" office:string-value="0.433116" calcext:value-type="string">
            <text:p>0.433116</text:p>
          </table:table-cell>
          <table:table-cell table:formula="of:=CONCATENATE([.F135];&quot;.&quot;;[.G135])" office:value-type="string" office:string-value="-2.124902" calcext:value-type="string">
            <text:p>-2.124902</text:p>
          </table:table-cell>
        </table:table-row>
        <table:table-row table:style-name="ro1">
          <table:table-cell office:value-type="float" office:value="257113" calcext:value-type="float">
            <text:p>257113</text:p>
          </table:table-cell>
          <table:table-cell office:value-type="float" office:value="-0" calcext:value-type="float">
            <text:p>0</text:p>
          </table:table-cell>
          <table:table-cell office:value-type="float" office:value="88538" calcext:value-type="float">
            <text:p>88538</text:p>
          </table:table-cell>
          <table:table-cell office:value-type="float" office:value="2" calcext:value-type="float">
            <text:p>2</text:p>
          </table:table-cell>
          <table:table-cell office:value-type="float" office:value="826025" calcext:value-type="float">
            <text:p>826025</text:p>
          </table:table-cell>
          <table:table-cell office:value-type="float" office:value="0" calcext:value-type="float">
            <text:p>0</text:p>
          </table:table-cell>
          <table:table-cell office:value-type="float" office:value="945199" calcext:value-type="float">
            <text:p>945199</text:p>
          </table:table-cell>
          <table:table-cell office:value-type="string" calcext:value-type="string">
            <text:p><text:s/></text:p>
          </table:table-cell>
          <table:table-cell table:formula="of:=[.A136]" office:value-type="float" office:value="257113" calcext:value-type="float">
            <text:p>257113</text:p>
          </table:table-cell>
          <table:table-cell table:formula="of:=CONCATENATE([.B136];&quot;.&quot;;[.C136])" office:value-type="string" office:string-value="0.88538" calcext:value-type="string">
            <text:p>0.88538</text:p>
          </table:table-cell>
          <table:table-cell table:formula="of:=CONCATENATE([.D136];&quot;.&quot;;[.E136])" office:value-type="string" office:string-value="2.826025" calcext:value-type="string">
            <text:p>2.826025</text:p>
          </table:table-cell>
          <table:table-cell table:formula="of:=CONCATENATE([.F136];&quot;.&quot;;[.G136])" office:value-type="string" office:string-value="0.945199" calcext:value-type="string">
            <text:p>0.945199</text:p>
          </table:table-cell>
        </table:table-row>
        <table:table-row table:style-name="ro1">
          <table:table-cell office:value-type="float" office:value="257192" calcext:value-type="float">
            <text:p>257192</text:p>
          </table:table-cell>
          <table:table-cell office:value-type="float" office:value="0" calcext:value-type="float">
            <text:p>0</text:p>
          </table:table-cell>
          <table:table-cell office:value-type="float" office:value="421152" calcext:value-type="float">
            <text:p>421152</text:p>
          </table:table-cell>
          <table:table-cell office:value-type="float" office:value="1" calcext:value-type="float">
            <text:p>1</text:p>
          </table:table-cell>
          <table:table-cell office:value-type="float" office:value="2628" calcext:value-type="float">
            <text:p>2628</text:p>
          </table:table-cell>
          <table:table-cell office:value-type="float" office:value="-0" calcext:value-type="float">
            <text:p>0</text:p>
          </table:table-cell>
          <table:table-cell office:value-type="float" office:value="430723" calcext:value-type="float">
            <text:p>430723</text:p>
          </table:table-cell>
          <table:table-cell office:value-type="string" calcext:value-type="string">
            <text:p><text:s/></text:p>
          </table:table-cell>
          <table:table-cell table:formula="of:=[.A137]" office:value-type="float" office:value="257192" calcext:value-type="float">
            <text:p>257192</text:p>
          </table:table-cell>
          <table:table-cell table:formula="of:=CONCATENATE([.B137];&quot;.&quot;;[.C137])" office:value-type="string" office:string-value="0.421152" calcext:value-type="string">
            <text:p>0.421152</text:p>
          </table:table-cell>
          <table:table-cell table:formula="of:=CONCATENATE([.D137];&quot;.&quot;;[.E137])" office:value-type="string" office:string-value="1.2628" calcext:value-type="string">
            <text:p>1.2628</text:p>
          </table:table-cell>
          <table:table-cell table:formula="of:=CONCATENATE([.F137];&quot;.&quot;;[.G137])" office:value-type="string" office:string-value="0.430723" calcext:value-type="string">
            <text:p>0.430723</text:p>
          </table:table-cell>
        </table:table-row>
        <table:table-row table:style-name="ro1">
          <table:table-cell office:value-type="float" office:value="257272" calcext:value-type="float">
            <text:p>257272</text:p>
          </table:table-cell>
          <table:table-cell office:value-type="float" office:value="0" calcext:value-type="float">
            <text:p>0</text:p>
          </table:table-cell>
          <table:table-cell office:value-type="float" office:value="588655" calcext:value-type="float">
            <text:p>588655</text:p>
          </table:table-cell>
          <table:table-cell office:value-type="float" office:value="-6" calcext:value-type="float">
            <text:p>-6</text:p>
          </table:table-cell>
          <table:table-cell office:value-type="float" office:value="345992" calcext:value-type="float">
            <text:p>345992</text:p>
          </table:table-cell>
          <table:table-cell office:value-type="float" office:value="-3" calcext:value-type="float">
            <text:p>-3</text:p>
          </table:table-cell>
          <table:table-cell office:value-type="float" office:value="972227" calcext:value-type="float">
            <text:p>972227</text:p>
          </table:table-cell>
          <table:table-cell office:value-type="string" calcext:value-type="string">
            <text:p><text:s/></text:p>
          </table:table-cell>
          <table:table-cell table:formula="of:=[.A138]" office:value-type="float" office:value="257272" calcext:value-type="float">
            <text:p>257272</text:p>
          </table:table-cell>
          <table:table-cell table:formula="of:=CONCATENATE([.B138];&quot;.&quot;;[.C138])" office:value-type="string" office:string-value="0.588655" calcext:value-type="string">
            <text:p>0.588655</text:p>
          </table:table-cell>
          <table:table-cell table:formula="of:=CONCATENATE([.D138];&quot;.&quot;;[.E138])" office:value-type="string" office:string-value="-6.345992" calcext:value-type="string">
            <text:p>-6.345992</text:p>
          </table:table-cell>
          <table:table-cell table:formula="of:=CONCATENATE([.F138];&quot;.&quot;;[.G138])" office:value-type="string" office:string-value="-3.972227" calcext:value-type="string">
            <text:p>-3.972227</text:p>
          </table:table-cell>
        </table:table-row>
        <table:table-row table:style-name="ro1">
          <table:table-cell office:value-type="float" office:value="257352" calcext:value-type="float">
            <text:p>257352</text:p>
          </table:table-cell>
          <table:table-cell office:value-type="float" office:value="-4" calcext:value-type="float">
            <text:p>-4</text:p>
          </table:table-cell>
          <table:table-cell office:value-type="float" office:value="209126" calcext:value-type="float">
            <text:p>209126</text:p>
          </table:table-cell>
          <table:table-cell office:value-type="float" office:value="-25" calcext:value-type="float">
            <text:p>-25</text:p>
          </table:table-cell>
          <table:table-cell office:value-type="float" office:value="898445" calcext:value-type="float">
            <text:p>898445</text:p>
          </table:table-cell>
          <table:table-cell office:value-type="float" office:value="-1" calcext:value-type="float">
            <text:p>-1</text:p>
          </table:table-cell>
          <table:table-cell office:value-type="float" office:value="31343" calcext:value-type="float">
            <text:p>31343</text:p>
          </table:table-cell>
          <table:table-cell office:value-type="string" calcext:value-type="string">
            <text:p><text:s/></text:p>
          </table:table-cell>
          <table:table-cell table:formula="of:=[.A139]" office:value-type="float" office:value="257352" calcext:value-type="float">
            <text:p>257352</text:p>
          </table:table-cell>
          <table:table-cell table:formula="of:=CONCATENATE([.B139];&quot;.&quot;;[.C139])" office:value-type="string" office:string-value="-4.209126" calcext:value-type="string">
            <text:p>-4.209126</text:p>
          </table:table-cell>
          <table:table-cell table:formula="of:=CONCATENATE([.D139];&quot;.&quot;;[.E139])" office:value-type="string" office:string-value="-25.898445" calcext:value-type="string">
            <text:p>-25.898445</text:p>
          </table:table-cell>
          <table:table-cell table:formula="of:=CONCATENATE([.F139];&quot;.&quot;;[.G139])" office:value-type="string" office:string-value="-1.31343" calcext:value-type="string">
            <text:p>-1.31343</text:p>
          </table:table-cell>
        </table:table-row>
        <table:table-row table:style-name="ro1">
          <table:table-cell office:value-type="float" office:value="257431" calcext:value-type="float">
            <text:p>257431</text:p>
          </table:table-cell>
          <table:table-cell office:value-type="float" office:value="1" calcext:value-type="float">
            <text:p>1</text:p>
          </table:table-cell>
          <table:table-cell office:value-type="float" office:value="983721" calcext:value-type="float">
            <text:p>983721</text:p>
          </table:table-cell>
          <table:table-cell office:value-type="float" office:value="2" calcext:value-type="float">
            <text:p>2</text:p>
          </table:table-cell>
          <table:table-cell office:value-type="float" office:value="407265" calcext:value-type="float">
            <text:p>407265</text:p>
          </table:table-cell>
          <table:table-cell office:value-type="float" office:value="0" calcext:value-type="float">
            <text:p>0</text:p>
          </table:table-cell>
          <table:table-cell office:value-type="float" office:value="916484" calcext:value-type="float">
            <text:p>916484</text:p>
          </table:table-cell>
          <table:table-cell office:value-type="string" calcext:value-type="string">
            <text:p><text:s/></text:p>
          </table:table-cell>
          <table:table-cell table:formula="of:=[.A140]" office:value-type="float" office:value="257431" calcext:value-type="float">
            <text:p>257431</text:p>
          </table:table-cell>
          <table:table-cell table:formula="of:=CONCATENATE([.B140];&quot;.&quot;;[.C140])" office:value-type="string" office:string-value="1.983721" calcext:value-type="string">
            <text:p>1.983721</text:p>
          </table:table-cell>
          <table:table-cell table:formula="of:=CONCATENATE([.D140];&quot;.&quot;;[.E140])" office:value-type="string" office:string-value="2.407265" calcext:value-type="string">
            <text:p>2.407265</text:p>
          </table:table-cell>
          <table:table-cell table:formula="of:=CONCATENATE([.F140];&quot;.&quot;;[.G140])" office:value-type="string" office:string-value="0.916484" calcext:value-type="string">
            <text:p>0.916484</text:p>
          </table:table-cell>
        </table:table-row>
        <table:table-row table:style-name="ro1">
          <table:table-cell office:value-type="float" office:value="257511" calcext:value-type="float">
            <text:p>257511</text:p>
          </table:table-cell>
          <table:table-cell office:value-type="float" office:value="1" calcext:value-type="float">
            <text:p>1</text:p>
          </table:table-cell>
          <table:table-cell office:value-type="float" office:value="60058" calcext:value-type="float">
            <text:p>60058</text:p>
          </table:table-cell>
          <table:table-cell office:value-type="float" office:value="0" calcext:value-type="float">
            <text:p>0</text:p>
          </table:table-cell>
          <table:table-cell office:value-type="float" office:value="971521" calcext:value-type="float">
            <text:p>971521</text:p>
          </table:table-cell>
          <table:table-cell office:value-type="float" office:value="3" calcext:value-type="float">
            <text:p>3</text:p>
          </table:table-cell>
          <table:table-cell office:value-type="float" office:value="531932" calcext:value-type="float">
            <text:p>531932</text:p>
          </table:table-cell>
          <table:table-cell office:value-type="string" calcext:value-type="string">
            <text:p><text:s/></text:p>
          </table:table-cell>
          <table:table-cell table:formula="of:=[.A141]" office:value-type="float" office:value="257511" calcext:value-type="float">
            <text:p>257511</text:p>
          </table:table-cell>
          <table:table-cell table:formula="of:=CONCATENATE([.B141];&quot;.&quot;;[.C141])" office:value-type="string" office:string-value="1.60058" calcext:value-type="string">
            <text:p>1.60058</text:p>
          </table:table-cell>
          <table:table-cell table:formula="of:=CONCATENATE([.D141];&quot;.&quot;;[.E141])" office:value-type="string" office:string-value="0.971521" calcext:value-type="string">
            <text:p>0.971521</text:p>
          </table:table-cell>
          <table:table-cell table:formula="of:=CONCATENATE([.F141];&quot;.&quot;;[.G141])" office:value-type="string" office:string-value="3.531932" calcext:value-type="string">
            <text:p>3.531932</text:p>
          </table:table-cell>
        </table:table-row>
        <table:table-row table:style-name="ro1">
          <table:table-cell office:value-type="float" office:value="257590" calcext:value-type="float">
            <text:p>257590</text:p>
          </table:table-cell>
          <table:table-cell office:value-type="float" office:value="0" calcext:value-type="float">
            <text:p>0</text:p>
          </table:table-cell>
          <table:table-cell office:value-type="float" office:value="7179" calcext:value-type="float">
            <text:p>7179</text:p>
          </table:table-cell>
          <table:table-cell office:value-type="float" office:value="-1" calcext:value-type="float">
            <text:p>-1</text:p>
          </table:table-cell>
          <table:table-cell office:value-type="float" office:value="98345" calcext:value-type="float">
            <text:p>98345</text:p>
          </table:table-cell>
          <table:table-cell office:value-type="float" office:value="-1" calcext:value-type="float">
            <text:p>-1</text:p>
          </table:table-cell>
          <table:table-cell office:value-type="float" office:value="849718" calcext:value-type="float">
            <text:p>849718</text:p>
          </table:table-cell>
          <table:table-cell office:value-type="string" calcext:value-type="string">
            <text:p><text:s/></text:p>
          </table:table-cell>
          <table:table-cell table:formula="of:=[.A142]" office:value-type="float" office:value="257590" calcext:value-type="float">
            <text:p>257590</text:p>
          </table:table-cell>
          <table:table-cell table:formula="of:=CONCATENATE([.B142];&quot;.&quot;;[.C142])" office:value-type="string" office:string-value="0.7179" calcext:value-type="string">
            <text:p>0.7179</text:p>
          </table:table-cell>
          <table:table-cell table:formula="of:=CONCATENATE([.D142];&quot;.&quot;;[.E142])" office:value-type="string" office:string-value="-1.98345" calcext:value-type="string">
            <text:p>-1.98345</text:p>
          </table:table-cell>
          <table:table-cell table:formula="of:=CONCATENATE([.F142];&quot;.&quot;;[.G142])" office:value-type="string" office:string-value="-1.849718" calcext:value-type="string">
            <text:p>-1.849718</text:p>
          </table:table-cell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float" office:value="-0" calcext:value-type="float">
            <text:p>0</text:p>
          </table:table-cell>
          <table:table-cell office:value-type="float" office:value="105288" calcext:value-type="float">
            <text:p>105288</text:p>
          </table:table-cell>
          <table:table-cell office:value-type="float" office:value="-13" calcext:value-type="float">
            <text:p>-13</text:p>
          </table:table-cell>
          <table:table-cell office:value-type="float" office:value="43742" calcext:value-type="float">
            <text:p>43742</text:p>
          </table:table-cell>
          <table:table-cell office:value-type="float" office:value="3" calcext:value-type="float">
            <text:p>3</text:p>
          </table:table-cell>
          <table:table-cell office:value-type="float" office:value="295034" calcext:value-type="float">
            <text:p>295034</text:p>
          </table:table-cell>
          <table:table-cell office:value-type="string" calcext:value-type="string">
            <text:p><text:s/></text:p>
          </table:table-cell>
          <table:table-cell table:formula="of:=[.A143]" office:value-type="float" office:value="257670" calcext:value-type="float">
            <text:p>257670</text:p>
          </table:table-cell>
          <table:table-cell table:formula="of:=CONCATENATE([.B143];&quot;.&quot;;[.C143])" office:value-type="string" office:string-value="0.105288" calcext:value-type="string">
            <text:p>0.105288</text:p>
          </table:table-cell>
          <table:table-cell table:formula="of:=CONCATENATE([.D143];&quot;.&quot;;[.E143])" office:value-type="string" office:string-value="-13.43742" calcext:value-type="string">
            <text:p>-13.43742</text:p>
          </table:table-cell>
          <table:table-cell table:formula="of:=CONCATENATE([.F143];&quot;.&quot;;[.G143])" office:value-type="string" office:string-value="3.295034" calcext:value-type="string">
            <text:p>3.295034</text:p>
          </table:table-cell>
        </table:table-row>
        <table:table-row table:style-name="ro1">
          <table:table-cell office:value-type="float" office:value="257750" calcext:value-type="float">
            <text:p>257750</text:p>
          </table:table-cell>
          <table:table-cell office:value-type="float" office:value="-1" calcext:value-type="float">
            <text:p>-1</text:p>
          </table:table-cell>
          <table:table-cell office:value-type="float" office:value="926291" calcext:value-type="float">
            <text:p>926291</text:p>
          </table:table-cell>
          <table:table-cell office:value-type="float" office:value="-26" calcext:value-type="float">
            <text:p>-26</text:p>
          </table:table-cell>
          <table:table-cell office:value-type="float" office:value="56376" calcext:value-type="float">
            <text:p>56376</text:p>
          </table:table-cell>
          <table:table-cell office:value-type="float" office:value="-4" calcext:value-type="float">
            <text:p>-4</text:p>
          </table:table-cell>
          <table:table-cell office:value-type="float" office:value="922212" calcext:value-type="float">
            <text:p>922212</text:p>
          </table:table-cell>
          <table:table-cell office:value-type="string" calcext:value-type="string">
            <text:p><text:s/></text:p>
          </table:table-cell>
          <table:table-cell table:formula="of:=[.A144]" office:value-type="float" office:value="257750" calcext:value-type="float">
            <text:p>257750</text:p>
          </table:table-cell>
          <table:table-cell table:formula="of:=CONCATENATE([.B144];&quot;.&quot;;[.C144])" office:value-type="string" office:string-value="-1.926291" calcext:value-type="string">
            <text:p>-1.926291</text:p>
          </table:table-cell>
          <table:table-cell table:formula="of:=CONCATENATE([.D144];&quot;.&quot;;[.E144])" office:value-type="string" office:string-value="-26.56376" calcext:value-type="string">
            <text:p>-26.56376</text:p>
          </table:table-cell>
          <table:table-cell table:formula="of:=CONCATENATE([.F144];&quot;.&quot;;[.G144])" office:value-type="string" office:string-value="-4.922212" calcext:value-type="string">
            <text:p>-4.922212</text:p>
          </table:table-cell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float" office:value="1" calcext:value-type="float">
            <text:p>1</text:p>
          </table:table-cell>
          <table:table-cell office:value-type="float" office:value="801860" calcext:value-type="float">
            <text:p>801860</text:p>
          </table:table-cell>
          <table:table-cell office:value-type="float" office:value="5" calcext:value-type="float">
            <text:p>5</text:p>
          </table:table-cell>
          <table:table-cell office:value-type="float" office:value="486938" calcext:value-type="float">
            <text:p>486938</text:p>
          </table:table-cell>
          <table:table-cell office:value-type="float" office:value="3" calcext:value-type="float">
            <text:p>3</text:p>
          </table:table-cell>
          <table:table-cell office:value-type="float" office:value="601327" calcext:value-type="float">
            <text:p>601327</text:p>
          </table:table-cell>
          <table:table-cell office:value-type="string" calcext:value-type="string">
            <text:p><text:s/></text:p>
          </table:table-cell>
          <table:table-cell table:formula="of:=[.A145]" office:value-type="float" office:value="257830" calcext:value-type="float">
            <text:p>257830</text:p>
          </table:table-cell>
          <table:table-cell table:formula="of:=CONCATENATE([.B145];&quot;.&quot;;[.C145])" office:value-type="string" office:string-value="1.801860" calcext:value-type="string">
            <text:p>1.801860</text:p>
          </table:table-cell>
          <table:table-cell table:formula="of:=CONCATENATE([.D145];&quot;.&quot;;[.E145])" office:value-type="string" office:string-value="5.486938" calcext:value-type="string">
            <text:p>5.486938</text:p>
          </table:table-cell>
          <table:table-cell table:formula="of:=CONCATENATE([.F145];&quot;.&quot;;[.G145])" office:value-type="string" office:string-value="3.601327" calcext:value-type="string">
            <text:p>3.601327</text:p>
          </table:table-cell>
        </table:table-row>
        <table:table-row table:style-name="ro1">
          <table:table-cell office:value-type="float" office:value="257910" calcext:value-type="float">
            <text:p>257910</text:p>
          </table:table-cell>
          <table:table-cell office:value-type="float" office:value="-0" calcext:value-type="float">
            <text:p>0</text:p>
          </table:table-cell>
          <table:table-cell office:value-type="float" office:value="949984" calcext:value-type="float">
            <text:p>949984</text:p>
          </table:table-cell>
          <table:table-cell office:value-type="float" office:value="1" calcext:value-type="float">
            <text:p>1</text:p>
          </table:table-cell>
          <table:table-cell office:value-type="float" office:value="538640" calcext:value-type="float">
            <text:p>538640</text:p>
          </table:table-cell>
          <table:table-cell office:value-type="float" office:value="2" calcext:value-type="float">
            <text:p>2</text:p>
          </table:table-cell>
          <table:table-cell office:value-type="float" office:value="146439" calcext:value-type="float">
            <text:p>146439</text:p>
          </table:table-cell>
          <table:table-cell office:value-type="string" calcext:value-type="string">
            <text:p><text:s/></text:p>
          </table:table-cell>
          <table:table-cell table:formula="of:=[.A146]" office:value-type="float" office:value="257910" calcext:value-type="float">
            <text:p>257910</text:p>
          </table:table-cell>
          <table:table-cell table:formula="of:=CONCATENATE([.B146];&quot;.&quot;;[.C146])" office:value-type="string" office:string-value="0.949984" calcext:value-type="string">
            <text:p>0.949984</text:p>
          </table:table-cell>
          <table:table-cell table:formula="of:=CONCATENATE([.D146];&quot;.&quot;;[.E146])" office:value-type="string" office:string-value="1.538640" calcext:value-type="string">
            <text:p>1.538640</text:p>
          </table:table-cell>
          <table:table-cell table:formula="of:=CONCATENATE([.F146];&quot;.&quot;;[.G146])" office:value-type="string" office:string-value="2.146439" calcext:value-type="string">
            <text:p>2.146439</text:p>
          </table:table-cell>
        </table:table-row>
        <table:table-row table:style-name="ro1">
          <table:table-cell office:value-type="float" office:value="257989" calcext:value-type="float">
            <text:p>257989</text:p>
          </table:table-cell>
          <table:table-cell office:value-type="float" office:value="0" calcext:value-type="float">
            <text:p>0</text:p>
          </table:table-cell>
          <table:table-cell office:value-type="float" office:value="603013" calcext:value-type="float">
            <text:p>603013</text:p>
          </table:table-cell>
          <table:table-cell office:value-type="float" office:value="-0" calcext:value-type="float">
            <text:p>0</text:p>
          </table:table-cell>
          <table:table-cell office:value-type="float" office:value="624549" calcext:value-type="float">
            <text:p>624549</text:p>
          </table:table-cell>
          <table:table-cell office:value-type="float" office:value="-1" calcext:value-type="float">
            <text:p>-1</text:p>
          </table:table-cell>
          <table:table-cell office:value-type="float" office:value="397458" calcext:value-type="float">
            <text:p>397458</text:p>
          </table:table-cell>
          <table:table-cell office:value-type="string" calcext:value-type="string">
            <text:p><text:s/></text:p>
          </table:table-cell>
          <table:table-cell table:formula="of:=[.A147]" office:value-type="float" office:value="257989" calcext:value-type="float">
            <text:p>257989</text:p>
          </table:table-cell>
          <table:table-cell table:formula="of:=CONCATENATE([.B147];&quot;.&quot;;[.C147])" office:value-type="string" office:string-value="0.603013" calcext:value-type="string">
            <text:p>0.603013</text:p>
          </table:table-cell>
          <table:table-cell table:formula="of:=CONCATENATE([.D147];&quot;.&quot;;[.E147])" office:value-type="string" office:string-value="0.624549" calcext:value-type="string">
            <text:p>0.624549</text:p>
          </table:table-cell>
          <table:table-cell table:formula="of:=CONCATENATE([.F147];&quot;.&quot;;[.G147])" office:value-type="string" office:string-value="-1.397458" calcext:value-type="string">
            <text:p>-1.397458</text:p>
          </table:table-cell>
        </table:table-row>
        <table:table-row table:style-name="ro1">
          <table:table-cell office:value-type="float" office:value="258069" calcext:value-type="float">
            <text:p>258069</text:p>
          </table:table-cell>
          <table:table-cell office:value-type="float" office:value="3" calcext:value-type="float">
            <text:p>3</text:p>
          </table:table-cell>
          <table:table-cell office:value-type="float" office:value="46172" calcext:value-type="float">
            <text:p>46172</text:p>
          </table:table-cell>
          <table:table-cell office:value-type="float" office:value="-27" calcext:value-type="float">
            <text:p>-27</text:p>
          </table:table-cell>
          <table:table-cell office:value-type="float" office:value="32682" calcext:value-type="float">
            <text:p>32682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<text:s/></text:p>
          </table:table-cell>
          <table:table-cell table:formula="of:=[.A148]" office:value-type="float" office:value="258069" calcext:value-type="float">
            <text:p>258069</text:p>
          </table:table-cell>
          <table:table-cell table:formula="of:=CONCATENATE([.B148];&quot;.&quot;;[.C148])" office:value-type="string" office:string-value="3.46172" calcext:value-type="string">
            <text:p>3.46172</text:p>
          </table:table-cell>
          <table:table-cell table:formula="of:=CONCATENATE([.D148];&quot;.&quot;;[.E148])" office:value-type="string" office:string-value="-27.32682" calcext:value-type="string">
            <text:p>-27.32682</text:p>
          </table:table-cell>
          <table:table-cell table:formula="of:=CONCATENATE([.F148];&quot;.&quot;;[.G148])" office:value-type="string" office:string-value="0.2393" calcext:value-type="string">
            <text:p>0.2393</text:p>
          </table:table-cell>
        </table:table-row>
        <table:table-row table:style-name="ro1">
          <table:table-cell office:value-type="float" office:value="258149" calcext:value-type="float">
            <text:p>258149</text:p>
          </table:table-cell>
          <table:table-cell office:value-type="float" office:value="-1" calcext:value-type="float">
            <text:p>-1</text:p>
          </table:table-cell>
          <table:table-cell office:value-type="float" office:value="265848" calcext:value-type="float">
            <text:p>265848</text:p>
          </table:table-cell>
          <table:table-cell office:value-type="float" office:value="-18" calcext:value-type="float">
            <text:p>-18</text:p>
          </table:table-cell>
          <table:table-cell office:value-type="float" office:value="420607" calcext:value-type="float">
            <text:p>420607</text:p>
          </table:table-cell>
          <table:table-cell office:value-type="float" office:value="-5" calcext:value-type="float">
            <text:p>-5</text:p>
          </table:table-cell>
          <table:table-cell office:value-type="float" office:value="817160" calcext:value-type="float">
            <text:p>817160</text:p>
          </table:table-cell>
          <table:table-cell office:value-type="string" calcext:value-type="string">
            <text:p><text:s/></text:p>
          </table:table-cell>
          <table:table-cell table:formula="of:=[.A149]" office:value-type="float" office:value="258149" calcext:value-type="float">
            <text:p>258149</text:p>
          </table:table-cell>
          <table:table-cell table:formula="of:=CONCATENATE([.B149];&quot;.&quot;;[.C149])" office:value-type="string" office:string-value="-1.265848" calcext:value-type="string">
            <text:p>-1.265848</text:p>
          </table:table-cell>
          <table:table-cell table:formula="of:=CONCATENATE([.D149];&quot;.&quot;;[.E149])" office:value-type="string" office:string-value="-18.420607" calcext:value-type="string">
            <text:p>-18.420607</text:p>
          </table:table-cell>
          <table:table-cell table:formula="of:=CONCATENATE([.F149];&quot;.&quot;;[.G149])" office:value-type="string" office:string-value="-5.817160" calcext:value-type="string">
            <text:p>-5.817160</text:p>
          </table:table-cell>
        </table:table-row>
        <table:table-row table:style-name="ro1">
          <table:table-cell office:value-type="float" office:value="258228" calcext:value-type="float">
            <text:p>258228</text:p>
          </table:table-cell>
          <table:table-cell office:value-type="float" office:value="-0" calcext:value-type="float">
            <text:p>0</text:p>
          </table:table-cell>
          <table:table-cell office:value-type="float" office:value="708301" calcext:value-type="float">
            <text:p>708301</text:p>
          </table:table-cell>
          <table:table-cell office:value-type="float" office:value="7" calcext:value-type="float">
            <text:p>7</text:p>
          </table:table-cell>
          <table:table-cell office:value-type="float" office:value="530482" calcext:value-type="float">
            <text:p>530482</text:p>
          </table:table-cell>
          <table:table-cell office:value-type="float" office:value="2" calcext:value-type="float">
            <text:p>2</text:p>
          </table:table-cell>
          <table:table-cell office:value-type="float" office:value="792524" calcext:value-type="float">
            <text:p>792524</text:p>
          </table:table-cell>
          <table:table-cell office:value-type="string" calcext:value-type="string">
            <text:p><text:s/></text:p>
          </table:table-cell>
          <table:table-cell table:formula="of:=[.A150]" office:value-type="float" office:value="258228" calcext:value-type="float">
            <text:p>258228</text:p>
          </table:table-cell>
          <table:table-cell table:formula="of:=CONCATENATE([.B150];&quot;.&quot;;[.C150])" office:value-type="string" office:string-value="0.708301" calcext:value-type="string">
            <text:p>0.708301</text:p>
          </table:table-cell>
          <table:table-cell table:formula="of:=CONCATENATE([.D150];&quot;.&quot;;[.E150])" office:value-type="string" office:string-value="7.530482" calcext:value-type="string">
            <text:p>7.530482</text:p>
          </table:table-cell>
          <table:table-cell table:formula="of:=CONCATENATE([.F150];&quot;.&quot;;[.G150])" office:value-type="string" office:string-value="2.792524" calcext:value-type="string">
            <text:p>2.792524</text:p>
          </table:table-cell>
        </table:table-row>
        <table:table-row table:style-name="ro1">
          <table:table-cell office:value-type="float" office:value="258308" calcext:value-type="float">
            <text:p>258308</text:p>
          </table:table-cell>
          <table:table-cell office:value-type="float" office:value="2" calcext:value-type="float">
            <text:p>2</text:p>
          </table:table-cell>
          <table:table-cell office:value-type="float" office:value="962420" calcext:value-type="float">
            <text:p>962420</text:p>
          </table:table-cell>
          <table:table-cell office:value-type="float" office:value="0" calcext:value-type="float">
            <text:p>0</text:p>
          </table:table-cell>
          <table:table-cell office:value-type="float" office:value="239291" calcext:value-type="float">
            <text:p>239291</text:p>
          </table:table-cell>
          <table:table-cell office:value-type="float" office:value="0" calcext:value-type="float">
            <text:p>0</text:p>
          </table:table-cell>
          <table:table-cell office:value-type="float" office:value="837518" calcext:value-type="float">
            <text:p>837518</text:p>
          </table:table-cell>
          <table:table-cell office:value-type="string" calcext:value-type="string">
            <text:p><text:s/></text:p>
          </table:table-cell>
          <table:table-cell table:formula="of:=[.A151]" office:value-type="float" office:value="258308" calcext:value-type="float">
            <text:p>258308</text:p>
          </table:table-cell>
          <table:table-cell table:formula="of:=CONCATENATE([.B151];&quot;.&quot;;[.C151])" office:value-type="string" office:string-value="2.962420" calcext:value-type="string">
            <text:p>2.962420</text:p>
          </table:table-cell>
          <table:table-cell table:formula="of:=CONCATENATE([.D151];&quot;.&quot;;[.E151])" office:value-type="string" office:string-value="0.239291" calcext:value-type="string">
            <text:p>0.239291</text:p>
          </table:table-cell>
          <table:table-cell table:formula="of:=CONCATENATE([.F151];&quot;.&quot;;[.G151])" office:value-type="string" office:string-value="0.837518" calcext:value-type="string">
            <text:p>0.837518</text:p>
          </table:table-cell>
        </table:table-row>
        <table:table-row table:style-name="ro1">
          <table:table-cell office:value-type="float" office:value="258387" calcext:value-type="float">
            <text:p>258387</text:p>
          </table:table-cell>
          <table:table-cell office:value-type="float" office:value="-1" calcext:value-type="float">
            <text:p>-1</text:p>
          </table:table-cell>
          <table:table-cell office:value-type="float" office:value="787502" calcext:value-type="float">
            <text:p>787502</text:p>
          </table:table-cell>
          <table:table-cell office:value-type="float" office:value="-1" calcext:value-type="float">
            <text:p>-1</text:p>
          </table:table-cell>
          <table:table-cell office:value-type="float" office:value="450102" calcext:value-type="float">
            <text:p>450102</text:p>
          </table:table-cell>
          <table:table-cell office:value-type="float" office:value="-2" calcext:value-type="float">
            <text:p>-2</text:p>
          </table:table-cell>
          <table:table-cell office:value-type="float" office:value="366586" calcext:value-type="float">
            <text:p>366586</text:p>
          </table:table-cell>
          <table:table-cell office:value-type="string" calcext:value-type="string">
            <text:p><text:s/></text:p>
          </table:table-cell>
          <table:table-cell table:formula="of:=[.A152]" office:value-type="float" office:value="258387" calcext:value-type="float">
            <text:p>258387</text:p>
          </table:table-cell>
          <table:table-cell table:formula="of:=CONCATENATE([.B152];&quot;.&quot;;[.C152])" office:value-type="string" office:string-value="-1.787502" calcext:value-type="string">
            <text:p>-1.787502</text:p>
          </table:table-cell>
          <table:table-cell table:formula="of:=CONCATENATE([.D152];&quot;.&quot;;[.E152])" office:value-type="string" office:string-value="-1.450102" calcext:value-type="string">
            <text:p>-1.450102</text:p>
          </table:table-cell>
          <table:table-cell table:formula="of:=CONCATENATE([.F152];&quot;.&quot;;[.G152])" office:value-type="string" office:string-value="-2.366586" calcext:value-type="string">
            <text:p>-2.366586</text:p>
          </table:table-cell>
        </table:table-row>
        <table:table-row table:style-name="ro1">
          <table:table-cell office:value-type="float" office:value="258467" calcext:value-type="float">
            <text:p>258467</text:p>
          </table:table-cell>
          <table:table-cell office:value-type="float" office:value="6" calcext:value-type="float">
            <text:p>6</text:p>
          </table:table-cell>
          <table:table-cell office:value-type="float" office:value="61236" calcext:value-type="float">
            <text:p>61236</text:p>
          </table:table-cell>
          <table:table-cell office:value-type="float" office:value="-65" calcext:value-type="float">
            <text:p>-65</text:p>
          </table:table-cell>
          <table:table-cell office:value-type="float" office:value="883942" calcext:value-type="float">
            <text:p>883942</text:p>
          </table:table-cell>
          <table:table-cell office:value-type="float" office:value="-2" calcext:value-type="float">
            <text:p>-2</text:p>
          </table:table-cell>
          <table:table-cell office:value-type="float" office:value="328300" calcext:value-type="float">
            <text:p>328300</text:p>
          </table:table-cell>
          <table:table-cell office:value-type="string" calcext:value-type="string">
            <text:p><text:s/></text:p>
          </table:table-cell>
          <table:table-cell table:formula="of:=[.A153]" office:value-type="float" office:value="258467" calcext:value-type="float">
            <text:p>258467</text:p>
          </table:table-cell>
          <table:table-cell table:formula="of:=CONCATENATE([.B153];&quot;.&quot;;[.C153])" office:value-type="string" office:string-value="6.61236" calcext:value-type="string">
            <text:p>6.61236</text:p>
          </table:table-cell>
          <table:table-cell table:formula="of:=CONCATENATE([.D153];&quot;.&quot;;[.E153])" office:value-type="string" office:string-value="-65.883942" calcext:value-type="string">
            <text:p>-65.883942</text:p>
          </table:table-cell>
          <table:table-cell table:formula="of:=CONCATENATE([.F153];&quot;.&quot;;[.G153])" office:value-type="string" office:string-value="-2.328300" calcext:value-type="string">
            <text:p>-2.328300</text:p>
          </table:table-cell>
        </table:table-row>
        <table:table-row table:style-name="ro1">
          <table:table-cell office:value-type="float" office:value="258547" calcext:value-type="float">
            <text:p>258547</text:p>
          </table:table-cell>
          <table:table-cell office:value-type="float" office:value="-6" calcext:value-type="float">
            <text:p>-6</text:p>
          </table:table-cell>
          <table:table-cell office:value-type="float" office:value="527853" calcext:value-type="float">
            <text:p>527853</text:p>
          </table:table-cell>
          <table:table-cell office:value-type="float" office:value="-8" calcext:value-type="float">
            <text:p>-8</text:p>
          </table:table-cell>
          <table:table-cell office:value-type="float" office:value="616862" calcext:value-type="float">
            <text:p>616862</text:p>
          </table:table-cell>
          <table:table-cell office:value-type="float" office:value="-7" calcext:value-type="float">
            <text:p>-7</text:p>
          </table:table-cell>
          <table:table-cell office:value-type="float" office:value="152402" calcext:value-type="float">
            <text:p>152402</text:p>
          </table:table-cell>
          <table:table-cell office:value-type="string" calcext:value-type="string">
            <text:p><text:s/></text:p>
          </table:table-cell>
          <table:table-cell table:formula="of:=[.A154]" office:value-type="float" office:value="258547" calcext:value-type="float">
            <text:p>258547</text:p>
          </table:table-cell>
          <table:table-cell table:formula="of:=CONCATENATE([.B154];&quot;.&quot;;[.C154])" office:value-type="string" office:string-value="-6.527853" calcext:value-type="string">
            <text:p>-6.527853</text:p>
          </table:table-cell>
          <table:table-cell table:formula="of:=CONCATENATE([.D154];&quot;.&quot;;[.E154])" office:value-type="string" office:string-value="-8.616862" calcext:value-type="string">
            <text:p>-8.616862</text:p>
          </table:table-cell>
          <table:table-cell table:formula="of:=CONCATENATE([.F154];&quot;.&quot;;[.G154])" office:value-type="string" office:string-value="-7.152402" calcext:value-type="string">
            <text:p>-7.152402</text:p>
          </table:table-cell>
        </table:table-row>
        <table:table-row table:style-name="ro1">
          <table:table-cell office:value-type="float" office:value="258626" calcext:value-type="float">
            <text:p>258626</text:p>
          </table:table-cell>
          <table:table-cell office:value-type="float" office:value="2" calcext:value-type="float">
            <text:p>2</text:p>
          </table:table-cell>
          <table:table-cell office:value-type="float" office:value="335478" calcext:value-type="float">
            <text:p>335478</text:p>
          </table:table-cell>
          <table:table-cell office:value-type="float" office:value="3" calcext:value-type="float">
            <text:p>3</text:p>
          </table:table-cell>
          <table:table-cell office:value-type="float" office:value="910012" calcext:value-type="float">
            <text:p>910012</text:p>
          </table:table-cell>
          <table:table-cell office:value-type="float" office:value="1" calcext:value-type="float">
            <text:p>1</text:p>
          </table:table-cell>
          <table:table-cell office:value-type="float" office:value="684607" calcext:value-type="float">
            <text:p>684607</text:p>
          </table:table-cell>
          <table:table-cell office:value-type="string" calcext:value-type="string">
            <text:p><text:s/></text:p>
          </table:table-cell>
          <table:table-cell table:formula="of:=[.A155]" office:value-type="float" office:value="258626" calcext:value-type="float">
            <text:p>258626</text:p>
          </table:table-cell>
          <table:table-cell table:formula="of:=CONCATENATE([.B155];&quot;.&quot;;[.C155])" office:value-type="string" office:string-value="2.335478" calcext:value-type="string">
            <text:p>2.335478</text:p>
          </table:table-cell>
          <table:table-cell table:formula="of:=CONCATENATE([.D155];&quot;.&quot;;[.E155])" office:value-type="string" office:string-value="3.910012" calcext:value-type="string">
            <text:p>3.910012</text:p>
          </table:table-cell>
          <table:table-cell table:formula="of:=CONCATENATE([.F155];&quot;.&quot;;[.G155])" office:value-type="string" office:string-value="1.684607" calcext:value-type="string">
            <text:p>1.684607</text:p>
          </table:table-cell>
        </table:table-row>
        <table:table-row table:style-name="ro1">
          <table:table-cell office:value-type="float" office:value="258706" calcext:value-type="float">
            <text:p>258706</text:p>
          </table:table-cell>
          <table:table-cell office:value-type="float" office:value="0" calcext:value-type="float">
            <text:p>0</text:p>
          </table:table-cell>
          <table:table-cell office:value-type="float" office:value="394830" calcext:value-type="float">
            <text:p>394830</text:p>
          </table:table-cell>
          <table:table-cell office:value-type="float" office:value="2" calcext:value-type="float">
            <text:p>2</text:p>
          </table:table-cell>
          <table:table-cell office:value-type="float" office:value="98580" calcext:value-type="float">
            <text:p>98580</text:p>
          </table:table-cell>
          <table:table-cell office:value-type="float" office:value="1" calcext:value-type="float">
            <text:p>1</text:p>
          </table:table-cell>
          <table:table-cell office:value-type="float" office:value="354386" calcext:value-type="float">
            <text:p>354386</text:p>
          </table:table-cell>
          <table:table-cell office:value-type="string" calcext:value-type="string">
            <text:p><text:s/></text:p>
          </table:table-cell>
          <table:table-cell table:formula="of:=[.A156]" office:value-type="float" office:value="258706" calcext:value-type="float">
            <text:p>258706</text:p>
          </table:table-cell>
          <table:table-cell table:formula="of:=CONCATENATE([.B156];&quot;.&quot;;[.C156])" office:value-type="string" office:string-value="0.394830" calcext:value-type="string">
            <text:p>0.394830</text:p>
          </table:table-cell>
          <table:table-cell table:formula="of:=CONCATENATE([.D156];&quot;.&quot;;[.E156])" office:value-type="string" office:string-value="2.98580" calcext:value-type="string">
            <text:p>2.98580</text:p>
          </table:table-cell>
          <table:table-cell table:formula="of:=CONCATENATE([.F156];&quot;.&quot;;[.G156])" office:value-type="string" office:string-value="1.354386" calcext:value-type="string">
            <text:p>1.354386</text:p>
          </table:table-cell>
        </table:table-row>
        <table:table-row table:style-name="ro1">
          <table:table-cell office:value-type="float" office:value="258786" calcext:value-type="float">
            <text:p>258786</text:p>
          </table:table-cell>
          <table:table-cell office:value-type="float" office:value="-1" calcext:value-type="float">
            <text:p>-1</text:p>
          </table:table-cell>
          <table:table-cell office:value-type="float" office:value="923898" calcext:value-type="float">
            <text:p>923898</text:p>
          </table:table-cell>
          <table:table-cell office:value-type="float" office:value="-2" calcext:value-type="float">
            <text:p>-2</text:p>
          </table:table-cell>
          <table:table-cell office:value-type="float" office:value="778166" calcext:value-type="float">
            <text:p>778166</text:p>
          </table:table-cell>
          <table:table-cell office:value-type="float" office:value="-2" calcext:value-type="float">
            <text:p>-2</text:p>
          </table:table-cell>
          <table:table-cell office:value-type="float" office:value="366586" calcext:value-type="float">
            <text:p>366586</text:p>
          </table:table-cell>
          <table:table-cell office:value-type="string" calcext:value-type="string">
            <text:p><text:s/></text:p>
          </table:table-cell>
          <table:table-cell table:formula="of:=[.A157]" office:value-type="float" office:value="258786" calcext:value-type="float">
            <text:p>258786</text:p>
          </table:table-cell>
          <table:table-cell table:formula="of:=CONCATENATE([.B157];&quot;.&quot;;[.C157])" office:value-type="string" office:string-value="-1.923898" calcext:value-type="string">
            <text:p>-1.923898</text:p>
          </table:table-cell>
          <table:table-cell table:formula="of:=CONCATENATE([.D157];&quot;.&quot;;[.E157])" office:value-type="string" office:string-value="-2.778166" calcext:value-type="string">
            <text:p>-2.778166</text:p>
          </table:table-cell>
          <table:table-cell table:formula="of:=CONCATENATE([.F157];&quot;.&quot;;[.G157])" office:value-type="string" office:string-value="-2.366586" calcext:value-type="string">
            <text:p>-2.366586</text:p>
          </table:table-cell>
        </table:table-row>
        <table:table-row table:style-name="ro1">
          <table:table-cell office:value-type="float" office:value="258866" calcext:value-type="float">
            <text:p>258866</text:p>
          </table:table-cell>
          <table:table-cell office:value-type="float" office:value="1" calcext:value-type="float">
            <text:p>1</text:p>
          </table:table-cell>
          <table:table-cell office:value-type="float" office:value="404637" calcext:value-type="float">
            <text:p>404637</text:p>
          </table:table-cell>
          <table:table-cell office:value-type="float" office:value="-66" calcext:value-type="float">
            <text:p>-66</text:p>
          </table:table-cell>
          <table:table-cell office:value-type="float" office:value="233307" calcext:value-type="float">
            <text:p>233307</text:p>
          </table:table-cell>
          <table:table-cell office:value-type="float" office:value="-12" calcext:value-type="float">
            <text:p>-1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<text:s/></text:p>
          </table:table-cell>
          <table:table-cell table:formula="of:=[.A158]" office:value-type="float" office:value="258866" calcext:value-type="float">
            <text:p>258866</text:p>
          </table:table-cell>
          <table:table-cell table:formula="of:=CONCATENATE([.B158];&quot;.&quot;;[.C158])" office:value-type="string" office:string-value="1.404637" calcext:value-type="string">
            <text:p>1.404637</text:p>
          </table:table-cell>
          <table:table-cell table:formula="of:=CONCATENATE([.D158];&quot;.&quot;;[.E158])" office:value-type="string" office:string-value="-66.233307" calcext:value-type="string">
            <text:p>-66.233307</text:p>
          </table:table-cell>
          <table:table-cell table:formula="of:=CONCATENATE([.F158];&quot;.&quot;;[.G158])" office:value-type="string" office:string-value="-12.434" calcext:value-type="string">
            <text:p>-12.434</text:p>
          </table:table-cell>
        </table:table-row>
        <table:table-row table:style-name="ro1">
          <table:table-cell office:value-type="float" office:value="258946" calcext:value-type="float">
            <text:p>258946</text:p>
          </table:table-cell>
          <table:table-cell office:value-type="float" office:value="2" calcext:value-type="float">
            <text:p>2</text:p>
          </table:table-cell>
          <table:table-cell office:value-type="float" office:value="230190" calcext:value-type="float">
            <text:p>230190</text:p>
          </table:table-cell>
          <table:table-cell office:value-type="float" office:value="-5" calcext:value-type="float">
            <text:p>-5</text:p>
          </table:table-cell>
          <table:table-cell office:value-type="float" office:value="979877" calcext:value-type="float">
            <text:p>979877</text:p>
          </table:table-cell>
          <table:table-cell office:value-type="float" office:value="-1" calcext:value-type="float">
            <text:p>-1</text:p>
          </table:table-cell>
          <table:table-cell office:value-type="float" office:value="524282" calcext:value-type="float">
            <text:p>524282</text:p>
          </table:table-cell>
          <table:table-cell office:value-type="string" calcext:value-type="string">
            <text:p><text:s/></text:p>
          </table:table-cell>
          <table:table-cell table:formula="of:=[.A159]" office:value-type="float" office:value="258946" calcext:value-type="float">
            <text:p>258946</text:p>
          </table:table-cell>
          <table:table-cell table:formula="of:=CONCATENATE([.B159];&quot;.&quot;;[.C159])" office:value-type="string" office:string-value="2.230190" calcext:value-type="string">
            <text:p>2.230190</text:p>
          </table:table-cell>
          <table:table-cell table:formula="of:=CONCATENATE([.D159];&quot;.&quot;;[.E159])" office:value-type="string" office:string-value="-5.979877" calcext:value-type="string">
            <text:p>-5.979877</text:p>
          </table:table-cell>
          <table:table-cell table:formula="of:=CONCATENATE([.F159];&quot;.&quot;;[.G159])" office:value-type="string" office:string-value="-1.524282" calcext:value-type="string">
            <text:p>-1.524282</text:p>
          </table:table-cell>
        </table:table-row>
        <table:table-row table:style-name="ro1">
          <table:table-cell office:value-type="float" office:value="259025" calcext:value-type="float">
            <text:p>259025</text:p>
          </table:table-cell>
          <table:table-cell office:value-type="float" office:value="-1" calcext:value-type="float">
            <text:p>-1</text:p>
          </table:table-cell>
          <table:table-cell office:value-type="float" office:value="909541" calcext:value-type="float">
            <text:p>909541</text:p>
          </table:table-cell>
          <table:table-cell office:value-type="float" office:value="3" calcext:value-type="float">
            <text:p>3</text:p>
          </table:table-cell>
          <table:table-cell office:value-type="float" office:value="663542" calcext:value-type="float">
            <text:p>663542</text:p>
          </table:table-cell>
          <table:table-cell office:value-type="float" office:value="0" calcext:value-type="float">
            <text:p>0</text:p>
          </table:table-cell>
          <table:table-cell office:value-type="float" office:value="804017" calcext:value-type="float">
            <text:p>804017</text:p>
          </table:table-cell>
          <table:table-cell office:value-type="string" calcext:value-type="string">
            <text:p><text:s/></text:p>
          </table:table-cell>
          <table:table-cell table:formula="of:=[.A160]" office:value-type="float" office:value="259025" calcext:value-type="float">
            <text:p>259025</text:p>
          </table:table-cell>
          <table:table-cell table:formula="of:=CONCATENATE([.B160];&quot;.&quot;;[.C160])" office:value-type="string" office:string-value="-1.909541" calcext:value-type="string">
            <text:p>-1.909541</text:p>
          </table:table-cell>
          <table:table-cell table:formula="of:=CONCATENATE([.D160];&quot;.&quot;;[.E160])" office:value-type="string" office:string-value="3.663542" calcext:value-type="string">
            <text:p>3.663542</text:p>
          </table:table-cell>
          <table:table-cell table:formula="of:=CONCATENATE([.F160];&quot;.&quot;;[.G160])" office:value-type="string" office:string-value="0.804017" calcext:value-type="string">
            <text:p>0.804017</text:p>
          </table:table-cell>
        </table:table-row>
        <table:table-row table:style-name="ro1">
          <table:table-cell office:value-type="float" office:value="259105" calcext:value-type="float">
            <text:p>259105</text:p>
          </table:table-cell>
          <table:table-cell office:value-type="float" office:value="-0" calcext:value-type="float">
            <text:p>0</text:p>
          </table:table-cell>
          <table:table-cell office:value-type="float" office:value="33501" calcext:value-type="float">
            <text:p>33501</text:p>
          </table:table-cell>
          <table:table-cell office:value-type="float" office:value="-2" calcext:value-type="float">
            <text:p>-2</text:p>
          </table:table-cell>
          <table:table-cell office:value-type="float" office:value="36365" calcext:value-type="float">
            <text:p>36365</text:p>
          </table:table-cell>
          <table:table-cell office:value-type="float" office:value="-2" calcext:value-type="float">
            <text:p>-2</text:p>
          </table:table-cell>
          <table:table-cell office:value-type="float" office:value="567590" calcext:value-type="float">
            <text:p>567590</text:p>
          </table:table-cell>
          <table:table-cell office:value-type="string" calcext:value-type="string">
            <text:p><text:s/></text:p>
          </table:table-cell>
          <table:table-cell table:formula="of:=[.A161]" office:value-type="float" office:value="259105" calcext:value-type="float">
            <text:p>259105</text:p>
          </table:table-cell>
          <table:table-cell table:formula="of:=CONCATENATE([.B161];&quot;.&quot;;[.C161])" office:value-type="string" office:string-value="0.33501" calcext:value-type="string">
            <text:p>0.33501</text:p>
          </table:table-cell>
          <table:table-cell table:formula="of:=CONCATENATE([.D161];&quot;.&quot;;[.E161])" office:value-type="string" office:string-value="-2.36365" calcext:value-type="string">
            <text:p>-2.36365</text:p>
          </table:table-cell>
          <table:table-cell table:formula="of:=CONCATENATE([.F161];&quot;.&quot;;[.G161])" office:value-type="string" office:string-value="-2.567590" calcext:value-type="string">
            <text:p>-2.567590</text:p>
          </table:table-cell>
        </table:table-row>
        <table:table-row table:style-name="ro1">
          <table:table-cell office:value-type="float" office:value="259184" calcext:value-type="float">
            <text:p>259184</text:p>
          </table:table-cell>
          <table:table-cell office:value-type="float" office:value="-2" calcext:value-type="float">
            <text:p>-2</text:p>
          </table:table-cell>
          <table:table-cell office:value-type="float" office:value="601091" calcext:value-type="float">
            <text:p>601091</text:p>
          </table:table-cell>
          <table:table-cell office:value-type="float" office:value="-3" calcext:value-type="float">
            <text:p>-3</text:p>
          </table:table-cell>
          <table:table-cell office:value-type="float" office:value="65315" calcext:value-type="float">
            <text:p>65315</text:p>
          </table:table-cell>
          <table:table-cell office:value-type="float" office:value="-0" calcext:value-type="float">
            <text:p>0</text:p>
          </table:table-cell>
          <table:table-cell office:value-type="float" office:value="567119" calcext:value-type="float">
            <text:p>567119</text:p>
          </table:table-cell>
          <table:table-cell office:value-type="string" calcext:value-type="string">
            <text:p><text:s/></text:p>
          </table:table-cell>
          <table:table-cell table:formula="of:=[.A162]" office:value-type="float" office:value="259184" calcext:value-type="float">
            <text:p>259184</text:p>
          </table:table-cell>
          <table:table-cell table:formula="of:=CONCATENATE([.B162];&quot;.&quot;;[.C162])" office:value-type="string" office:string-value="-2.601091" calcext:value-type="string">
            <text:p>-2.601091</text:p>
          </table:table-cell>
          <table:table-cell table:formula="of:=CONCATENATE([.D162];&quot;.&quot;;[.E162])" office:value-type="string" office:string-value="-3.65315" calcext:value-type="string">
            <text:p>-3.65315</text:p>
          </table:table-cell>
          <table:table-cell table:formula="of:=CONCATENATE([.F162];&quot;.&quot;;[.G162])" office:value-type="string" office:string-value="0.567119" calcext:value-type="string">
            <text:p>0.567119</text:p>
          </table:table-cell>
        </table:table-row>
        <table:table-row table:style-name="ro1">
          <table:table-cell office:value-type="float" office:value="259264" calcext:value-type="float">
            <text:p>259264</text:p>
          </table:table-cell>
          <table:table-cell office:value-type="float" office:value="3" calcext:value-type="float">
            <text:p>3</text:p>
          </table:table-cell>
          <table:table-cell office:value-type="float" office:value="536718" calcext:value-type="float">
            <text:p>536718</text:p>
          </table:table-cell>
          <table:table-cell office:value-type="float" office:value="-55" calcext:value-type="float">
            <text:p>-55</text:p>
          </table:table-cell>
          <table:table-cell office:value-type="float" office:value="407787" calcext:value-type="float">
            <text:p>407787</text:p>
          </table:table-cell>
          <table:table-cell office:value-type="float" office:value="-3" calcext:value-type="float">
            <text:p>-3</text:p>
          </table:table-cell>
          <table:table-cell office:value-type="float" office:value="756866" calcext:value-type="float">
            <text:p>756866</text:p>
          </table:table-cell>
          <table:table-cell office:value-type="string" calcext:value-type="string">
            <text:p><text:s/></text:p>
          </table:table-cell>
          <table:table-cell table:formula="of:=[.A163]" office:value-type="float" office:value="259264" calcext:value-type="float">
            <text:p>259264</text:p>
          </table:table-cell>
          <table:table-cell table:formula="of:=CONCATENATE([.B163];&quot;.&quot;;[.C163])" office:value-type="string" office:string-value="3.536718" calcext:value-type="string">
            <text:p>3.536718</text:p>
          </table:table-cell>
          <table:table-cell table:formula="of:=CONCATENATE([.D163];&quot;.&quot;;[.E163])" office:value-type="string" office:string-value="-55.407787" calcext:value-type="string">
            <text:p>-55.407787</text:p>
          </table:table-cell>
          <table:table-cell table:formula="of:=CONCATENATE([.F163];&quot;.&quot;;[.G163])" office:value-type="string" office:string-value="-3.756866" calcext:value-type="string">
            <text:p>-3.756866</text:p>
          </table:table-cell>
        </table:table-row>
        <table:table-row table:style-name="ro1">
          <table:table-cell office:value-type="float" office:value="259344" calcext:value-type="float">
            <text:p>259344</text:p>
          </table:table-cell>
          <table:table-cell office:value-type="float" office:value="-1" calcext:value-type="float">
            <text:p>-1</text:p>
          </table:table-cell>
          <table:table-cell office:value-type="float" office:value="995685" calcext:value-type="float">
            <text:p>995685</text:p>
          </table:table-cell>
          <table:table-cell office:value-type="float" office:value="-2" calcext:value-type="float">
            <text:p>-2</text:p>
          </table:table-cell>
          <table:table-cell office:value-type="float" office:value="682450" calcext:value-type="float">
            <text:p>682450</text:p>
          </table:table-cell>
          <table:table-cell office:value-type="float" office:value="-5" calcext:value-type="float">
            <text:p>-5</text:p>
          </table:table-cell>
          <table:table-cell office:value-type="float" office:value="245255" calcext:value-type="float">
            <text:p>245255</text:p>
          </table:table-cell>
          <table:table-cell office:value-type="string" calcext:value-type="string">
            <text:p><text:s/></text:p>
          </table:table-cell>
          <table:table-cell table:formula="of:=[.A164]" office:value-type="float" office:value="259344" calcext:value-type="float">
            <text:p>259344</text:p>
          </table:table-cell>
          <table:table-cell table:formula="of:=CONCATENATE([.B164];&quot;.&quot;;[.C164])" office:value-type="string" office:string-value="-1.995685" calcext:value-type="string">
            <text:p>-1.995685</text:p>
          </table:table-cell>
          <table:table-cell table:formula="of:=CONCATENATE([.D164];&quot;.&quot;;[.E164])" office:value-type="string" office:string-value="-2.682450" calcext:value-type="string">
            <text:p>-2.682450</text:p>
          </table:table-cell>
          <table:table-cell table:formula="of:=CONCATENATE([.F164];&quot;.&quot;;[.G164])" office:value-type="string" office:string-value="-5.245255" calcext:value-type="string">
            <text:p>-5.245255</text:p>
          </table:table-cell>
        </table:table-row>
        <table:table-row table:style-name="ro1">
          <table:table-cell office:value-type="float" office:value="259423" calcext:value-type="float">
            <text:p>259423</text:p>
          </table:table-cell>
          <table:table-cell office:value-type="float" office:value="-0" calcext:value-type="float">
            <text:p>0</text:p>
          </table:table-cell>
          <table:table-cell office:value-type="float" office:value="476189" calcext:value-type="float">
            <text:p>476189</text:p>
          </table:table-cell>
          <table:table-cell office:value-type="float" office:value="2" calcext:value-type="float">
            <text:p>2</text:p>
          </table:table-cell>
          <table:table-cell office:value-type="float" office:value="352229" calcext:value-type="float">
            <text:p>352229</text:p>
          </table:table-cell>
          <table:table-cell office:value-type="float" office:value="1" calcext:value-type="float">
            <text:p>1</text:p>
          </table:table-cell>
          <table:table-cell office:value-type="float" office:value="234741" calcext:value-type="float">
            <text:p>234741</text:p>
          </table:table-cell>
          <table:table-cell office:value-type="string" calcext:value-type="string">
            <text:p><text:s/></text:p>
          </table:table-cell>
          <table:table-cell table:formula="of:=[.A165]" office:value-type="float" office:value="259423" calcext:value-type="float">
            <text:p>259423</text:p>
          </table:table-cell>
          <table:table-cell table:formula="of:=CONCATENATE([.B165];&quot;.&quot;;[.C165])" office:value-type="string" office:string-value="0.476189" calcext:value-type="string">
            <text:p>0.476189</text:p>
          </table:table-cell>
          <table:table-cell table:formula="of:=CONCATENATE([.D165];&quot;.&quot;;[.E165])" office:value-type="string" office:string-value="2.352229" calcext:value-type="string">
            <text:p>2.352229</text:p>
          </table:table-cell>
          <table:table-cell table:formula="of:=CONCATENATE([.F165];&quot;.&quot;;[.G165])" office:value-type="string" office:string-value="1.234741" calcext:value-type="string">
            <text:p>1.234741</text:p>
          </table:table-cell>
        </table:table-row>
        <table:table-row table:style-name="ro1">
          <table:table-cell office:value-type="float" office:value="259503" calcext:value-type="float">
            <text:p>259503</text:p>
          </table:table-cell>
          <table:table-cell office:value-type="float" office:value="0" calcext:value-type="float">
            <text:p>0</text:p>
          </table:table-cell>
          <table:table-cell office:value-type="float" office:value="435509" calcext:value-type="float">
            <text:p>435509</text:p>
          </table:table-cell>
          <table:table-cell office:value-type="float" office:value="0" calcext:value-type="float">
            <text:p>0</text:p>
          </table:table-cell>
          <table:table-cell office:value-type="float" office:value="997843" calcext:value-type="float">
            <text:p>997843</text:p>
          </table:table-cell>
          <table:table-cell office:value-type="float" office:value="-0" calcext:value-type="float">
            <text:p>0</text:p>
          </table:table-cell>
          <table:table-cell office:value-type="float" office:value="95716" calcext:value-type="float">
            <text:p>95716</text:p>
          </table:table-cell>
          <table:table-cell office:value-type="string" calcext:value-type="string">
            <text:p><text:s/></text:p>
          </table:table-cell>
          <table:table-cell table:formula="of:=[.A166]" office:value-type="float" office:value="259503" calcext:value-type="float">
            <text:p>259503</text:p>
          </table:table-cell>
          <table:table-cell table:formula="of:=CONCATENATE([.B166];&quot;.&quot;;[.C166])" office:value-type="string" office:string-value="0.435509" calcext:value-type="string">
            <text:p>0.435509</text:p>
          </table:table-cell>
          <table:table-cell table:formula="of:=CONCATENATE([.D166];&quot;.&quot;;[.E166])" office:value-type="string" office:string-value="0.997843" calcext:value-type="string">
            <text:p>0.997843</text:p>
          </table:table-cell>
          <table:table-cell table:formula="of:=CONCATENATE([.F166];&quot;.&quot;;[.G166])" office:value-type="string" office:string-value="0.95716" calcext:value-type="string">
            <text:p>0.95716</text:p>
          </table:table-cell>
        </table:table-row>
        <table:table-row table:style-name="ro1">
          <table:table-cell office:value-type="float" office:value="259583" calcext:value-type="float">
            <text:p>259583</text:p>
          </table:table-cell>
          <table:table-cell office:value-type="float" office:value="2" calcext:value-type="float">
            <text:p>2</text:p>
          </table:table-cell>
          <table:table-cell office:value-type="float" office:value="170368" calcext:value-type="float">
            <text:p>170368</text:p>
          </table:table-cell>
          <table:table-cell office:value-type="float" office:value="-2" calcext:value-type="float">
            <text:p>-2</text:p>
          </table:table-cell>
          <table:table-cell office:value-type="float" office:value="476660" calcext:value-type="float">
            <text:p>476660</text:p>
          </table:table-cell>
          <table:table-cell office:value-type="float" office:value="-4" calcext:value-type="float">
            <text:p>-4</text:p>
          </table:table-cell>
          <table:table-cell office:value-type="float" office:value="764280" calcext:value-type="float">
            <text:p>764280</text:p>
          </table:table-cell>
          <table:table-cell office:value-type="string" calcext:value-type="string">
            <text:p><text:s/></text:p>
          </table:table-cell>
          <table:table-cell table:formula="of:=[.A167]" office:value-type="float" office:value="259583" calcext:value-type="float">
            <text:p>259583</text:p>
          </table:table-cell>
          <table:table-cell table:formula="of:=CONCATENATE([.B167];&quot;.&quot;;[.C167])" office:value-type="string" office:string-value="2.170368" calcext:value-type="string">
            <text:p>2.170368</text:p>
          </table:table-cell>
          <table:table-cell table:formula="of:=CONCATENATE([.D167];&quot;.&quot;;[.E167])" office:value-type="string" office:string-value="-2.476660" calcext:value-type="string">
            <text:p>-2.476660</text:p>
          </table:table-cell>
          <table:table-cell table:formula="of:=CONCATENATE([.F167];&quot;.&quot;;[.G167])" office:value-type="string" office:string-value="-4.764280" calcext:value-type="string">
            <text:p>-4.764280</text:p>
          </table:table-cell>
        </table:table-row>
        <table:table-row table:style-name="ro1">
          <table:table-cell office:value-type="float" office:value="259663" calcext:value-type="float">
            <text:p>259663</text:p>
          </table:table-cell>
          <table:table-cell office:value-type="float" office:value="-0" calcext:value-type="float">
            <text:p>0</text:p>
          </table:table-cell>
          <table:table-cell office:value-type="float" office:value="634121" calcext:value-type="float">
            <text:p>634121</text:p>
          </table:table-cell>
          <table:table-cell office:value-type="float" office:value="-38" calcext:value-type="float">
            <text:p>-38</text:p>
          </table:table-cell>
          <table:table-cell office:value-type="float" office:value="903900" calcext:value-type="float">
            <text:p>903900</text:p>
          </table:table-cell>
          <table:table-cell office:value-type="float" office:value="-3" calcext:value-type="float">
            <text:p>-3</text:p>
          </table:table-cell>
          <table:table-cell office:value-type="float" office:value="369215" calcext:value-type="float">
            <text:p>369215</text:p>
          </table:table-cell>
          <table:table-cell office:value-type="string" calcext:value-type="string">
            <text:p><text:s/></text:p>
          </table:table-cell>
          <table:table-cell table:formula="of:=[.A168]" office:value-type="float" office:value="259663" calcext:value-type="float">
            <text:p>259663</text:p>
          </table:table-cell>
          <table:table-cell table:formula="of:=CONCATENATE([.B168];&quot;.&quot;;[.C168])" office:value-type="string" office:string-value="0.634121" calcext:value-type="string">
            <text:p>0.634121</text:p>
          </table:table-cell>
          <table:table-cell table:formula="of:=CONCATENATE([.D168];&quot;.&quot;;[.E168])" office:value-type="string" office:string-value="-38.903900" calcext:value-type="string">
            <text:p>-38.903900</text:p>
          </table:table-cell>
          <table:table-cell table:formula="of:=CONCATENATE([.F168];&quot;.&quot;;[.G168])" office:value-type="string" office:string-value="-3.369215" calcext:value-type="string">
            <text:p>-3.369215</text:p>
          </table:table-cell>
        </table:table-row>
        <table:table-row table:style-name="ro1">
          <table:table-cell office:value-type="float" office:value="259743" calcext:value-type="float">
            <text:p>259743</text:p>
          </table:table-cell>
          <table:table-cell office:value-type="float" office:value="0" calcext:value-type="float">
            <text:p>0</text:p>
          </table:table-cell>
          <table:table-cell office:value-type="float" office:value="732230" calcext:value-type="float">
            <text:p>732230</text:p>
          </table:table-cell>
          <table:table-cell office:value-type="float" office:value="-3" calcext:value-type="float">
            <text:p>-3</text:p>
          </table:table-cell>
          <table:table-cell office:value-type="float" office:value="323749" calcext:value-type="float">
            <text:p>323749</text:p>
          </table:table-cell>
          <table:table-cell office:value-type="float" office:value="-3" calcext:value-type="float">
            <text:p>-3</text:p>
          </table:table-cell>
          <table:table-cell office:value-type="float" office:value="213675" calcext:value-type="float">
            <text:p>213675</text:p>
          </table:table-cell>
          <table:table-cell office:value-type="string" calcext:value-type="string">
            <text:p><text:s/></text:p>
          </table:table-cell>
          <table:table-cell table:formula="of:=[.A169]" office:value-type="float" office:value="259743" calcext:value-type="float">
            <text:p>259743</text:p>
          </table:table-cell>
          <table:table-cell table:formula="of:=CONCATENATE([.B169];&quot;.&quot;;[.C169])" office:value-type="string" office:string-value="0.732230" calcext:value-type="string">
            <text:p>0.732230</text:p>
          </table:table-cell>
          <table:table-cell table:formula="of:=CONCATENATE([.D169];&quot;.&quot;;[.E169])" office:value-type="string" office:string-value="-3.323749" calcext:value-type="string">
            <text:p>-3.323749</text:p>
          </table:table-cell>
          <table:table-cell table:formula="of:=CONCATENATE([.F169];&quot;.&quot;;[.G169])" office:value-type="string" office:string-value="-3.213675" calcext:value-type="string">
            <text:p>-3.213675</text:p>
          </table:table-cell>
        </table:table-row>
        <table:table-row table:style-name="ro1">
          <table:table-cell office:value-type="float" office:value="259822" calcext:value-type="float">
            <text:p>259822</text:p>
          </table:table-cell>
          <table:table-cell office:value-type="float" office:value="0" calcext:value-type="float">
            <text:p>0</text:p>
          </table:table-cell>
          <table:table-cell office:value-type="float" office:value="349365" calcext:value-type="float">
            <text:p>349365</text:p>
          </table:table-cell>
          <table:table-cell office:value-type="float" office:value="1" calcext:value-type="float">
            <text:p>1</text:p>
          </table:table-cell>
          <table:table-cell office:value-type="float" office:value="730072" calcext:value-type="float">
            <text:p>730072</text:p>
          </table:table-cell>
          <table:table-cell office:value-type="float" office:value="4" calcext:value-type="float">
            <text:p>4</text:p>
          </table:table-cell>
          <table:table-cell office:value-type="float" office:value="718815" calcext:value-type="float">
            <text:p>718815</text:p>
          </table:table-cell>
          <table:table-cell office:value-type="string" calcext:value-type="string">
            <text:p><text:s/></text:p>
          </table:table-cell>
          <table:table-cell table:formula="of:=[.A170]" office:value-type="float" office:value="259822" calcext:value-type="float">
            <text:p>259822</text:p>
          </table:table-cell>
          <table:table-cell table:formula="of:=CONCATENATE([.B170];&quot;.&quot;;[.C170])" office:value-type="string" office:string-value="0.349365" calcext:value-type="string">
            <text:p>0.349365</text:p>
          </table:table-cell>
          <table:table-cell table:formula="of:=CONCATENATE([.D170];&quot;.&quot;;[.E170])" office:value-type="string" office:string-value="1.730072" calcext:value-type="string">
            <text:p>1.730072</text:p>
          </table:table-cell>
          <table:table-cell table:formula="of:=CONCATENATE([.F170];&quot;.&quot;;[.G170])" office:value-type="string" office:string-value="4.718815" calcext:value-type="string">
            <text:p>4.718815</text:p>
          </table:table-cell>
        </table:table-row>
        <table:table-row table:style-name="ro1">
          <table:table-cell office:value-type="float" office:value="259902" calcext:value-type="float">
            <text:p>259902</text:p>
          </table:table-cell>
          <table:table-cell office:value-type="float" office:value="-0" calcext:value-type="float">
            <text:p>0</text:p>
          </table:table-cell>
          <table:table-cell office:value-type="float" office:value="655657" calcext:value-type="float">
            <text:p>655657</text:p>
          </table:table-cell>
          <table:table-cell office:value-type="float" office:value="-1" calcext:value-type="float">
            <text:p>-1</text:p>
          </table:table-cell>
          <table:table-cell office:value-type="float" office:value="363958" calcext:value-type="float">
            <text:p>363958</text:p>
          </table:table-cell>
          <table:table-cell office:value-type="float" office:value="-2" calcext:value-type="float">
            <text:p>-2</text:p>
          </table:table-cell>
          <table:table-cell office:value-type="float" office:value="869097" calcext:value-type="float">
            <text:p>869097</text:p>
          </table:table-cell>
          <table:table-cell office:value-type="string" calcext:value-type="string">
            <text:p><text:s/></text:p>
          </table:table-cell>
          <table:table-cell table:formula="of:=[.A171]" office:value-type="float" office:value="259902" calcext:value-type="float">
            <text:p>259902</text:p>
          </table:table-cell>
          <table:table-cell table:formula="of:=CONCATENATE([.B171];&quot;.&quot;;[.C171])" office:value-type="string" office:string-value="0.655657" calcext:value-type="string">
            <text:p>0.655657</text:p>
          </table:table-cell>
          <table:table-cell table:formula="of:=CONCATENATE([.D171];&quot;.&quot;;[.E171])" office:value-type="string" office:string-value="-1.363958" calcext:value-type="string">
            <text:p>-1.363958</text:p>
          </table:table-cell>
          <table:table-cell table:formula="of:=CONCATENATE([.F171];&quot;.&quot;;[.G171])" office:value-type="string" office:string-value="-2.869097" calcext:value-type="string">
            <text:p>-2.869097</text:p>
          </table:table-cell>
        </table:table-row>
        <table:table-row table:style-name="ro1">
          <table:table-cell office:value-type="float" office:value="259981" calcext:value-type="float">
            <text:p>259981</text:p>
          </table:table-cell>
          <table:table-cell office:value-type="float" office:value="-1" calcext:value-type="float">
            <text:p>-1</text:p>
          </table:table-cell>
          <table:table-cell office:value-type="float" office:value="617606" calcext:value-type="float">
            <text:p>617606</text:p>
          </table:table-cell>
          <table:table-cell office:value-type="float" office:value="-2" calcext:value-type="float">
            <text:p>-2</text:p>
          </table:table-cell>
          <table:table-cell office:value-type="float" office:value="730308" calcext:value-type="float">
            <text:p>730308</text:p>
          </table:table-cell>
          <table:table-cell office:value-type="float" office:value="1" calcext:value-type="float">
            <text:p>1</text:p>
          </table:table-cell>
          <table:table-cell office:value-type="float" office:value="148596" calcext:value-type="float">
            <text:p>148596</text:p>
          </table:table-cell>
          <table:table-cell office:value-type="string" calcext:value-type="string">
            <text:p><text:s/></text:p>
          </table:table-cell>
          <table:table-cell table:formula="of:=[.A172]" office:value-type="float" office:value="259981" calcext:value-type="float">
            <text:p>259981</text:p>
          </table:table-cell>
          <table:table-cell table:formula="of:=CONCATENATE([.B172];&quot;.&quot;;[.C172])" office:value-type="string" office:string-value="-1.617606" calcext:value-type="string">
            <text:p>-1.617606</text:p>
          </table:table-cell>
          <table:table-cell table:formula="of:=CONCATENATE([.D172];&quot;.&quot;;[.E172])" office:value-type="string" office:string-value="-2.730308" calcext:value-type="string">
            <text:p>-2.730308</text:p>
          </table:table-cell>
          <table:table-cell table:formula="of:=CONCATENATE([.F172];&quot;.&quot;;[.G172])" office:value-type="string" office:string-value="1.148596" calcext:value-type="string">
            <text:p>1.148596</text:p>
          </table:table-cell>
        </table:table-row>
        <table:table-row table:style-name="ro1">
          <table:table-cell office:value-type="float" office:value="260061" calcext:value-type="float">
            <text:p>260061</text:p>
          </table:table-cell>
          <table:table-cell office:value-type="float" office:value="1" calcext:value-type="float">
            <text:p>1</text:p>
          </table:table-cell>
          <table:table-cell office:value-type="float" office:value="320885" calcext:value-type="float">
            <text:p>320885</text:p>
          </table:table-cell>
          <table:table-cell office:value-type="float" office:value="-36" calcext:value-type="float">
            <text:p>-36</text:p>
          </table:table-cell>
          <table:table-cell office:value-type="float" office:value="869926" calcext:value-type="float">
            <text:p>869926</text:p>
          </table:table-cell>
          <table:table-cell office:value-type="float" office:value="-7" calcext:value-type="float">
            <text:p>-7</text:p>
          </table:table-cell>
          <table:table-cell office:value-type="float" office:value="786523" calcext:value-type="float">
            <text:p>786523</text:p>
          </table:table-cell>
          <table:table-cell office:value-type="string" calcext:value-type="string">
            <text:p><text:s/></text:p>
          </table:table-cell>
          <table:table-cell table:formula="of:=[.A173]" office:value-type="float" office:value="260061" calcext:value-type="float">
            <text:p>260061</text:p>
          </table:table-cell>
          <table:table-cell table:formula="of:=CONCATENATE([.B173];&quot;.&quot;;[.C173])" office:value-type="string" office:string-value="1.320885" calcext:value-type="string">
            <text:p>1.320885</text:p>
          </table:table-cell>
          <table:table-cell table:formula="of:=CONCATENATE([.D173];&quot;.&quot;;[.E173])" office:value-type="string" office:string-value="-36.869926" calcext:value-type="string">
            <text:p>-36.869926</text:p>
          </table:table-cell>
          <table:table-cell table:formula="of:=CONCATENATE([.F173];&quot;.&quot;;[.G173])" office:value-type="string" office:string-value="-7.786523" calcext:value-type="string">
            <text:p>-7.786523</text:p>
          </table:table-cell>
        </table:table-row>
        <table:table-row table:style-name="ro1">
          <table:table-cell office:value-type="float" office:value="260141" calcext:value-type="float">
            <text:p>260141</text:p>
          </table:table-cell>
          <table:table-cell office:value-type="float" office:value="1" calcext:value-type="float">
            <text:p>1</text:p>
          </table:table-cell>
          <table:table-cell office:value-type="float" office:value="624785" calcext:value-type="float">
            <text:p>624785</text:p>
          </table:table-cell>
          <table:table-cell office:value-type="float" office:value="2" calcext:value-type="float">
            <text:p>2</text:p>
          </table:table-cell>
          <table:table-cell office:value-type="float" office:value="160796" calcext:value-type="float">
            <text:p>160796</text:p>
          </table:table-cell>
          <table:table-cell office:value-type="float" office:value="-1" calcext:value-type="float">
            <text:p>-1</text:p>
          </table:table-cell>
          <table:table-cell office:value-type="float" office:value="387887" calcext:value-type="float">
            <text:p>387887</text:p>
          </table:table-cell>
          <table:table-cell office:value-type="string" calcext:value-type="string">
            <text:p><text:s/></text:p>
          </table:table-cell>
          <table:table-cell table:formula="of:=[.A174]" office:value-type="float" office:value="260141" calcext:value-type="float">
            <text:p>260141</text:p>
          </table:table-cell>
          <table:table-cell table:formula="of:=CONCATENATE([.B174];&quot;.&quot;;[.C174])" office:value-type="string" office:string-value="1.624785" calcext:value-type="string">
            <text:p>1.624785</text:p>
          </table:table-cell>
          <table:table-cell table:formula="of:=CONCATENATE([.D174];&quot;.&quot;;[.E174])" office:value-type="string" office:string-value="2.160796" calcext:value-type="string">
            <text:p>2.160796</text:p>
          </table:table-cell>
          <table:table-cell table:formula="of:=CONCATENATE([.F174];&quot;.&quot;;[.G174])" office:value-type="string" office:string-value="-1.387887" calcext:value-type="string">
            <text:p>-1.387887</text:p>
          </table:table-cell>
        </table:table-row>
        <table:table-row table:style-name="ro1">
          <table:table-cell office:value-type="float" office:value="260220" calcext:value-type="float">
            <text:p>260220</text:p>
          </table:table-cell>
          <table:table-cell office:value-type="float" office:value="-2" calcext:value-type="float">
            <text:p>-2</text:p>
          </table:table-cell>
          <table:table-cell office:value-type="float" office:value="167975" calcext:value-type="float">
            <text:p>167975</text:p>
          </table:table-cell>
          <table:table-cell office:value-type="float" office:value="2" calcext:value-type="float">
            <text:p>2</text:p>
          </table:table-cell>
          <table:table-cell office:value-type="float" office:value="682450" calcext:value-type="float">
            <text:p>682450</text:p>
          </table:table-cell>
          <table:table-cell office:value-type="float" office:value="1" calcext:value-type="float">
            <text:p>1</text:p>
          </table:table-cell>
          <table:table-cell office:value-type="float" office:value="409423" calcext:value-type="float">
            <text:p>409423</text:p>
          </table:table-cell>
          <table:table-cell office:value-type="string" calcext:value-type="string">
            <text:p><text:s/></text:p>
          </table:table-cell>
          <table:table-cell table:formula="of:=[.A175]" office:value-type="float" office:value="260220" calcext:value-type="float">
            <text:p>260220</text:p>
          </table:table-cell>
          <table:table-cell table:formula="of:=CONCATENATE([.B175];&quot;.&quot;;[.C175])" office:value-type="string" office:string-value="-2.167975" calcext:value-type="string">
            <text:p>-2.167975</text:p>
          </table:table-cell>
          <table:table-cell table:formula="of:=CONCATENATE([.D175];&quot;.&quot;;[.E175])" office:value-type="string" office:string-value="2.682450" calcext:value-type="string">
            <text:p>2.682450</text:p>
          </table:table-cell>
          <table:table-cell table:formula="of:=CONCATENATE([.F175];&quot;.&quot;;[.G175])" office:value-type="string" office:string-value="1.409423" calcext:value-type="string">
            <text:p>1.409423</text:p>
          </table:table-cell>
        </table:table-row>
        <table:table-row table:style-name="ro1">
          <table:table-cell office:value-type="float" office:value="260300" calcext:value-type="float">
            <text:p>260300</text:p>
          </table:table-cell>
          <table:table-cell office:value-type="float" office:value="2" calcext:value-type="float">
            <text:p>2</text:p>
          </table:table-cell>
          <table:table-cell office:value-type="float" office:value="804488" calcext:value-type="float">
            <text:p>804488</text:p>
          </table:table-cell>
          <table:table-cell office:value-type="float" office:value="-0" calcext:value-type="float">
            <text:p>0</text:p>
          </table:table-cell>
          <table:table-cell office:value-type="float" office:value="339793" calcext:value-type="float">
            <text:p>339793</text:p>
          </table:table-cell>
          <table:table-cell office:value-type="float" office:value="0" calcext:value-type="float">
            <text:p>0</text:p>
          </table:table-cell>
          <table:table-cell office:value-type="float" office:value="165111" calcext:value-type="float">
            <text:p>165111</text:p>
          </table:table-cell>
          <table:table-cell office:value-type="string" calcext:value-type="string">
            <text:p><text:s/></text:p>
          </table:table-cell>
          <table:table-cell table:formula="of:=[.A176]" office:value-type="float" office:value="260300" calcext:value-type="float">
            <text:p>260300</text:p>
          </table:table-cell>
          <table:table-cell table:formula="of:=CONCATENATE([.B176];&quot;.&quot;;[.C176])" office:value-type="string" office:string-value="2.804488" calcext:value-type="string">
            <text:p>2.804488</text:p>
          </table:table-cell>
          <table:table-cell table:formula="of:=CONCATENATE([.D176];&quot;.&quot;;[.E176])" office:value-type="string" office:string-value="0.339793" calcext:value-type="string">
            <text:p>0.339793</text:p>
          </table:table-cell>
          <table:table-cell table:formula="of:=CONCATENATE([.F176];&quot;.&quot;;[.G176])" office:value-type="string" office:string-value="0.165111" calcext:value-type="string">
            <text:p>0.165111</text:p>
          </table:table-cell>
        </table:table-row>
        <table:table-row table:style-name="ro1">
          <table:table-cell office:value-type="float" office:value="260379" calcext:value-type="float">
            <text:p>260379</text:p>
          </table:table-cell>
          <table:table-cell office:value-type="float" office:value="1" calcext:value-type="float">
            <text:p>1</text:p>
          </table:table-cell>
          <table:table-cell office:value-type="float" office:value="55272" calcext:value-type="float">
            <text:p>55272</text:p>
          </table:table-cell>
          <table:table-cell office:value-type="float" office:value="-5" calcext:value-type="float">
            <text:p>-5</text:p>
          </table:table-cell>
          <table:table-cell office:value-type="float" office:value="226111" calcext:value-type="float">
            <text:p>226111</text:p>
          </table:table-cell>
          <table:table-cell office:value-type="float" office:value="-2" calcext:value-type="float">
            <text:p>-2</text:p>
          </table:table-cell>
          <table:table-cell office:value-type="float" office:value="617841" calcext:value-type="float">
            <text:p>617841</text:p>
          </table:table-cell>
          <table:table-cell office:value-type="string" calcext:value-type="string">
            <text:p><text:s/></text:p>
          </table:table-cell>
          <table:table-cell table:formula="of:=[.A177]" office:value-type="float" office:value="260379" calcext:value-type="float">
            <text:p>260379</text:p>
          </table:table-cell>
          <table:table-cell table:formula="of:=CONCATENATE([.B177];&quot;.&quot;;[.C177])" office:value-type="string" office:string-value="1.55272" calcext:value-type="string">
            <text:p>1.55272</text:p>
          </table:table-cell>
          <table:table-cell table:formula="of:=CONCATENATE([.D177];&quot;.&quot;;[.E177])" office:value-type="string" office:string-value="-5.226111" calcext:value-type="string">
            <text:p>-5.226111</text:p>
          </table:table-cell>
          <table:table-cell table:formula="of:=CONCATENATE([.F177];&quot;.&quot;;[.G177])" office:value-type="string" office:string-value="-2.617841" calcext:value-type="string">
            <text:p>-2.617841</text:p>
          </table:table-cell>
        </table:table-row>
        <table:table-row table:style-name="ro1">
          <table:table-cell office:value-type="float" office:value="260459" calcext:value-type="float">
            <text:p>260459</text:p>
          </table:table-cell>
          <table:table-cell office:value-type="float" office:value="-2" calcext:value-type="float">
            <text:p>-2</text:p>
          </table:table-cell>
          <table:table-cell office:value-type="float" office:value="794917" calcext:value-type="float">
            <text:p>794917</text:p>
          </table:table-cell>
          <table:table-cell office:value-type="float" office:value="-27" calcext:value-type="float">
            <text:p>-27</text:p>
          </table:table-cell>
          <table:table-cell office:value-type="float" office:value="169079" calcext:value-type="float">
            <text:p>169079</text:p>
          </table:table-cell>
          <table:table-cell office:value-type="float" office:value="-3" calcext:value-type="float">
            <text:p>-3</text:p>
          </table:table-cell>
          <table:table-cell office:value-type="float" office:value="821474" calcext:value-type="float">
            <text:p>821474</text:p>
          </table:table-cell>
          <table:table-cell office:value-type="string" calcext:value-type="string">
            <text:p><text:s/></text:p>
          </table:table-cell>
          <table:table-cell table:formula="of:=[.A178]" office:value-type="float" office:value="260459" calcext:value-type="float">
            <text:p>260459</text:p>
          </table:table-cell>
          <table:table-cell table:formula="of:=CONCATENATE([.B178];&quot;.&quot;;[.C178])" office:value-type="string" office:string-value="-2.794917" calcext:value-type="string">
            <text:p>-2.794917</text:p>
          </table:table-cell>
          <table:table-cell table:formula="of:=CONCATENATE([.D178];&quot;.&quot;;[.E178])" office:value-type="string" office:string-value="-27.169079" calcext:value-type="string">
            <text:p>-27.169079</text:p>
          </table:table-cell>
          <table:table-cell table:formula="of:=CONCATENATE([.F178];&quot;.&quot;;[.G178])" office:value-type="string" office:string-value="-3.821474" calcext:value-type="string">
            <text:p>-3.821474</text:p>
          </table:table-cell>
        </table:table-row>
        <table:table-row table:style-name="ro1">
          <table:table-cell office:value-type="float" office:value="260539" calcext:value-type="float">
            <text:p>260539</text:p>
          </table:table-cell>
          <table:table-cell office:value-type="float" office:value="1" calcext:value-type="float">
            <text:p>1</text:p>
          </table:table-cell>
          <table:table-cell office:value-type="float" office:value="521890" calcext:value-type="float">
            <text:p>521890</text:p>
          </table:table-cell>
          <table:table-cell office:value-type="float" office:value="3" calcext:value-type="float">
            <text:p>3</text:p>
          </table:table-cell>
          <table:table-cell office:value-type="float" office:value="452966" calcext:value-type="float">
            <text:p>452966</text:p>
          </table:table-cell>
          <table:table-cell office:value-type="float" office:value="1" calcext:value-type="float">
            <text:p>1</text:p>
          </table:table-cell>
          <table:table-cell office:value-type="float" office:value="605641" calcext:value-type="float">
            <text:p>605641</text:p>
          </table:table-cell>
          <table:table-cell office:value-type="string" calcext:value-type="string">
            <text:p><text:s/></text:p>
          </table:table-cell>
          <table:table-cell table:formula="of:=[.A179]" office:value-type="float" office:value="260539" calcext:value-type="float">
            <text:p>260539</text:p>
          </table:table-cell>
          <table:table-cell table:formula="of:=CONCATENATE([.B179];&quot;.&quot;;[.C179])" office:value-type="string" office:string-value="1.521890" calcext:value-type="string">
            <text:p>1.521890</text:p>
          </table:table-cell>
          <table:table-cell table:formula="of:=CONCATENATE([.D179];&quot;.&quot;;[.E179])" office:value-type="string" office:string-value="3.452966" calcext:value-type="string">
            <text:p>3.452966</text:p>
          </table:table-cell>
          <table:table-cell table:formula="of:=CONCATENATE([.F179];&quot;.&quot;;[.G179])" office:value-type="string" office:string-value="1.605641" calcext:value-type="string">
            <text:p>1.605641</text:p>
          </table:table-cell>
        </table:table-row>
        <table:table-row table:style-name="ro1">
          <table:table-cell office:value-type="float" office:value="260619" calcext:value-type="float">
            <text:p>260619</text:p>
          </table:table-cell>
          <table:table-cell office:value-type="float" office:value="0" calcext:value-type="float">
            <text:p>0</text:p>
          </table:table-cell>
          <table:table-cell office:value-type="float" office:value="849482" calcext:value-type="float">
            <text:p>849482</text:p>
          </table:table-cell>
          <table:table-cell office:value-type="float" office:value="1" calcext:value-type="float">
            <text:p>1</text:p>
          </table:table-cell>
          <table:table-cell office:value-type="float" office:value="261063" calcext:value-type="float">
            <text:p>261063</text:p>
          </table:table-cell>
          <table:table-cell office:value-type="float" office:value="3" calcext:value-type="float">
            <text:p>3</text:p>
          </table:table-cell>
          <table:table-cell office:value-type="float" office:value="644399" calcext:value-type="float">
            <text:p>644399</text:p>
          </table:table-cell>
          <table:table-cell office:value-type="string" calcext:value-type="string">
            <text:p><text:s/></text:p>
          </table:table-cell>
          <table:table-cell table:formula="of:=[.A180]" office:value-type="float" office:value="260619" calcext:value-type="float">
            <text:p>260619</text:p>
          </table:table-cell>
          <table:table-cell table:formula="of:=CONCATENATE([.B180];&quot;.&quot;;[.C180])" office:value-type="string" office:string-value="0.849482" calcext:value-type="string">
            <text:p>0.849482</text:p>
          </table:table-cell>
          <table:table-cell table:formula="of:=CONCATENATE([.D180];&quot;.&quot;;[.E180])" office:value-type="string" office:string-value="1.261063" calcext:value-type="string">
            <text:p>1.261063</text:p>
          </table:table-cell>
          <table:table-cell table:formula="of:=CONCATENATE([.F180];&quot;.&quot;;[.G180])" office:value-type="string" office:string-value="3.644399" calcext:value-type="string">
            <text:p>3.644399</text:p>
          </table:table-cell>
        </table:table-row>
        <table:table-row table:style-name="ro1">
          <table:table-cell office:value-type="float" office:value="260699" calcext:value-type="float">
            <text:p>260699</text:p>
          </table:table-cell>
          <table:table-cell office:value-type="float" office:value="-0" calcext:value-type="float">
            <text:p>0</text:p>
          </table:table-cell>
          <table:table-cell office:value-type="float" office:value="971521" calcext:value-type="float">
            <text:p>971521</text:p>
          </table:table-cell>
          <table:table-cell office:value-type="float" office:value="-2" calcext:value-type="float">
            <text:p>-2</text:p>
          </table:table-cell>
          <table:table-cell office:value-type="float" office:value="117724" calcext:value-type="float">
            <text:p>117724</text:p>
          </table:table-cell>
          <table:table-cell office:value-type="float" office:value="-1" calcext:value-type="float">
            <text:p>-1</text:p>
          </table:table-cell>
          <table:table-cell office:value-type="float" office:value="825789" calcext:value-type="float">
            <text:p>825789</text:p>
          </table:table-cell>
          <table:table-cell office:value-type="string" calcext:value-type="string">
            <text:p><text:s/></text:p>
          </table:table-cell>
          <table:table-cell table:formula="of:=[.A181]" office:value-type="float" office:value="260699" calcext:value-type="float">
            <text:p>260699</text:p>
          </table:table-cell>
          <table:table-cell table:formula="of:=CONCATENATE([.B181];&quot;.&quot;;[.C181])" office:value-type="string" office:string-value="0.971521" calcext:value-type="string">
            <text:p>0.971521</text:p>
          </table:table-cell>
          <table:table-cell table:formula="of:=CONCATENATE([.D181];&quot;.&quot;;[.E181])" office:value-type="string" office:string-value="-2.117724" calcext:value-type="string">
            <text:p>-2.117724</text:p>
          </table:table-cell>
          <table:table-cell table:formula="of:=CONCATENATE([.F181];&quot;.&quot;;[.G181])" office:value-type="string" office:string-value="-1.825789" calcext:value-type="string">
            <text:p>-1.825789</text:p>
          </table:table-cell>
        </table:table-row>
        <table:table-row table:style-name="ro1">
          <table:table-cell office:value-type="float" office:value="260778" calcext:value-type="float">
            <text:p>260778</text:p>
          </table:table-cell>
          <table:table-cell office:value-type="float" office:value="0" calcext:value-type="float">
            <text:p>0</text:p>
          </table:table-cell>
          <table:table-cell office:value-type="float" office:value="569512" calcext:value-type="float">
            <text:p>569512</text:p>
          </table:table-cell>
          <table:table-cell office:value-type="float" office:value="-0" calcext:value-type="float">
            <text:p>0</text:p>
          </table:table-cell>
          <table:table-cell office:value-type="float" office:value="413973" calcext:value-type="float">
            <text:p>413973</text:p>
          </table:table-cell>
          <table:table-cell office:value-type="float" office:value="0" calcext:value-type="float">
            <text:p>0</text:p>
          </table:table-cell>
          <table:table-cell office:value-type="float" office:value="134003" calcext:value-type="float">
            <text:p>134003</text:p>
          </table:table-cell>
          <table:table-cell office:value-type="string" calcext:value-type="string">
            <text:p><text:s/></text:p>
          </table:table-cell>
          <table:table-cell table:formula="of:=[.A182]" office:value-type="float" office:value="260778" calcext:value-type="float">
            <text:p>260778</text:p>
          </table:table-cell>
          <table:table-cell table:formula="of:=CONCATENATE([.B182];&quot;.&quot;;[.C182])" office:value-type="string" office:string-value="0.569512" calcext:value-type="string">
            <text:p>0.569512</text:p>
          </table:table-cell>
          <table:table-cell table:formula="of:=CONCATENATE([.D182];&quot;.&quot;;[.E182])" office:value-type="string" office:string-value="0.413973" calcext:value-type="string">
            <text:p>0.413973</text:p>
          </table:table-cell>
          <table:table-cell table:formula="of:=CONCATENATE([.F182];&quot;.&quot;;[.G182])" office:value-type="string" office:string-value="0.134003" calcext:value-type="string">
            <text:p>0.134003</text:p>
          </table:table-cell>
        </table:table-row>
        <table:table-row table:style-name="ro1">
          <table:table-cell office:value-type="float" office:value="260858" calcext:value-type="float">
            <text:p>260858</text:p>
          </table:table-cell>
          <table:table-cell office:value-type="float" office:value="2" calcext:value-type="float">
            <text:p>2</text:p>
          </table:table-cell>
          <table:table-cell office:value-type="float" office:value="165582" calcext:value-type="float">
            <text:p>165582</text:p>
          </table:table-cell>
          <table:table-cell office:value-type="float" office:value="-42" calcext:value-type="float">
            <text:p>-42</text:p>
          </table:table-cell>
          <table:table-cell office:value-type="float" office:value="983807" calcext:value-type="float">
            <text:p>983807</text:p>
          </table:table-cell>
          <table:table-cell office:value-type="float" office:value="-6" calcext:value-type="float">
            <text:p>-6</text:p>
          </table:table-cell>
          <table:table-cell office:value-type="float" office:value="580497" calcext:value-type="float">
            <text:p>580497</text:p>
          </table:table-cell>
          <table:table-cell office:value-type="string" calcext:value-type="string">
            <text:p><text:s/></text:p>
          </table:table-cell>
          <table:table-cell table:formula="of:=[.A183]" office:value-type="float" office:value="260858" calcext:value-type="float">
            <text:p>260858</text:p>
          </table:table-cell>
          <table:table-cell table:formula="of:=CONCATENATE([.B183];&quot;.&quot;;[.C183])" office:value-type="string" office:string-value="2.165582" calcext:value-type="string">
            <text:p>2.165582</text:p>
          </table:table-cell>
          <table:table-cell table:formula="of:=CONCATENATE([.D183];&quot;.&quot;;[.E183])" office:value-type="string" office:string-value="-42.983807" calcext:value-type="string">
            <text:p>-42.983807</text:p>
          </table:table-cell>
          <table:table-cell table:formula="of:=CONCATENATE([.F183];&quot;.&quot;;[.G183])" office:value-type="string" office:string-value="-6.580497" calcext:value-type="string">
            <text:p>-6.580497</text:p>
          </table:table-cell>
        </table:table-row>
        <table:table-row table:style-name="ro1">
          <table:table-cell office:value-type="float" office:value="260938" calcext:value-type="float">
            <text:p>260938</text:p>
          </table:table-cell>
          <table:table-cell office:value-type="float" office:value="-0" calcext:value-type="float">
            <text:p>0</text:p>
          </table:table-cell>
          <table:table-cell office:value-type="float" office:value="363722" calcext:value-type="float">
            <text:p>363722</text:p>
          </table:table-cell>
          <table:table-cell office:value-type="float" office:value="-1" calcext:value-type="float">
            <text:p>-1</text:p>
          </table:table-cell>
          <table:table-cell office:value-type="float" office:value="811431" calcext:value-type="float">
            <text:p>811431</text:p>
          </table:table-cell>
          <table:table-cell office:value-type="float" office:value="-2" calcext:value-type="float">
            <text:p>-2</text:p>
          </table:table-cell>
          <table:table-cell office:value-type="float" office:value="62687" calcext:value-type="float">
            <text:p>62687</text:p>
          </table:table-cell>
          <table:table-cell office:value-type="string" calcext:value-type="string">
            <text:p><text:s/></text:p>
          </table:table-cell>
          <table:table-cell table:formula="of:=[.A184]" office:value-type="float" office:value="260938" calcext:value-type="float">
            <text:p>260938</text:p>
          </table:table-cell>
          <table:table-cell table:formula="of:=CONCATENATE([.B184];&quot;.&quot;;[.C184])" office:value-type="string" office:string-value="0.363722" calcext:value-type="string">
            <text:p>0.363722</text:p>
          </table:table-cell>
          <table:table-cell table:formula="of:=CONCATENATE([.D184];&quot;.&quot;;[.E184])" office:value-type="string" office:string-value="-1.811431" calcext:value-type="string">
            <text:p>-1.811431</text:p>
          </table:table-cell>
          <table:table-cell table:formula="of:=CONCATENATE([.F184];&quot;.&quot;;[.G184])" office:value-type="string" office:string-value="-2.62687" calcext:value-type="string">
            <text:p>-2.62687</text:p>
          </table:table-cell>
        </table:table-row>
        <table:table-row table:style-name="ro1">
          <table:table-cell office:value-type="float" office:value="261017" calcext:value-type="float">
            <text:p>261017</text:p>
          </table:table-cell>
          <table:table-cell office:value-type="float" office:value="-1" calcext:value-type="float">
            <text:p>-1</text:p>
          </table:table-cell>
          <table:table-cell office:value-type="float" office:value="31343" calcext:value-type="float">
            <text:p>31343</text:p>
          </table:table-cell>
          <table:table-cell office:value-type="float" office:value="3" calcext:value-type="float">
            <text:p>3</text:p>
          </table:table-cell>
          <table:table-cell office:value-type="float" office:value="36600" calcext:value-type="float">
            <text:p>36600</text:p>
          </table:table-cell>
          <table:table-cell office:value-type="float" office:value="1" calcext:value-type="float">
            <text:p>1</text:p>
          </table:table-cell>
          <table:table-cell office:value-type="float" office:value="679821" calcext:value-type="float">
            <text:p>679821</text:p>
          </table:table-cell>
          <table:table-cell office:value-type="string" calcext:value-type="string">
            <text:p><text:s/></text:p>
          </table:table-cell>
          <table:table-cell table:formula="of:=[.A185]" office:value-type="float" office:value="261017" calcext:value-type="float">
            <text:p>261017</text:p>
          </table:table-cell>
          <table:table-cell table:formula="of:=CONCATENATE([.B185];&quot;.&quot;;[.C185])" office:value-type="string" office:string-value="-1.31343" calcext:value-type="string">
            <text:p>-1.31343</text:p>
          </table:table-cell>
          <table:table-cell table:formula="of:=CONCATENATE([.D185];&quot;.&quot;;[.E185])" office:value-type="string" office:string-value="3.36600" calcext:value-type="string">
            <text:p>3.36600</text:p>
          </table:table-cell>
          <table:table-cell table:formula="of:=CONCATENATE([.F185];&quot;.&quot;;[.G185])" office:value-type="string" office:string-value="1.679821" calcext:value-type="string">
            <text:p>1.679821</text:p>
          </table:table-cell>
        </table:table-row>
        <table:table-row table:style-name="ro1">
          <table:table-cell office:value-type="float" office:value="261097" calcext:value-type="float">
            <text:p>261097</text:p>
          </table:table-cell>
          <table:table-cell office:value-type="float" office:value="0" calcext:value-type="float">
            <text:p>0</text:p>
          </table:table-cell>
          <table:table-cell office:value-type="float" office:value="842304" calcext:value-type="float">
            <text:p>842304</text:p>
          </table:table-cell>
          <table:table-cell office:value-type="float" office:value="0" calcext:value-type="float">
            <text:p>0</text:p>
          </table:table-cell>
          <table:table-cell office:value-type="float" office:value="519261" calcext:value-type="float">
            <text:p>519261</text:p>
          </table:table-cell>
          <table:table-cell office:value-type="float" office:value="0" calcext:value-type="float">
            <text:p>0</text:p>
          </table:table-cell>
          <table:table-cell office:value-type="float" office:value="784874" calcext:value-type="float">
            <text:p>784874</text:p>
          </table:table-cell>
          <table:table-cell office:value-type="string" calcext:value-type="string">
            <text:p><text:s/></text:p>
          </table:table-cell>
          <table:table-cell table:formula="of:=[.A186]" office:value-type="float" office:value="261097" calcext:value-type="float">
            <text:p>261097</text:p>
          </table:table-cell>
          <table:table-cell table:formula="of:=CONCATENATE([.B186];&quot;.&quot;;[.C186])" office:value-type="string" office:string-value="0.842304" calcext:value-type="string">
            <text:p>0.842304</text:p>
          </table:table-cell>
          <table:table-cell table:formula="of:=CONCATENATE([.D186];&quot;.&quot;;[.E186])" office:value-type="string" office:string-value="0.519261" calcext:value-type="string">
            <text:p>0.519261</text:p>
          </table:table-cell>
          <table:table-cell table:formula="of:=CONCATENATE([.F186];&quot;.&quot;;[.G186])" office:value-type="string" office:string-value="0.784874" calcext:value-type="string">
            <text:p>0.784874</text:p>
          </table:table-cell>
        </table:table-row>
        <table:table-row table:style-name="ro1">
          <table:table-cell office:value-type="float" office:value="261176" calcext:value-type="float">
            <text:p>26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64367" calcext:value-type="float">
            <text:p>164367</text:p>
          </table:table-cell>
          <table:table-cell office:value-type="float" office:value="-1" calcext:value-type="float">
            <text:p>-1</text:p>
          </table:table-cell>
          <table:table-cell office:value-type="float" office:value="450102" calcext:value-type="float">
            <text:p>450102</text:p>
          </table:table-cell>
          <table:table-cell office:value-type="string" calcext:value-type="string">
            <text:p><text:s/></text:p>
          </table:table-cell>
          <table:table-cell table:formula="of:=[.A187]" office:value-type="float" office:value="261176" calcext:value-type="float">
            <text:p>261176</text:p>
          </table:table-cell>
          <table:table-cell table:formula="of:=CONCATENATE([.B187];&quot;.&quot;;[.C187])" office:value-type="string" office:string-value="0.0" calcext:value-type="string">
            <text:p>0.0</text:p>
          </table:table-cell>
          <table:table-cell table:formula="of:=CONCATENATE([.D187];&quot;.&quot;;[.E187])" office:value-type="string" office:string-value="-7.164367" calcext:value-type="string">
            <text:p>-7.164367</text:p>
          </table:table-cell>
          <table:table-cell table:formula="of:=CONCATENATE([.F187];&quot;.&quot;;[.G187])" office:value-type="string" office:string-value="-1.450102" calcext:value-type="string">
            <text:p>-1.450102</text:p>
          </table:table-cell>
        </table:table-row>
        <table:table-row table:style-name="ro1">
          <table:table-cell office:value-type="float" office:value="261256" calcext:value-type="float">
            <text:p>261256</text:p>
          </table:table-cell>
          <table:table-cell office:value-type="float" office:value="-6" calcext:value-type="float">
            <text:p>-6</text:p>
          </table:table-cell>
          <table:table-cell office:value-type="float" office:value="173703" calcext:value-type="float">
            <text:p>173703</text:p>
          </table:table-cell>
          <table:table-cell office:value-type="float" office:value="-45" calcext:value-type="float">
            <text:p>-45</text:p>
          </table:table-cell>
          <table:table-cell office:value-type="float" office:value="625580" calcext:value-type="float">
            <text:p>625580</text:p>
          </table:table-cell>
          <table:table-cell office:value-type="float" office:value="-18" calcext:value-type="float">
            <text:p>-18</text:p>
          </table:table-cell>
          <table:table-cell office:value-type="float" office:value="423000" calcext:value-type="float">
            <text:p>423000</text:p>
          </table:table-cell>
          <table:table-cell office:value-type="string" calcext:value-type="string">
            <text:p><text:s/></text:p>
          </table:table-cell>
          <table:table-cell table:formula="of:=[.A188]" office:value-type="float" office:value="261256" calcext:value-type="float">
            <text:p>261256</text:p>
          </table:table-cell>
          <table:table-cell table:formula="of:=CONCATENATE([.B188];&quot;.&quot;;[.C188])" office:value-type="string" office:string-value="-6.173703" calcext:value-type="string">
            <text:p>-6.173703</text:p>
          </table:table-cell>
          <table:table-cell table:formula="of:=CONCATENATE([.D188];&quot;.&quot;;[.E188])" office:value-type="string" office:string-value="-45.625580" calcext:value-type="string">
            <text:p>-45.625580</text:p>
          </table:table-cell>
          <table:table-cell table:formula="of:=CONCATENATE([.F188];&quot;.&quot;;[.G188])" office:value-type="string" office:string-value="-18.423000" calcext:value-type="string">
            <text:p>-18.423000</text:p>
          </table:table-cell>
        </table:table-row>
        <table:table-row table:style-name="ro1">
          <table:table-cell office:value-type="float" office:value="261336" calcext:value-type="float">
            <text:p>261336</text:p>
          </table:table-cell>
          <table:table-cell office:value-type="float" office:value="-3" calcext:value-type="float">
            <text:p>-3</text:p>
          </table:table-cell>
          <table:table-cell office:value-type="float" office:value="72494" calcext:value-type="float">
            <text:p>72494</text:p>
          </table:table-cell>
          <table:table-cell office:value-type="float" office:value="-0" calcext:value-type="float">
            <text:p>0</text:p>
          </table:table-cell>
          <table:table-cell office:value-type="float" office:value="693943" calcext:value-type="float">
            <text:p>693943</text:p>
          </table:table-cell>
          <table:table-cell office:value-type="float" office:value="4" calcext:value-type="float">
            <text:p>4</text:p>
          </table:table-cell>
          <table:table-cell office:value-type="float" office:value="749923" calcext:value-type="float">
            <text:p>749923</text:p>
          </table:table-cell>
          <table:table-cell office:value-type="string" calcext:value-type="string">
            <text:p><text:s/></text:p>
          </table:table-cell>
          <table:table-cell table:formula="of:=[.A189]" office:value-type="float" office:value="261336" calcext:value-type="float">
            <text:p>261336</text:p>
          </table:table-cell>
          <table:table-cell table:formula="of:=CONCATENATE([.B189];&quot;.&quot;;[.C189])" office:value-type="string" office:string-value="-3.72494" calcext:value-type="string">
            <text:p>-3.72494</text:p>
          </table:table-cell>
          <table:table-cell table:formula="of:=CONCATENATE([.D189];&quot;.&quot;;[.E189])" office:value-type="string" office:string-value="0.693943" calcext:value-type="string">
            <text:p>0.693943</text:p>
          </table:table-cell>
          <table:table-cell table:formula="of:=CONCATENATE([.F189];&quot;.&quot;;[.G189])" office:value-type="string" office:string-value="4.749923" calcext:value-type="string">
            <text:p>4.749923</text:p>
          </table:table-cell>
        </table:table-row>
        <table:table-row table:style-name="ro1">
          <table:table-cell office:value-type="float" office:value="261416" calcext:value-type="float">
            <text:p>261416</text:p>
          </table:table-cell>
          <table:table-cell office:value-type="float" office:value="1" calcext:value-type="float">
            <text:p>1</text:p>
          </table:table-cell>
          <table:table-cell office:value-type="float" office:value="883219" calcext:value-type="float">
            <text:p>883219</text:p>
          </table:table-cell>
          <table:table-cell office:value-type="float" office:value="-7" calcext:value-type="float">
            <text:p>-7</text:p>
          </table:table-cell>
          <table:table-cell office:value-type="float" office:value="650127" calcext:value-type="float">
            <text:p>650127</text:p>
          </table:table-cell>
          <table:table-cell office:value-type="float" office:value="-1" calcext:value-type="float">
            <text:p>-1</text:p>
          </table:table-cell>
          <table:table-cell office:value-type="float" office:value="526675" calcext:value-type="float">
            <text:p>526675</text:p>
          </table:table-cell>
          <table:table-cell office:value-type="string" calcext:value-type="string">
            <text:p><text:s/></text:p>
          </table:table-cell>
          <table:table-cell table:formula="of:=[.A190]" office:value-type="float" office:value="261416" calcext:value-type="float">
            <text:p>261416</text:p>
          </table:table-cell>
          <table:table-cell table:formula="of:=CONCATENATE([.B190];&quot;.&quot;;[.C190])" office:value-type="string" office:string-value="1.883219" calcext:value-type="string">
            <text:p>1.883219</text:p>
          </table:table-cell>
          <table:table-cell table:formula="of:=CONCATENATE([.D190];&quot;.&quot;;[.E190])" office:value-type="string" office:string-value="-7.650127" calcext:value-type="string">
            <text:p>-7.650127</text:p>
          </table:table-cell>
          <table:table-cell table:formula="of:=CONCATENATE([.F190];&quot;.&quot;;[.G190])" office:value-type="string" office:string-value="-1.526675" calcext:value-type="string">
            <text:p>-1.526675</text:p>
          </table:table-cell>
        </table:table-row>
        <table:table-row table:style-name="ro1">
          <table:table-cell office:value-type="float" office:value="265200" calcext:value-type="float">
            <text:p>265200</text:p>
          </table:table-cell>
          <table:table-cell office:value-type="float" office:value="6" calcext:value-type="float">
            <text:p>6</text:p>
          </table:table-cell>
          <table:table-cell office:value-type="float" office:value="953791" calcext:value-type="float">
            <text:p>953791</text:p>
          </table:table-cell>
          <table:table-cell office:value-type="float" office:value="-66" calcext:value-type="float">
            <text:p>-66</text:p>
          </table:table-cell>
          <table:table-cell office:value-type="float" office:value="551559" calcext:value-type="float">
            <text:p>551559</text:p>
          </table:table-cell>
          <table:table-cell office:value-type="float" office:value="-11" calcext:value-type="float">
            <text:p>-11</text:p>
          </table:table-cell>
          <table:table-cell office:value-type="float" office:value="986076" calcext:value-type="float">
            <text:p>986076</text:p>
          </table:table-cell>
          <table:table-cell office:value-type="string" calcext:value-type="string">
            <text:p><text:s/></text:p>
          </table:table-cell>
          <table:table-cell table:formula="of:=[.A191]" office:value-type="float" office:value="265200" calcext:value-type="float">
            <text:p>265200</text:p>
          </table:table-cell>
          <table:table-cell table:formula="of:=CONCATENATE([.B191];&quot;.&quot;;[.C191])" office:value-type="string" office:string-value="6.953791" calcext:value-type="string">
            <text:p>6.953791</text:p>
          </table:table-cell>
          <table:table-cell table:formula="of:=CONCATENATE([.D191];&quot;.&quot;;[.E191])" office:value-type="string" office:string-value="-66.551559" calcext:value-type="string">
            <text:p>-66.551559</text:p>
          </table:table-cell>
          <table:table-cell table:formula="of:=CONCATENATE([.F191];&quot;.&quot;;[.G191])" office:value-type="string" office:string-value="-11.986076" calcext:value-type="string">
            <text:p>-11.986076</text:p>
          </table:table-cell>
        </table:table-row>
        <table:table-row table:style-name="ro1">
          <table:table-cell office:value-type="float" office:value="265280" calcext:value-type="float">
            <text:p>265280</text:p>
          </table:table-cell>
          <table:table-cell office:value-type="float" office:value="0" calcext:value-type="float">
            <text:p>0</text:p>
          </table:table-cell>
          <table:table-cell office:value-type="float" office:value="672407" calcext:value-type="float">
            <text:p>672407</text:p>
          </table:table-cell>
          <table:table-cell office:value-type="float" office:value="-10" calcext:value-type="float">
            <text:p>-10</text:p>
          </table:table-cell>
          <table:table-cell office:value-type="float" office:value="112430" calcext:value-type="float">
            <text:p>112430</text:p>
          </table:table-cell>
          <table:table-cell office:value-type="float" office:value="-4" calcext:value-type="float">
            <text:p>-4</text:p>
          </table:table-cell>
          <table:table-cell office:value-type="float" office:value="558490" calcext:value-type="float">
            <text:p>558490</text:p>
          </table:table-cell>
          <table:table-cell office:value-type="string" calcext:value-type="string">
            <text:p><text:s/></text:p>
          </table:table-cell>
          <table:table-cell table:formula="of:=[.A192]" office:value-type="float" office:value="265280" calcext:value-type="float">
            <text:p>265280</text:p>
          </table:table-cell>
          <table:table-cell table:formula="of:=CONCATENATE([.B192];&quot;.&quot;;[.C192])" office:value-type="string" office:string-value="0.672407" calcext:value-type="string">
            <text:p>0.672407</text:p>
          </table:table-cell>
          <table:table-cell table:formula="of:=CONCATENATE([.D192];&quot;.&quot;;[.E192])" office:value-type="string" office:string-value="-10.112430" calcext:value-type="string">
            <text:p>-10.112430</text:p>
          </table:table-cell>
          <table:table-cell table:formula="of:=CONCATENATE([.F192];&quot;.&quot;;[.G192])" office:value-type="string" office:string-value="-4.558490" calcext:value-type="string">
            <text:p>-4.558490</text:p>
          </table:table-cell>
        </table:table-row>
        <table:table-row table:style-name="ro1">
          <table:table-cell office:value-type="float" office:value="265359" calcext:value-type="float">
            <text:p>265359</text:p>
          </table:table-cell>
          <table:table-cell office:value-type="float" office:value="-2" calcext:value-type="float">
            <text:p>-2</text:p>
          </table:table-cell>
          <table:table-cell office:value-type="float" office:value="100973" calcext:value-type="float">
            <text:p>100973</text:p>
          </table:table-cell>
          <table:table-cell office:value-type="float" office:value="5" calcext:value-type="float">
            <text:p>5</text:p>
          </table:table-cell>
          <table:table-cell office:value-type="float" office:value="125609" calcext:value-type="float">
            <text:p>125609</text:p>
          </table:table-cell>
          <table:table-cell office:value-type="float" office:value="0" calcext:value-type="float">
            <text:p>0</text:p>
          </table:table-cell>
          <table:table-cell office:value-type="float" office:value="634121" calcext:value-type="float">
            <text:p>634121</text:p>
          </table:table-cell>
          <table:table-cell office:value-type="string" calcext:value-type="string">
            <text:p><text:s/></text:p>
          </table:table-cell>
          <table:table-cell table:formula="of:=[.A193]" office:value-type="float" office:value="265359" calcext:value-type="float">
            <text:p>265359</text:p>
          </table:table-cell>
          <table:table-cell table:formula="of:=CONCATENATE([.B193];&quot;.&quot;;[.C193])" office:value-type="string" office:string-value="-2.100973" calcext:value-type="string">
            <text:p>-2.100973</text:p>
          </table:table-cell>
          <table:table-cell table:formula="of:=CONCATENATE([.D193];&quot;.&quot;;[.E193])" office:value-type="string" office:string-value="5.125609" calcext:value-type="string">
            <text:p>5.125609</text:p>
          </table:table-cell>
          <table:table-cell table:formula="of:=CONCATENATE([.F193];&quot;.&quot;;[.G193])" office:value-type="string" office:string-value="0.634121" calcext:value-type="string">
            <text:p>0.634121</text:p>
          </table:table-cell>
        </table:table-row>
        <table:table-row table:style-name="ro1">
          <table:table-cell office:value-type="float" office:value="265439" calcext:value-type="float">
            <text:p>265439</text:p>
          </table:table-cell>
          <table:table-cell office:value-type="float" office:value="0" calcext:value-type="float">
            <text:p>0</text:p>
          </table:table-cell>
          <table:table-cell office:value-type="float" office:value="533619" calcext:value-type="float">
            <text:p>533619</text:p>
          </table:table-cell>
          <table:table-cell office:value-type="float" office:value="-0" calcext:value-type="float">
            <text:p>0</text:p>
          </table:table-cell>
          <table:table-cell office:value-type="float" office:value="624549" calcext:value-type="float">
            <text:p>624549</text:p>
          </table:table-cell>
          <table:table-cell office:value-type="float" office:value="-0" calcext:value-type="float">
            <text:p>0</text:p>
          </table:table-cell>
          <table:table-cell office:value-type="float" office:value="392437" calcext:value-type="float">
            <text:p>392437</text:p>
          </table:table-cell>
          <table:table-cell office:value-type="string" calcext:value-type="string">
            <text:p><text:s/></text:p>
          </table:table-cell>
          <table:table-cell table:formula="of:=[.A194]" office:value-type="float" office:value="265439" calcext:value-type="float">
            <text:p>265439</text:p>
          </table:table-cell>
          <table:table-cell table:formula="of:=CONCATENATE([.B194];&quot;.&quot;;[.C194])" office:value-type="string" office:string-value="0.533619" calcext:value-type="string">
            <text:p>0.533619</text:p>
          </table:table-cell>
          <table:table-cell table:formula="of:=CONCATENATE([.D194];&quot;.&quot;;[.E194])" office:value-type="string" office:string-value="0.624549" calcext:value-type="string">
            <text:p>0.624549</text:p>
          </table:table-cell>
          <table:table-cell table:formula="of:=CONCATENATE([.F194];&quot;.&quot;;[.G194])" office:value-type="string" office:string-value="0.392437" calcext:value-type="string">
            <text:p>0.392437</text:p>
          </table:table-cell>
        </table:table-row>
        <table:table-row table:style-name="ro1">
          <table:table-cell office:value-type="float" office:value="265519" calcext:value-type="float">
            <text:p>265519</text:p>
          </table:table-cell>
          <table:table-cell office:value-type="float" office:value="-1" calcext:value-type="float">
            <text:p>-1</text:p>
          </table:table-cell>
          <table:table-cell office:value-type="float" office:value="220383" calcext:value-type="float">
            <text:p>220383</text:p>
          </table:table-cell>
          <table:table-cell office:value-type="float" office:value="-0" calcext:value-type="float">
            <text:p>0</text:p>
          </table:table-cell>
          <table:table-cell office:value-type="float" office:value="715479" calcext:value-type="float">
            <text:p>715479</text:p>
          </table:table-cell>
          <table:table-cell office:value-type="float" office:value="-2" calcext:value-type="float">
            <text:p>-2</text:p>
          </table:table-cell>
          <table:table-cell office:value-type="float" office:value="933705" calcext:value-type="float">
            <text:p>933705</text:p>
          </table:table-cell>
          <table:table-cell office:value-type="string" calcext:value-type="string">
            <text:p><text:s/></text:p>
          </table:table-cell>
          <table:table-cell table:formula="of:=[.A195]" office:value-type="float" office:value="265519" calcext:value-type="float">
            <text:p>265519</text:p>
          </table:table-cell>
          <table:table-cell table:formula="of:=CONCATENATE([.B195];&quot;.&quot;;[.C195])" office:value-type="string" office:string-value="-1.220383" calcext:value-type="string">
            <text:p>-1.220383</text:p>
          </table:table-cell>
          <table:table-cell table:formula="of:=CONCATENATE([.D195];&quot;.&quot;;[.E195])" office:value-type="string" office:string-value="0.715479" calcext:value-type="string">
            <text:p>0.715479</text:p>
          </table:table-cell>
          <table:table-cell table:formula="of:=CONCATENATE([.F195];&quot;.&quot;;[.G195])" office:value-type="string" office:string-value="-2.933705" calcext:value-type="string">
            <text:p>-2.933705</text:p>
          </table:table-cell>
        </table:table-row>
        <table:table-row table:style-name="ro1">
          <table:table-cell office:value-type="float" office:value="265598" calcext:value-type="float">
            <text:p>265598</text:p>
          </table:table-cell>
          <table:table-cell office:value-type="float" office:value="8" calcext:value-type="float">
            <text:p>8</text:p>
          </table:table-cell>
          <table:table-cell office:value-type="float" office:value="573790" calcext:value-type="float">
            <text:p>573790</text:p>
          </table:table-cell>
          <table:table-cell office:value-type="float" office:value="-77" calcext:value-type="float">
            <text:p>-77</text:p>
          </table:table-cell>
          <table:table-cell office:value-type="float" office:value="736015" calcext:value-type="float">
            <text:p>736015</text:p>
          </table:table-cell>
          <table:table-cell office:value-type="float" office:value="-4" calcext:value-type="float">
            <text:p>-4</text:p>
          </table:table-cell>
          <table:table-cell office:value-type="float" office:value="788209" calcext:value-type="float">
            <text:p>788209</text:p>
          </table:table-cell>
          <table:table-cell office:value-type="string" calcext:value-type="string">
            <text:p><text:s/></text:p>
          </table:table-cell>
          <table:table-cell table:formula="of:=[.A196]" office:value-type="float" office:value="265598" calcext:value-type="float">
            <text:p>265598</text:p>
          </table:table-cell>
          <table:table-cell table:formula="of:=CONCATENATE([.B196];&quot;.&quot;;[.C196])" office:value-type="string" office:string-value="8.573790" calcext:value-type="string">
            <text:p>8.573790</text:p>
          </table:table-cell>
          <table:table-cell table:formula="of:=CONCATENATE([.D196];&quot;.&quot;;[.E196])" office:value-type="string" office:string-value="-77.736015" calcext:value-type="string">
            <text:p>-77.736015</text:p>
          </table:table-cell>
          <table:table-cell table:formula="of:=CONCATENATE([.F196];&quot;.&quot;;[.G196])" office:value-type="string" office:string-value="-4.788209" calcext:value-type="string">
            <text:p>-4.788209</text:p>
          </table:table-cell>
        </table:table-row>
        <table:table-row table:style-name="ro1">
          <table:table-cell office:value-type="float" office:value="265678" calcext:value-type="float">
            <text:p>265678</text:p>
          </table:table-cell>
          <table:table-cell office:value-type="float" office:value="-3" calcext:value-type="float">
            <text:p>-3</text:p>
          </table:table-cell>
          <table:table-cell office:value-type="float" office:value="577398" calcext:value-type="float">
            <text:p>577398</text:p>
          </table:table-cell>
          <table:table-cell office:value-type="float" office:value="-7" calcext:value-type="float">
            <text:p>-7</text:p>
          </table:table-cell>
          <table:table-cell office:value-type="float" office:value="312727" calcext:value-type="float">
            <text:p>312727</text:p>
          </table:table-cell>
          <table:table-cell office:value-type="float" office:value="-5" calcext:value-type="float">
            <text:p>-5</text:p>
          </table:table-cell>
          <table:table-cell office:value-type="float" office:value="340971" calcext:value-type="float">
            <text:p>340971</text:p>
          </table:table-cell>
          <table:table-cell office:value-type="string" calcext:value-type="string">
            <text:p><text:s/></text:p>
          </table:table-cell>
          <table:table-cell table:formula="of:=[.A197]" office:value-type="float" office:value="265678" calcext:value-type="float">
            <text:p>265678</text:p>
          </table:table-cell>
          <table:table-cell table:formula="of:=CONCATENATE([.B197];&quot;.&quot;;[.C197])" office:value-type="string" office:string-value="-3.577398" calcext:value-type="string">
            <text:p>-3.577398</text:p>
          </table:table-cell>
          <table:table-cell table:formula="of:=CONCATENATE([.D197];&quot;.&quot;;[.E197])" office:value-type="string" office:string-value="-7.312727" calcext:value-type="string">
            <text:p>-7.312727</text:p>
          </table:table-cell>
          <table:table-cell table:formula="of:=CONCATENATE([.F197];&quot;.&quot;;[.G197])" office:value-type="string" office:string-value="-5.340971" calcext:value-type="string">
            <text:p>-5.340971</text:p>
          </table:table-cell>
        </table:table-row>
        <table:table-row table:style-name="ro1">
          <table:table-cell office:value-type="float" office:value="265757" calcext:value-type="float">
            <text:p>265757</text:p>
          </table:table-cell>
          <table:table-cell office:value-type="float" office:value="0" calcext:value-type="float">
            <text:p>0</text:p>
          </table:table-cell>
          <table:table-cell office:value-type="float" office:value="557548" calcext:value-type="float">
            <text:p>557548</text:p>
          </table:table-cell>
          <table:table-cell office:value-type="float" office:value="4" calcext:value-type="float">
            <text:p>4</text:p>
          </table:table-cell>
          <table:table-cell office:value-type="float" office:value="948534" calcext:value-type="float">
            <text:p>948534</text:p>
          </table:table-cell>
          <table:table-cell office:value-type="float" office:value="0" calcext:value-type="float">
            <text:p>0</text:p>
          </table:table-cell>
          <table:table-cell office:value-type="float" office:value="576691" calcext:value-type="float">
            <text:p>576691</text:p>
          </table:table-cell>
          <table:table-cell office:value-type="string" calcext:value-type="string">
            <text:p><text:s/></text:p>
          </table:table-cell>
          <table:table-cell table:formula="of:=[.A198]" office:value-type="float" office:value="265757" calcext:value-type="float">
            <text:p>265757</text:p>
          </table:table-cell>
          <table:table-cell table:formula="of:=CONCATENATE([.B198];&quot;.&quot;;[.C198])" office:value-type="string" office:string-value="0.557548" calcext:value-type="string">
            <text:p>0.557548</text:p>
          </table:table-cell>
          <table:table-cell table:formula="of:=CONCATENATE([.D198];&quot;.&quot;;[.E198])" office:value-type="string" office:string-value="4.948534" calcext:value-type="string">
            <text:p>4.948534</text:p>
          </table:table-cell>
          <table:table-cell table:formula="of:=CONCATENATE([.F198];&quot;.&quot;;[.G198])" office:value-type="string" office:string-value="0.576691" calcext:value-type="string">
            <text:p>0.576691</text:p>
          </table:table-cell>
        </table:table-row>
        <table:table-row table:style-name="ro1">
          <table:table-cell office:value-type="float" office:value="265837" calcext:value-type="float">
            <text:p>265837</text:p>
          </table:table-cell>
          <table:table-cell office:value-type="float" office:value="-0" calcext:value-type="float">
            <text:p>0</text:p>
          </table:table-cell>
          <table:table-cell office:value-type="float" office:value="294328" calcext:value-type="float">
            <text:p>294328</text:p>
          </table:table-cell>
          <table:table-cell office:value-type="float" office:value="0" calcext:value-type="float">
            <text:p>0</text:p>
          </table:table-cell>
          <table:table-cell office:value-type="float" office:value="993057" calcext:value-type="float">
            <text:p>993057</text:p>
          </table:table-cell>
          <table:table-cell office:value-type="float" office:value="0" calcext:value-type="float">
            <text:p>0</text:p>
          </table:table-cell>
          <table:table-cell office:value-type="float" office:value="98109" calcext:value-type="float">
            <text:p>98109</text:p>
          </table:table-cell>
          <table:table-cell office:value-type="string" calcext:value-type="string">
            <text:p><text:s/></text:p>
          </table:table-cell>
          <table:table-cell table:formula="of:=[.A199]" office:value-type="float" office:value="265837" calcext:value-type="float">
            <text:p>265837</text:p>
          </table:table-cell>
          <table:table-cell table:formula="of:=CONCATENATE([.B199];&quot;.&quot;;[.C199])" office:value-type="string" office:string-value="0.294328" calcext:value-type="string">
            <text:p>0.294328</text:p>
          </table:table-cell>
          <table:table-cell table:formula="of:=CONCATENATE([.D199];&quot;.&quot;;[.E199])" office:value-type="string" office:string-value="0.993057" calcext:value-type="string">
            <text:p>0.993057</text:p>
          </table:table-cell>
          <table:table-cell table:formula="of:=CONCATENATE([.F199];&quot;.&quot;;[.G199])" office:value-type="string" office:string-value="0.98109" calcext:value-type="string">
            <text:p>0.98109</text:p>
          </table:table-cell>
        </table:table-row>
        <table:table-row table:style-name="ro1">
          <table:table-cell office:value-type="float" office:value="265917" calcext:value-type="float">
            <text:p>265917</text:p>
          </table:table-cell>
          <table:table-cell office:value-type="float" office:value="0" calcext:value-type="float">
            <text:p>0</text:p>
          </table:table-cell>
          <table:table-cell office:value-type="float" office:value="734623" calcext:value-type="float">
            <text:p>734623</text:p>
          </table:table-cell>
          <table:table-cell office:value-type="float" office:value="-0" calcext:value-type="float">
            <text:p>0</text:p>
          </table:table-cell>
          <table:table-cell office:value-type="float" office:value="725051" calcext:value-type="float">
            <text:p>725051</text:p>
          </table:table-cell>
          <table:table-cell office:value-type="float" office:value="-1" calcext:value-type="float">
            <text:p>-1</text:p>
          </table:table-cell>
          <table:table-cell office:value-type="float" office:value="631963" calcext:value-type="float">
            <text:p>631963</text:p>
          </table:table-cell>
          <table:table-cell office:value-type="string" calcext:value-type="string">
            <text:p><text:s/></text:p>
          </table:table-cell>
          <table:table-cell table:formula="of:=[.A200]" office:value-type="float" office:value="265917" calcext:value-type="float">
            <text:p>265917</text:p>
          </table:table-cell>
          <table:table-cell table:formula="of:=CONCATENATE([.B200];&quot;.&quot;;[.C200])" office:value-type="string" office:string-value="0.734623" calcext:value-type="string">
            <text:p>0.734623</text:p>
          </table:table-cell>
          <table:table-cell table:formula="of:=CONCATENATE([.D200];&quot;.&quot;;[.E200])" office:value-type="string" office:string-value="0.725051" calcext:value-type="string">
            <text:p>0.725051</text:p>
          </table:table-cell>
          <table:table-cell table:formula="of:=CONCATENATE([.F200];&quot;.&quot;;[.G200])" office:value-type="string" office:string-value="-1.631963" calcext:value-type="string">
            <text:p>-1.631963</text:p>
          </table:table-cell>
        </table:table-row>
        <table:table-row table:style-name="ro1">
          <table:table-cell office:value-type="float" office:value="265997" calcext:value-type="float">
            <text:p>265997</text:p>
          </table:table-cell>
          <table:table-cell office:value-type="float" office:value="-3" calcext:value-type="float">
            <text:p>-3</text:p>
          </table:table-cell>
          <table:table-cell office:value-type="float" office:value="53351" calcext:value-type="float">
            <text:p>53351</text:p>
          </table:table-cell>
          <table:table-cell office:value-type="float" office:value="-78" calcext:value-type="float">
            <text:p>-78</text:p>
          </table:table-cell>
          <table:table-cell office:value-type="float" office:value="401237" calcext:value-type="float">
            <text:p>401237</text:p>
          </table:table-cell>
          <table:table-cell office:value-type="float" office:value="-13" calcext:value-type="float">
            <text:p>-13</text:p>
          </table:table-cell>
          <table:table-cell office:value-type="float" office:value="845366" calcext:value-type="float">
            <text:p>845366</text:p>
          </table:table-cell>
          <table:table-cell office:value-type="string" calcext:value-type="string">
            <text:p><text:s/></text:p>
          </table:table-cell>
          <table:table-cell table:formula="of:=[.A201]" office:value-type="float" office:value="265997" calcext:value-type="float">
            <text:p>265997</text:p>
          </table:table-cell>
          <table:table-cell table:formula="of:=CONCATENATE([.B201];&quot;.&quot;;[.C201])" office:value-type="string" office:string-value="-3.53351" calcext:value-type="string">
            <text:p>-3.53351</text:p>
          </table:table-cell>
          <table:table-cell table:formula="of:=CONCATENATE([.D201];&quot;.&quot;;[.E201])" office:value-type="string" office:string-value="-78.401237" calcext:value-type="string">
            <text:p>-78.401237</text:p>
          </table:table-cell>
          <table:table-cell table:formula="of:=CONCATENATE([.F201];&quot;.&quot;;[.G201])" office:value-type="string" office:string-value="-13.845366" calcext:value-type="string">
            <text:p>-13.845366</text:p>
          </table:table-cell>
        </table:table-row>
        <table:table-row table:style-name="ro1">
          <table:table-cell office:value-type="float" office:value="266077" calcext:value-type="float">
            <text:p>266077</text:p>
          </table:table-cell>
          <table:table-cell office:value-type="float" office:value="1" calcext:value-type="float">
            <text:p>1</text:p>
          </table:table-cell>
          <table:table-cell office:value-type="float" office:value="909541" calcext:value-type="float">
            <text:p>909541</text:p>
          </table:table-cell>
          <table:table-cell office:value-type="float" office:value="-9" calcext:value-type="float">
            <text:p>-9</text:p>
          </table:table-cell>
          <table:table-cell office:value-type="float" office:value="215089" calcext:value-type="float">
            <text:p>215089</text:p>
          </table:table-cell>
          <table:table-cell office:value-type="float" office:value="-1" calcext:value-type="float">
            <text:p>-1</text:p>
          </table:table-cell>
          <table:table-cell office:value-type="float" office:value="749216" calcext:value-type="float">
            <text:p>749216</text:p>
          </table:table-cell>
          <table:table-cell office:value-type="string" calcext:value-type="string">
            <text:p><text:s/></text:p>
          </table:table-cell>
          <table:table-cell table:formula="of:=[.A202]" office:value-type="float" office:value="266077" calcext:value-type="float">
            <text:p>266077</text:p>
          </table:table-cell>
          <table:table-cell table:formula="of:=CONCATENATE([.B202];&quot;.&quot;;[.C202])" office:value-type="string" office:string-value="1.909541" calcext:value-type="string">
            <text:p>1.909541</text:p>
          </table:table-cell>
          <table:table-cell table:formula="of:=CONCATENATE([.D202];&quot;.&quot;;[.E202])" office:value-type="string" office:string-value="-9.215089" calcext:value-type="string">
            <text:p>-9.215089</text:p>
          </table:table-cell>
          <table:table-cell table:formula="of:=CONCATENATE([.F202];&quot;.&quot;;[.G202])" office:value-type="string" office:string-value="-1.749216" calcext:value-type="string">
            <text:p>-1.749216</text:p>
          </table:table-cell>
        </table:table-row>
        <table:table-row table:style-name="ro1">
          <table:table-cell office:value-type="float" office:value="266156" calcext:value-type="float">
            <text:p>266156</text:p>
          </table:table-cell>
          <table:table-cell office:value-type="float" office:value="0" calcext:value-type="float">
            <text:p>0</text:p>
          </table:table-cell>
          <table:table-cell office:value-type="float" office:value="14357" calcext:value-type="float">
            <text:p>14357</text:p>
          </table:table-cell>
          <table:table-cell office:value-type="float" office:value="5" calcext:value-type="float">
            <text:p>5</text:p>
          </table:table-cell>
          <table:table-cell office:value-type="float" office:value="345757" calcext:value-type="float">
            <text:p>345757</text:p>
          </table:table-cell>
          <table:table-cell office:value-type="float" office:value="0" calcext:value-type="float">
            <text:p>0</text:p>
          </table:table-cell>
          <table:table-cell office:value-type="float" office:value="981092" calcext:value-type="float">
            <text:p>981092</text:p>
          </table:table-cell>
          <table:table-cell office:value-type="string" calcext:value-type="string">
            <text:p><text:s/></text:p>
          </table:table-cell>
          <table:table-cell table:formula="of:=[.A203]" office:value-type="float" office:value="266156" calcext:value-type="float">
            <text:p>266156</text:p>
          </table:table-cell>
          <table:table-cell table:formula="of:=CONCATENATE([.B203];&quot;.&quot;;[.C203])" office:value-type="string" office:string-value="0.14357" calcext:value-type="string">
            <text:p>0.14357</text:p>
          </table:table-cell>
          <table:table-cell table:formula="of:=CONCATENATE([.D203];&quot;.&quot;;[.E203])" office:value-type="string" office:string-value="5.345757" calcext:value-type="string">
            <text:p>5.345757</text:p>
          </table:table-cell>
          <table:table-cell table:formula="of:=CONCATENATE([.F203];&quot;.&quot;;[.G203])" office:value-type="string" office:string-value="0.981092" calcext:value-type="string">
            <text:p>0.981092</text:p>
          </table:table-cell>
        </table:table-row>
        <table:table-row table:style-name="ro1">
          <table:table-cell office:value-type="float" office:value="266236" calcext:value-type="float">
            <text:p>266236</text:p>
          </table:table-cell>
          <table:table-cell office:value-type="float" office:value="0" calcext:value-type="float">
            <text:p>0</text:p>
          </table:table-cell>
          <table:table-cell office:value-type="float" office:value="868626" calcext:value-type="float">
            <text:p>868626</text:p>
          </table:table-cell>
          <table:table-cell office:value-type="float" office:value="-0" calcext:value-type="float">
            <text:p>0</text:p>
          </table:table-cell>
          <table:table-cell office:value-type="float" office:value="559941" calcext:value-type="float">
            <text:p>559941</text:p>
          </table:table-cell>
          <table:table-cell office:value-type="float" office:value="-0" calcext:value-type="float">
            <text:p>0</text:p>
          </table:table-cell>
          <table:table-cell office:value-type="float" office:value="291935" calcext:value-type="float">
            <text:p>291935</text:p>
          </table:table-cell>
          <table:table-cell office:value-type="string" calcext:value-type="string">
            <text:p><text:s/></text:p>
          </table:table-cell>
          <table:table-cell table:formula="of:=[.A204]" office:value-type="float" office:value="266236" calcext:value-type="float">
            <text:p>266236</text:p>
          </table:table-cell>
          <table:table-cell table:formula="of:=CONCATENATE([.B204];&quot;.&quot;;[.C204])" office:value-type="string" office:string-value="0.868626" calcext:value-type="string">
            <text:p>0.868626</text:p>
          </table:table-cell>
          <table:table-cell table:formula="of:=CONCATENATE([.D204];&quot;.&quot;;[.E204])" office:value-type="string" office:string-value="0.559941" calcext:value-type="string">
            <text:p>0.559941</text:p>
          </table:table-cell>
          <table:table-cell table:formula="of:=CONCATENATE([.F204];&quot;.&quot;;[.G204])" office:value-type="string" office:string-value="0.291935" calcext:value-type="string">
            <text:p>0.291935</text:p>
          </table:table-cell>
        </table:table-row>
        <table:table-row table:style-name="ro1">
          <table:table-cell office:value-type="float" office:value="266315" calcext:value-type="float">
            <text:p>266315</text:p>
          </table:table-cell>
          <table:table-cell office:value-type="float" office:value="-1" calcext:value-type="float">
            <text:p>-1</text:p>
          </table:table-cell>
          <table:table-cell office:value-type="float" office:value="208419" calcext:value-type="float">
            <text:p>208419</text:p>
          </table:table-cell>
          <table:table-cell office:value-type="float" office:value="-0" calcext:value-type="float">
            <text:p>0</text:p>
          </table:table-cell>
          <table:table-cell office:value-type="float" office:value="136396" calcext:value-type="float">
            <text:p>136396</text:p>
          </table:table-cell>
          <table:table-cell office:value-type="float" office:value="-2" calcext:value-type="float">
            <text:p>-2</text:p>
          </table:table-cell>
          <table:table-cell office:value-type="float" office:value="589127" calcext:value-type="float">
            <text:p>589127</text:p>
          </table:table-cell>
          <table:table-cell office:value-type="string" calcext:value-type="string">
            <text:p><text:s/></text:p>
          </table:table-cell>
          <table:table-cell table:formula="of:=[.A205]" office:value-type="float" office:value="266315" calcext:value-type="float">
            <text:p>266315</text:p>
          </table:table-cell>
          <table:table-cell table:formula="of:=CONCATENATE([.B205];&quot;.&quot;;[.C205])" office:value-type="string" office:string-value="-1.208419" calcext:value-type="string">
            <text:p>-1.208419</text:p>
          </table:table-cell>
          <table:table-cell table:formula="of:=CONCATENATE([.D205];&quot;.&quot;;[.E205])" office:value-type="string" office:string-value="0.136396" calcext:value-type="string">
            <text:p>0.136396</text:p>
          </table:table-cell>
          <table:table-cell table:formula="of:=CONCATENATE([.F205];&quot;.&quot;;[.G205])" office:value-type="string" office:string-value="-2.589127" calcext:value-type="string">
            <text:p>-2.589127</text:p>
          </table:table-cell>
        </table:table-row>
        <table:table-row table:style-name="ro1">
          <table:table-cell office:value-type="float" office:value="266395" calcext:value-type="float">
            <text:p>266395</text:p>
          </table:table-cell>
          <table:table-cell office:value-type="float" office:value="9" calcext:value-type="float">
            <text:p>9</text:p>
          </table:table-cell>
          <table:table-cell office:value-type="float" office:value="35621" calcext:value-type="float">
            <text:p>35621</text:p>
          </table:table-cell>
          <table:table-cell office:value-type="float" office:value="-78" calcext:value-type="float">
            <text:p>-78</text:p>
          </table:table-cell>
          <table:table-cell office:value-type="float" office:value="401237" calcext:value-type="float">
            <text:p>401237</text:p>
          </table:table-cell>
          <table:table-cell office:value-type="float" office:value="-10" calcext:value-type="float">
            <text:p>-10</text:p>
          </table:table-cell>
          <table:table-cell office:value-type="float" office:value="217717" calcext:value-type="float">
            <text:p>217717</text:p>
          </table:table-cell>
          <table:table-cell office:value-type="string" calcext:value-type="string">
            <text:p><text:s/></text:p>
          </table:table-cell>
          <table:table-cell table:formula="of:=[.A206]" office:value-type="float" office:value="266395" calcext:value-type="float">
            <text:p>266395</text:p>
          </table:table-cell>
          <table:table-cell table:formula="of:=CONCATENATE([.B206];&quot;.&quot;;[.C206])" office:value-type="string" office:string-value="9.35621" calcext:value-type="string">
            <text:p>9.35621</text:p>
          </table:table-cell>
          <table:table-cell table:formula="of:=CONCATENATE([.D206];&quot;.&quot;;[.E206])" office:value-type="string" office:string-value="-78.401237" calcext:value-type="string">
            <text:p>-78.401237</text:p>
          </table:table-cell>
          <table:table-cell table:formula="of:=CONCATENATE([.F206];&quot;.&quot;;[.G206])" office:value-type="string" office:string-value="-10.217717" calcext:value-type="string">
            <text:p>-10.217717</text:p>
          </table:table-cell>
        </table:table-row>
        <table:table-row table:style-name="ro1">
          <table:table-cell office:value-type="float" office:value="266475" calcext:value-type="float">
            <text:p>266475</text:p>
          </table:table-cell>
          <table:table-cell office:value-type="float" office:value="-2" calcext:value-type="float">
            <text:p>-2</text:p>
          </table:table-cell>
          <table:table-cell office:value-type="float" office:value="586734" calcext:value-type="float">
            <text:p>586734</text:p>
          </table:table-cell>
          <table:table-cell office:value-type="float" office:value="-9" calcext:value-type="float">
            <text:p>-9</text:p>
          </table:table-cell>
          <table:table-cell office:value-type="float" office:value="351485" calcext:value-type="float">
            <text:p>351485</text:p>
          </table:table-cell>
          <table:table-cell office:value-type="float" office:value="-3" calcext:value-type="float">
            <text:p>-3</text:p>
          </table:table-cell>
          <table:table-cell office:value-type="float" office:value="127531" calcext:value-type="float">
            <text:p>127531</text:p>
          </table:table-cell>
          <table:table-cell office:value-type="string" calcext:value-type="string">
            <text:p><text:s/></text:p>
          </table:table-cell>
          <table:table-cell table:formula="of:=[.A207]" office:value-type="float" office:value="266475" calcext:value-type="float">
            <text:p>266475</text:p>
          </table:table-cell>
          <table:table-cell table:formula="of:=CONCATENATE([.B207];&quot;.&quot;;[.C207])" office:value-type="string" office:string-value="-2.586734" calcext:value-type="string">
            <text:p>-2.586734</text:p>
          </table:table-cell>
          <table:table-cell table:formula="of:=CONCATENATE([.D207];&quot;.&quot;;[.E207])" office:value-type="string" office:string-value="-9.351485" calcext:value-type="string">
            <text:p>-9.351485</text:p>
          </table:table-cell>
          <table:table-cell table:formula="of:=CONCATENATE([.F207];&quot;.&quot;;[.G207])" office:value-type="string" office:string-value="-3.127531" calcext:value-type="string">
            <text:p>-3.127531</text:p>
          </table:table-cell>
        </table:table-row>
        <table:table-row table:style-name="ro1">
          <table:table-cell office:value-type="float" office:value="266554" calcext:value-type="float">
            <text:p>266554</text:p>
          </table:table-cell>
          <table:table-cell office:value-type="float" office:value="-0" calcext:value-type="float">
            <text:p>0</text:p>
          </table:table-cell>
          <table:table-cell office:value-type="float" office:value="600620" calcext:value-type="float">
            <text:p>600620</text:p>
          </table:table-cell>
          <table:table-cell office:value-type="float" office:value="6" calcext:value-type="float">
            <text:p>6</text:p>
          </table:table-cell>
          <table:table-cell office:value-type="float" office:value="13378" calcext:value-type="float">
            <text:p>13378</text:p>
          </table:table-cell>
          <table:table-cell office:value-type="float" office:value="-0" calcext:value-type="float">
            <text:p>0</text:p>
          </table:table-cell>
          <table:table-cell office:value-type="float" office:value="148360" calcext:value-type="float">
            <text:p>148360</text:p>
          </table:table-cell>
          <table:table-cell office:value-type="string" calcext:value-type="string">
            <text:p><text:s/></text:p>
          </table:table-cell>
          <table:table-cell table:formula="of:=[.A208]" office:value-type="float" office:value="266554" calcext:value-type="float">
            <text:p>266554</text:p>
          </table:table-cell>
          <table:table-cell table:formula="of:=CONCATENATE([.B208];&quot;.&quot;;[.C208])" office:value-type="string" office:string-value="0.600620" calcext:value-type="string">
            <text:p>0.600620</text:p>
          </table:table-cell>
          <table:table-cell table:formula="of:=CONCATENATE([.D208];&quot;.&quot;;[.E208])" office:value-type="string" office:string-value="6.13378" calcext:value-type="string">
            <text:p>6.13378</text:p>
          </table:table-cell>
          <table:table-cell table:formula="of:=CONCATENATE([.F208];&quot;.&quot;;[.G208])" office:value-type="string" office:string-value="0.148360" calcext:value-type="string">
            <text:p>0.148360</text:p>
          </table:table-cell>
        </table:table-row>
        <table:table-row table:style-name="ro1">
          <table:table-cell office:value-type="float" office:value="266634" calcext:value-type="float">
            <text:p>266634</text:p>
          </table:table-cell>
          <table:table-cell office:value-type="float" office:value="1" calcext:value-type="float">
            <text:p>1</text:p>
          </table:table-cell>
          <table:table-cell office:value-type="float" office:value="847325" calcext:value-type="float">
            <text:p>847325</text:p>
          </table:table-cell>
          <table:table-cell office:value-type="float" office:value="0" calcext:value-type="float">
            <text:p>0</text:p>
          </table:table-cell>
          <table:table-cell office:value-type="float" office:value="588655" calcext:value-type="float">
            <text:p>588655</text:p>
          </table:table-cell>
          <table:table-cell office:value-type="float" office:value="0" calcext:value-type="float">
            <text:p>0</text:p>
          </table:table-cell>
          <table:table-cell office:value-type="float" office:value="787267" calcext:value-type="float">
            <text:p>787267</text:p>
          </table:table-cell>
          <table:table-cell office:value-type="string" calcext:value-type="string">
            <text:p><text:s/></text:p>
          </table:table-cell>
          <table:table-cell table:formula="of:=[.A209]" office:value-type="float" office:value="266634" calcext:value-type="float">
            <text:p>266634</text:p>
          </table:table-cell>
          <table:table-cell table:formula="of:=CONCATENATE([.B209];&quot;.&quot;;[.C209])" office:value-type="string" office:string-value="1.847325" calcext:value-type="string">
            <text:p>1.847325</text:p>
          </table:table-cell>
          <table:table-cell table:formula="of:=CONCATENATE([.D209];&quot;.&quot;;[.E209])" office:value-type="string" office:string-value="0.588655" calcext:value-type="string">
            <text:p>0.588655</text:p>
          </table:table-cell>
          <table:table-cell table:formula="of:=CONCATENATE([.F209];&quot;.&quot;;[.G209])" office:value-type="string" office:string-value="0.787267" calcext:value-type="string">
            <text:p>0.787267</text:p>
          </table:table-cell>
        </table:table-row>
        <table:table-row table:style-name="ro1">
          <table:table-cell office:value-type="float" office:value="266713" calcext:value-type="float">
            <text:p>266713</text:p>
          </table:table-cell>
          <table:table-cell office:value-type="float" office:value="0" calcext:value-type="float">
            <text:p>0</text:p>
          </table:table-cell>
          <table:table-cell office:value-type="float" office:value="105288" calcext:value-type="float">
            <text:p>105288</text:p>
          </table:table-cell>
          <table:table-cell office:value-type="float" office:value="-0" calcext:value-type="float">
            <text:p>0</text:p>
          </table:table-cell>
          <table:table-cell office:value-type="float" office:value="148360" calcext:value-type="float">
            <text:p>148360</text:p>
          </table:table-cell>
          <table:table-cell office:value-type="float" office:value="-1" calcext:value-type="float">
            <text:p>-1</text:p>
          </table:table-cell>
          <table:table-cell office:value-type="float" office:value="801860" calcext:value-type="float">
            <text:p>801860</text:p>
          </table:table-cell>
          <table:table-cell office:value-type="string" calcext:value-type="string">
            <text:p><text:s/></text:p>
          </table:table-cell>
          <table:table-cell table:formula="of:=[.A210]" office:value-type="float" office:value="266713" calcext:value-type="float">
            <text:p>266713</text:p>
          </table:table-cell>
          <table:table-cell table:formula="of:=CONCATENATE([.B210];&quot;.&quot;;[.C210])" office:value-type="string" office:string-value="0.105288" calcext:value-type="string">
            <text:p>0.105288</text:p>
          </table:table-cell>
          <table:table-cell table:formula="of:=CONCATENATE([.D210];&quot;.&quot;;[.E210])" office:value-type="string" office:string-value="0.148360" calcext:value-type="string">
            <text:p>0.148360</text:p>
          </table:table-cell>
          <table:table-cell table:formula="of:=CONCATENATE([.F210];&quot;.&quot;;[.G210])" office:value-type="string" office:string-value="-1.801860" calcext:value-type="string">
            <text:p>-1.801860</text:p>
          </table:table-cell>
        </table:table-row>
        <table:table-row table:style-name="ro1">
          <table:table-cell office:value-type="float" office:value="266793" calcext:value-type="float">
            <text:p>266793</text:p>
          </table:table-cell>
          <table:table-cell office:value-type="float" office:value="0" calcext:value-type="float">
            <text:p>0</text:p>
          </table:table-cell>
          <table:table-cell office:value-type="float" office:value="93323" calcext:value-type="float">
            <text:p>93323</text:p>
          </table:table-cell>
          <table:table-cell office:value-type="float" office:value="-78" calcext:value-type="float">
            <text:p>-78</text:p>
          </table:table-cell>
          <table:table-cell office:value-type="float" office:value="401237" calcext:value-type="float">
            <text:p>401237</text:p>
          </table:table-cell>
          <table:table-cell office:value-type="float" office:value="-14" calcext:value-type="float">
            <text:p>-14</text:p>
          </table:table-cell>
          <table:table-cell office:value-type="float" office:value="977212" calcext:value-type="float">
            <text:p>977212</text:p>
          </table:table-cell>
          <table:table-cell office:value-type="string" calcext:value-type="string">
            <text:p><text:s/></text:p>
          </table:table-cell>
          <table:table-cell table:formula="of:=[.A211]" office:value-type="float" office:value="266793" calcext:value-type="float">
            <text:p>266793</text:p>
          </table:table-cell>
          <table:table-cell table:formula="of:=CONCATENATE([.B211];&quot;.&quot;;[.C211])" office:value-type="string" office:string-value="0.93323" calcext:value-type="string">
            <text:p>0.93323</text:p>
          </table:table-cell>
          <table:table-cell table:formula="of:=CONCATENATE([.D211];&quot;.&quot;;[.E211])" office:value-type="string" office:string-value="-78.401237" calcext:value-type="string">
            <text:p>-78.401237</text:p>
          </table:table-cell>
          <table:table-cell table:formula="of:=CONCATENATE([.F211];&quot;.&quot;;[.G211])" office:value-type="string" office:string-value="-14.977212" calcext:value-type="string">
            <text:p>-14.977212</text:p>
          </table:table-cell>
        </table:table-row>
        <table:table-row table:style-name="ro1">
          <table:table-cell office:value-type="float" office:value="266873" calcext:value-type="float">
            <text:p>266873</text:p>
          </table:table-cell>
          <table:table-cell office:value-type="float" office:value="1" calcext:value-type="float">
            <text:p>1</text:p>
          </table:table-cell>
          <table:table-cell office:value-type="float" office:value="777931" calcext:value-type="float">
            <text:p>777931</text:p>
          </table:table-cell>
          <table:table-cell office:value-type="float" office:value="-10" calcext:value-type="float">
            <text:p>-10</text:p>
          </table:table-cell>
          <table:table-cell office:value-type="float" office:value="832695" calcext:value-type="float">
            <text:p>832695</text:p>
          </table:table-cell>
          <table:table-cell office:value-type="float" office:value="-3" calcext:value-type="float">
            <text:p>-3</text:p>
          </table:table-cell>
          <table:table-cell office:value-type="float" office:value="677900" calcext:value-type="float">
            <text:p>677900</text:p>
          </table:table-cell>
          <table:table-cell office:value-type="string" calcext:value-type="string">
            <text:p><text:s/></text:p>
          </table:table-cell>
          <table:table-cell table:formula="of:=[.A212]" office:value-type="float" office:value="266873" calcext:value-type="float">
            <text:p>266873</text:p>
          </table:table-cell>
          <table:table-cell table:formula="of:=CONCATENATE([.B212];&quot;.&quot;;[.C212])" office:value-type="string" office:string-value="1.777931" calcext:value-type="string">
            <text:p>1.777931</text:p>
          </table:table-cell>
          <table:table-cell table:formula="of:=CONCATENATE([.D212];&quot;.&quot;;[.E212])" office:value-type="string" office:string-value="-10.832695" calcext:value-type="string">
            <text:p>-10.832695</text:p>
          </table:table-cell>
          <table:table-cell table:formula="of:=CONCATENATE([.F212];&quot;.&quot;;[.G212])" office:value-type="string" office:string-value="-3.677900" calcext:value-type="string">
            <text:p>-3.677900</text:p>
          </table:table-cell>
        </table:table-row>
        <table:table-row table:style-name="ro1">
          <table:table-cell office:value-type="float" office:value="266953" calcext:value-type="float">
            <text:p>266953</text:p>
          </table:table-cell>
          <table:table-cell office:value-type="float" office:value="-2" calcext:value-type="float">
            <text:p>-2</text:p>
          </table:table-cell>
          <table:table-cell office:value-type="float" office:value="316335" calcext:value-type="float">
            <text:p>316335</text:p>
          </table:table-cell>
          <table:table-cell office:value-type="float" office:value="5" calcext:value-type="float">
            <text:p>5</text:p>
          </table:table-cell>
          <table:table-cell office:value-type="float" office:value="613762" calcext:value-type="float">
            <text:p>613762</text:p>
          </table:table-cell>
          <table:table-cell office:value-type="float" office:value="-1" calcext:value-type="float">
            <text:p>-1</text:p>
          </table:table-cell>
          <table:table-cell office:value-type="float" office:value="194061" calcext:value-type="float">
            <text:p>194061</text:p>
          </table:table-cell>
          <table:table-cell office:value-type="string" calcext:value-type="string">
            <text:p><text:s/></text:p>
          </table:table-cell>
          <table:table-cell table:formula="of:=[.A213]" office:value-type="float" office:value="266953" calcext:value-type="float">
            <text:p>266953</text:p>
          </table:table-cell>
          <table:table-cell table:formula="of:=CONCATENATE([.B213];&quot;.&quot;;[.C213])" office:value-type="string" office:string-value="-2.316335" calcext:value-type="string">
            <text:p>-2.316335</text:p>
          </table:table-cell>
          <table:table-cell table:formula="of:=CONCATENATE([.D213];&quot;.&quot;;[.E213])" office:value-type="string" office:string-value="5.613762" calcext:value-type="string">
            <text:p>5.613762</text:p>
          </table:table-cell>
          <table:table-cell table:formula="of:=CONCATENATE([.F213];&quot;.&quot;;[.G213])" office:value-type="string" office:string-value="-1.194061" calcext:value-type="string">
            <text:p>-1.194061</text:p>
          </table:table-cell>
        </table:table-row>
        <table:table-row table:style-name="ro1">
          <table:table-cell office:value-type="float" office:value="267033" calcext:value-type="float">
            <text:p>267033</text:p>
          </table:table-cell>
          <table:table-cell office:value-type="float" office:value="1" calcext:value-type="float">
            <text:p>1</text:p>
          </table:table-cell>
          <table:table-cell office:value-type="float" office:value="564962" calcext:value-type="float">
            <text:p>564962</text:p>
          </table:table-cell>
          <table:table-cell office:value-type="float" office:value="-0" calcext:value-type="float">
            <text:p>0</text:p>
          </table:table-cell>
          <table:table-cell office:value-type="float" office:value="471403" calcext:value-type="float">
            <text:p>471403</text:p>
          </table:table-cell>
          <table:table-cell office:value-type="float" office:value="-0" calcext:value-type="float">
            <text:p>0</text:p>
          </table:table-cell>
          <table:table-cell office:value-type="float" office:value="397223" calcext:value-type="float">
            <text:p>397223</text:p>
          </table:table-cell>
          <table:table-cell office:value-type="string" calcext:value-type="string">
            <text:p><text:s/></text:p>
          </table:table-cell>
          <table:table-cell table:formula="of:=[.A214]" office:value-type="float" office:value="267033" calcext:value-type="float">
            <text:p>267033</text:p>
          </table:table-cell>
          <table:table-cell table:formula="of:=CONCATENATE([.B214];&quot;.&quot;;[.C214])" office:value-type="string" office:string-value="1.564962" calcext:value-type="string">
            <text:p>1.564962</text:p>
          </table:table-cell>
          <table:table-cell table:formula="of:=CONCATENATE([.D214];&quot;.&quot;;[.E214])" office:value-type="string" office:string-value="0.471403" calcext:value-type="string">
            <text:p>0.471403</text:p>
          </table:table-cell>
          <table:table-cell table:formula="of:=CONCATENATE([.F214];&quot;.&quot;;[.G214])" office:value-type="string" office:string-value="0.397223" calcext:value-type="string">
            <text:p>0.397223</text:p>
          </table:table-cell>
        </table:table-row>
        <table:table-row table:style-name="ro1">
          <table:table-cell office:value-type="float" office:value="267112" calcext:value-type="float">
            <text:p>267112</text:p>
          </table:table-cell>
          <table:table-cell office:value-type="float" office:value="-0" calcext:value-type="float">
            <text:p>0</text:p>
          </table:table-cell>
          <table:table-cell office:value-type="float" office:value="222540" calcext:value-type="float">
            <text:p>222540</text:p>
          </table:table-cell>
          <table:table-cell office:value-type="float" office:value="-1" calcext:value-type="float">
            <text:p>-1</text:p>
          </table:table-cell>
          <table:table-cell office:value-type="float" office:value="356779" calcext:value-type="float">
            <text:p>356779</text:p>
          </table:table-cell>
          <table:table-cell office:value-type="float" office:value="-0" calcext:value-type="float">
            <text:p>0</text:p>
          </table:table-cell>
          <table:table-cell office:value-type="float" office:value="981092" calcext:value-type="float">
            <text:p>981092</text:p>
          </table:table-cell>
          <table:table-cell office:value-type="string" calcext:value-type="string">
            <text:p><text:s/></text:p>
          </table:table-cell>
          <table:table-cell table:formula="of:=[.A215]" office:value-type="float" office:value="267112" calcext:value-type="float">
            <text:p>267112</text:p>
          </table:table-cell>
          <table:table-cell table:formula="of:=CONCATENATE([.B215];&quot;.&quot;;[.C215])" office:value-type="string" office:string-value="0.222540" calcext:value-type="string">
            <text:p>0.222540</text:p>
          </table:table-cell>
          <table:table-cell table:formula="of:=CONCATENATE([.D215];&quot;.&quot;;[.E215])" office:value-type="string" office:string-value="-1.356779" calcext:value-type="string">
            <text:p>-1.356779</text:p>
          </table:table-cell>
          <table:table-cell table:formula="of:=CONCATENATE([.F215];&quot;.&quot;;[.G215])" office:value-type="string" office:string-value="0.981092" calcext:value-type="string">
            <text:p>0.981092</text:p>
          </table:table-cell>
        </table:table-row>
        <table:table-row table:style-name="ro1">
          <table:table-cell office:value-type="float" office:value="267192" calcext:value-type="float">
            <text:p>267192</text:p>
          </table:table-cell>
          <table:table-cell office:value-type="float" office:value="6" calcext:value-type="float">
            <text:p>6</text:p>
          </table:table-cell>
          <table:table-cell office:value-type="float" office:value="743215" calcext:value-type="float">
            <text:p>743215</text:p>
          </table:table-cell>
          <table:table-cell office:value-type="float" office:value="-70" calcext:value-type="float">
            <text:p>-70</text:p>
          </table:table-cell>
          <table:table-cell office:value-type="float" office:value="964081" calcext:value-type="float">
            <text:p>964081</text:p>
          </table:table-cell>
          <table:table-cell office:value-type="float" office:value="-4" calcext:value-type="float">
            <text:p>-4</text:p>
          </table:table-cell>
          <table:table-cell office:value-type="float" office:value="371843" calcext:value-type="float">
            <text:p>371843</text:p>
          </table:table-cell>
          <table:table-cell office:value-type="string" calcext:value-type="string">
            <text:p><text:s/></text:p>
          </table:table-cell>
          <table:table-cell table:formula="of:=[.A216]" office:value-type="float" office:value="267192" calcext:value-type="float">
            <text:p>267192</text:p>
          </table:table-cell>
          <table:table-cell table:formula="of:=CONCATENATE([.B216];&quot;.&quot;;[.C216])" office:value-type="string" office:string-value="6.743215" calcext:value-type="string">
            <text:p>6.743215</text:p>
          </table:table-cell>
          <table:table-cell table:formula="of:=CONCATENATE([.D216];&quot;.&quot;;[.E216])" office:value-type="string" office:string-value="-70.964081" calcext:value-type="string">
            <text:p>-70.964081</text:p>
          </table:table-cell>
          <table:table-cell table:formula="of:=CONCATENATE([.F216];&quot;.&quot;;[.G216])" office:value-type="string" office:string-value="-4.371843" calcext:value-type="string">
            <text:p>-4.371843</text:p>
          </table:table-cell>
        </table:table-row>
        <table:table-row table:style-name="ro1">
          <table:table-cell office:value-type="float" office:value="267272" calcext:value-type="float">
            <text:p>267272</text:p>
          </table:table-cell>
          <table:table-cell office:value-type="float" office:value="-4" calcext:value-type="float">
            <text:p>-4</text:p>
          </table:table-cell>
          <table:table-cell office:value-type="float" office:value="462774" calcext:value-type="float">
            <text:p>462774</text:p>
          </table:table-cell>
          <table:table-cell office:value-type="float" office:value="-5" calcext:value-type="float">
            <text:p>-5</text:p>
          </table:table-cell>
          <table:table-cell office:value-type="float" office:value="697514" calcext:value-type="float">
            <text:p>697514</text:p>
          </table:table-cell>
          <table:table-cell office:value-type="float" office:value="-1" calcext:value-type="float">
            <text:p>-1</text:p>
          </table:table-cell>
          <table:table-cell office:value-type="float" office:value="222776" calcext:value-type="float">
            <text:p>222776</text:p>
          </table:table-cell>
          <table:table-cell office:value-type="string" calcext:value-type="string">
            <text:p><text:s/></text:p>
          </table:table-cell>
          <table:table-cell table:formula="of:=[.A217]" office:value-type="float" office:value="267272" calcext:value-type="float">
            <text:p>267272</text:p>
          </table:table-cell>
          <table:table-cell table:formula="of:=CONCATENATE([.B217];&quot;.&quot;;[.C217])" office:value-type="string" office:string-value="-4.462774" calcext:value-type="string">
            <text:p>-4.462774</text:p>
          </table:table-cell>
          <table:table-cell table:formula="of:=CONCATENATE([.D217];&quot;.&quot;;[.E217])" office:value-type="string" office:string-value="-5.697514" calcext:value-type="string">
            <text:p>-5.697514</text:p>
          </table:table-cell>
          <table:table-cell table:formula="of:=CONCATENATE([.F217];&quot;.&quot;;[.G217])" office:value-type="string" office:string-value="-1.222776" calcext:value-type="string">
            <text:p>-1.222776</text:p>
          </table:table-cell>
        </table:table-row>
        <table:table-row table:style-name="ro1">
          <table:table-cell office:value-type="float" office:value="267351" calcext:value-type="float">
            <text:p>267351</text:p>
          </table:table-cell>
          <table:table-cell office:value-type="float" office:value="0" calcext:value-type="float">
            <text:p>0</text:p>
          </table:table-cell>
          <table:table-cell office:value-type="float" office:value="753766" calcext:value-type="float">
            <text:p>753766</text:p>
          </table:table-cell>
          <table:table-cell office:value-type="float" office:value="5" calcext:value-type="float">
            <text:p>5</text:p>
          </table:table-cell>
          <table:table-cell office:value-type="float" office:value="175860" calcext:value-type="float">
            <text:p>175860</text:p>
          </table:table-cell>
          <table:table-cell office:value-type="float" office:value="-0" calcext:value-type="float">
            <text:p>0</text:p>
          </table:table-cell>
          <table:table-cell office:value-type="float" office:value="112467" calcext:value-type="float">
            <text:p>112467</text:p>
          </table:table-cell>
          <table:table-cell office:value-type="string" calcext:value-type="string">
            <text:p><text:s/></text:p>
          </table:table-cell>
          <table:table-cell table:formula="of:=[.A218]" office:value-type="float" office:value="267351" calcext:value-type="float">
            <text:p>267351</text:p>
          </table:table-cell>
          <table:table-cell table:formula="of:=CONCATENATE([.B218];&quot;.&quot;;[.C218])" office:value-type="string" office:string-value="0.753766" calcext:value-type="string">
            <text:p>0.753766</text:p>
          </table:table-cell>
          <table:table-cell table:formula="of:=CONCATENATE([.D218];&quot;.&quot;;[.E218])" office:value-type="string" office:string-value="5.175860" calcext:value-type="string">
            <text:p>5.175860</text:p>
          </table:table-cell>
          <table:table-cell table:formula="of:=CONCATENATE([.F218];&quot;.&quot;;[.G218])" office:value-type="string" office:string-value="0.112467" calcext:value-type="string">
            <text:p>0.112467</text:p>
          </table:table-cell>
        </table:table-row>
        <table:table-row table:style-name="ro1">
          <table:table-cell office:value-type="float" office:value="267431" calcext:value-type="float">
            <text:p>267431</text:p>
          </table:table-cell>
          <table:table-cell office:value-type="float" office:value="-0" calcext:value-type="float">
            <text:p>0</text:p>
          </table:table-cell>
          <table:table-cell office:value-type="float" office:value="124431" calcext:value-type="float">
            <text:p>124431</text:p>
          </table:table-cell>
          <table:table-cell office:value-type="float" office:value="0" calcext:value-type="float">
            <text:p>0</text:p>
          </table:table-cell>
          <table:table-cell office:value-type="float" office:value="653264" calcext:value-type="float">
            <text:p>653264</text:p>
          </table:table-cell>
          <table:table-cell office:value-type="float" office:value="1" calcext:value-type="float">
            <text:p>1</text:p>
          </table:table-cell>
          <table:table-cell office:value-type="float" office:value="160560" calcext:value-type="float">
            <text:p>160560</text:p>
          </table:table-cell>
          <table:table-cell office:value-type="string" calcext:value-type="string">
            <text:p><text:s/></text:p>
          </table:table-cell>
          <table:table-cell table:formula="of:=[.A219]" office:value-type="float" office:value="267431" calcext:value-type="float">
            <text:p>267431</text:p>
          </table:table-cell>
          <table:table-cell table:formula="of:=CONCATENATE([.B219];&quot;.&quot;;[.C219])" office:value-type="string" office:string-value="0.124431" calcext:value-type="string">
            <text:p>0.124431</text:p>
          </table:table-cell>
          <table:table-cell table:formula="of:=CONCATENATE([.D219];&quot;.&quot;;[.E219])" office:value-type="string" office:string-value="0.653264" calcext:value-type="string">
            <text:p>0.653264</text:p>
          </table:table-cell>
          <table:table-cell table:formula="of:=CONCATENATE([.F219];&quot;.&quot;;[.G219])" office:value-type="string" office:string-value="1.160560" calcext:value-type="string">
            <text:p>1.160560</text:p>
          </table:table-cell>
        </table:table-row>
        <table:table-row table:style-name="ro1">
          <table:table-cell office:value-type="float" office:value="267510" calcext:value-type="float">
            <text:p>267510</text:p>
          </table:table-cell>
          <table:table-cell office:value-type="float" office:value="-0" calcext:value-type="float">
            <text:p>0</text:p>
          </table:table-cell>
          <table:table-cell office:value-type="float" office:value="287149" calcext:value-type="float">
            <text:p>287149</text:p>
          </table:table-cell>
          <table:table-cell office:value-type="float" office:value="-0" calcext:value-type="float">
            <text:p>0</text:p>
          </table:table-cell>
          <table:table-cell office:value-type="float" office:value="708301" calcext:value-type="float">
            <text:p>708301</text:p>
          </table:table-cell>
          <table:table-cell office:value-type="float" office:value="-2" calcext:value-type="float">
            <text:p>-2</text:p>
          </table:table-cell>
          <table:table-cell office:value-type="float" office:value="837989" calcext:value-type="float">
            <text:p>837989</text:p>
          </table:table-cell>
          <table:table-cell office:value-type="string" calcext:value-type="string">
            <text:p><text:s/></text:p>
          </table:table-cell>
          <table:table-cell table:formula="of:=[.A220]" office:value-type="float" office:value="267510" calcext:value-type="float">
            <text:p>267510</text:p>
          </table:table-cell>
          <table:table-cell table:formula="of:=CONCATENATE([.B220];&quot;.&quot;;[.C220])" office:value-type="string" office:string-value="0.287149" calcext:value-type="string">
            <text:p>0.287149</text:p>
          </table:table-cell>
          <table:table-cell table:formula="of:=CONCATENATE([.D220];&quot;.&quot;;[.E220])" office:value-type="string" office:string-value="0.708301" calcext:value-type="string">
            <text:p>0.708301</text:p>
          </table:table-cell>
          <table:table-cell table:formula="of:=CONCATENATE([.F220];&quot;.&quot;;[.G220])" office:value-type="string" office:string-value="-2.837989" calcext:value-type="string">
            <text:p>-2.837989</text:p>
          </table:table-cell>
        </table:table-row>
        <table:table-row table:style-name="ro1">
          <table:table-cell office:value-type="float" office:value="267590" calcext:value-type="float">
            <text:p>267590</text:p>
          </table:table-cell>
          <table:table-cell office:value-type="float" office:value="-1" calcext:value-type="float">
            <text:p>-1</text:p>
          </table:table-cell>
          <table:table-cell office:value-type="float" office:value="615213" calcext:value-type="float">
            <text:p>615213</text:p>
          </table:table-cell>
          <table:table-cell office:value-type="float" office:value="-77" calcext:value-type="float">
            <text:p>-77</text:p>
          </table:table-cell>
          <table:table-cell office:value-type="float" office:value="893944" calcext:value-type="float">
            <text:p>893944</text:p>
          </table:table-cell>
          <table:table-cell office:value-type="float" office:value="-14" calcext:value-type="float">
            <text:p>-14</text:p>
          </table:table-cell>
          <table:table-cell office:value-type="float" office:value="125337" calcext:value-type="float">
            <text:p>125337</text:p>
          </table:table-cell>
          <table:table-cell office:value-type="string" calcext:value-type="string">
            <text:p><text:s/></text:p>
          </table:table-cell>
          <table:table-cell table:formula="of:=[.A221]" office:value-type="float" office:value="267590" calcext:value-type="float">
            <text:p>267590</text:p>
          </table:table-cell>
          <table:table-cell table:formula="of:=CONCATENATE([.B221];&quot;.&quot;;[.C221])" office:value-type="string" office:string-value="-1.615213" calcext:value-type="string">
            <text:p>-1.615213</text:p>
          </table:table-cell>
          <table:table-cell table:formula="of:=CONCATENATE([.D221];&quot;.&quot;;[.E221])" office:value-type="string" office:string-value="-77.893944" calcext:value-type="string">
            <text:p>-77.893944</text:p>
          </table:table-cell>
          <table:table-cell table:formula="of:=CONCATENATE([.F221];&quot;.&quot;;[.G221])" office:value-type="string" office:string-value="-14.125337" calcext:value-type="string">
            <text:p>-14.125337</text:p>
          </table:table-cell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float" office:value="2" calcext:value-type="float">
            <text:p>2</text:p>
          </table:table-cell>
          <table:table-cell office:value-type="float" office:value="378551" calcext:value-type="float">
            <text:p>378551</text:p>
          </table:table-cell>
          <table:table-cell office:value-type="float" office:value="-7" calcext:value-type="float">
            <text:p>-7</text:p>
          </table:table-cell>
          <table:table-cell office:value-type="float" office:value="875061" calcext:value-type="float">
            <text:p>875061</text:p>
          </table:table-cell>
          <table:table-cell office:value-type="float" office:value="-2" calcext:value-type="float">
            <text:p>-2</text:p>
          </table:table-cell>
          <table:table-cell office:value-type="float" office:value="187118" calcext:value-type="float">
            <text:p>187118</text:p>
          </table:table-cell>
          <table:table-cell office:value-type="string" calcext:value-type="string">
            <text:p><text:s/></text:p>
          </table:table-cell>
          <table:table-cell table:formula="of:=[.A222]" office:value-type="float" office:value="267670" calcext:value-type="float">
            <text:p>267670</text:p>
          </table:table-cell>
          <table:table-cell table:formula="of:=CONCATENATE([.B222];&quot;.&quot;;[.C222])" office:value-type="string" office:string-value="2.378551" calcext:value-type="string">
            <text:p>2.378551</text:p>
          </table:table-cell>
          <table:table-cell table:formula="of:=CONCATENATE([.D222];&quot;.&quot;;[.E222])" office:value-type="string" office:string-value="-7.875061" calcext:value-type="string">
            <text:p>-7.875061</text:p>
          </table:table-cell>
          <table:table-cell table:formula="of:=CONCATENATE([.F222];&quot;.&quot;;[.G222])" office:value-type="string" office:string-value="-2.187118" calcext:value-type="string">
            <text:p>-2.187118</text:p>
          </table:table-cell>
        </table:table-row>
        <table:table-row table:style-name="ro1">
          <table:table-cell office:value-type="float" office:value="267750" calcext:value-type="float">
            <text:p>267750</text:p>
          </table:table-cell>
          <table:table-cell office:value-type="float" office:value="-2" calcext:value-type="float">
            <text:p>-2</text:p>
          </table:table-cell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office:value-type="float" office:value="874354" calcext:value-type="float">
            <text:p>874354</text:p>
          </table:table-cell>
          <table:table-cell office:value-type="float" office:value="-0" calcext:value-type="float">
            <text:p>0</text:p>
          </table:table-cell>
          <table:table-cell office:value-type="float" office:value="533619" calcext:value-type="float">
            <text:p>533619</text:p>
          </table:table-cell>
          <table:table-cell office:value-type="string" calcext:value-type="string">
            <text:p><text:s/></text:p>
          </table:table-cell>
          <table:table-cell table:formula="of:=[.A223]" office:value-type="float" office:value="267750" calcext:value-type="float">
            <text:p>267750</text:p>
          </table:table-cell>
          <table:table-cell table:formula="of:=CONCATENATE([.B223];&quot;.&quot;;[.C223])" office:value-type="string" office:string-value="-2.471" calcext:value-type="string">
            <text:p>-2.471</text:p>
          </table:table-cell>
          <table:table-cell table:formula="of:=CONCATENATE([.D223];&quot;.&quot;;[.E223])" office:value-type="string" office:string-value="4.874354" calcext:value-type="string">
            <text:p>4.874354</text:p>
          </table:table-cell>
          <table:table-cell table:formula="of:=CONCATENATE([.F223];&quot;.&quot;;[.G223])" office:value-type="string" office:string-value="0.533619" calcext:value-type="string">
            <text:p>0.533619</text:p>
          </table:table-cell>
        </table:table-row>
        <table:table-row table:style-name="ro1">
          <table:table-cell office:value-type="float" office:value="267830" calcext:value-type="float">
            <text:p>267830</text:p>
          </table:table-cell>
          <table:table-cell office:value-type="float" office:value="0" calcext:value-type="float">
            <text:p>0</text:p>
          </table:table-cell>
          <table:table-cell office:value-type="float" office:value="660443" calcext:value-type="float">
            <text:p>660443</text:p>
          </table:table-cell>
          <table:table-cell office:value-type="float" office:value="-0" calcext:value-type="float">
            <text:p>0</text:p>
          </table:table-cell>
          <table:table-cell office:value-type="float" office:value="392437" calcext:value-type="float">
            <text:p>392437</text:p>
          </table:table-cell>
          <table:table-cell office:value-type="float" office:value="-0" calcext:value-type="float">
            <text:p>0</text:p>
          </table:table-cell>
          <table:table-cell office:value-type="float" office:value="983485" calcext:value-type="float">
            <text:p>983485</text:p>
          </table:table-cell>
          <table:table-cell office:value-type="string" calcext:value-type="string">
            <text:p><text:s/></text:p>
          </table:table-cell>
          <table:table-cell table:formula="of:=[.A224]" office:value-type="float" office:value="267830" calcext:value-type="float">
            <text:p>267830</text:p>
          </table:table-cell>
          <table:table-cell table:formula="of:=CONCATENATE([.B224];&quot;.&quot;;[.C224])" office:value-type="string" office:string-value="0.660443" calcext:value-type="string">
            <text:p>0.660443</text:p>
          </table:table-cell>
          <table:table-cell table:formula="of:=CONCATENATE([.D224];&quot;.&quot;;[.E224])" office:value-type="string" office:string-value="0.392437" calcext:value-type="string">
            <text:p>0.392437</text:p>
          </table:table-cell>
          <table:table-cell table:formula="of:=CONCATENATE([.F224];&quot;.&quot;;[.G224])" office:value-type="string" office:string-value="0.983485" calcext:value-type="string">
            <text:p>0.983485</text:p>
          </table:table-cell>
        </table:table-row>
        <table:table-row table:style-name="ro1">
          <table:table-cell office:value-type="float" office:value="267909" calcext:value-type="float">
            <text:p>267909</text:p>
          </table:table-cell>
          <table:table-cell office:value-type="float" office:value="-0" calcext:value-type="float">
            <text:p>0</text:p>
          </table:table-cell>
          <table:table-cell office:value-type="float" office:value="117252" calcext:value-type="float">
            <text:p>117252</text:p>
          </table:table-cell>
          <table:table-cell office:value-type="float" office:value="-0" calcext:value-type="float">
            <text:p>0</text:p>
          </table:table-cell>
          <table:table-cell office:value-type="float" office:value="954770" calcext:value-type="float">
            <text:p>954770</text:p>
          </table:table-cell>
          <table:table-cell office:value-type="float" office:value="-0" calcext:value-type="float">
            <text:p>0</text:p>
          </table:table-cell>
          <table:table-cell office:value-type="float" office:value="772909" calcext:value-type="float">
            <text:p>772909</text:p>
          </table:table-cell>
          <table:table-cell office:value-type="string" calcext:value-type="string">
            <text:p><text:s/></text:p>
          </table:table-cell>
          <table:table-cell table:formula="of:=[.A225]" office:value-type="float" office:value="267909" calcext:value-type="float">
            <text:p>267909</text:p>
          </table:table-cell>
          <table:table-cell table:formula="of:=CONCATENATE([.B225];&quot;.&quot;;[.C225])" office:value-type="string" office:string-value="0.117252" calcext:value-type="string">
            <text:p>0.117252</text:p>
          </table:table-cell>
          <table:table-cell table:formula="of:=CONCATENATE([.D225];&quot;.&quot;;[.E225])" office:value-type="string" office:string-value="0.954770" calcext:value-type="string">
            <text:p>0.954770</text:p>
          </table:table-cell>
          <table:table-cell table:formula="of:=CONCATENATE([.F225];&quot;.&quot;;[.G225])" office:value-type="string" office:string-value="0.772909" calcext:value-type="string">
            <text:p>0.772909</text:p>
          </table:table-cell>
        </table:table-row>
        <table:table-row table:style-name="ro1">
          <table:table-cell office:value-type="float" office:value="267989" calcext:value-type="float">
            <text:p>267989</text:p>
          </table:table-cell>
          <table:table-cell office:value-type="float" office:value="7" calcext:value-type="float">
            <text:p>7</text:p>
          </table:table-cell>
          <table:table-cell office:value-type="float" office:value="63865" calcext:value-type="float">
            <text:p>63865</text:p>
          </table:table-cell>
          <table:table-cell office:value-type="float" office:value="-78" calcext:value-type="float">
            <text:p>-78</text:p>
          </table:table-cell>
          <table:table-cell office:value-type="float" office:value="401237" calcext:value-type="float">
            <text:p>401237</text:p>
          </table:table-cell>
          <table:table-cell office:value-type="float" office:value="-12" calcext:value-type="float">
            <text:p>-12</text:p>
          </table:table-cell>
          <table:table-cell office:value-type="float" office:value="668056" calcext:value-type="float">
            <text:p>668056</text:p>
          </table:table-cell>
          <table:table-cell office:value-type="string" calcext:value-type="string">
            <text:p><text:s/></text:p>
          </table:table-cell>
          <table:table-cell table:formula="of:=[.A226]" office:value-type="float" office:value="267989" calcext:value-type="float">
            <text:p>267989</text:p>
          </table:table-cell>
          <table:table-cell table:formula="of:=CONCATENATE([.B226];&quot;.&quot;;[.C226])" office:value-type="string" office:string-value="7.63865" calcext:value-type="string">
            <text:p>7.63865</text:p>
          </table:table-cell>
          <table:table-cell table:formula="of:=CONCATENATE([.D226];&quot;.&quot;;[.E226])" office:value-type="string" office:string-value="-78.401237" calcext:value-type="string">
            <text:p>-78.401237</text:p>
          </table:table-cell>
          <table:table-cell table:formula="of:=CONCATENATE([.F226];&quot;.&quot;;[.G226])" office:value-type="string" office:string-value="-12.668056" calcext:value-type="string">
            <text:p>-12.668056</text:p>
          </table:table-cell>
        </table:table-row>
        <table:table-row table:style-name="ro1">
          <table:table-cell office:value-type="float" office:value="268069" calcext:value-type="float">
            <text:p>268069</text:p>
          </table:table-cell>
          <table:table-cell office:value-type="float" office:value="-1" calcext:value-type="float">
            <text:p>-1</text:p>
          </table:table-cell>
          <table:table-cell office:value-type="float" office:value="818610" calcext:value-type="float">
            <text:p>818610</text:p>
          </table:table-cell>
          <table:table-cell office:value-type="float" office:value="-5" calcext:value-type="float">
            <text:p>-5</text:p>
          </table:table-cell>
          <table:table-cell office:value-type="float" office:value="53822" calcext:value-type="float">
            <text:p>53822</text:p>
          </table:table-cell>
          <table:table-cell office:value-type="float" office:value="-0" calcext:value-type="float">
            <text:p>0</text:p>
          </table:table-cell>
          <table:table-cell office:value-type="float" office:value="978699" calcext:value-type="float">
            <text:p>978699</text:p>
          </table:table-cell>
          <table:table-cell office:value-type="string" calcext:value-type="string">
            <text:p><text:s/></text:p>
          </table:table-cell>
          <table:table-cell table:formula="of:=[.A227]" office:value-type="float" office:value="268069" calcext:value-type="float">
            <text:p>268069</text:p>
          </table:table-cell>
          <table:table-cell table:formula="of:=CONCATENATE([.B227];&quot;.&quot;;[.C227])" office:value-type="string" office:string-value="-1.818610" calcext:value-type="string">
            <text:p>-1.818610</text:p>
          </table:table-cell>
          <table:table-cell table:formula="of:=CONCATENATE([.D227];&quot;.&quot;;[.E227])" office:value-type="string" office:string-value="-5.53822" calcext:value-type="string">
            <text:p>-5.53822</text:p>
          </table:table-cell>
          <table:table-cell table:formula="of:=CONCATENATE([.F227];&quot;.&quot;;[.G227])" office:value-type="string" office:string-value="0.978699" calcext:value-type="string">
            <text:p>0.978699</text:p>
          </table:table-cell>
        </table:table-row>
        <table:table-row table:style-name="ro1">
          <table:table-cell office:value-type="float" office:value="268148" calcext:value-type="float">
            <text:p>268148</text:p>
          </table:table-cell>
          <table:table-cell office:value-type="float" office:value="0" calcext:value-type="float">
            <text:p>0</text:p>
          </table:table-cell>
          <table:table-cell office:value-type="float" office:value="361329" calcext:value-type="float">
            <text:p>361329</text:p>
          </table:table-cell>
          <table:table-cell office:value-type="float" office:value="3" calcext:value-type="float">
            <text:p>3</text:p>
          </table:table-cell>
          <table:table-cell office:value-type="float" office:value="931548" calcext:value-type="float">
            <text:p>931548</text:p>
          </table:table-cell>
          <table:table-cell office:value-type="float" office:value="-0" calcext:value-type="float">
            <text:p>0</text:p>
          </table:table-cell>
          <table:table-cell office:value-type="float" office:value="167504" calcext:value-type="float">
            <text:p>167504</text:p>
          </table:table-cell>
          <table:table-cell office:value-type="string" calcext:value-type="string">
            <text:p><text:s/></text:p>
          </table:table-cell>
          <table:table-cell table:formula="of:=[.A228]" office:value-type="float" office:value="268148" calcext:value-type="float">
            <text:p>268148</text:p>
          </table:table-cell>
          <table:table-cell table:formula="of:=CONCATENATE([.B228];&quot;.&quot;;[.C228])" office:value-type="string" office:string-value="0.361329" calcext:value-type="string">
            <text:p>0.361329</text:p>
          </table:table-cell>
          <table:table-cell table:formula="of:=CONCATENATE([.D228];&quot;.&quot;;[.E228])" office:value-type="string" office:string-value="3.931548" calcext:value-type="string">
            <text:p>3.931548</text:p>
          </table:table-cell>
          <table:table-cell table:formula="of:=CONCATENATE([.F228];&quot;.&quot;;[.G228])" office:value-type="string" office:string-value="0.167504" calcext:value-type="string">
            <text:p>0.167504</text:p>
          </table:table-cell>
        </table:table-row>
        <table:table-row table:style-name="ro1">
          <table:table-cell office:value-type="float" office:value="268228" calcext:value-type="float">
            <text:p>268228</text:p>
          </table:table-cell>
          <table:table-cell office:value-type="float" office:value="-0" calcext:value-type="float">
            <text:p>0</text:p>
          </table:table-cell>
          <table:table-cell office:value-type="float" office:value="306292" calcext:value-type="float">
            <text:p>306292</text:p>
          </table:table-cell>
          <table:table-cell office:value-type="float" office:value="1" calcext:value-type="float">
            <text:p>1</text:p>
          </table:table-cell>
          <table:table-cell office:value-type="float" office:value="213204" calcext:value-type="float">
            <text:p>213204</text:p>
          </table:table-cell>
          <table:table-cell office:value-type="float" office:value="0" calcext:value-type="float">
            <text:p>0</text:p>
          </table:table-cell>
          <table:table-cell office:value-type="float" office:value="906912" calcext:value-type="float">
            <text:p>906912</text:p>
          </table:table-cell>
          <table:table-cell office:value-type="string" calcext:value-type="string">
            <text:p><text:s/></text:p>
          </table:table-cell>
          <table:table-cell table:formula="of:=[.A229]" office:value-type="float" office:value="268228" calcext:value-type="float">
            <text:p>268228</text:p>
          </table:table-cell>
          <table:table-cell table:formula="of:=CONCATENATE([.B229];&quot;.&quot;;[.C229])" office:value-type="string" office:string-value="0.306292" calcext:value-type="string">
            <text:p>0.306292</text:p>
          </table:table-cell>
          <table:table-cell table:formula="of:=CONCATENATE([.D229];&quot;.&quot;;[.E229])" office:value-type="string" office:string-value="1.213204" calcext:value-type="string">
            <text:p>1.213204</text:p>
          </table:table-cell>
          <table:table-cell table:formula="of:=CONCATENATE([.F229];&quot;.&quot;;[.G229])" office:value-type="string" office:string-value="0.906912" calcext:value-type="string">
            <text:p>0.906912</text:p>
          </table:table-cell>
        </table:table-row>
        <table:table-row table:style-name="ro1">
          <table:table-cell office:value-type="float" office:value="268307" calcext:value-type="float">
            <text:p>268307</text:p>
          </table:table-cell>
          <table:table-cell office:value-type="float" office:value="0" calcext:value-type="float">
            <text:p>0</text:p>
          </table:table-cell>
          <table:table-cell office:value-type="float" office:value="959556" calcext:value-type="float">
            <text:p>959556</text:p>
          </table:table-cell>
          <table:table-cell office:value-type="float" office:value="-0" calcext:value-type="float">
            <text:p>0</text:p>
          </table:table-cell>
          <table:table-cell office:value-type="float" office:value="775302" calcext:value-type="float">
            <text:p>775302</text:p>
          </table:table-cell>
          <table:table-cell office:value-type="float" office:value="-3" calcext:value-type="float">
            <text:p>-3</text:p>
          </table:table-cell>
          <table:table-cell office:value-type="float" office:value="161031" calcext:value-type="float">
            <text:p>161031</text:p>
          </table:table-cell>
          <table:table-cell office:value-type="string" calcext:value-type="string">
            <text:p><text:s/></text:p>
          </table:table-cell>
          <table:table-cell table:formula="of:=[.A230]" office:value-type="float" office:value="268307" calcext:value-type="float">
            <text:p>268307</text:p>
          </table:table-cell>
          <table:table-cell table:formula="of:=CONCATENATE([.B230];&quot;.&quot;;[.C230])" office:value-type="string" office:string-value="0.959556" calcext:value-type="string">
            <text:p>0.959556</text:p>
          </table:table-cell>
          <table:table-cell table:formula="of:=CONCATENATE([.D230];&quot;.&quot;;[.E230])" office:value-type="string" office:string-value="0.775302" calcext:value-type="string">
            <text:p>0.775302</text:p>
          </table:table-cell>
          <table:table-cell table:formula="of:=CONCATENATE([.F230];&quot;.&quot;;[.G230])" office:value-type="string" office:string-value="-3.161031" calcext:value-type="string">
            <text:p>-3.161031</text:p>
          </table:table-cell>
        </table:table-row>
        <table:table-row table:style-name="ro1">
          <table:table-cell office:value-type="float" office:value="268387" calcext:value-type="float">
            <text:p>268387</text:p>
          </table:table-cell>
          <table:table-cell office:value-type="float" office:value="-3" calcext:value-type="float">
            <text:p>-3</text:p>
          </table:table-cell>
          <table:table-cell office:value-type="float" office:value="591755" calcext:value-type="float">
            <text:p>591755</text:p>
          </table:table-cell>
          <table:table-cell office:value-type="float" office:value="-74" calcext:value-type="float">
            <text:p>-74</text:p>
          </table:table-cell>
          <table:table-cell office:value-type="float" office:value="330902" calcext:value-type="float">
            <text:p>330902</text:p>
          </table:table-cell>
          <table:table-cell office:value-type="float" office:value="-13" calcext:value-type="float">
            <text:p>-13</text:p>
          </table:table-cell>
          <table:table-cell office:value-type="float" office:value="606075" calcext:value-type="float">
            <text:p>606075</text:p>
          </table:table-cell>
          <table:table-cell office:value-type="string" calcext:value-type="string">
            <text:p><text:s/></text:p>
          </table:table-cell>
          <table:table-cell table:formula="of:=[.A231]" office:value-type="float" office:value="268387" calcext:value-type="float">
            <text:p>268387</text:p>
          </table:table-cell>
          <table:table-cell table:formula="of:=CONCATENATE([.B231];&quot;.&quot;;[.C231])" office:value-type="string" office:string-value="-3.591755" calcext:value-type="string">
            <text:p>-3.591755</text:p>
          </table:table-cell>
          <table:table-cell table:formula="of:=CONCATENATE([.D231];&quot;.&quot;;[.E231])" office:value-type="string" office:string-value="-74.330902" calcext:value-type="string">
            <text:p>-74.330902</text:p>
          </table:table-cell>
          <table:table-cell table:formula="of:=CONCATENATE([.F231];&quot;.&quot;;[.G231])" office:value-type="string" office:string-value="-13.606075" calcext:value-type="string">
            <text:p>-13.606075</text:p>
          </table:table-cell>
        </table:table-row>
        <table:table-row table:style-name="ro1">
          <table:table-cell office:value-type="float" office:value="268467" calcext:value-type="float">
            <text:p>268467</text:p>
          </table:table-cell>
          <table:table-cell office:value-type="float" office:value="1" calcext:value-type="float">
            <text:p>1</text:p>
          </table:table-cell>
          <table:table-cell office:value-type="float" office:value="562569" calcext:value-type="float">
            <text:p>562569</text:p>
          </table:table-cell>
          <table:table-cell office:value-type="float" office:value="-9" calcext:value-type="float">
            <text:p>-9</text:p>
          </table:table-cell>
          <table:table-cell office:value-type="float" office:value="217482" calcext:value-type="float">
            <text:p>217482</text:p>
          </table:table-cell>
          <table:table-cell office:value-type="float" office:value="-3" calcext:value-type="float">
            <text:p>-3</text:p>
          </table:table-cell>
          <table:table-cell office:value-type="float" office:value="773616" calcext:value-type="float">
            <text:p>773616</text:p>
          </table:table-cell>
          <table:table-cell office:value-type="string" calcext:value-type="string">
            <text:p><text:s/></text:p>
          </table:table-cell>
          <table:table-cell table:formula="of:=[.A232]" office:value-type="float" office:value="268467" calcext:value-type="float">
            <text:p>268467</text:p>
          </table:table-cell>
          <table:table-cell table:formula="of:=CONCATENATE([.B232];&quot;.&quot;;[.C232])" office:value-type="string" office:string-value="1.562569" calcext:value-type="string">
            <text:p>1.562569</text:p>
          </table:table-cell>
          <table:table-cell table:formula="of:=CONCATENATE([.D232];&quot;.&quot;;[.E232])" office:value-type="string" office:string-value="-9.217482" calcext:value-type="string">
            <text:p>-9.217482</text:p>
          </table:table-cell>
          <table:table-cell table:formula="of:=CONCATENATE([.F232];&quot;.&quot;;[.G232])" office:value-type="string" office:string-value="-3.773616" calcext:value-type="string">
            <text:p>-3.773616</text:p>
          </table:table-cell>
        </table:table-row>
        <table:table-row table:style-name="ro1">
          <table:table-cell office:value-type="float" office:value="268546" calcext:value-type="float">
            <text:p>268546</text:p>
          </table:table-cell>
          <table:table-cell office:value-type="float" office:value="-1" calcext:value-type="float">
            <text:p>-1</text:p>
          </table:table-cell>
          <table:table-cell office:value-type="float" office:value="337636" calcext:value-type="float">
            <text:p>337636</text:p>
          </table:table-cell>
          <table:table-cell office:value-type="float" office:value="5" calcext:value-type="float">
            <text:p>5</text:p>
          </table:table-cell>
          <table:table-cell office:value-type="float" office:value="415151" calcext:value-type="float">
            <text:p>415151</text:p>
          </table:table-cell>
          <table:table-cell office:value-type="float" office:value="-0" calcext:value-type="float">
            <text:p>0</text:p>
          </table:table-cell>
          <table:table-cell office:value-type="float" office:value="215362" calcext:value-type="float">
            <text:p>215362</text:p>
          </table:table-cell>
          <table:table-cell office:value-type="string" calcext:value-type="string">
            <text:p><text:s/></text:p>
          </table:table-cell>
          <table:table-cell table:formula="of:=[.A233]" office:value-type="float" office:value="268546" calcext:value-type="float">
            <text:p>268546</text:p>
          </table:table-cell>
          <table:table-cell table:formula="of:=CONCATENATE([.B233];&quot;.&quot;;[.C233])" office:value-type="string" office:string-value="-1.337636" calcext:value-type="string">
            <text:p>-1.337636</text:p>
          </table:table-cell>
          <table:table-cell table:formula="of:=CONCATENATE([.D233];&quot;.&quot;;[.E233])" office:value-type="string" office:string-value="5.415151" calcext:value-type="string">
            <text:p>5.415151</text:p>
          </table:table-cell>
          <table:table-cell table:formula="of:=CONCATENATE([.F233];&quot;.&quot;;[.G233])" office:value-type="string" office:string-value="0.215362" calcext:value-type="string">
            <text:p>0.215362</text:p>
          </table:table-cell>
        </table:table-row>
        <table:table-row table:style-name="ro1">
          <table:table-cell office:value-type="float" office:value="268626" calcext:value-type="float">
            <text:p>268626</text:p>
          </table:table-cell>
          <table:table-cell office:value-type="float" office:value="1" calcext:value-type="float">
            <text:p>1</text:p>
          </table:table-cell>
          <table:table-cell office:value-type="float" office:value="536247" calcext:value-type="float">
            <text:p>536247</text:p>
          </table:table-cell>
          <table:table-cell office:value-type="float" office:value="-1" calcext:value-type="float">
            <text:p>-1</text:p>
          </table:table-cell>
          <table:table-cell office:value-type="float" office:value="7414" calcext:value-type="float">
            <text:p>7414</text:p>
          </table:table-cell>
          <table:table-cell office:value-type="float" office:value="0" calcext:value-type="float">
            <text:p>0</text:p>
          </table:table-cell>
          <table:table-cell office:value-type="float" office:value="947592" calcext:value-type="float">
            <text:p>947592</text:p>
          </table:table-cell>
          <table:table-cell office:value-type="string" calcext:value-type="string">
            <text:p><text:s/></text:p>
          </table:table-cell>
          <table:table-cell table:formula="of:=[.A234]" office:value-type="float" office:value="268626" calcext:value-type="float">
            <text:p>268626</text:p>
          </table:table-cell>
          <table:table-cell table:formula="of:=CONCATENATE([.B234];&quot;.&quot;;[.C234])" office:value-type="string" office:string-value="1.536247" calcext:value-type="string">
            <text:p>1.536247</text:p>
          </table:table-cell>
          <table:table-cell table:formula="of:=CONCATENATE([.D234];&quot;.&quot;;[.E234])" office:value-type="string" office:string-value="-1.7414" calcext:value-type="string">
            <text:p>-1.7414</text:p>
          </table:table-cell>
          <table:table-cell table:formula="of:=CONCATENATE([.F234];&quot;.&quot;;[.G234])" office:value-type="string" office:string-value="0.947592" calcext:value-type="string">
            <text:p>0.947592</text:p>
          </table:table-cell>
        </table:table-row>
        <table:table-row table:style-name="ro1">
          <table:table-cell office:value-type="float" office:value="268706" calcext:value-type="float">
            <text:p>268706</text:p>
          </table:table-cell>
          <table:table-cell office:value-type="float" office:value="-1" calcext:value-type="float">
            <text:p>-1</text:p>
          </table:table-cell>
          <table:table-cell office:value-type="float" office:value="466853" calcext:value-type="float">
            <text:p>466853</text:p>
          </table:table-cell>
          <table:table-cell office:value-type="float" office:value="-2" calcext:value-type="float">
            <text:p>-2</text:p>
          </table:table-cell>
          <table:table-cell office:value-type="float" office:value="254119" calcext:value-type="float">
            <text:p>254119</text:p>
          </table:table-cell>
          <table:table-cell office:value-type="float" office:value="-1" calcext:value-type="float">
            <text:p>-1</text:p>
          </table:table-cell>
          <table:table-cell office:value-type="float" office:value="268241" calcext:value-type="float">
            <text:p>268241</text:p>
          </table:table-cell>
          <table:table-cell office:value-type="string" calcext:value-type="string">
            <text:p><text:s/></text:p>
          </table:table-cell>
          <table:table-cell table:formula="of:=[.A235]" office:value-type="float" office:value="268706" calcext:value-type="float">
            <text:p>268706</text:p>
          </table:table-cell>
          <table:table-cell table:formula="of:=CONCATENATE([.B235];&quot;.&quot;;[.C235])" office:value-type="string" office:string-value="-1.466853" calcext:value-type="string">
            <text:p>-1.466853</text:p>
          </table:table-cell>
          <table:table-cell table:formula="of:=CONCATENATE([.D235];&quot;.&quot;;[.E235])" office:value-type="string" office:string-value="-2.254119" calcext:value-type="string">
            <text:p>-2.254119</text:p>
          </table:table-cell>
          <table:table-cell table:formula="of:=CONCATENATE([.F235];&quot;.&quot;;[.G235])" office:value-type="string" office:string-value="-1.268241" calcext:value-type="string">
            <text:p>-1.268241</text:p>
          </table:table-cell>
        </table:table-row>
        <table:table-row table:style-name="ro1">
          <table:table-cell office:value-type="float" office:value="268786" calcext:value-type="float">
            <text:p>268786</text:p>
          </table:table-cell>
          <table:table-cell office:value-type="float" office:value="3" calcext:value-type="float">
            <text:p>3</text:p>
          </table:table-cell>
          <table:table-cell office:value-type="float" office:value="682686" calcext:value-type="float">
            <text:p>682686</text:p>
          </table:table-cell>
          <table:table-cell office:value-type="float" office:value="-54" calcext:value-type="float">
            <text:p>-54</text:p>
          </table:table-cell>
          <table:table-cell office:value-type="float" office:value="29472" calcext:value-type="float">
            <text:p>29472</text:p>
          </table:table-cell>
          <table:table-cell office:value-type="float" office:value="-9" calcext:value-type="float">
            <text:p>-9</text:p>
          </table:table-cell>
          <table:table-cell office:value-type="float" office:value="406522" calcext:value-type="float">
            <text:p>406522</text:p>
          </table:table-cell>
          <table:table-cell office:value-type="string" calcext:value-type="string">
            <text:p><text:s/></text:p>
          </table:table-cell>
          <table:table-cell table:formula="of:=[.A236]" office:value-type="float" office:value="268786" calcext:value-type="float">
            <text:p>268786</text:p>
          </table:table-cell>
          <table:table-cell table:formula="of:=CONCATENATE([.B236];&quot;.&quot;;[.C236])" office:value-type="string" office:string-value="3.682686" calcext:value-type="string">
            <text:p>3.682686</text:p>
          </table:table-cell>
          <table:table-cell table:formula="of:=CONCATENATE([.D236];&quot;.&quot;;[.E236])" office:value-type="string" office:string-value="-54.29472" calcext:value-type="string">
            <text:p>-54.29472</text:p>
          </table:table-cell>
          <table:table-cell table:formula="of:=CONCATENATE([.F236];&quot;.&quot;;[.G236])" office:value-type="string" office:string-value="-9.406522" calcext:value-type="string">
            <text:p>-9.406522</text:p>
          </table:table-cell>
        </table:table-row>
        <table:table-row table:style-name="ro1">
          <table:table-cell office:value-type="float" office:value="268866" calcext:value-type="float">
            <text:p>268866</text:p>
          </table:table-cell>
          <table:table-cell office:value-type="float" office:value="-2" calcext:value-type="float">
            <text:p>-2</text:p>
          </table:table-cell>
          <table:table-cell office:value-type="float" office:value="378551" calcext:value-type="float">
            <text:p>378551</text:p>
          </table:table-cell>
          <table:table-cell office:value-type="float" office:value="-1" calcext:value-type="float">
            <text:p>-1</text:p>
          </table:table-cell>
          <table:table-cell office:value-type="float" office:value="825789" calcext:value-type="float">
            <text:p>825789</text:p>
          </table:table-cell>
          <table:table-cell office:value-type="float" office:value="-1" calcext:value-type="float">
            <text:p>-1</text:p>
          </table:table-cell>
          <table:table-cell office:value-type="float" office:value="572141" calcext:value-type="float">
            <text:p>572141</text:p>
          </table:table-cell>
          <table:table-cell office:value-type="string" calcext:value-type="string">
            <text:p><text:s/></text:p>
          </table:table-cell>
          <table:table-cell table:formula="of:=[.A237]" office:value-type="float" office:value="268866" calcext:value-type="float">
            <text:p>268866</text:p>
          </table:table-cell>
          <table:table-cell table:formula="of:=CONCATENATE([.B237];&quot;.&quot;;[.C237])" office:value-type="string" office:string-value="-2.378551" calcext:value-type="string">
            <text:p>-2.378551</text:p>
          </table:table-cell>
          <table:table-cell table:formula="of:=CONCATENATE([.D237];&quot;.&quot;;[.E237])" office:value-type="string" office:string-value="-1.825789" calcext:value-type="string">
            <text:p>-1.825789</text:p>
          </table:table-cell>
          <table:table-cell table:formula="of:=CONCATENATE([.F237];&quot;.&quot;;[.G237])" office:value-type="string" office:string-value="-1.572141" calcext:value-type="string">
            <text:p>-1.572141</text:p>
          </table:table-cell>
        </table:table-row>
        <table:table-row table:style-name="ro1">
          <table:table-cell office:value-type="float" office:value="268945" calcext:value-type="float">
            <text:p>268945</text:p>
          </table:table-cell>
          <table:table-cell office:value-type="float" office:value="-0" calcext:value-type="float">
            <text:p>0</text:p>
          </table:table-cell>
          <table:table-cell office:value-type="float" office:value="586262" calcext:value-type="float">
            <text:p>586262</text:p>
          </table:table-cell>
          <table:table-cell office:value-type="float" office:value="3" calcext:value-type="float">
            <text:p>3</text:p>
          </table:table-cell>
          <table:table-cell office:value-type="float" office:value="486467" calcext:value-type="float">
            <text:p>486467</text:p>
          </table:table-cell>
          <table:table-cell office:value-type="float" office:value="0" calcext:value-type="float">
            <text:p>0</text:p>
          </table:table-cell>
          <table:table-cell office:value-type="float" office:value="540797" calcext:value-type="float">
            <text:p>540797</text:p>
          </table:table-cell>
          <table:table-cell office:value-type="string" calcext:value-type="string">
            <text:p><text:s/></text:p>
          </table:table-cell>
          <table:table-cell table:formula="of:=[.A238]" office:value-type="float" office:value="268945" calcext:value-type="float">
            <text:p>268945</text:p>
          </table:table-cell>
          <table:table-cell table:formula="of:=CONCATENATE([.B238];&quot;.&quot;;[.C238])" office:value-type="string" office:string-value="0.586262" calcext:value-type="string">
            <text:p>0.586262</text:p>
          </table:table-cell>
          <table:table-cell table:formula="of:=CONCATENATE([.D238];&quot;.&quot;;[.E238])" office:value-type="string" office:string-value="3.486467" calcext:value-type="string">
            <text:p>3.486467</text:p>
          </table:table-cell>
          <table:table-cell table:formula="of:=CONCATENATE([.F238];&quot;.&quot;;[.G238])" office:value-type="string" office:string-value="0.540797" calcext:value-type="string">
            <text:p>0.540797</text:p>
          </table:table-cell>
        </table:table-row>
        <table:table-row table:style-name="ro1">
          <table:table-cell office:value-type="float" office:value="269025" calcext:value-type="float">
            <text:p>269025</text:p>
          </table:table-cell>
          <table:table-cell office:value-type="float" office:value="1" calcext:value-type="float">
            <text:p>1</text:p>
          </table:table-cell>
          <table:table-cell office:value-type="float" office:value="162953" calcext:value-type="float">
            <text:p>162953</text:p>
          </table:table-cell>
          <table:table-cell office:value-type="float" office:value="1" calcext:value-type="float">
            <text:p>1</text:p>
          </table:table-cell>
          <table:table-cell office:value-type="float" office:value="196454" calcext:value-type="float">
            <text:p>196454</text:p>
          </table:table-cell>
          <table:table-cell office:value-type="float" office:value="0" calcext:value-type="float">
            <text:p>0</text:p>
          </table:table-cell>
          <table:table-cell office:value-type="float" office:value="454653" calcext:value-type="float">
            <text:p>454653</text:p>
          </table:table-cell>
          <table:table-cell office:value-type="string" calcext:value-type="string">
            <text:p><text:s/></text:p>
          </table:table-cell>
          <table:table-cell table:formula="of:=[.A239]" office:value-type="float" office:value="269025" calcext:value-type="float">
            <text:p>269025</text:p>
          </table:table-cell>
          <table:table-cell table:formula="of:=CONCATENATE([.B239];&quot;.&quot;;[.C239])" office:value-type="string" office:string-value="1.162953" calcext:value-type="string">
            <text:p>1.162953</text:p>
          </table:table-cell>
          <table:table-cell table:formula="of:=CONCATENATE([.D239];&quot;.&quot;;[.E239])" office:value-type="string" office:string-value="1.196454" calcext:value-type="string">
            <text:p>1.196454</text:p>
          </table:table-cell>
          <table:table-cell table:formula="of:=CONCATENATE([.F239];&quot;.&quot;;[.G239])" office:value-type="string" office:string-value="0.454653" calcext:value-type="string">
            <text:p>0.454653</text:p>
          </table:table-cell>
        </table:table-row>
        <table:table-row table:style-name="ro1">
          <table:table-cell office:value-type="float" office:value="269104" calcext:value-type="float">
            <text:p>269104</text:p>
          </table:table-cell>
          <table:table-cell office:value-type="float" office:value="0" calcext:value-type="float">
            <text:p>0</text:p>
          </table:table-cell>
          <table:table-cell office:value-type="float" office:value="368508" calcext:value-type="float">
            <text:p>368508</text:p>
          </table:table-cell>
          <table:table-cell office:value-type="float" office:value="-0" calcext:value-type="float">
            <text:p>0</text:p>
          </table:table-cell>
          <table:table-cell office:value-type="float" office:value="483367" calcext:value-type="float">
            <text:p>483367</text:p>
          </table:table-cell>
          <table:table-cell office:value-type="float" office:value="-2" calcext:value-type="float">
            <text:p>-2</text:p>
          </table:table-cell>
          <table:table-cell office:value-type="float" office:value="790131" calcext:value-type="float">
            <text:p>790131</text:p>
          </table:table-cell>
          <table:table-cell office:value-type="string" calcext:value-type="string">
            <text:p><text:s/></text:p>
          </table:table-cell>
          <table:table-cell table:formula="of:=[.A240]" office:value-type="float" office:value="269104" calcext:value-type="float">
            <text:p>269104</text:p>
          </table:table-cell>
          <table:table-cell table:formula="of:=CONCATENATE([.B240];&quot;.&quot;;[.C240])" office:value-type="string" office:string-value="0.368508" calcext:value-type="string">
            <text:p>0.368508</text:p>
          </table:table-cell>
          <table:table-cell table:formula="of:=CONCATENATE([.D240];&quot;.&quot;;[.E240])" office:value-type="string" office:string-value="0.483367" calcext:value-type="string">
            <text:p>0.483367</text:p>
          </table:table-cell>
          <table:table-cell table:formula="of:=CONCATENATE([.F240];&quot;.&quot;;[.G240])" office:value-type="string" office:string-value="-2.790131" calcext:value-type="string">
            <text:p>-2.790131</text:p>
          </table:table-cell>
        </table:table-row>
        <table:table-row table:style-name="ro1">
          <table:table-cell office:value-type="float" office:value="269184" calcext:value-type="float">
            <text:p>269184</text:p>
          </table:table-cell>
          <table:table-cell office:value-type="float" office:value="0" calcext:value-type="float">
            <text:p>0</text:p>
          </table:table-cell>
          <table:table-cell office:value-type="float" office:value="593441" calcext:value-type="float">
            <text:p>593441</text:p>
          </table:table-cell>
          <table:table-cell office:value-type="float" office:value="-47" calcext:value-type="float">
            <text:p>-47</text:p>
          </table:table-cell>
          <table:table-cell office:value-type="float" office:value="925163" calcext:value-type="float">
            <text:p>925163</text:p>
          </table:table-cell>
          <table:table-cell office:value-type="float" office:value="-12" calcext:value-type="float">
            <text:p>-12</text:p>
          </table:table-cell>
          <table:table-cell office:value-type="float" office:value="148794" calcext:value-type="float">
            <text:p>148794</text:p>
          </table:table-cell>
          <table:table-cell office:value-type="string" calcext:value-type="string">
            <text:p><text:s/></text:p>
          </table:table-cell>
          <table:table-cell table:formula="of:=[.A241]" office:value-type="float" office:value="269184" calcext:value-type="float">
            <text:p>269184</text:p>
          </table:table-cell>
          <table:table-cell table:formula="of:=CONCATENATE([.B241];&quot;.&quot;;[.C241])" office:value-type="string" office:string-value="0.593441" calcext:value-type="string">
            <text:p>0.593441</text:p>
          </table:table-cell>
          <table:table-cell table:formula="of:=CONCATENATE([.D241];&quot;.&quot;;[.E241])" office:value-type="string" office:string-value="-47.925163" calcext:value-type="string">
            <text:p>-47.925163</text:p>
          </table:table-cell>
          <table:table-cell table:formula="of:=CONCATENATE([.F241];&quot;.&quot;;[.G241])" office:value-type="string" office:string-value="-12.148794" calcext:value-type="string">
            <text:p>-12.148794</text:p>
          </table:table-cell>
        </table:table-row>
        <table:table-row table:style-name="ro1">
          <table:table-cell office:value-type="float" office:value="269264" calcext:value-type="float">
            <text:p>269264</text:p>
          </table:table-cell>
          <table:table-cell office:value-type="float" office:value="2" calcext:value-type="float">
            <text:p>2</text:p>
          </table:table-cell>
          <table:table-cell office:value-type="float" office:value="57901" calcext:value-type="float">
            <text:p>57901</text:p>
          </table:table-cell>
          <table:table-cell office:value-type="float" office:value="-3" calcext:value-type="float">
            <text:p>-3</text:p>
          </table:table-cell>
          <table:table-cell office:value-type="float" office:value="156246" calcext:value-type="float">
            <text:p>156246</text:p>
          </table:table-cell>
          <table:table-cell office:value-type="float" office:value="-1" calcext:value-type="float">
            <text:p>-1</text:p>
          </table:table-cell>
          <table:table-cell office:value-type="float" office:value="62451" calcext:value-type="float">
            <text:p>62451</text:p>
          </table:table-cell>
          <table:table-cell office:value-type="string" calcext:value-type="string">
            <text:p><text:s/></text:p>
          </table:table-cell>
          <table:table-cell table:formula="of:=[.A242]" office:value-type="float" office:value="269264" calcext:value-type="float">
            <text:p>269264</text:p>
          </table:table-cell>
          <table:table-cell table:formula="of:=CONCATENATE([.B242];&quot;.&quot;;[.C242])" office:value-type="string" office:string-value="2.57901" calcext:value-type="string">
            <text:p>2.57901</text:p>
          </table:table-cell>
          <table:table-cell table:formula="of:=CONCATENATE([.D242];&quot;.&quot;;[.E242])" office:value-type="string" office:string-value="-3.156246" calcext:value-type="string">
            <text:p>-3.156246</text:p>
          </table:table-cell>
          <table:table-cell table:formula="of:=CONCATENATE([.F242];&quot;.&quot;;[.G242])" office:value-type="string" office:string-value="-1.62451" calcext:value-type="string">
            <text:p>-1.62451</text:p>
          </table:table-cell>
        </table:table-row>
        <table:table-row table:style-name="ro1">
          <table:table-cell office:value-type="float" office:value="269343" calcext:value-type="float">
            <text:p>269343</text:p>
          </table:table-cell>
          <table:table-cell office:value-type="float" office:value="-1" calcext:value-type="float">
            <text:p>-1</text:p>
          </table:table-cell>
          <table:table-cell office:value-type="float" office:value="12200" calcext:value-type="float">
            <text:p>12200</text:p>
          </table:table-cell>
          <table:table-cell office:value-type="float" office:value="1" calcext:value-type="float">
            <text:p>1</text:p>
          </table:table-cell>
          <table:table-cell office:value-type="float" office:value="890397" calcext:value-type="float">
            <text:p>890397</text:p>
          </table:table-cell>
          <table:table-cell office:value-type="float" office:value="1" calcext:value-type="float">
            <text:p>1</text:p>
          </table:table-cell>
          <table:table-cell office:value-type="float" office:value="217990" calcext:value-type="float">
            <text:p>217990</text:p>
          </table:table-cell>
          <table:table-cell office:value-type="string" calcext:value-type="string">
            <text:p><text:s/></text:p>
          </table:table-cell>
          <table:table-cell table:formula="of:=[.A243]" office:value-type="float" office:value="269343" calcext:value-type="float">
            <text:p>269343</text:p>
          </table:table-cell>
          <table:table-cell table:formula="of:=CONCATENATE([.B243];&quot;.&quot;;[.C243])" office:value-type="string" office:string-value="-1.12200" calcext:value-type="string">
            <text:p>-1.12200</text:p>
          </table:table-cell>
          <table:table-cell table:formula="of:=CONCATENATE([.D243];&quot;.&quot;;[.E243])" office:value-type="string" office:string-value="1.890397" calcext:value-type="string">
            <text:p>1.890397</text:p>
          </table:table-cell>
          <table:table-cell table:formula="of:=CONCATENATE([.F243];&quot;.&quot;;[.G243])" office:value-type="string" office:string-value="1.217990" calcext:value-type="string">
            <text:p>1.217990</text:p>
          </table:table-cell>
        </table:table-row>
        <table:table-row table:style-name="ro1">
          <table:table-cell office:value-type="float" office:value="269423" calcext:value-type="float">
            <text:p>269423</text:p>
          </table:table-cell>
          <table:table-cell office:value-type="float" office:value="-0" calcext:value-type="float">
            <text:p>0</text:p>
          </table:table-cell>
          <table:table-cell office:value-type="float" office:value="603013" calcext:value-type="float">
            <text:p>603013</text:p>
          </table:table-cell>
          <table:table-cell office:value-type="float" office:value="-0" calcext:value-type="float">
            <text:p>0</text:p>
          </table:table-cell>
          <table:table-cell office:value-type="float" office:value="461831" calcext:value-type="float">
            <text:p>461831</text:p>
          </table:table-cell>
          <table:table-cell office:value-type="float" office:value="-1" calcext:value-type="float">
            <text:p>-1</text:p>
          </table:table-cell>
          <table:table-cell office:value-type="float" office:value="995685" calcext:value-type="float">
            <text:p>995685</text:p>
          </table:table-cell>
          <table:table-cell office:value-type="string" calcext:value-type="string">
            <text:p><text:s/></text:p>
          </table:table-cell>
          <table:table-cell table:formula="of:=[.A244]" office:value-type="float" office:value="269423" calcext:value-type="float">
            <text:p>269423</text:p>
          </table:table-cell>
          <table:table-cell table:formula="of:=CONCATENATE([.B244];&quot;.&quot;;[.C244])" office:value-type="string" office:string-value="0.603013" calcext:value-type="string">
            <text:p>0.603013</text:p>
          </table:table-cell>
          <table:table-cell table:formula="of:=CONCATENATE([.D244];&quot;.&quot;;[.E244])" office:value-type="string" office:string-value="0.461831" calcext:value-type="string">
            <text:p>0.461831</text:p>
          </table:table-cell>
          <table:table-cell table:formula="of:=CONCATENATE([.F244];&quot;.&quot;;[.G244])" office:value-type="string" office:string-value="-1.995685" calcext:value-type="string">
            <text:p>-1.995685</text:p>
          </table:table-cell>
        </table:table-row>
        <table:table-row table:style-name="ro1">
          <table:table-cell office:value-type="float" office:value="269502" calcext:value-type="float">
            <text:p>269502</text:p>
          </table:table-cell>
          <table:table-cell office:value-type="float" office:value="0" calcext:value-type="float">
            <text:p>0</text:p>
          </table:table-cell>
          <table:table-cell office:value-type="float" office:value="330221" calcext:value-type="float">
            <text:p>330221</text:p>
          </table:table-cell>
          <table:table-cell office:value-type="float" office:value="0" calcext:value-type="float">
            <text:p>0</text:p>
          </table:table-cell>
          <table:table-cell office:value-type="float" office:value="241684" calcext:value-type="float">
            <text:p>241684</text:p>
          </table:table-cell>
          <table:table-cell office:value-type="float" office:value="-0" calcext:value-type="float">
            <text:p>0</text:p>
          </table:table-cell>
          <table:table-cell office:value-type="float" office:value="882983" calcext:value-type="float">
            <text:p>882983</text:p>
          </table:table-cell>
          <table:table-cell office:value-type="string" calcext:value-type="string">
            <text:p><text:s/></text:p>
          </table:table-cell>
          <table:table-cell table:formula="of:=[.A245]" office:value-type="float" office:value="269502" calcext:value-type="float">
            <text:p>269502</text:p>
          </table:table-cell>
          <table:table-cell table:formula="of:=CONCATENATE([.B245];&quot;.&quot;;[.C245])" office:value-type="string" office:string-value="0.330221" calcext:value-type="string">
            <text:p>0.330221</text:p>
          </table:table-cell>
          <table:table-cell table:formula="of:=CONCATENATE([.D245];&quot;.&quot;;[.E245])" office:value-type="string" office:string-value="0.241684" calcext:value-type="string">
            <text:p>0.241684</text:p>
          </table:table-cell>
          <table:table-cell table:formula="of:=CONCATENATE([.F245];&quot;.&quot;;[.G245])" office:value-type="string" office:string-value="0.882983" calcext:value-type="string">
            <text:p>0.882983</text:p>
          </table:table-cell>
        </table:table-row>
        <table:table-row table:style-name="ro1">
          <table:table-cell office:value-type="float" office:value="269582" calcext:value-type="float">
            <text:p>269582</text:p>
          </table:table-cell>
          <table:table-cell office:value-type="float" office:value="6" calcext:value-type="float">
            <text:p>6</text:p>
          </table:table-cell>
          <table:table-cell office:value-type="float" office:value="439316" calcext:value-type="float">
            <text:p>439316</text:p>
          </table:table-cell>
          <table:table-cell office:value-type="float" office:value="-75" calcext:value-type="float">
            <text:p>-75</text:p>
          </table:table-cell>
          <table:table-cell office:value-type="float" office:value="539322" calcext:value-type="float">
            <text:p>539322</text:p>
          </table:table-cell>
          <table:table-cell office:value-type="float" office:value="-14" calcext:value-type="float">
            <text:p>-14</text:p>
          </table:table-cell>
          <table:table-cell office:value-type="float" office:value="166016" calcext:value-type="float">
            <text:p>166016</text:p>
          </table:table-cell>
          <table:table-cell office:value-type="string" calcext:value-type="string">
            <text:p><text:s/></text:p>
          </table:table-cell>
          <table:table-cell table:formula="of:=[.A246]" office:value-type="float" office:value="269582" calcext:value-type="float">
            <text:p>269582</text:p>
          </table:table-cell>
          <table:table-cell table:formula="of:=CONCATENATE([.B246];&quot;.&quot;;[.C246])" office:value-type="string" office:string-value="6.439316" calcext:value-type="string">
            <text:p>6.439316</text:p>
          </table:table-cell>
          <table:table-cell table:formula="of:=CONCATENATE([.D246];&quot;.&quot;;[.E246])" office:value-type="string" office:string-value="-75.539322" calcext:value-type="string">
            <text:p>-75.539322</text:p>
          </table:table-cell>
          <table:table-cell table:formula="of:=CONCATENATE([.F246];&quot;.&quot;;[.G246])" office:value-type="string" office:string-value="-14.166016" calcext:value-type="string">
            <text:p>-14.166016</text:p>
          </table:table-cell>
        </table:table-row>
        <table:table-row table:style-name="ro1">
          <table:table-cell office:value-type="float" office:value="269662" calcext:value-type="float">
            <text:p>269662</text:p>
          </table:table-cell>
          <table:table-cell office:value-type="float" office:value="-0" calcext:value-type="float">
            <text:p>0</text:p>
          </table:table-cell>
          <table:table-cell office:value-type="float" office:value="478582" calcext:value-type="float">
            <text:p>478582</text:p>
          </table:table-cell>
          <table:table-cell office:value-type="float" office:value="-2" calcext:value-type="float">
            <text:p>-2</text:p>
          </table:table-cell>
          <table:table-cell office:value-type="float" office:value="993528" calcext:value-type="float">
            <text:p>993528</text:p>
          </table:table-cell>
          <table:table-cell office:value-type="float" office:value="-1" calcext:value-type="float">
            <text:p>-1</text:p>
          </table:table-cell>
          <table:table-cell office:value-type="float" office:value="232348" calcext:value-type="float">
            <text:p>232348</text:p>
          </table:table-cell>
          <table:table-cell office:value-type="string" calcext:value-type="string">
            <text:p><text:s/></text:p>
          </table:table-cell>
          <table:table-cell table:formula="of:=[.A247]" office:value-type="float" office:value="269662" calcext:value-type="float">
            <text:p>269662</text:p>
          </table:table-cell>
          <table:table-cell table:formula="of:=CONCATENATE([.B247];&quot;.&quot;;[.C247])" office:value-type="string" office:string-value="0.478582" calcext:value-type="string">
            <text:p>0.478582</text:p>
          </table:table-cell>
          <table:table-cell table:formula="of:=CONCATENATE([.D247];&quot;.&quot;;[.E247])" office:value-type="string" office:string-value="-2.993528" calcext:value-type="string">
            <text:p>-2.993528</text:p>
          </table:table-cell>
          <table:table-cell table:formula="of:=CONCATENATE([.F247];&quot;.&quot;;[.G247])" office:value-type="string" office:string-value="-1.232348" calcext:value-type="string">
            <text:p>-1.232348</text:p>
          </table:table-cell>
        </table:table-row>
        <table:table-row table:style-name="ro1">
          <table:table-cell office:value-type="float" office:value="269742" calcext:value-type="float">
            <text:p>269742</text:p>
          </table:table-cell>
          <table:table-cell office:value-type="float" office:value="-2" calcext:value-type="float">
            <text:p>-2</text:p>
          </table:table-cell>
          <table:table-cell office:value-type="float" office:value="79437" calcext:value-type="float">
            <text:p>79437</text:p>
          </table:table-cell>
          <table:table-cell office:value-type="float" office:value="4" calcext:value-type="float">
            <text:p>4</text:p>
          </table:table-cell>
          <table:table-cell office:value-type="float" office:value="900676" calcext:value-type="float">
            <text:p>900676</text:p>
          </table:table-cell>
          <table:table-cell office:value-type="float" office:value="-0" calcext:value-type="float">
            <text:p>0</text:p>
          </table:table-cell>
          <table:table-cell office:value-type="float" office:value="938020" calcext:value-type="float">
            <text:p>938020</text:p>
          </table:table-cell>
          <table:table-cell office:value-type="string" calcext:value-type="string">
            <text:p><text:s/></text:p>
          </table:table-cell>
          <table:table-cell table:formula="of:=[.A248]" office:value-type="float" office:value="269742" calcext:value-type="float">
            <text:p>269742</text:p>
          </table:table-cell>
          <table:table-cell table:formula="of:=CONCATENATE([.B248];&quot;.&quot;;[.C248])" office:value-type="string" office:string-value="-2.79437" calcext:value-type="string">
            <text:p>-2.79437</text:p>
          </table:table-cell>
          <table:table-cell table:formula="of:=CONCATENATE([.D248];&quot;.&quot;;[.E248])" office:value-type="string" office:string-value="4.900676" calcext:value-type="string">
            <text:p>4.900676</text:p>
          </table:table-cell>
          <table:table-cell table:formula="of:=CONCATENATE([.F248];&quot;.&quot;;[.G248])" office:value-type="string" office:string-value="0.938020" calcext:value-type="string">
            <text:p>0.938020</text:p>
          </table:table-cell>
        </table:table-row>
        <table:table-row table:style-name="ro1">
          <table:table-cell office:value-type="float" office:value="269822" calcext:value-type="float">
            <text:p>269822</text:p>
          </table:table-cell>
          <table:table-cell office:value-type="float" office:value="1" calcext:value-type="float">
            <text:p>1</text:p>
          </table:table-cell>
          <table:table-cell office:value-type="float" office:value="785109" calcext:value-type="float">
            <text:p>785109</text:p>
          </table:table-cell>
          <table:table-cell office:value-type="float" office:value="-0" calcext:value-type="float">
            <text:p>0</text:p>
          </table:table-cell>
          <table:table-cell office:value-type="float" office:value="459438" calcext:value-type="float">
            <text:p>459438</text:p>
          </table:table-cell>
          <table:table-cell office:value-type="float" office:value="2" calcext:value-type="float">
            <text:p>2</text:p>
          </table:table-cell>
          <table:table-cell office:value-type="float" office:value="191904" calcext:value-type="float">
            <text:p>191904</text:p>
          </table:table-cell>
          <table:table-cell office:value-type="string" calcext:value-type="string">
            <text:p><text:s/></text:p>
          </table:table-cell>
          <table:table-cell table:formula="of:=[.A249]" office:value-type="float" office:value="269822" calcext:value-type="float">
            <text:p>269822</text:p>
          </table:table-cell>
          <table:table-cell table:formula="of:=CONCATENATE([.B249];&quot;.&quot;;[.C249])" office:value-type="string" office:string-value="1.785109" calcext:value-type="string">
            <text:p>1.785109</text:p>
          </table:table-cell>
          <table:table-cell table:formula="of:=CONCATENATE([.D249];&quot;.&quot;;[.E249])" office:value-type="string" office:string-value="0.459438" calcext:value-type="string">
            <text:p>0.459438</text:p>
          </table:table-cell>
          <table:table-cell table:formula="of:=CONCATENATE([.F249];&quot;.&quot;;[.G249])" office:value-type="string" office:string-value="2.191904" calcext:value-type="string">
            <text:p>2.191904</text:p>
          </table:table-cell>
        </table:table-row>
        <table:table-row table:style-name="ro1">
          <table:table-cell office:value-type="float" office:value="269901" calcext:value-type="float">
            <text:p>269901</text:p>
          </table:table-cell>
          <table:table-cell office:value-type="float" office:value="0" calcext:value-type="float">
            <text:p>0</text:p>
          </table:table-cell>
          <table:table-cell office:value-type="float" office:value="610192" calcext:value-type="float">
            <text:p>610192</text:p>
          </table:table-cell>
          <table:table-cell office:value-type="float" office:value="-0" calcext:value-type="float">
            <text:p>0</text:p>
          </table:table-cell>
          <table:table-cell office:value-type="float" office:value="445081" calcext:value-type="float">
            <text:p>445081</text:p>
          </table:table-cell>
          <table:table-cell office:value-type="float" office:value="-6" calcext:value-type="float">
            <text:p>-6</text:p>
          </table:table-cell>
          <table:table-cell office:value-type="float" office:value="949005" calcext:value-type="float">
            <text:p>949005</text:p>
          </table:table-cell>
          <table:table-cell office:value-type="string" calcext:value-type="string">
            <text:p><text:s/></text:p>
          </table:table-cell>
          <table:table-cell table:formula="of:=[.A250]" office:value-type="float" office:value="269901" calcext:value-type="float">
            <text:p>269901</text:p>
          </table:table-cell>
          <table:table-cell table:formula="of:=CONCATENATE([.B250];&quot;.&quot;;[.C250])" office:value-type="string" office:string-value="0.610192" calcext:value-type="string">
            <text:p>0.610192</text:p>
          </table:table-cell>
          <table:table-cell table:formula="of:=CONCATENATE([.D250];&quot;.&quot;;[.E250])" office:value-type="string" office:string-value="0.445081" calcext:value-type="string">
            <text:p>0.445081</text:p>
          </table:table-cell>
          <table:table-cell table:formula="of:=CONCATENATE([.F250];&quot;.&quot;;[.G250])" office:value-type="string" office:string-value="-6.949005" calcext:value-type="string">
            <text:p>-6.949005</text:p>
          </table:table-cell>
        </table:table-row>
        <table:table-row table:style-name="ro1">
          <table:table-cell office:value-type="float" office:value="269981" calcext:value-type="float">
            <text:p>269981</text:p>
          </table:table-cell>
          <table:table-cell office:value-type="float" office:value="-2" calcext:value-type="float">
            <text:p>-2</text:p>
          </table:table-cell>
          <table:table-cell office:value-type="float" office:value="129688" calcext:value-type="float">
            <text:p>129688</text:p>
          </table:table-cell>
          <table:table-cell office:value-type="float" office:value="-61" calcext:value-type="float">
            <text:p>-61</text:p>
          </table:table-cell>
          <table:table-cell office:value-type="float" office:value="155552" calcext:value-type="float">
            <text:p>155552</text:p>
          </table:table-cell>
          <table:table-cell office:value-type="float" office:value="-20" calcext:value-type="float">
            <text:p>-20</text:p>
          </table:table-cell>
          <table:table-cell office:value-type="float" office:value="196144" calcext:value-type="float">
            <text:p>196144</text:p>
          </table:table-cell>
          <table:table-cell office:value-type="string" calcext:value-type="string">
            <text:p><text:s/></text:p>
          </table:table-cell>
          <table:table-cell table:formula="of:=[.A251]" office:value-type="float" office:value="269981" calcext:value-type="float">
            <text:p>269981</text:p>
          </table:table-cell>
          <table:table-cell table:formula="of:=CONCATENATE([.B251];&quot;.&quot;;[.C251])" office:value-type="string" office:string-value="-2.129688" calcext:value-type="string">
            <text:p>-2.129688</text:p>
          </table:table-cell>
          <table:table-cell table:formula="of:=CONCATENATE([.D251];&quot;.&quot;;[.E251])" office:value-type="string" office:string-value="-61.155552" calcext:value-type="string">
            <text:p>-61.155552</text:p>
          </table:table-cell>
          <table:table-cell table:formula="of:=CONCATENATE([.F251];&quot;.&quot;;[.G251])" office:value-type="string" office:string-value="-20.196144" calcext:value-type="string">
            <text:p>-20.196144</text:p>
          </table:table-cell>
        </table:table-row>
        <table:table-row table:style-name="ro1">
          <table:table-cell office:value-type="float" office:value="270061" calcext:value-type="float">
            <text:p>270061</text:p>
          </table:table-cell>
          <table:table-cell office:value-type="float" office:value="-1" calcext:value-type="float">
            <text:p>-1</text:p>
          </table:table-cell>
          <table:table-cell office:value-type="float" office:value="206026" calcext:value-type="float">
            <text:p>206026</text:p>
          </table:table-cell>
          <table:table-cell office:value-type="float" office:value="-3" calcext:value-type="float">
            <text:p>-3</text:p>
          </table:table-cell>
          <table:table-cell office:value-type="float" office:value="5492" calcext:value-type="float">
            <text:p>5492</text:p>
          </table:table-cell>
          <table:table-cell office:value-type="float" office:value="-2" calcext:value-type="float">
            <text:p>-2</text:p>
          </table:table-cell>
          <table:table-cell office:value-type="float" office:value="65080" calcext:value-type="float">
            <text:p>65080</text:p>
          </table:table-cell>
          <table:table-cell office:value-type="string" calcext:value-type="string">
            <text:p><text:s/></text:p>
          </table:table-cell>
          <table:table-cell table:formula="of:=[.A252]" office:value-type="float" office:value="270061" calcext:value-type="float">
            <text:p>270061</text:p>
          </table:table-cell>
          <table:table-cell table:formula="of:=CONCATENATE([.B252];&quot;.&quot;;[.C252])" office:value-type="string" office:string-value="-1.206026" calcext:value-type="string">
            <text:p>-1.206026</text:p>
          </table:table-cell>
          <table:table-cell table:formula="of:=CONCATENATE([.D252];&quot;.&quot;;[.E252])" office:value-type="string" office:string-value="-3.5492" calcext:value-type="string">
            <text:p>-3.5492</text:p>
          </table:table-cell>
          <table:table-cell table:formula="of:=CONCATENATE([.F252];&quot;.&quot;;[.G252])" office:value-type="string" office:string-value="-2.65080" calcext:value-type="string">
            <text:p>-2.65080</text:p>
          </table:table-cell>
        </table:table-row>
        <table:table-row table:style-name="ro1">
          <table:table-cell office:value-type="float" office:value="270140" calcext:value-type="float">
            <text:p>270140</text:p>
          </table:table-cell>
          <table:table-cell office:value-type="float" office:value="-0" calcext:value-type="float">
            <text:p>0</text:p>
          </table:table-cell>
          <table:table-cell office:value-type="float" office:value="581477" calcext:value-type="float">
            <text:p>581477</text:p>
          </table:table-cell>
          <table:table-cell office:value-type="float" office:value="2" calcext:value-type="float">
            <text:p>2</text:p>
          </table:table-cell>
          <table:table-cell office:value-type="float" office:value="225405" calcext:value-type="float">
            <text:p>225405</text:p>
          </table:table-cell>
          <table:table-cell office:value-type="float" office:value="2" calcext:value-type="float">
            <text:p>2</text:p>
          </table:table-cell>
          <table:table-cell office:value-type="float" office:value="663307" calcext:value-type="float">
            <text:p>663307</text:p>
          </table:table-cell>
          <table:table-cell office:value-type="string" calcext:value-type="string">
            <text:p><text:s/></text:p>
          </table:table-cell>
          <table:table-cell table:formula="of:=[.A253]" office:value-type="float" office:value="270140" calcext:value-type="float">
            <text:p>270140</text:p>
          </table:table-cell>
          <table:table-cell table:formula="of:=CONCATENATE([.B253];&quot;.&quot;;[.C253])" office:value-type="string" office:string-value="0.581477" calcext:value-type="string">
            <text:p>0.581477</text:p>
          </table:table-cell>
          <table:table-cell table:formula="of:=CONCATENATE([.D253];&quot;.&quot;;[.E253])" office:value-type="string" office:string-value="2.225405" calcext:value-type="string">
            <text:p>2.225405</text:p>
          </table:table-cell>
          <table:table-cell table:formula="of:=CONCATENATE([.F253];&quot;.&quot;;[.G253])" office:value-type="string" office:string-value="2.663307" calcext:value-type="string">
            <text:p>2.663307</text:p>
          </table:table-cell>
        </table:table-row>
        <table:table-row table:style-name="ro1">
          <table:table-cell office:value-type="float" office:value="270220" calcext:value-type="float">
            <text:p>270220</text:p>
          </table:table-cell>
          <table:table-cell office:value-type="float" office:value="0" calcext:value-type="float">
            <text:p>0</text:p>
          </table:table-cell>
          <table:table-cell office:value-type="float" office:value="624549" calcext:value-type="float">
            <text:p>624549</text:p>
          </table:table-cell>
          <table:table-cell office:value-type="float" office:value="-1" calcext:value-type="float">
            <text:p>-1</text:p>
          </table:table-cell>
          <table:table-cell office:value-type="float" office:value="414209" calcext:value-type="float">
            <text:p>414209</text:p>
          </table:table-cell>
          <table:table-cell office:value-type="float" office:value="-0" calcext:value-type="float">
            <text:p>0</text:p>
          </table:table-cell>
          <table:table-cell office:value-type="float" office:value="485760" calcext:value-type="float">
            <text:p>485760</text:p>
          </table:table-cell>
          <table:table-cell office:value-type="string" calcext:value-type="string">
            <text:p><text:s/></text:p>
          </table:table-cell>
          <table:table-cell table:formula="of:=[.A254]" office:value-type="float" office:value="270220" calcext:value-type="float">
            <text:p>270220</text:p>
          </table:table-cell>
          <table:table-cell table:formula="of:=CONCATENATE([.B254];&quot;.&quot;;[.C254])" office:value-type="string" office:string-value="0.624549" calcext:value-type="string">
            <text:p>0.624549</text:p>
          </table:table-cell>
          <table:table-cell table:formula="of:=CONCATENATE([.D254];&quot;.&quot;;[.E254])" office:value-type="string" office:string-value="-1.414209" calcext:value-type="string">
            <text:p>-1.414209</text:p>
          </table:table-cell>
          <table:table-cell table:formula="of:=CONCATENATE([.F254];&quot;.&quot;;[.G254])" office:value-type="string" office:string-value="0.485760" calcext:value-type="string">
            <text:p>0.485760</text:p>
          </table:table-cell>
        </table:table-row>
        <table:table-row table:style-name="ro1">
          <table:table-cell office:value-type="float" office:value="270299" calcext:value-type="float">
            <text:p>270299</text:p>
          </table:table-cell>
          <table:table-cell office:value-type="float" office:value="-1" calcext:value-type="float">
            <text:p>-1</text:p>
          </table:table-cell>
          <table:table-cell office:value-type="float" office:value="459674" calcext:value-type="float">
            <text:p>459674</text:p>
          </table:table-cell>
          <table:table-cell office:value-type="float" office:value="0" calcext:value-type="float">
            <text:p>0</text:p>
          </table:table-cell>
          <table:table-cell office:value-type="float" office:value="911698" calcext:value-type="float">
            <text:p>911698</text:p>
          </table:table-cell>
          <table:table-cell office:value-type="float" office:value="-2" calcext:value-type="float">
            <text:p>-2</text:p>
          </table:table-cell>
          <table:table-cell office:value-type="float" office:value="711165" calcext:value-type="float">
            <text:p>711165</text:p>
          </table:table-cell>
          <table:table-cell office:value-type="string" calcext:value-type="string">
            <text:p><text:s/></text:p>
          </table:table-cell>
          <table:table-cell table:formula="of:=[.A255]" office:value-type="float" office:value="270299" calcext:value-type="float">
            <text:p>270299</text:p>
          </table:table-cell>
          <table:table-cell table:formula="of:=CONCATENATE([.B255];&quot;.&quot;;[.C255])" office:value-type="string" office:string-value="-1.459674" calcext:value-type="string">
            <text:p>-1.459674</text:p>
          </table:table-cell>
          <table:table-cell table:formula="of:=CONCATENATE([.D255];&quot;.&quot;;[.E255])" office:value-type="string" office:string-value="0.911698" calcext:value-type="string">
            <text:p>0.911698</text:p>
          </table:table-cell>
          <table:table-cell table:formula="of:=CONCATENATE([.F255];&quot;.&quot;;[.G255])" office:value-type="string" office:string-value="-2.711165" calcext:value-type="string">
            <text:p>-2.711165</text:p>
          </table:table-cell>
        </table:table-row>
        <table:table-row table:style-name="ro1">
          <table:table-cell office:value-type="float" office:value="270379" calcext:value-type="float">
            <text:p>270379</text:p>
          </table:table-cell>
          <table:table-cell office:value-type="float" office:value="7" calcext:value-type="float">
            <text:p>7</text:p>
          </table:table-cell>
          <table:table-cell office:value-type="float" office:value="942062" calcext:value-type="float">
            <text:p>942062</text:p>
          </table:table-cell>
          <table:table-cell office:value-type="float" office:value="-77" calcext:value-type="float">
            <text:p>-77</text:p>
          </table:table-cell>
          <table:table-cell office:value-type="float" office:value="496719" calcext:value-type="float">
            <text:p>496719</text:p>
          </table:table-cell>
          <table:table-cell office:value-type="float" office:value="-15" calcext:value-type="float">
            <text:p>-15</text:p>
          </table:table-cell>
          <table:table-cell office:value-type="float" office:value="898481" calcext:value-type="float">
            <text:p>898481</text:p>
          </table:table-cell>
          <table:table-cell office:value-type="string" calcext:value-type="string">
            <text:p><text:s/></text:p>
          </table:table-cell>
          <table:table-cell table:formula="of:=[.A256]" office:value-type="float" office:value="270379" calcext:value-type="float">
            <text:p>270379</text:p>
          </table:table-cell>
          <table:table-cell table:formula="of:=CONCATENATE([.B256];&quot;.&quot;;[.C256])" office:value-type="string" office:string-value="7.942062" calcext:value-type="string">
            <text:p>7.942062</text:p>
          </table:table-cell>
          <table:table-cell table:formula="of:=CONCATENATE([.D256];&quot;.&quot;;[.E256])" office:value-type="string" office:string-value="-77.496719" calcext:value-type="string">
            <text:p>-77.496719</text:p>
          </table:table-cell>
          <table:table-cell table:formula="of:=CONCATENATE([.F256];&quot;.&quot;;[.G256])" office:value-type="string" office:string-value="-15.898481" calcext:value-type="string">
            <text:p>-15.898481</text:p>
          </table:table-cell>
        </table:table-row>
        <table:table-row table:style-name="ro1">
          <table:table-cell office:value-type="float" office:value="270459" calcext:value-type="float">
            <text:p>270459</text:p>
          </table:table-cell>
          <table:table-cell office:value-type="float" office:value="3" calcext:value-type="float">
            <text:p>3</text:p>
          </table:table-cell>
          <table:table-cell office:value-type="float" office:value="326142" calcext:value-type="float">
            <text:p>326142</text:p>
          </table:table-cell>
          <table:table-cell office:value-type="float" office:value="-9" calcext:value-type="float">
            <text:p>-9</text:p>
          </table:table-cell>
          <table:table-cell office:value-type="float" office:value="361056" calcext:value-type="float">
            <text:p>361056</text:p>
          </table:table-cell>
          <table:table-cell office:value-type="float" office:value="-3" calcext:value-type="float">
            <text:p>-3</text:p>
          </table:table-cell>
          <table:table-cell office:value-type="float" office:value="19850" calcext:value-type="float">
            <text:p>19850</text:p>
          </table:table-cell>
          <table:table-cell office:value-type="string" calcext:value-type="string">
            <text:p><text:s/></text:p>
          </table:table-cell>
          <table:table-cell table:formula="of:=[.A257]" office:value-type="float" office:value="270459" calcext:value-type="float">
            <text:p>270459</text:p>
          </table:table-cell>
          <table:table-cell table:formula="of:=CONCATENATE([.B257];&quot;.&quot;;[.C257])" office:value-type="string" office:string-value="3.326142" calcext:value-type="string">
            <text:p>3.326142</text:p>
          </table:table-cell>
          <table:table-cell table:formula="of:=CONCATENATE([.D257];&quot;.&quot;;[.E257])" office:value-type="string" office:string-value="-9.361056" calcext:value-type="string">
            <text:p>-9.361056</text:p>
          </table:table-cell>
          <table:table-cell table:formula="of:=CONCATENATE([.F257];&quot;.&quot;;[.G257])" office:value-type="string" office:string-value="-3.19850" calcext:value-type="string">
            <text:p>-3.19850</text:p>
          </table:table-cell>
        </table:table-row>
        <table:table-row table:style-name="ro1">
          <table:table-cell office:value-type="float" office:value="270539" calcext:value-type="float">
            <text:p>270539</text:p>
          </table:table-cell>
          <table:table-cell office:value-type="float" office:value="-2" calcext:value-type="float">
            <text:p>-2</text:p>
          </table:table-cell>
          <table:table-cell office:value-type="float" office:value="861918" calcext:value-type="float">
            <text:p>861918</text:p>
          </table:table-cell>
          <table:table-cell office:value-type="float" office:value="5" calcext:value-type="float">
            <text:p>5</text:p>
          </table:table-cell>
          <table:table-cell office:value-type="float" office:value="264398" calcext:value-type="float">
            <text:p>264398</text:p>
          </table:table-cell>
          <table:table-cell office:value-type="float" office:value="-1" calcext:value-type="float">
            <text:p>-1</text:p>
          </table:table-cell>
          <table:table-cell office:value-type="float" office:value="663071" calcext:value-type="float">
            <text:p>663071</text:p>
          </table:table-cell>
          <table:table-cell office:value-type="string" calcext:value-type="string">
            <text:p><text:s/></text:p>
          </table:table-cell>
          <table:table-cell table:formula="of:=[.A258]" office:value-type="float" office:value="270539" calcext:value-type="float">
            <text:p>270539</text:p>
          </table:table-cell>
          <table:table-cell table:formula="of:=CONCATENATE([.B258];&quot;.&quot;;[.C258])" office:value-type="string" office:string-value="-2.861918" calcext:value-type="string">
            <text:p>-2.861918</text:p>
          </table:table-cell>
          <table:table-cell table:formula="of:=CONCATENATE([.D258];&quot;.&quot;;[.E258])" office:value-type="string" office:string-value="5.264398" calcext:value-type="string">
            <text:p>5.264398</text:p>
          </table:table-cell>
          <table:table-cell table:formula="of:=CONCATENATE([.F258];&quot;.&quot;;[.G258])" office:value-type="string" office:string-value="-1.663071" calcext:value-type="string">
            <text:p>-1.663071</text:p>
          </table:table-cell>
        </table:table-row>
        <table:table-row table:style-name="ro1">
          <table:table-cell office:value-type="float" office:value="270619" calcext:value-type="float">
            <text:p>270619</text:p>
          </table:table-cell>
          <table:table-cell office:value-type="float" office:value="2" calcext:value-type="float">
            <text:p>2</text:p>
          </table:table-cell>
          <table:table-cell office:value-type="float" office:value="524518" calcext:value-type="float">
            <text:p>524518</text:p>
          </table:table-cell>
          <table:table-cell office:value-type="float" office:value="0" calcext:value-type="float">
            <text:p>0</text:p>
          </table:table-cell>
          <table:table-cell office:value-type="float" office:value="315864" calcext:value-type="float">
            <text:p>315864</text:p>
          </table:table-cell>
          <table:table-cell office:value-type="float" office:value="2" calcext:value-type="float">
            <text:p>2</text:p>
          </table:table-cell>
          <table:table-cell office:value-type="float" office:value="534090" calcext:value-type="float">
            <text:p>534090</text:p>
          </table:table-cell>
          <table:table-cell office:value-type="string" calcext:value-type="string">
            <text:p><text:s/></text:p>
          </table:table-cell>
          <table:table-cell table:formula="of:=[.A259]" office:value-type="float" office:value="270619" calcext:value-type="float">
            <text:p>270619</text:p>
          </table:table-cell>
          <table:table-cell table:formula="of:=CONCATENATE([.B259];&quot;.&quot;;[.C259])" office:value-type="string" office:string-value="2.524518" calcext:value-type="string">
            <text:p>2.524518</text:p>
          </table:table-cell>
          <table:table-cell table:formula="of:=CONCATENATE([.D259];&quot;.&quot;;[.E259])" office:value-type="string" office:string-value="0.315864" calcext:value-type="string">
            <text:p>0.315864</text:p>
          </table:table-cell>
          <table:table-cell table:formula="of:=CONCATENATE([.F259];&quot;.&quot;;[.G259])" office:value-type="string" office:string-value="2.534090" calcext:value-type="string">
            <text:p>2.534090</text:p>
          </table:table-cell>
        </table:table-row>
        <table:table-row table:style-name="ro1">
          <table:table-cell office:value-type="float" office:value="270698" calcext:value-type="float">
            <text:p>270698</text:p>
          </table:table-cell>
          <table:table-cell office:value-type="float" office:value="1" calcext:value-type="float">
            <text:p>1</text:p>
          </table:table-cell>
          <table:table-cell office:value-type="float" office:value="316099" calcext:value-type="float">
            <text:p>316099</text:p>
          </table:table-cell>
          <table:table-cell office:value-type="float" office:value="-24" calcext:value-type="float">
            <text:p>-24</text:p>
          </table:table-cell>
          <table:table-cell office:value-type="float" office:value="321518" calcext:value-type="float">
            <text:p>321518</text:p>
          </table:table-cell>
          <table:table-cell office:value-type="float" office:value="-0" calcext:value-type="float">
            <text:p>0</text:p>
          </table:table-cell>
          <table:table-cell office:value-type="float" office:value="90931" calcext:value-type="float">
            <text:p>90931</text:p>
          </table:table-cell>
          <table:table-cell office:value-type="string" calcext:value-type="string">
            <text:p><text:s/></text:p>
          </table:table-cell>
          <table:table-cell table:formula="of:=[.A260]" office:value-type="float" office:value="270698" calcext:value-type="float">
            <text:p>270698</text:p>
          </table:table-cell>
          <table:table-cell table:formula="of:=CONCATENATE([.B260];&quot;.&quot;;[.C260])" office:value-type="string" office:string-value="1.316099" calcext:value-type="string">
            <text:p>1.316099</text:p>
          </table:table-cell>
          <table:table-cell table:formula="of:=CONCATENATE([.D260];&quot;.&quot;;[.E260])" office:value-type="string" office:string-value="-24.321518" calcext:value-type="string">
            <text:p>-24.321518</text:p>
          </table:table-cell>
          <table:table-cell table:formula="of:=CONCATENATE([.F260];&quot;.&quot;;[.G260])" office:value-type="string" office:string-value="0.90931" calcext:value-type="string">
            <text:p>0.90931</text:p>
          </table:table-cell>
        </table:table-row>
        <table:table-row table:style-name="ro1">
          <table:table-cell office:value-type="float" office:value="270778" calcext:value-type="float">
            <text:p>270778</text:p>
          </table:table-cell>
          <table:table-cell office:value-type="float" office:value="-3" calcext:value-type="float">
            <text:p>-3</text:p>
          </table:table-cell>
          <table:table-cell office:value-type="float" office:value="749687" calcext:value-type="float">
            <text:p>749687</text:p>
          </table:table-cell>
          <table:table-cell office:value-type="float" office:value="-10" calcext:value-type="float">
            <text:p>-10</text:p>
          </table:table-cell>
          <table:table-cell office:value-type="float" office:value="988234" calcext:value-type="float">
            <text:p>988234</text:p>
          </table:table-cell>
          <table:table-cell office:value-type="float" office:value="3" calcext:value-type="float">
            <text:p>3</text:p>
          </table:table-cell>
          <table:table-cell office:value-type="float" office:value="783188" calcext:value-type="float">
            <text:p>783188</text:p>
          </table:table-cell>
          <table:table-cell office:value-type="string" calcext:value-type="string">
            <text:p><text:s/></text:p>
          </table:table-cell>
          <table:table-cell table:formula="of:=[.A261]" office:value-type="float" office:value="270778" calcext:value-type="float">
            <text:p>270778</text:p>
          </table:table-cell>
          <table:table-cell table:formula="of:=CONCATENATE([.B261];&quot;.&quot;;[.C261])" office:value-type="string" office:string-value="-3.749687" calcext:value-type="string">
            <text:p>-3.749687</text:p>
          </table:table-cell>
          <table:table-cell table:formula="of:=CONCATENATE([.D261];&quot;.&quot;;[.E261])" office:value-type="string" office:string-value="-10.988234" calcext:value-type="string">
            <text:p>-10.988234</text:p>
          </table:table-cell>
          <table:table-cell table:formula="of:=CONCATENATE([.F261];&quot;.&quot;;[.G261])" office:value-type="string" office:string-value="3.783188" calcext:value-type="string">
            <text:p>3.783188</text:p>
          </table:table-cell>
        </table:table-row>
        <table:table-row table:style-name="ro1">
          <table:table-cell office:value-type="float" office:value="270858" calcext:value-type="float">
            <text:p>270858</text:p>
          </table:table-cell>
          <table:table-cell office:value-type="float" office:value="-0" calcext:value-type="float">
            <text:p>0</text:p>
          </table:table-cell>
          <table:table-cell office:value-type="float" office:value="90931" calcext:value-type="float">
            <text:p>90931</text:p>
          </table:table-cell>
          <table:table-cell office:value-type="float" office:value="-4" calcext:value-type="float">
            <text:p>-4</text:p>
          </table:table-cell>
          <table:table-cell office:value-type="float" office:value="658992" calcext:value-type="float">
            <text:p>658992</text:p>
          </table:table-cell>
          <table:table-cell office:value-type="float" office:value="-1" calcext:value-type="float">
            <text:p>-1</text:p>
          </table:table-cell>
          <table:table-cell office:value-type="float" office:value="701358" calcext:value-type="float">
            <text:p>701358</text:p>
          </table:table-cell>
          <table:table-cell office:value-type="string" calcext:value-type="string">
            <text:p><text:s/></text:p>
          </table:table-cell>
          <table:table-cell table:formula="of:=[.A262]" office:value-type="float" office:value="270858" calcext:value-type="float">
            <text:p>270858</text:p>
          </table:table-cell>
          <table:table-cell table:formula="of:=CONCATENATE([.B262];&quot;.&quot;;[.C262])" office:value-type="string" office:string-value="0.90931" calcext:value-type="string">
            <text:p>0.90931</text:p>
          </table:table-cell>
          <table:table-cell table:formula="of:=CONCATENATE([.D262];&quot;.&quot;;[.E262])" office:value-type="string" office:string-value="-4.658992" calcext:value-type="string">
            <text:p>-4.658992</text:p>
          </table:table-cell>
          <table:table-cell table:formula="of:=CONCATENATE([.F262];&quot;.&quot;;[.G262])" office:value-type="string" office:string-value="-1.701358" calcext:value-type="string">
            <text:p>-1.701358</text:p>
          </table:table-cell>
        </table:table-row>
        <table:table-row table:style-name="ro1">
          <table:table-cell office:value-type="float" office:value="270937" calcext:value-type="float">
            <text:p>270937</text:p>
          </table:table-cell>
          <table:table-cell office:value-type="float" office:value="1" calcext:value-type="float">
            <text:p>1</text:p>
          </table:table-cell>
          <table:table-cell office:value-type="float" office:value="38522" calcext:value-type="float">
            <text:p>38522</text:p>
          </table:table-cell>
          <table:table-cell office:value-type="float" office:value="-8" calcext:value-type="float">
            <text:p>-8</text:p>
          </table:table-cell>
          <table:table-cell office:value-type="float" office:value="889653" calcext:value-type="float">
            <text:p>889653</text:p>
          </table:table-cell>
          <table:table-cell office:value-type="float" office:value="-3" calcext:value-type="float">
            <text:p>-3</text:p>
          </table:table-cell>
          <table:table-cell office:value-type="float" office:value="517575" calcext:value-type="float">
            <text:p>517575</text:p>
          </table:table-cell>
          <table:table-cell office:value-type="string" calcext:value-type="string">
            <text:p><text:s/></text:p>
          </table:table-cell>
          <table:table-cell table:formula="of:=[.A263]" office:value-type="float" office:value="270937" calcext:value-type="float">
            <text:p>270937</text:p>
          </table:table-cell>
          <table:table-cell table:formula="of:=CONCATENATE([.B263];&quot;.&quot;;[.C263])" office:value-type="string" office:string-value="1.38522" calcext:value-type="string">
            <text:p>1.38522</text:p>
          </table:table-cell>
          <table:table-cell table:formula="of:=CONCATENATE([.D263];&quot;.&quot;;[.E263])" office:value-type="string" office:string-value="-8.889653" calcext:value-type="string">
            <text:p>-8.889653</text:p>
          </table:table-cell>
          <table:table-cell table:formula="of:=CONCATENATE([.F263];&quot;.&quot;;[.G263])" office:value-type="string" office:string-value="-3.517575" calcext:value-type="string">
            <text:p>-3.517575</text:p>
          </table:table-cell>
        </table:table-row>
        <table:table-row table:style-name="ro1">
          <table:table-cell office:value-type="float" office:value="271017" calcext:value-type="float">
            <text:p>271017</text:p>
          </table:table-cell>
          <table:table-cell office:value-type="float" office:value="0" calcext:value-type="float">
            <text:p>0</text:p>
          </table:table-cell>
          <table:table-cell office:value-type="float" office:value="105288" calcext:value-type="float">
            <text:p>105288</text:p>
          </table:table-cell>
          <table:table-cell office:value-type="float" office:value="-9" calcext:value-type="float">
            <text:p>-9</text:p>
          </table:table-cell>
          <table:table-cell office:value-type="float" office:value="88264" calcext:value-type="float">
            <text:p>88264</text:p>
          </table:table-cell>
          <table:table-cell office:value-type="float" office:value="-1" calcext:value-type="float">
            <text:p>-1</text:p>
          </table:table-cell>
          <table:table-cell office:value-type="float" office:value="91166" calcext:value-type="float">
            <text:p>91166</text:p>
          </table:table-cell>
          <table:table-cell office:value-type="string" calcext:value-type="string">
            <text:p><text:s/></text:p>
          </table:table-cell>
          <table:table-cell table:formula="of:=[.A264]" office:value-type="float" office:value="271017" calcext:value-type="float">
            <text:p>271017</text:p>
          </table:table-cell>
          <table:table-cell table:formula="of:=CONCATENATE([.B264];&quot;.&quot;;[.C264])" office:value-type="string" office:string-value="0.105288" calcext:value-type="string">
            <text:p>0.105288</text:p>
          </table:table-cell>
          <table:table-cell table:formula="of:=CONCATENATE([.D264];&quot;.&quot;;[.E264])" office:value-type="string" office:string-value="-9.88264" calcext:value-type="string">
            <text:p>-9.88264</text:p>
          </table:table-cell>
          <table:table-cell table:formula="of:=CONCATENATE([.F264];&quot;.&quot;;[.G264])" office:value-type="string" office:string-value="-1.91166" calcext:value-type="string">
            <text:p>-1.91166</text:p>
          </table:table-cell>
        </table:table-row>
        <table:table-row table:style-name="ro1">
          <table:table-cell office:value-type="float" office:value="271096" calcext:value-type="float">
            <text:p>271096</text:p>
          </table:table-cell>
          <table:table-cell office:value-type="float" office:value="0" calcext:value-type="float">
            <text:p>0</text:p>
          </table:table-cell>
          <table:table-cell office:value-type="float" office:value="830339" calcext:value-type="float">
            <text:p>830339</text:p>
          </table:table-cell>
          <table:table-cell office:value-type="float" office:value="-9" calcext:value-type="float">
            <text:p>-9</text:p>
          </table:table-cell>
          <table:table-cell office:value-type="float" office:value="131337" calcext:value-type="float">
            <text:p>131337</text:p>
          </table:table-cell>
          <table:table-cell office:value-type="float" office:value="0" calcext:value-type="float">
            <text:p>0</text:p>
          </table:table-cell>
          <table:table-cell office:value-type="float" office:value="160325" calcext:value-type="float">
            <text:p>160325</text:p>
          </table:table-cell>
          <table:table-cell office:value-type="string" calcext:value-type="string">
            <text:p><text:s/></text:p>
          </table:table-cell>
          <table:table-cell table:formula="of:=[.A265]" office:value-type="float" office:value="271096" calcext:value-type="float">
            <text:p>271096</text:p>
          </table:table-cell>
          <table:table-cell table:formula="of:=CONCATENATE([.B265];&quot;.&quot;;[.C265])" office:value-type="string" office:string-value="0.830339" calcext:value-type="string">
            <text:p>0.830339</text:p>
          </table:table-cell>
          <table:table-cell table:formula="of:=CONCATENATE([.D265];&quot;.&quot;;[.E265])" office:value-type="string" office:string-value="-9.131337" calcext:value-type="string">
            <text:p>-9.131337</text:p>
          </table:table-cell>
          <table:table-cell table:formula="of:=CONCATENATE([.F265];&quot;.&quot;;[.G265])" office:value-type="string" office:string-value="0.160325" calcext:value-type="string">
            <text:p>0.160325</text:p>
          </table:table-cell>
        </table:table-row>
        <table:table-row table:style-name="ro1">
          <table:table-cell office:value-type="float" office:value="271176" calcext:value-type="float">
            <text:p>271176</text:p>
          </table:table-cell>
          <table:table-cell office:value-type="float" office:value="0" calcext:value-type="float">
            <text:p>0</text:p>
          </table:table-cell>
          <table:table-cell office:value-type="float" office:value="45465" calcext:value-type="float">
            <text:p>45465</text:p>
          </table:table-cell>
          <table:table-cell office:value-type="float" office:value="-10" calcext:value-type="float">
            <text:p>-10</text:p>
          </table:table-cell>
          <table:table-cell office:value-type="float" office:value="301470" calcext:value-type="float">
            <text:p>301470</text:p>
          </table:table-cell>
          <table:table-cell office:value-type="float" office:value="-0" calcext:value-type="float">
            <text:p>0</text:p>
          </table:table-cell>
          <table:table-cell office:value-type="float" office:value="428331" calcext:value-type="float">
            <text:p>428331</text:p>
          </table:table-cell>
          <table:table-cell office:value-type="string" calcext:value-type="string">
            <text:p><text:s/></text:p>
          </table:table-cell>
          <table:table-cell table:formula="of:=[.A266]" office:value-type="float" office:value="271176" calcext:value-type="float">
            <text:p>271176</text:p>
          </table:table-cell>
          <table:table-cell table:formula="of:=CONCATENATE([.B266];&quot;.&quot;;[.C266])" office:value-type="string" office:string-value="0.45465" calcext:value-type="string">
            <text:p>0.45465</text:p>
          </table:table-cell>
          <table:table-cell table:formula="of:=CONCATENATE([.D266];&quot;.&quot;;[.E266])" office:value-type="string" office:string-value="-10.301470" calcext:value-type="string">
            <text:p>-10.301470</text:p>
          </table:table-cell>
          <table:table-cell table:formula="of:=CONCATENATE([.F266];&quot;.&quot;;[.G266])" office:value-type="string" office:string-value="0.428331" calcext:value-type="string">
            <text:p>0.428331</text:p>
          </table:table-cell>
        </table:table-row>
        <table:table-row table:style-name="ro1">
          <table:table-cell office:value-type="float" office:value="273525" calcext:value-type="float">
            <text:p>273525</text:p>
          </table:table-cell>
          <table:table-cell office:value-type="float" office:value="0" calcext:value-type="float">
            <text:p>0</text:p>
          </table:table-cell>
          <table:table-cell office:value-type="float" office:value="55037" calcext:value-type="float">
            <text:p>55037</text:p>
          </table:table-cell>
          <table:table-cell office:value-type="float" office:value="-68" calcext:value-type="float">
            <text:p>-68</text:p>
          </table:table-cell>
          <table:table-cell office:value-type="float" office:value="932503" calcext:value-type="float">
            <text:p>932503</text:p>
          </table:table-cell>
          <table:table-cell office:value-type="float" office:value="-9" calcext:value-type="float">
            <text:p>-9</text:p>
          </table:table-cell>
          <table:table-cell office:value-type="float" office:value="523774" calcext:value-type="float">
            <text:p>523774</text:p>
          </table:table-cell>
          <table:table-cell office:value-type="string" calcext:value-type="string">
            <text:p><text:s/></text:p>
          </table:table-cell>
          <table:table-cell table:formula="of:=[.A267]" office:value-type="float" office:value="273525" calcext:value-type="float">
            <text:p>273525</text:p>
          </table:table-cell>
          <table:table-cell table:formula="of:=CONCATENATE([.B267];&quot;.&quot;;[.C267])" office:value-type="string" office:string-value="0.55037" calcext:value-type="string">
            <text:p>0.55037</text:p>
          </table:table-cell>
          <table:table-cell table:formula="of:=CONCATENATE([.D267];&quot;.&quot;;[.E267])" office:value-type="string" office:string-value="-68.932503" calcext:value-type="string">
            <text:p>-68.932503</text:p>
          </table:table-cell>
          <table:table-cell table:formula="of:=CONCATENATE([.F267];&quot;.&quot;;[.G267])" office:value-type="string" office:string-value="-9.523774" calcext:value-type="string">
            <text:p>-9.523774</text:p>
          </table:table-cell>
        </table:table-row>
        <table:table-row table:style-name="ro1">
          <table:table-cell office:value-type="float" office:value="273605" calcext:value-type="float">
            <text:p>273605</text:p>
          </table:table-cell>
          <table:table-cell office:value-type="float" office:value="3" calcext:value-type="float">
            <text:p>3</text:p>
          </table:table-cell>
          <table:table-cell office:value-type="float" office:value="65315" calcext:value-type="float">
            <text:p>65315</text:p>
          </table:table-cell>
          <table:table-cell office:value-type="float" office:value="-0" calcext:value-type="float">
            <text:p>0</text:p>
          </table:table-cell>
          <table:table-cell office:value-type="float" office:value="763338" calcext:value-type="float">
            <text:p>763338</text:p>
          </table:table-cell>
          <table:table-cell office:value-type="float" office:value="-0" calcext:value-type="float">
            <text:p>0</text:p>
          </table:table-cell>
          <table:table-cell office:value-type="float" office:value="662836" calcext:value-type="float">
            <text:p>662836</text:p>
          </table:table-cell>
          <table:table-cell office:value-type="string" calcext:value-type="string">
            <text:p><text:s/></text:p>
          </table:table-cell>
          <table:table-cell table:formula="of:=[.A268]" office:value-type="float" office:value="273605" calcext:value-type="float">
            <text:p>273605</text:p>
          </table:table-cell>
          <table:table-cell table:formula="of:=CONCATENATE([.B268];&quot;.&quot;;[.C268])" office:value-type="string" office:string-value="3.65315" calcext:value-type="string">
            <text:p>3.65315</text:p>
          </table:table-cell>
          <table:table-cell table:formula="of:=CONCATENATE([.D268];&quot;.&quot;;[.E268])" office:value-type="string" office:string-value="0.763338" calcext:value-type="string">
            <text:p>0.763338</text:p>
          </table:table-cell>
          <table:table-cell table:formula="of:=CONCATENATE([.F268];&quot;.&quot;;[.G268])" office:value-type="string" office:string-value="0.662836" calcext:value-type="string">
            <text:p>0.662836</text:p>
          </table:table-cell>
        </table:table-row>
        <table:table-row table:style-name="ro1">
          <table:table-cell office:value-type="float" office:value="273684" calcext:value-type="float">
            <text:p>273684</text:p>
          </table:table-cell>
          <table:table-cell office:value-type="float" office:value="-3" calcext:value-type="float">
            <text:p>-3</text:p>
          </table:table-cell>
          <table:table-cell office:value-type="float" office:value="333321" calcext:value-type="float">
            <text:p>333321</text:p>
          </table:table-cell>
          <table:table-cell office:value-type="float" office:value="2" calcext:value-type="float">
            <text:p>2</text:p>
          </table:table-cell>
          <table:table-cell office:value-type="float" office:value="33972" calcext:value-type="float">
            <text:p>33972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<text:s/></text:p>
          </table:table-cell>
          <table:table-cell table:formula="of:=[.A269]" office:value-type="float" office:value="273684" calcext:value-type="float">
            <text:p>273684</text:p>
          </table:table-cell>
          <table:table-cell table:formula="of:=CONCATENATE([.B269];&quot;.&quot;;[.C269])" office:value-type="string" office:string-value="-3.333321" calcext:value-type="string">
            <text:p>-3.333321</text:p>
          </table:table-cell>
          <table:table-cell table:formula="of:=CONCATENATE([.D269];&quot;.&quot;;[.E269])" office:value-type="string" office:string-value="2.33972" calcext:value-type="string">
            <text:p>2.33972</text:p>
          </table:table-cell>
          <table:table-cell table:formula="of:=CONCATENATE([.F269];&quot;.&quot;;[.G269])" office:value-type="string" office:string-value="1.12200" calcext:value-type="string">
            <text:p>1.12200</text:p>
          </table:table-cell>
        </table:table-row>
        <table:table-row table:style-name="ro1">
          <table:table-cell office:value-type="float" office:value="273764" calcext:value-type="float">
            <text:p>273764</text:p>
          </table:table-cell>
          <table:table-cell office:value-type="float" office:value="0" calcext:value-type="float">
            <text:p>0</text:p>
          </table:table-cell>
          <table:table-cell office:value-type="float" office:value="954770" calcext:value-type="float">
            <text:p>954770</text:p>
          </table:table-cell>
          <table:table-cell office:value-type="float" office:value="0" calcext:value-type="float">
            <text:p>0</text:p>
          </table:table-cell>
          <table:table-cell office:value-type="float" office:value="471403" calcext:value-type="float">
            <text:p>471403</text:p>
          </table:table-cell>
          <table:table-cell office:value-type="float" office:value="-1" calcext:value-type="float">
            <text:p>-1</text:p>
          </table:table-cell>
          <table:table-cell office:value-type="float" office:value="864075" calcext:value-type="float">
            <text:p>864075</text:p>
          </table:table-cell>
          <table:table-cell office:value-type="string" calcext:value-type="string">
            <text:p><text:s/></text:p>
          </table:table-cell>
          <table:table-cell table:formula="of:=[.A270]" office:value-type="float" office:value="273764" calcext:value-type="float">
            <text:p>273764</text:p>
          </table:table-cell>
          <table:table-cell table:formula="of:=CONCATENATE([.B270];&quot;.&quot;;[.C270])" office:value-type="string" office:string-value="0.954770" calcext:value-type="string">
            <text:p>0.954770</text:p>
          </table:table-cell>
          <table:table-cell table:formula="of:=CONCATENATE([.D270];&quot;.&quot;;[.E270])" office:value-type="string" office:string-value="0.471403" calcext:value-type="string">
            <text:p>0.471403</text:p>
          </table:table-cell>
          <table:table-cell table:formula="of:=CONCATENATE([.F270];&quot;.&quot;;[.G270])" office:value-type="string" office:string-value="-1.864075" calcext:value-type="string">
            <text:p>-1.864075</text:p>
          </table:table-cell>
        </table:table-row>
        <table:table-row table:style-name="ro1">
          <table:table-cell office:value-type="float" office:value="273844" calcext:value-type="float">
            <text:p>273844</text:p>
          </table:table-cell>
          <table:table-cell office:value-type="float" office:value="-0" calcext:value-type="float">
            <text:p>0</text:p>
          </table:table-cell>
          <table:table-cell office:value-type="float" office:value="679586" calcext:value-type="float">
            <text:p>679586</text:p>
          </table:table-cell>
          <table:table-cell office:value-type="float" office:value="0" calcext:value-type="float">
            <text:p>0</text:p>
          </table:table-cell>
          <table:table-cell office:value-type="float" office:value="169896" calcext:value-type="float">
            <text:p>169896</text:p>
          </table:table-cell>
          <table:table-cell office:value-type="float" office:value="0" calcext:value-type="float">
            <text:p>0</text:p>
          </table:table-cell>
          <table:table-cell office:value-type="float" office:value="179468" calcext:value-type="float">
            <text:p>179468</text:p>
          </table:table-cell>
          <table:table-cell office:value-type="string" calcext:value-type="string">
            <text:p><text:s/></text:p>
          </table:table-cell>
          <table:table-cell table:formula="of:=[.A271]" office:value-type="float" office:value="273844" calcext:value-type="float">
            <text:p>273844</text:p>
          </table:table-cell>
          <table:table-cell table:formula="of:=CONCATENATE([.B271];&quot;.&quot;;[.C271])" office:value-type="string" office:string-value="0.679586" calcext:value-type="string">
            <text:p>0.679586</text:p>
          </table:table-cell>
          <table:table-cell table:formula="of:=CONCATENATE([.D271];&quot;.&quot;;[.E271])" office:value-type="string" office:string-value="0.169896" calcext:value-type="string">
            <text:p>0.169896</text:p>
          </table:table-cell>
          <table:table-cell table:formula="of:=CONCATENATE([.F271];&quot;.&quot;;[.G271])" office:value-type="string" office:string-value="0.179468" calcext:value-type="string">
            <text:p>0.179468</text:p>
          </table:table-cell>
        </table:table-row>
        <table:table-row table:style-name="ro1">
          <table:table-cell office:value-type="float" office:value="273923" calcext:value-type="float">
            <text:p>273923</text:p>
          </table:table-cell>
          <table:table-cell office:value-type="float" office:value="7" calcext:value-type="float">
            <text:p>7</text:p>
          </table:table-cell>
          <table:table-cell office:value-type="float" office:value="798488" calcext:value-type="float">
            <text:p>798488</text:p>
          </table:table-cell>
          <table:table-cell office:value-type="float" office:value="-43" calcext:value-type="float">
            <text:p>-43</text:p>
          </table:table-cell>
          <table:table-cell office:value-type="float" office:value="955330" calcext:value-type="float">
            <text:p>955330</text:p>
          </table:table-cell>
          <table:table-cell office:value-type="float" office:value="-1" calcext:value-type="float">
            <text:p>-1</text:p>
          </table:table-cell>
          <table:table-cell office:value-type="float" office:value="720501" calcext:value-type="float">
            <text:p>720501</text:p>
          </table:table-cell>
          <table:table-cell office:value-type="string" calcext:value-type="string">
            <text:p><text:s/></text:p>
          </table:table-cell>
          <table:table-cell table:formula="of:=[.A272]" office:value-type="float" office:value="273923" calcext:value-type="float">
            <text:p>273923</text:p>
          </table:table-cell>
          <table:table-cell table:formula="of:=CONCATENATE([.B272];&quot;.&quot;;[.C272])" office:value-type="string" office:string-value="7.798488" calcext:value-type="string">
            <text:p>7.798488</text:p>
          </table:table-cell>
          <table:table-cell table:formula="of:=CONCATENATE([.D272];&quot;.&quot;;[.E272])" office:value-type="string" office:string-value="-43.955330" calcext:value-type="string">
            <text:p>-43.955330</text:p>
          </table:table-cell>
          <table:table-cell table:formula="of:=CONCATENATE([.F272];&quot;.&quot;;[.G272])" office:value-type="string" office:string-value="-1.720501" calcext:value-type="string">
            <text:p>-1.720501</text:p>
          </table:table-cell>
        </table:table-row>
        <table:table-row table:style-name="ro1">
          <table:table-cell office:value-type="float" office:value="274003" calcext:value-type="float">
            <text:p>274003</text:p>
          </table:table-cell>
          <table:table-cell office:value-type="float" office:value="-3" calcext:value-type="float">
            <text:p>-3</text:p>
          </table:table-cell>
          <table:table-cell office:value-type="float" office:value="309392" calcext:value-type="float">
            <text:p>309392</text:p>
          </table:table-cell>
          <table:table-cell office:value-type="float" office:value="-14" calcext:value-type="float">
            <text:p>-14</text:p>
          </table:table-cell>
          <table:table-cell office:value-type="float" office:value="625454" calcext:value-type="float">
            <text:p>625454</text:p>
          </table:table-cell>
          <table:table-cell office:value-type="float" office:value="-2" calcext:value-type="float">
            <text:p>-2</text:p>
          </table:table-cell>
          <table:table-cell office:value-type="float" office:value="902597" calcext:value-type="float">
            <text:p>902597</text:p>
          </table:table-cell>
          <table:table-cell office:value-type="string" calcext:value-type="string">
            <text:p><text:s/></text:p>
          </table:table-cell>
          <table:table-cell table:formula="of:=[.A273]" office:value-type="float" office:value="274003" calcext:value-type="float">
            <text:p>274003</text:p>
          </table:table-cell>
          <table:table-cell table:formula="of:=CONCATENATE([.B273];&quot;.&quot;;[.C273])" office:value-type="string" office:string-value="-3.309392" calcext:value-type="string">
            <text:p>-3.309392</text:p>
          </table:table-cell>
          <table:table-cell table:formula="of:=CONCATENATE([.D273];&quot;.&quot;;[.E273])" office:value-type="string" office:string-value="-14.625454" calcext:value-type="string">
            <text:p>-14.625454</text:p>
          </table:table-cell>
          <table:table-cell table:formula="of:=CONCATENATE([.F273];&quot;.&quot;;[.G273])" office:value-type="string" office:string-value="-2.902597" calcext:value-type="string">
            <text:p>-2.902597</text:p>
          </table:table-cell>
        </table:table-row>
        <table:table-row table:style-name="ro1">
          <table:table-cell office:value-type="float" office:value="274083" calcext:value-type="float">
            <text:p>274083</text:p>
          </table:table-cell>
          <table:table-cell office:value-type="float" office:value="0" calcext:value-type="float">
            <text:p>0</text:p>
          </table:table-cell>
          <table:table-cell office:value-type="float" office:value="277577" calcext:value-type="float">
            <text:p>277577</text:p>
          </table:table-cell>
          <table:table-cell office:value-type="float" office:value="6" calcext:value-type="float">
            <text:p>6</text:p>
          </table:table-cell>
          <table:table-cell office:value-type="float" office:value="523067" calcext:value-type="float">
            <text:p>523067</text:p>
          </table:table-cell>
          <table:table-cell office:value-type="float" office:value="-0" calcext:value-type="float">
            <text:p>0</text:p>
          </table:table-cell>
          <table:table-cell office:value-type="float" office:value="69394" calcext:value-type="float">
            <text:p>69394</text:p>
          </table:table-cell>
          <table:table-cell office:value-type="string" calcext:value-type="string">
            <text:p><text:s/></text:p>
          </table:table-cell>
          <table:table-cell table:formula="of:=[.A274]" office:value-type="float" office:value="274083" calcext:value-type="float">
            <text:p>274083</text:p>
          </table:table-cell>
          <table:table-cell table:formula="of:=CONCATENATE([.B274];&quot;.&quot;;[.C274])" office:value-type="string" office:string-value="0.277577" calcext:value-type="string">
            <text:p>0.277577</text:p>
          </table:table-cell>
          <table:table-cell table:formula="of:=CONCATENATE([.D274];&quot;.&quot;;[.E274])" office:value-type="string" office:string-value="6.523067" calcext:value-type="string">
            <text:p>6.523067</text:p>
          </table:table-cell>
          <table:table-cell table:formula="of:=CONCATENATE([.F274];&quot;.&quot;;[.G274])" office:value-type="string" office:string-value="0.69394" calcext:value-type="string">
            <text:p>0.69394</text:p>
          </table:table-cell>
        </table:table-row>
        <table:table-row table:style-name="ro1">
          <table:table-cell office:value-type="float" office:value="274163" calcext:value-type="float">
            <text:p>274163</text:p>
          </table:table-cell>
          <table:table-cell office:value-type="float" office:value="1" calcext:value-type="float">
            <text:p>1</text:p>
          </table:table-cell>
          <table:table-cell office:value-type="float" office:value="596070" calcext:value-type="float">
            <text:p>596070</text:p>
          </table:table-cell>
          <table:table-cell office:value-type="float" office:value="0" calcext:value-type="float">
            <text:p>0</text:p>
          </table:table-cell>
          <table:table-cell office:value-type="float" office:value="581477" calcext:value-type="float">
            <text:p>581477</text:p>
          </table:table-cell>
          <table:table-cell office:value-type="float" office:value="1" calcext:value-type="float">
            <text:p>1</text:p>
          </table:table-cell>
          <table:table-cell office:value-type="float" office:value="373529" calcext:value-type="float">
            <text:p>373529</text:p>
          </table:table-cell>
          <table:table-cell office:value-type="string" calcext:value-type="string">
            <text:p><text:s/></text:p>
          </table:table-cell>
          <table:table-cell table:formula="of:=[.A275]" office:value-type="float" office:value="274163" calcext:value-type="float">
            <text:p>274163</text:p>
          </table:table-cell>
          <table:table-cell table:formula="of:=CONCATENATE([.B275];&quot;.&quot;;[.C275])" office:value-type="string" office:string-value="1.596070" calcext:value-type="string">
            <text:p>1.596070</text:p>
          </table:table-cell>
          <table:table-cell table:formula="of:=CONCATENATE([.D275];&quot;.&quot;;[.E275])" office:value-type="string" office:string-value="0.581477" calcext:value-type="string">
            <text:p>0.581477</text:p>
          </table:table-cell>
          <table:table-cell table:formula="of:=CONCATENATE([.F275];&quot;.&quot;;[.G275])" office:value-type="string" office:string-value="1.373529" calcext:value-type="string">
            <text:p>1.373529</text:p>
          </table:table-cell>
        </table:table-row>
        <table:table-row table:style-name="ro1">
          <table:table-cell office:value-type="float" office:value="274243" calcext:value-type="float">
            <text:p>274243</text:p>
          </table:table-cell>
          <table:table-cell office:value-type="float" office:value="-1" calcext:value-type="float">
            <text:p>-1</text:p>
          </table:table-cell>
          <table:table-cell office:value-type="float" office:value="531461" calcext:value-type="float">
            <text:p>531461</text:p>
          </table:table-cell>
          <table:table-cell office:value-type="float" office:value="1" calcext:value-type="float">
            <text:p>1</text:p>
          </table:table-cell>
          <table:table-cell office:value-type="float" office:value="464460" calcext:value-type="float">
            <text:p>464460</text:p>
          </table:table-cell>
          <table:table-cell office:value-type="float" office:value="-4" calcext:value-type="float">
            <text:p>-4</text:p>
          </table:table-cell>
          <table:table-cell office:value-type="float" office:value="319199" calcext:value-type="float">
            <text:p>319199</text:p>
          </table:table-cell>
          <table:table-cell office:value-type="string" calcext:value-type="string">
            <text:p><text:s/></text:p>
          </table:table-cell>
          <table:table-cell table:formula="of:=[.A276]" office:value-type="float" office:value="274243" calcext:value-type="float">
            <text:p>274243</text:p>
          </table:table-cell>
          <table:table-cell table:formula="of:=CONCATENATE([.B276];&quot;.&quot;;[.C276])" office:value-type="string" office:string-value="-1.531461" calcext:value-type="string">
            <text:p>-1.531461</text:p>
          </table:table-cell>
          <table:table-cell table:formula="of:=CONCATENATE([.D276];&quot;.&quot;;[.E276])" office:value-type="string" office:string-value="1.464460" calcext:value-type="string">
            <text:p>1.464460</text:p>
          </table:table-cell>
          <table:table-cell table:formula="of:=CONCATENATE([.F276];&quot;.&quot;;[.G276])" office:value-type="string" office:string-value="-4.319199" calcext:value-type="string">
            <text:p>-4.319199</text:p>
          </table:table-cell>
        </table:table-row>
        <table:table-row table:style-name="ro1">
          <table:table-cell office:value-type="float" office:value="274322" calcext:value-type="float">
            <text:p>274322</text:p>
          </table:table-cell>
          <table:table-cell office:value-type="float" office:value="-5" calcext:value-type="float">
            <text:p>-5</text:p>
          </table:table-cell>
          <table:table-cell office:value-type="float" office:value="427115" calcext:value-type="float">
            <text:p>427115</text:p>
          </table:table-cell>
          <table:table-cell office:value-type="float" office:value="-78" calcext:value-type="float">
            <text:p>-78</text:p>
          </table:table-cell>
          <table:table-cell office:value-type="float" office:value="401237" calcext:value-type="float">
            <text:p>401237</text:p>
          </table:table-cell>
          <table:table-cell office:value-type="float" office:value="-13" calcext:value-type="float">
            <text:p>-13</text:p>
          </table:table-cell>
          <table:table-cell office:value-type="float" office:value="534288" calcext:value-type="float">
            <text:p>534288</text:p>
          </table:table-cell>
          <table:table-cell office:value-type="string" calcext:value-type="string">
            <text:p><text:s/></text:p>
          </table:table-cell>
          <table:table-cell table:formula="of:=[.A277]" office:value-type="float" office:value="274322" calcext:value-type="float">
            <text:p>274322</text:p>
          </table:table-cell>
          <table:table-cell table:formula="of:=CONCATENATE([.B277];&quot;.&quot;;[.C277])" office:value-type="string" office:string-value="-5.427115" calcext:value-type="string">
            <text:p>-5.427115</text:p>
          </table:table-cell>
          <table:table-cell table:formula="of:=CONCATENATE([.D277];&quot;.&quot;;[.E277])" office:value-type="string" office:string-value="-78.401237" calcext:value-type="string">
            <text:p>-78.401237</text:p>
          </table:table-cell>
          <table:table-cell table:formula="of:=CONCATENATE([.F277];&quot;.&quot;;[.G277])" office:value-type="string" office:string-value="-13.534288" calcext:value-type="string">
            <text:p>-13.534288</text:p>
          </table:table-cell>
        </table:table-row>
        <table:table-row table:style-name="ro1">
          <table:table-cell office:value-type="float" office:value="274402" calcext:value-type="float">
            <text:p>274402</text:p>
          </table:table-cell>
          <table:table-cell office:value-type="float" office:value="1" calcext:value-type="float">
            <text:p>1</text:p>
          </table:table-cell>
          <table:table-cell office:value-type="float" office:value="162953" calcext:value-type="float">
            <text:p>162953</text:p>
          </table:table-cell>
          <table:table-cell office:value-type="float" office:value="-6" calcext:value-type="float">
            <text:p>-6</text:p>
          </table:table-cell>
          <table:table-cell office:value-type="float" office:value="764751" calcext:value-type="float">
            <text:p>764751</text:p>
          </table:table-cell>
          <table:table-cell office:value-type="float" office:value="-1" calcext:value-type="float">
            <text:p>-1</text:p>
          </table:table-cell>
          <table:table-cell office:value-type="float" office:value="823396" calcext:value-type="float">
            <text:p>823396</text:p>
          </table:table-cell>
          <table:table-cell office:value-type="string" calcext:value-type="string">
            <text:p><text:s/></text:p>
          </table:table-cell>
          <table:table-cell table:formula="of:=[.A278]" office:value-type="float" office:value="274402" calcext:value-type="float">
            <text:p>274402</text:p>
          </table:table-cell>
          <table:table-cell table:formula="of:=CONCATENATE([.B278];&quot;.&quot;;[.C278])" office:value-type="string" office:string-value="1.162953" calcext:value-type="string">
            <text:p>1.162953</text:p>
          </table:table-cell>
          <table:table-cell table:formula="of:=CONCATENATE([.D278];&quot;.&quot;;[.E278])" office:value-type="string" office:string-value="-6.764751" calcext:value-type="string">
            <text:p>-6.764751</text:p>
          </table:table-cell>
          <table:table-cell table:formula="of:=CONCATENATE([.F278];&quot;.&quot;;[.G278])" office:value-type="string" office:string-value="-1.823396" calcext:value-type="string">
            <text:p>-1.823396</text:p>
          </table:table-cell>
        </table:table-row>
        <table:table-row table:style-name="ro1">
          <table:table-cell office:value-type="float" office:value="274481" calcext:value-type="float">
            <text:p>274481</text:p>
          </table:table-cell>
          <table:table-cell office:value-type="float" office:value="-1" calcext:value-type="float">
            <text:p>-1</text:p>
          </table:table-cell>
          <table:table-cell office:value-type="float" office:value="852111" calcext:value-type="float">
            <text:p>852111</text:p>
          </table:table-cell>
          <table:table-cell office:value-type="float" office:value="4" calcext:value-type="float">
            <text:p>4</text:p>
          </table:table-cell>
          <table:table-cell office:value-type="float" office:value="618313" calcext:value-type="float">
            <text:p>618313</text:p>
          </table:table-cell>
          <table:table-cell office:value-type="float" office:value="1" calcext:value-type="float">
            <text:p>1</text:p>
          </table:table-cell>
          <table:table-cell office:value-type="float" office:value="414209" calcext:value-type="float">
            <text:p>414209</text:p>
          </table:table-cell>
          <table:table-cell office:value-type="string" calcext:value-type="string">
            <text:p><text:s/></text:p>
          </table:table-cell>
          <table:table-cell table:formula="of:=[.A279]" office:value-type="float" office:value="274481" calcext:value-type="float">
            <text:p>274481</text:p>
          </table:table-cell>
          <table:table-cell table:formula="of:=CONCATENATE([.B279];&quot;.&quot;;[.C279])" office:value-type="string" office:string-value="-1.852111" calcext:value-type="string">
            <text:p>-1.852111</text:p>
          </table:table-cell>
          <table:table-cell table:formula="of:=CONCATENATE([.D279];&quot;.&quot;;[.E279])" office:value-type="string" office:string-value="4.618313" calcext:value-type="string">
            <text:p>4.618313</text:p>
          </table:table-cell>
          <table:table-cell table:formula="of:=CONCATENATE([.F279];&quot;.&quot;;[.G279])" office:value-type="string" office:string-value="1.414209" calcext:value-type="string">
            <text:p>1.414209</text:p>
          </table:table-cell>
        </table:table-row>
        <table:table-row table:style-name="ro1">
          <table:table-cell office:value-type="float" office:value="274561" calcext:value-type="float">
            <text:p>274561</text:p>
          </table:table-cell>
          <table:table-cell office:value-type="float" office:value="1" calcext:value-type="float">
            <text:p>1</text:p>
          </table:table-cell>
          <table:table-cell office:value-type="float" office:value="165346" calcext:value-type="float">
            <text:p>165346</text:p>
          </table:table-cell>
          <table:table-cell office:value-type="float" office:value="-0" calcext:value-type="float">
            <text:p>0</text:p>
          </table:table-cell>
          <table:table-cell office:value-type="float" office:value="270399" calcext:value-type="float">
            <text:p>270399</text:p>
          </table:table-cell>
          <table:table-cell office:value-type="float" office:value="-1" calcext:value-type="float">
            <text:p>-1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<text:s/></text:p>
          </table:table-cell>
          <table:table-cell table:formula="of:=[.A280]" office:value-type="float" office:value="274561" calcext:value-type="float">
            <text:p>274561</text:p>
          </table:table-cell>
          <table:table-cell table:formula="of:=CONCATENATE([.B280];&quot;.&quot;;[.C280])" office:value-type="string" office:string-value="1.165346" calcext:value-type="string">
            <text:p>1.165346</text:p>
          </table:table-cell>
          <table:table-cell table:formula="of:=CONCATENATE([.D280];&quot;.&quot;;[.E280])" office:value-type="string" office:string-value="0.270399" calcext:value-type="string">
            <text:p>0.270399</text:p>
          </table:table-cell>
          <table:table-cell table:formula="of:=CONCATENATE([.F280];&quot;.&quot;;[.G280])" office:value-type="string" office:string-value="-1.5021" calcext:value-type="string">
            <text:p>-1.5021</text:p>
          </table:table-cell>
        </table:table-row>
        <table:table-row table:style-name="ro1">
          <table:table-cell office:value-type="float" office:value="274640" calcext:value-type="float">
            <text:p>274640</text:p>
          </table:table-cell>
          <table:table-cell office:value-type="float" office:value="-0" calcext:value-type="float">
            <text:p>0</text:p>
          </table:table-cell>
          <table:table-cell office:value-type="float" office:value="990664" calcext:value-type="float">
            <text:p>990664</text:p>
          </table:table-cell>
          <table:table-cell office:value-type="float" office:value="-0" calcext:value-type="float">
            <text:p>0</text:p>
          </table:table-cell>
          <table:table-cell office:value-type="float" office:value="399616" calcext:value-type="float">
            <text:p>399616</text:p>
          </table:table-cell>
          <table:table-cell office:value-type="float" office:value="-1" calcext:value-type="float">
            <text:p>-1</text:p>
          </table:table-cell>
          <table:table-cell office:value-type="float" office:value="519497" calcext:value-type="float">
            <text:p>519497</text:p>
          </table:table-cell>
          <table:table-cell office:value-type="string" calcext:value-type="string">
            <text:p><text:s/></text:p>
          </table:table-cell>
          <table:table-cell table:formula="of:=[.A281]" office:value-type="float" office:value="274640" calcext:value-type="float">
            <text:p>274640</text:p>
          </table:table-cell>
          <table:table-cell table:formula="of:=CONCATENATE([.B281];&quot;.&quot;;[.C281])" office:value-type="string" office:string-value="0.990664" calcext:value-type="string">
            <text:p>0.990664</text:p>
          </table:table-cell>
          <table:table-cell table:formula="of:=CONCATENATE([.D281];&quot;.&quot;;[.E281])" office:value-type="string" office:string-value="0.399616" calcext:value-type="string">
            <text:p>0.399616</text:p>
          </table:table-cell>
          <table:table-cell table:formula="of:=CONCATENATE([.F281];&quot;.&quot;;[.G281])" office:value-type="string" office:string-value="-1.519497" calcext:value-type="string">
            <text:p>-1.519497</text:p>
          </table:table-cell>
        </table:table-row>
        <table:table-row table:style-name="ro1">
          <table:table-cell office:value-type="float" office:value="274720" calcext:value-type="float">
            <text:p>274720</text:p>
          </table:table-cell>
          <table:table-cell office:value-type="float" office:value="4" calcext:value-type="float">
            <text:p>4</text:p>
          </table:table-cell>
          <table:table-cell office:value-type="float" office:value="680528" calcext:value-type="float">
            <text:p>680528</text:p>
          </table:table-cell>
          <table:table-cell office:value-type="float" office:value="-78" calcext:value-type="float">
            <text:p>-78</text:p>
          </table:table-cell>
          <table:table-cell office:value-type="float" office:value="401237" calcext:value-type="float">
            <text:p>401237</text:p>
          </table:table-cell>
          <table:table-cell office:value-type="float" office:value="-12" calcext:value-type="float">
            <text:p>-12</text:p>
          </table:table-cell>
          <table:table-cell office:value-type="float" office:value="739842" calcext:value-type="float">
            <text:p>739842</text:p>
          </table:table-cell>
          <table:table-cell office:value-type="string" calcext:value-type="string">
            <text:p><text:s/></text:p>
          </table:table-cell>
          <table:table-cell table:formula="of:=[.A282]" office:value-type="float" office:value="274720" calcext:value-type="float">
            <text:p>274720</text:p>
          </table:table-cell>
          <table:table-cell table:formula="of:=CONCATENATE([.B282];&quot;.&quot;;[.C282])" office:value-type="string" office:string-value="4.680528" calcext:value-type="string">
            <text:p>4.680528</text:p>
          </table:table-cell>
          <table:table-cell table:formula="of:=CONCATENATE([.D282];&quot;.&quot;;[.E282])" office:value-type="string" office:string-value="-78.401237" calcext:value-type="string">
            <text:p>-78.401237</text:p>
          </table:table-cell>
          <table:table-cell table:formula="of:=CONCATENATE([.F282];&quot;.&quot;;[.G282])" office:value-type="string" office:string-value="-12.739842" calcext:value-type="string">
            <text:p>-12.739842</text:p>
          </table:table-cell>
        </table:table-row>
        <table:table-row table:style-name="ro1">
          <table:table-cell office:value-type="float" office:value="274800" calcext:value-type="float">
            <text:p>274800</text:p>
          </table:table-cell>
          <table:table-cell office:value-type="float" office:value="-2" calcext:value-type="float">
            <text:p>-2</text:p>
          </table:table-cell>
          <table:table-cell office:value-type="float" office:value="144046" calcext:value-type="float">
            <text:p>144046</text:p>
          </table:table-cell>
          <table:table-cell office:value-type="float" office:value="-6" calcext:value-type="float">
            <text:p>-6</text:p>
          </table:table-cell>
          <table:table-cell office:value-type="float" office:value="611605" calcext:value-type="float">
            <text:p>611605</text:p>
          </table:table-cell>
          <table:table-cell office:value-type="float" office:value="-2" calcext:value-type="float">
            <text:p>-2</text:p>
          </table:table-cell>
          <table:table-cell office:value-type="float" office:value="543661" calcext:value-type="float">
            <text:p>543661</text:p>
          </table:table-cell>
          <table:table-cell office:value-type="string" calcext:value-type="string">
            <text:p><text:s/></text:p>
          </table:table-cell>
          <table:table-cell table:formula="of:=[.A283]" office:value-type="float" office:value="274800" calcext:value-type="float">
            <text:p>274800</text:p>
          </table:table-cell>
          <table:table-cell table:formula="of:=CONCATENATE([.B283];&quot;.&quot;;[.C283])" office:value-type="string" office:string-value="-2.144046" calcext:value-type="string">
            <text:p>-2.144046</text:p>
          </table:table-cell>
          <table:table-cell table:formula="of:=CONCATENATE([.D283];&quot;.&quot;;[.E283])" office:value-type="string" office:string-value="-6.611605" calcext:value-type="string">
            <text:p>-6.611605</text:p>
          </table:table-cell>
          <table:table-cell table:formula="of:=CONCATENATE([.F283];&quot;.&quot;;[.G283])" office:value-type="string" office:string-value="-2.543661" calcext:value-type="string">
            <text:p>-2.543661</text:p>
          </table:table-cell>
        </table:table-row>
        <table:table-row table:style-name="ro1">
          <table:table-cell office:value-type="float" office:value="274879" calcext:value-type="float">
            <text:p>274879</text:p>
          </table:table-cell>
          <table:table-cell office:value-type="float" office:value="-1" calcext:value-type="float">
            <text:p>-1</text:p>
          </table:table-cell>
          <table:table-cell office:value-type="float" office:value="653499" calcext:value-type="float">
            <text:p>653499</text:p>
          </table:table-cell>
          <table:table-cell office:value-type="float" office:value="5" calcext:value-type="float">
            <text:p>5</text:p>
          </table:table-cell>
          <table:table-cell office:value-type="float" office:value="273970" calcext:value-type="float">
            <text:p>273970</text:p>
          </table:table-cell>
          <table:table-cell office:value-type="float" office:value="0" calcext:value-type="float">
            <text:p>0</text:p>
          </table:table-cell>
          <table:table-cell office:value-type="float" office:value="555155" calcext:value-type="float">
            <text:p>555155</text:p>
          </table:table-cell>
          <table:table-cell office:value-type="string" calcext:value-type="string">
            <text:p><text:s/></text:p>
          </table:table-cell>
          <table:table-cell table:formula="of:=[.A284]" office:value-type="float" office:value="274879" calcext:value-type="float">
            <text:p>274879</text:p>
          </table:table-cell>
          <table:table-cell table:formula="of:=CONCATENATE([.B284];&quot;.&quot;;[.C284])" office:value-type="string" office:string-value="-1.653499" calcext:value-type="string">
            <text:p>-1.653499</text:p>
          </table:table-cell>
          <table:table-cell table:formula="of:=CONCATENATE([.D284];&quot;.&quot;;[.E284])" office:value-type="string" office:string-value="5.273970" calcext:value-type="string">
            <text:p>5.273970</text:p>
          </table:table-cell>
          <table:table-cell table:formula="of:=CONCATENATE([.F284];&quot;.&quot;;[.G284])" office:value-type="string" office:string-value="0.555155" calcext:value-type="string">
            <text:p>0.555155</text:p>
          </table:table-cell>
        </table:table-row>
        <table:table-row table:style-name="ro1">
          <table:table-cell office:value-type="float" office:value="274959" calcext:value-type="float">
            <text:p>274959</text:p>
          </table:table-cell>
          <table:table-cell office:value-type="float" office:value="2" calcext:value-type="float">
            <text:p>2</text:p>
          </table:table-cell>
          <table:table-cell office:value-type="float" office:value="354622" calcext:value-type="float">
            <text:p>354622</text:p>
          </table:table-cell>
          <table:table-cell office:value-type="float" office:value="0" calcext:value-type="float">
            <text:p>0</text:p>
          </table:table-cell>
          <table:table-cell office:value-type="float" office:value="435509" calcext:value-type="float">
            <text:p>435509</text:p>
          </table:table-cell>
          <table:table-cell office:value-type="float" office:value="0" calcext:value-type="float">
            <text:p>0</text:p>
          </table:table-cell>
          <table:table-cell office:value-type="float" office:value="701122" calcext:value-type="float">
            <text:p>701122</text:p>
          </table:table-cell>
          <table:table-cell office:value-type="string" calcext:value-type="string">
            <text:p><text:s/></text:p>
          </table:table-cell>
          <table:table-cell table:formula="of:=[.A285]" office:value-type="float" office:value="274959" calcext:value-type="float">
            <text:p>274959</text:p>
          </table:table-cell>
          <table:table-cell table:formula="of:=CONCATENATE([.B285];&quot;.&quot;;[.C285])" office:value-type="string" office:string-value="2.354622" calcext:value-type="string">
            <text:p>2.354622</text:p>
          </table:table-cell>
          <table:table-cell table:formula="of:=CONCATENATE([.D285];&quot;.&quot;;[.E285])" office:value-type="string" office:string-value="0.435509" calcext:value-type="string">
            <text:p>0.435509</text:p>
          </table:table-cell>
          <table:table-cell table:formula="of:=CONCATENATE([.F285];&quot;.&quot;;[.G285])" office:value-type="string" office:string-value="0.701122" calcext:value-type="string">
            <text:p>0.701122</text:p>
          </table:table-cell>
        </table:table-row>
        <table:table-row table:style-name="ro1">
          <table:table-cell office:value-type="float" office:value="275039" calcext:value-type="float">
            <text:p>275039</text:p>
          </table:table-cell>
          <table:table-cell office:value-type="float" office:value="0" calcext:value-type="float">
            <text:p>0</text:p>
          </table:table-cell>
          <table:table-cell office:value-type="float" office:value="756159" calcext:value-type="float">
            <text:p>756159</text:p>
          </table:table-cell>
          <table:table-cell office:value-type="float" office:value="-0" calcext:value-type="float">
            <text:p>0</text:p>
          </table:table-cell>
          <table:table-cell office:value-type="float" office:value="404401" calcext:value-type="float">
            <text:p>404401</text:p>
          </table:table-cell>
          <table:table-cell office:value-type="float" office:value="-2" calcext:value-type="float">
            <text:p>-2</text:p>
          </table:table-cell>
          <table:table-cell office:value-type="float" office:value="904990" calcext:value-type="float">
            <text:p>904990</text:p>
          </table:table-cell>
          <table:table-cell office:value-type="string" calcext:value-type="string">
            <text:p><text:s/></text:p>
          </table:table-cell>
          <table:table-cell table:formula="of:=[.A286]" office:value-type="float" office:value="275039" calcext:value-type="float">
            <text:p>275039</text:p>
          </table:table-cell>
          <table:table-cell table:formula="of:=CONCATENATE([.B286];&quot;.&quot;;[.C286])" office:value-type="string" office:string-value="0.756159" calcext:value-type="string">
            <text:p>0.756159</text:p>
          </table:table-cell>
          <table:table-cell table:formula="of:=CONCATENATE([.D286];&quot;.&quot;;[.E286])" office:value-type="string" office:string-value="0.404401" calcext:value-type="string">
            <text:p>0.404401</text:p>
          </table:table-cell>
          <table:table-cell table:formula="of:=CONCATENATE([.F286];&quot;.&quot;;[.G286])" office:value-type="string" office:string-value="-2.904990" calcext:value-type="string">
            <text:p>-2.904990</text:p>
          </table:table-cell>
        </table:table-row>
        <table:table-row table:style-name="ro1">
          <table:table-cell office:value-type="float" office:value="275119" calcext:value-type="float">
            <text:p>275119</text:p>
          </table:table-cell>
          <table:table-cell office:value-type="float" office:value="-4" calcext:value-type="float">
            <text:p>-4</text:p>
          </table:table-cell>
          <table:table-cell office:value-type="float" office:value="134945" calcext:value-type="float">
            <text:p>134945</text:p>
          </table:table-cell>
          <table:table-cell office:value-type="float" office:value="-60" calcext:value-type="float">
            <text:p>-60</text:p>
          </table:table-cell>
          <table:table-cell office:value-type="float" office:value="748756" calcext:value-type="float">
            <text:p>748756</text:p>
          </table:table-cell>
          <table:table-cell office:value-type="float" office:value="-12" calcext:value-type="float">
            <text:p>-12</text:p>
          </table:table-cell>
          <table:table-cell office:value-type="float" office:value="971954" calcext:value-type="float">
            <text:p>971954</text:p>
          </table:table-cell>
          <table:table-cell office:value-type="string" calcext:value-type="string">
            <text:p><text:s/></text:p>
          </table:table-cell>
          <table:table-cell table:formula="of:=[.A287]" office:value-type="float" office:value="275119" calcext:value-type="float">
            <text:p>275119</text:p>
          </table:table-cell>
          <table:table-cell table:formula="of:=CONCATENATE([.B287];&quot;.&quot;;[.C287])" office:value-type="string" office:string-value="-4.134945" calcext:value-type="string">
            <text:p>-4.134945</text:p>
          </table:table-cell>
          <table:table-cell table:formula="of:=CONCATENATE([.D287];&quot;.&quot;;[.E287])" office:value-type="string" office:string-value="-60.748756" calcext:value-type="string">
            <text:p>-60.748756</text:p>
          </table:table-cell>
          <table:table-cell table:formula="of:=CONCATENATE([.F287];&quot;.&quot;;[.G287])" office:value-type="string" office:string-value="-12.971954" calcext:value-type="string">
            <text:p>-12.971954</text:p>
          </table:table-cell>
        </table:table-row>
        <table:table-row table:style-name="ro1">
          <table:table-cell office:value-type="float" office:value="275199" calcext:value-type="float">
            <text:p>275199</text:p>
          </table:table-cell>
          <table:table-cell office:value-type="float" office:value="-0" calcext:value-type="float">
            <text:p>0</text:p>
          </table:table-cell>
          <table:table-cell office:value-type="float" office:value="222540" calcext:value-type="float">
            <text:p>222540</text:p>
          </table:table-cell>
          <table:table-cell office:value-type="float" office:value="-4" calcext:value-type="float">
            <text:p>-4</text:p>
          </table:table-cell>
          <table:table-cell office:value-type="float" office:value="309628" calcext:value-type="float">
            <text:p>309628</text:p>
          </table:table-cell>
          <table:table-cell office:value-type="float" office:value="0" calcext:value-type="float">
            <text:p>0</text:p>
          </table:table-cell>
          <table:table-cell office:value-type="float" office:value="126824" calcext:value-type="float">
            <text:p>126824</text:p>
          </table:table-cell>
          <table:table-cell office:value-type="string" calcext:value-type="string">
            <text:p><text:s/></text:p>
          </table:table-cell>
          <table:table-cell table:formula="of:=[.A288]" office:value-type="float" office:value="275199" calcext:value-type="float">
            <text:p>275199</text:p>
          </table:table-cell>
          <table:table-cell table:formula="of:=CONCATENATE([.B288];&quot;.&quot;;[.C288])" office:value-type="string" office:string-value="0.222540" calcext:value-type="string">
            <text:p>0.222540</text:p>
          </table:table-cell>
          <table:table-cell table:formula="of:=CONCATENATE([.D288];&quot;.&quot;;[.E288])" office:value-type="string" office:string-value="-4.309628" calcext:value-type="string">
            <text:p>-4.309628</text:p>
          </table:table-cell>
          <table:table-cell table:formula="of:=CONCATENATE([.F288];&quot;.&quot;;[.G288])" office:value-type="string" office:string-value="0.126824" calcext:value-type="string">
            <text:p>0.126824</text:p>
          </table:table-cell>
        </table:table-row>
        <table:table-row table:style-name="ro1">
          <table:table-cell office:value-type="float" office:value="275278" calcext:value-type="float">
            <text:p>275278</text:p>
          </table:table-cell>
          <table:table-cell office:value-type="float" office:value="0" calcext:value-type="float">
            <text:p>0</text:p>
          </table:table-cell>
          <table:table-cell office:value-type="float" office:value="543190" calcext:value-type="float">
            <text:p>543190</text:p>
          </table:table-cell>
          <table:table-cell office:value-type="float" office:value="2" calcext:value-type="float">
            <text:p>2</text:p>
          </table:table-cell>
          <table:table-cell office:value-type="float" office:value="333085" calcext:value-type="float">
            <text:p>333085</text:p>
          </table:table-cell>
          <table:table-cell office:value-type="float" office:value="-0" calcext:value-type="float">
            <text:p>0</text:p>
          </table:table-cell>
          <table:table-cell office:value-type="float" office:value="236898" calcext:value-type="float">
            <text:p>236898</text:p>
          </table:table-cell>
          <table:table-cell office:value-type="string" calcext:value-type="string">
            <text:p><text:s/></text:p>
          </table:table-cell>
          <table:table-cell table:formula="of:=[.A289]" office:value-type="float" office:value="275278" calcext:value-type="float">
            <text:p>275278</text:p>
          </table:table-cell>
          <table:table-cell table:formula="of:=CONCATENATE([.B289];&quot;.&quot;;[.C289])" office:value-type="string" office:string-value="0.543190" calcext:value-type="string">
            <text:p>0.543190</text:p>
          </table:table-cell>
          <table:table-cell table:formula="of:=CONCATENATE([.D289];&quot;.&quot;;[.E289])" office:value-type="string" office:string-value="2.333085" calcext:value-type="string">
            <text:p>2.333085</text:p>
          </table:table-cell>
          <table:table-cell table:formula="of:=CONCATENATE([.F289];&quot;.&quot;;[.G289])" office:value-type="string" office:string-value="0.236898" calcext:value-type="string">
            <text:p>0.236898</text:p>
          </table:table-cell>
        </table:table-row>
        <table:table-row table:style-name="ro1">
          <table:table-cell office:value-type="float" office:value="275358" calcext:value-type="float">
            <text:p>275358</text:p>
          </table:table-cell>
          <table:table-cell office:value-type="float" office:value="-0" calcext:value-type="float">
            <text:p>0</text:p>
          </table:table-cell>
          <table:table-cell office:value-type="float" office:value="763338" calcext:value-type="float">
            <text:p>763338</text:p>
          </table:table-cell>
          <table:table-cell office:value-type="float" office:value="-0" calcext:value-type="float">
            <text:p>0</text:p>
          </table:table-cell>
          <table:table-cell office:value-type="float" office:value="603013" calcext:value-type="float">
            <text:p>603013</text:p>
          </table:table-cell>
          <table:table-cell office:value-type="float" office:value="-1" calcext:value-type="float">
            <text:p>-1</text:p>
          </table:table-cell>
          <table:table-cell office:value-type="float" office:value="849718" calcext:value-type="float">
            <text:p>849718</text:p>
          </table:table-cell>
          <table:table-cell office:value-type="string" calcext:value-type="string">
            <text:p><text:s/></text:p>
          </table:table-cell>
          <table:table-cell table:formula="of:=[.A290]" office:value-type="float" office:value="275358" calcext:value-type="float">
            <text:p>275358</text:p>
          </table:table-cell>
          <table:table-cell table:formula="of:=CONCATENATE([.B290];&quot;.&quot;;[.C290])" office:value-type="string" office:string-value="0.763338" calcext:value-type="string">
            <text:p>0.763338</text:p>
          </table:table-cell>
          <table:table-cell table:formula="of:=CONCATENATE([.D290];&quot;.&quot;;[.E290])" office:value-type="string" office:string-value="0.603013" calcext:value-type="string">
            <text:p>0.603013</text:p>
          </table:table-cell>
          <table:table-cell table:formula="of:=CONCATENATE([.F290];&quot;.&quot;;[.G290])" office:value-type="string" office:string-value="-1.849718" calcext:value-type="string">
            <text:p>-1.849718</text:p>
          </table:table-cell>
        </table:table-row>
        <table:table-row table:style-name="ro1">
          <table:table-cell office:value-type="float" office:value="275437" calcext:value-type="float">
            <text:p>275437</text:p>
          </table:table-cell>
          <table:table-cell office:value-type="float" office:value="0" calcext:value-type="float">
            <text:p>0</text:p>
          </table:table-cell>
          <table:table-cell office:value-type="float" office:value="50251" calcext:value-type="float">
            <text:p>50251</text:p>
          </table:table-cell>
          <table:table-cell office:value-type="float" office:value="-4" calcext:value-type="float">
            <text:p>-4</text:p>
          </table:table-cell>
          <table:table-cell office:value-type="float" office:value="319199" calcext:value-type="float">
            <text:p>319199</text:p>
          </table:table-cell>
          <table:table-cell office:value-type="float" office:value="0" calcext:value-type="float">
            <text:p>0</text:p>
          </table:table-cell>
          <table:table-cell office:value-type="float" office:value="71787" calcext:value-type="float">
            <text:p>71787</text:p>
          </table:table-cell>
          <table:table-cell office:value-type="string" calcext:value-type="string">
            <text:p><text:s/></text:p>
          </table:table-cell>
          <table:table-cell table:formula="of:=[.A291]" office:value-type="float" office:value="275437" calcext:value-type="float">
            <text:p>275437</text:p>
          </table:table-cell>
          <table:table-cell table:formula="of:=CONCATENATE([.B291];&quot;.&quot;;[.C291])" office:value-type="string" office:string-value="0.50251" calcext:value-type="string">
            <text:p>0.50251</text:p>
          </table:table-cell>
          <table:table-cell table:formula="of:=CONCATENATE([.D291];&quot;.&quot;;[.E291])" office:value-type="string" office:string-value="-4.319199" calcext:value-type="string">
            <text:p>-4.319199</text:p>
          </table:table-cell>
          <table:table-cell table:formula="of:=CONCATENATE([.F291];&quot;.&quot;;[.G291])" office:value-type="string" office:string-value="0.71787" calcext:value-type="string">
            <text:p>0.71787</text:p>
          </table:table-cell>
        </table:table-row>
        <table:table-row table:style-name="ro1">
          <table:table-cell office:value-type="float" office:value="275517" calcext:value-type="float">
            <text:p>275517</text:p>
          </table:table-cell>
          <table:table-cell office:value-type="float" office:value="-0" calcext:value-type="float">
            <text:p>0</text:p>
          </table:table-cell>
          <table:table-cell office:value-type="float" office:value="284756" calcext:value-type="float">
            <text:p>284756</text:p>
          </table:table-cell>
          <table:table-cell office:value-type="float" office:value="-38" calcext:value-type="float">
            <text:p>-38</text:p>
          </table:table-cell>
          <table:table-cell office:value-type="float" office:value="226707" calcext:value-type="float">
            <text:p>226707</text:p>
          </table:table-cell>
          <table:table-cell office:value-type="float" office:value="-6" calcext:value-type="float">
            <text:p>-6</text:p>
          </table:table-cell>
          <table:table-cell office:value-type="float" office:value="412994" calcext:value-type="float">
            <text:p>412994</text:p>
          </table:table-cell>
          <table:table-cell office:value-type="string" calcext:value-type="string">
            <text:p><text:s/></text:p>
          </table:table-cell>
          <table:table-cell table:formula="of:=[.A292]" office:value-type="float" office:value="275517" calcext:value-type="float">
            <text:p>275517</text:p>
          </table:table-cell>
          <table:table-cell table:formula="of:=CONCATENATE([.B292];&quot;.&quot;;[.C292])" office:value-type="string" office:string-value="0.284756" calcext:value-type="string">
            <text:p>0.284756</text:p>
          </table:table-cell>
          <table:table-cell table:formula="of:=CONCATENATE([.D292];&quot;.&quot;;[.E292])" office:value-type="string" office:string-value="-38.226707" calcext:value-type="string">
            <text:p>-38.226707</text:p>
          </table:table-cell>
          <table:table-cell table:formula="of:=CONCATENATE([.F292];&quot;.&quot;;[.G292])" office:value-type="string" office:string-value="-6.412994" calcext:value-type="string">
            <text:p>-6.412994</text:p>
          </table:table-cell>
        </table:table-row>
        <table:table-row table:style-name="ro1">
          <table:table-cell office:value-type="float" office:value="275597" calcext:value-type="float">
            <text:p>275597</text:p>
          </table:table-cell>
          <table:table-cell office:value-type="float" office:value="-0" calcext:value-type="float">
            <text:p>0</text:p>
          </table:table-cell>
          <table:table-cell office:value-type="float" office:value="107681" calcext:value-type="float">
            <text:p>107681</text:p>
          </table:table-cell>
          <table:table-cell office:value-type="float" office:value="2" calcext:value-type="float">
            <text:p>2</text:p>
          </table:table-cell>
          <table:table-cell office:value-type="float" office:value="191904" calcext:value-type="float">
            <text:p>191904</text:p>
          </table:table-cell>
          <table:table-cell office:value-type="float" office:value="-1" calcext:value-type="float">
            <text:p>-1</text:p>
          </table:table-cell>
          <table:table-cell office:value-type="float" office:value="737251" calcext:value-type="float">
            <text:p>737251</text:p>
          </table:table-cell>
          <table:table-cell office:value-type="string" calcext:value-type="string">
            <text:p><text:s/></text:p>
          </table:table-cell>
          <table:table-cell table:formula="of:=[.A293]" office:value-type="float" office:value="275597" calcext:value-type="float">
            <text:p>275597</text:p>
          </table:table-cell>
          <table:table-cell table:formula="of:=CONCATENATE([.B293];&quot;.&quot;;[.C293])" office:value-type="string" office:string-value="0.107681" calcext:value-type="string">
            <text:p>0.107681</text:p>
          </table:table-cell>
          <table:table-cell table:formula="of:=CONCATENATE([.D293];&quot;.&quot;;[.E293])" office:value-type="string" office:string-value="2.191904" calcext:value-type="string">
            <text:p>2.191904</text:p>
          </table:table-cell>
          <table:table-cell table:formula="of:=CONCATENATE([.F293];&quot;.&quot;;[.G293])" office:value-type="string" office:string-value="-1.737251" calcext:value-type="string">
            <text:p>-1.737251</text:p>
          </table:table-cell>
        </table:table-row>
        <table:table-row table:style-name="ro1">
          <table:table-cell office:value-type="float" office:value="275676" calcext:value-type="float">
            <text:p>275676</text:p>
          </table:table-cell>
          <table:table-cell office:value-type="float" office:value="-0" calcext:value-type="float">
            <text:p>0</text:p>
          </table:table-cell>
          <table:table-cell office:value-type="float" office:value="684372" calcext:value-type="float">
            <text:p>684372</text:p>
          </table:table-cell>
          <table:table-cell office:value-type="float" office:value="2" calcext:value-type="float">
            <text:p>2</text:p>
          </table:table-cell>
          <table:table-cell office:value-type="float" office:value="804488" calcext:value-type="float">
            <text:p>804488</text:p>
          </table:table-cell>
          <table:table-cell office:value-type="float" office:value="0" calcext:value-type="float">
            <text:p>0</text:p>
          </table:table-cell>
          <table:table-cell office:value-type="float" office:value="205790" calcext:value-type="float">
            <text:p>205790</text:p>
          </table:table-cell>
          <table:table-cell office:value-type="string" calcext:value-type="string">
            <text:p><text:s/></text:p>
          </table:table-cell>
          <table:table-cell table:formula="of:=[.A294]" office:value-type="float" office:value="275676" calcext:value-type="float">
            <text:p>275676</text:p>
          </table:table-cell>
          <table:table-cell table:formula="of:=CONCATENATE([.B294];&quot;.&quot;;[.C294])" office:value-type="string" office:string-value="0.684372" calcext:value-type="string">
            <text:p>0.684372</text:p>
          </table:table-cell>
          <table:table-cell table:formula="of:=CONCATENATE([.D294];&quot;.&quot;;[.E294])" office:value-type="string" office:string-value="2.804488" calcext:value-type="string">
            <text:p>2.804488</text:p>
          </table:table-cell>
          <table:table-cell table:formula="of:=CONCATENATE([.F294];&quot;.&quot;;[.G294])" office:value-type="string" office:string-value="0.205790" calcext:value-type="string">
            <text:p>0.205790</text:p>
          </table:table-cell>
        </table:table-row>
        <table:table-row table:style-name="ro1">
          <table:table-cell office:value-type="float" office:value="275756" calcext:value-type="float">
            <text:p>275756</text:p>
          </table:table-cell>
          <table:table-cell office:value-type="float" office:value="0" calcext:value-type="float">
            <text:p>0</text:p>
          </table:table-cell>
          <table:table-cell office:value-type="float" office:value="909305" calcext:value-type="float">
            <text:p>909305</text:p>
          </table:table-cell>
          <table:table-cell office:value-type="float" office:value="0" calcext:value-type="float">
            <text:p>0</text:p>
          </table:table-cell>
          <table:table-cell office:value-type="float" office:value="430723" calcext:value-type="float">
            <text:p>430723</text:p>
          </table:table-cell>
          <table:table-cell office:value-type="float" office:value="1" calcext:value-type="float">
            <text:p>1</text:p>
          </table:table-cell>
          <table:table-cell office:value-type="float" office:value="435745" calcext:value-type="float">
            <text:p>435745</text:p>
          </table:table-cell>
          <table:table-cell office:value-type="string" calcext:value-type="string">
            <text:p><text:s/></text:p>
          </table:table-cell>
          <table:table-cell table:formula="of:=[.A295]" office:value-type="float" office:value="275756" calcext:value-type="float">
            <text:p>275756</text:p>
          </table:table-cell>
          <table:table-cell table:formula="of:=CONCATENATE([.B295];&quot;.&quot;;[.C295])" office:value-type="string" office:string-value="0.909305" calcext:value-type="string">
            <text:p>0.909305</text:p>
          </table:table-cell>
          <table:table-cell table:formula="of:=CONCATENATE([.D295];&quot;.&quot;;[.E295])" office:value-type="string" office:string-value="0.430723" calcext:value-type="string">
            <text:p>0.430723</text:p>
          </table:table-cell>
          <table:table-cell table:formula="of:=CONCATENATE([.F295];&quot;.&quot;;[.G295])" office:value-type="string" office:string-value="1.435745" calcext:value-type="string">
            <text:p>1.435745</text:p>
          </table:table-cell>
        </table:table-row>
        <table:table-row table:style-name="ro1">
          <table:table-cell office:value-type="float" office:value="275835" calcext:value-type="float">
            <text:p>275835</text:p>
          </table:table-cell>
          <table:table-cell office:value-type="float" office:value="1" calcext:value-type="float">
            <text:p>1</text:p>
          </table:table-cell>
          <table:table-cell office:value-type="float" office:value="521890" calcext:value-type="float">
            <text:p>521890</text:p>
          </table:table-cell>
          <table:table-cell office:value-type="float" office:value="-10" calcext:value-type="float">
            <text:p>-10</text:p>
          </table:table-cell>
          <table:table-cell office:value-type="float" office:value="760908" calcext:value-type="float">
            <text:p>760908</text:p>
          </table:table-cell>
          <table:table-cell office:value-type="float" office:value="-0" calcext:value-type="float">
            <text:p>0</text:p>
          </table:table-cell>
          <table:table-cell office:value-type="float" office:value="997843" calcext:value-type="float">
            <text:p>997843</text:p>
          </table:table-cell>
          <table:table-cell office:value-type="string" calcext:value-type="string">
            <text:p><text:s/></text:p>
          </table:table-cell>
          <table:table-cell table:formula="of:=[.A296]" office:value-type="float" office:value="275835" calcext:value-type="float">
            <text:p>275835</text:p>
          </table:table-cell>
          <table:table-cell table:formula="of:=CONCATENATE([.B296];&quot;.&quot;;[.C296])" office:value-type="string" office:string-value="1.521890" calcext:value-type="string">
            <text:p>1.521890</text:p>
          </table:table-cell>
          <table:table-cell table:formula="of:=CONCATENATE([.D296];&quot;.&quot;;[.E296])" office:value-type="string" office:string-value="-10.760908" calcext:value-type="string">
            <text:p>-10.760908</text:p>
          </table:table-cell>
          <table:table-cell table:formula="of:=CONCATENATE([.F296];&quot;.&quot;;[.G296])" office:value-type="string" office:string-value="0.997843" calcext:value-type="string">
            <text:p>0.997843</text:p>
          </table:table-cell>
        </table:table-row>
        <table:table-row table:style-name="ro1">
          <table:table-cell office:value-type="float" office:value="275915" calcext:value-type="float">
            <text:p>275915</text:p>
          </table:table-cell>
          <table:table-cell office:value-type="float" office:value="-2" calcext:value-type="float">
            <text:p>-2</text:p>
          </table:table-cell>
          <table:table-cell office:value-type="float" office:value="22007" calcext:value-type="float">
            <text:p>22007</text:p>
          </table:table-cell>
          <table:table-cell office:value-type="float" office:value="-26" calcext:value-type="float">
            <text:p>-26</text:p>
          </table:table-cell>
          <table:table-cell office:value-type="float" office:value="982431" calcext:value-type="float">
            <text:p>982431</text:p>
          </table:table-cell>
          <table:table-cell office:value-type="float" office:value="-2" calcext:value-type="float">
            <text:p>-2</text:p>
          </table:table-cell>
          <table:table-cell office:value-type="float" office:value="342657" calcext:value-type="float">
            <text:p>342657</text:p>
          </table:table-cell>
          <table:table-cell office:value-type="string" calcext:value-type="string">
            <text:p><text:s/></text:p>
          </table:table-cell>
          <table:table-cell table:formula="of:=[.A297]" office:value-type="float" office:value="275915" calcext:value-type="float">
            <text:p>275915</text:p>
          </table:table-cell>
          <table:table-cell table:formula="of:=CONCATENATE([.B297];&quot;.&quot;;[.C297])" office:value-type="string" office:string-value="-2.22007" calcext:value-type="string">
            <text:p>-2.22007</text:p>
          </table:table-cell>
          <table:table-cell table:formula="of:=CONCATENATE([.D297];&quot;.&quot;;[.E297])" office:value-type="string" office:string-value="-26.982431" calcext:value-type="string">
            <text:p>-26.982431</text:p>
          </table:table-cell>
          <table:table-cell table:formula="of:=CONCATENATE([.F297];&quot;.&quot;;[.G297])" office:value-type="string" office:string-value="-2.342657" calcext:value-type="string">
            <text:p>-2.342657</text:p>
          </table:table-cell>
        </table:table-row>
        <table:table-row table:style-name="ro1">
          <table:table-cell office:value-type="float" office:value="275995" calcext:value-type="float">
            <text:p>275995</text:p>
          </table:table-cell>
          <table:table-cell office:value-type="float" office:value="-0" calcext:value-type="float">
            <text:p>0</text:p>
          </table:table-cell>
          <table:table-cell office:value-type="float" office:value="677193" calcext:value-type="float">
            <text:p>677193</text:p>
          </table:table-cell>
          <table:table-cell office:value-type="float" office:value="5" calcext:value-type="float">
            <text:p>5</text:p>
          </table:table-cell>
          <table:table-cell office:value-type="float" office:value="881768" calcext:value-type="float">
            <text:p>881768</text:p>
          </table:table-cell>
          <table:table-cell office:value-type="float" office:value="-1" calcext:value-type="float">
            <text:p>-1</text:p>
          </table:table-cell>
          <table:table-cell office:value-type="float" office:value="253884" calcext:value-type="float">
            <text:p>253884</text:p>
          </table:table-cell>
          <table:table-cell office:value-type="string" calcext:value-type="string">
            <text:p><text:s/></text:p>
          </table:table-cell>
          <table:table-cell table:formula="of:=[.A298]" office:value-type="float" office:value="275995" calcext:value-type="float">
            <text:p>275995</text:p>
          </table:table-cell>
          <table:table-cell table:formula="of:=CONCATENATE([.B298];&quot;.&quot;;[.C298])" office:value-type="string" office:string-value="0.677193" calcext:value-type="string">
            <text:p>0.677193</text:p>
          </table:table-cell>
          <table:table-cell table:formula="of:=CONCATENATE([.D298];&quot;.&quot;;[.E298])" office:value-type="string" office:string-value="5.881768" calcext:value-type="string">
            <text:p>5.881768</text:p>
          </table:table-cell>
          <table:table-cell table:formula="of:=CONCATENATE([.F298];&quot;.&quot;;[.G298])" office:value-type="string" office:string-value="-1.253884" calcext:value-type="string">
            <text:p>-1.253884</text:p>
          </table:table-cell>
        </table:table-row>
        <table:table-row table:style-name="ro1">
          <table:table-cell office:value-type="float" office:value="276075" calcext:value-type="float">
            <text:p>276075</text:p>
          </table:table-cell>
          <table:table-cell office:value-type="float" office:value="0" calcext:value-type="float">
            <text:p>0</text:p>
          </table:table-cell>
          <table:table-cell office:value-type="float" office:value="942806" calcext:value-type="float">
            <text:p>942806</text:p>
          </table:table-cell>
          <table:table-cell office:value-type="float" office:value="2" calcext:value-type="float">
            <text:p>2</text:p>
          </table:table-cell>
          <table:table-cell office:value-type="float" office:value="172760" calcext:value-type="float">
            <text:p>172760</text:p>
          </table:table-cell>
          <table:table-cell office:value-type="float" office:value="1" calcext:value-type="float">
            <text:p>1</text:p>
          </table:table-cell>
          <table:table-cell office:value-type="float" office:value="500353" calcext:value-type="float">
            <text:p>500353</text:p>
          </table:table-cell>
          <table:table-cell office:value-type="string" calcext:value-type="string">
            <text:p><text:s/></text:p>
          </table:table-cell>
          <table:table-cell table:formula="of:=[.A299]" office:value-type="float" office:value="276075" calcext:value-type="float">
            <text:p>276075</text:p>
          </table:table-cell>
          <table:table-cell table:formula="of:=CONCATENATE([.B299];&quot;.&quot;;[.C299])" office:value-type="string" office:string-value="0.942806" calcext:value-type="string">
            <text:p>0.942806</text:p>
          </table:table-cell>
          <table:table-cell table:formula="of:=CONCATENATE([.D299];&quot;.&quot;;[.E299])" office:value-type="string" office:string-value="2.172760" calcext:value-type="string">
            <text:p>2.172760</text:p>
          </table:table-cell>
          <table:table-cell table:formula="of:=CONCATENATE([.F299];&quot;.&quot;;[.G299])" office:value-type="string" office:string-value="1.500353" calcext:value-type="string">
            <text:p>1.500353</text:p>
          </table:table-cell>
        </table:table-row>
        <table:table-row table:style-name="ro1">
          <table:table-cell office:value-type="float" office:value="276155" calcext:value-type="float">
            <text:p>276155</text:p>
          </table:table-cell>
          <table:table-cell office:value-type="float" office:value="0" calcext:value-type="float">
            <text:p>0</text:p>
          </table:table-cell>
          <table:table-cell office:value-type="float" office:value="918877" calcext:value-type="float">
            <text:p>918877</text:p>
          </table:table-cell>
          <table:table-cell office:value-type="float" office:value="-0" calcext:value-type="float">
            <text:p>0</text:p>
          </table:table-cell>
          <table:table-cell office:value-type="float" office:value="835125" calcext:value-type="float">
            <text:p>835125</text:p>
          </table:table-cell>
          <table:table-cell office:value-type="float" office:value="-1" calcext:value-type="float">
            <text:p>-1</text:p>
          </table:table-cell>
          <table:table-cell office:value-type="float" office:value="926291" calcext:value-type="float">
            <text:p>926291</text:p>
          </table:table-cell>
          <table:table-cell office:value-type="string" calcext:value-type="string">
            <text:p><text:s/></text:p>
          </table:table-cell>
          <table:table-cell table:formula="of:=[.A300]" office:value-type="float" office:value="276155" calcext:value-type="float">
            <text:p>276155</text:p>
          </table:table-cell>
          <table:table-cell table:formula="of:=CONCATENATE([.B300];&quot;.&quot;;[.C300])" office:value-type="string" office:string-value="0.918877" calcext:value-type="string">
            <text:p>0.918877</text:p>
          </table:table-cell>
          <table:table-cell table:formula="of:=CONCATENATE([.D300];&quot;.&quot;;[.E300])" office:value-type="string" office:string-value="0.835125" calcext:value-type="string">
            <text:p>0.835125</text:p>
          </table:table-cell>
          <table:table-cell table:formula="of:=CONCATENATE([.F300];&quot;.&quot;;[.G300])" office:value-type="string" office:string-value="-1.926291" calcext:value-type="string">
            <text:p>-1.926291</text:p>
          </table:table-cell>
        </table:table-row>
        <table:table-row table:style-name="ro1">
          <table:table-cell office:value-type="float" office:value="276234" calcext:value-type="float">
            <text:p>276234</text:p>
          </table:table-cell>
          <table:table-cell office:value-type="float" office:value="3" calcext:value-type="float">
            <text:p>3</text:p>
          </table:table-cell>
          <table:table-cell office:value-type="float" office:value="199318" calcext:value-type="float">
            <text:p>199318</text:p>
          </table:table-cell>
          <table:table-cell office:value-type="float" office:value="-41" calcext:value-type="float">
            <text:p>-41</text:p>
          </table:table-cell>
          <table:table-cell office:value-type="float" office:value="454739" calcext:value-type="float">
            <text:p>454739</text:p>
          </table:table-cell>
          <table:table-cell office:value-type="float" office:value="-3" calcext:value-type="float">
            <text:p>-3</text:p>
          </table:table-cell>
          <table:table-cell office:value-type="float" office:value="10278" calcext:value-type="float">
            <text:p>10278</text:p>
          </table:table-cell>
          <table:table-cell office:value-type="string" calcext:value-type="string">
            <text:p><text:s/></text:p>
          </table:table-cell>
          <table:table-cell table:formula="of:=[.A301]" office:value-type="float" office:value="276234" calcext:value-type="float">
            <text:p>276234</text:p>
          </table:table-cell>
          <table:table-cell table:formula="of:=CONCATENATE([.B301];&quot;.&quot;;[.C301])" office:value-type="string" office:string-value="3.199318" calcext:value-type="string">
            <text:p>3.199318</text:p>
          </table:table-cell>
          <table:table-cell table:formula="of:=CONCATENATE([.D301];&quot;.&quot;;[.E301])" office:value-type="string" office:string-value="-41.454739" calcext:value-type="string">
            <text:p>-41.454739</text:p>
          </table:table-cell>
          <table:table-cell table:formula="of:=CONCATENATE([.F301];&quot;.&quot;;[.G301])" office:value-type="string" office:string-value="-3.10278" calcext:value-type="string">
            <text:p>-3.10278</text:p>
          </table:table-cell>
        </table:table-row>
        <table:table-row table:style-name="ro1">
          <table:table-cell office:value-type="float" office:value="276314" calcext:value-type="float">
            <text:p>276314</text:p>
          </table:table-cell>
          <table:table-cell office:value-type="float" office:value="-4" calcext:value-type="float">
            <text:p>-4</text:p>
          </table:table-cell>
          <table:table-cell office:value-type="float" office:value="364665" calcext:value-type="float">
            <text:p>364665</text:p>
          </table:table-cell>
          <table:table-cell office:value-type="float" office:value="-14" calcext:value-type="float">
            <text:p>-14</text:p>
          </table:table-cell>
          <table:table-cell office:value-type="float" office:value="244982" calcext:value-type="float">
            <text:p>244982</text:p>
          </table:table-cell>
          <table:table-cell office:value-type="float" office:value="-5" calcext:value-type="float">
            <text:p>-5</text:p>
          </table:table-cell>
          <table:table-cell office:value-type="float" office:value="611370" calcext:value-type="float">
            <text:p>611370</text:p>
          </table:table-cell>
          <table:table-cell office:value-type="string" calcext:value-type="string">
            <text:p><text:s/></text:p>
          </table:table-cell>
          <table:table-cell table:formula="of:=[.A302]" office:value-type="float" office:value="276314" calcext:value-type="float">
            <text:p>276314</text:p>
          </table:table-cell>
          <table:table-cell table:formula="of:=CONCATENATE([.B302];&quot;.&quot;;[.C302])" office:value-type="string" office:string-value="-4.364665" calcext:value-type="string">
            <text:p>-4.364665</text:p>
          </table:table-cell>
          <table:table-cell table:formula="of:=CONCATENATE([.D302];&quot;.&quot;;[.E302])" office:value-type="string" office:string-value="-14.244982" calcext:value-type="string">
            <text:p>-14.244982</text:p>
          </table:table-cell>
          <table:table-cell table:formula="of:=CONCATENATE([.F302];&quot;.&quot;;[.G302])" office:value-type="string" office:string-value="-5.611370" calcext:value-type="string">
            <text:p>-5.611370</text:p>
          </table:table-cell>
        </table:table-row>
        <table:table-row table:style-name="ro1">
          <table:table-cell office:value-type="float" office:value="276394" calcext:value-type="float">
            <text:p>276394</text:p>
          </table:table-cell>
          <table:table-cell office:value-type="float" office:value="0" calcext:value-type="float">
            <text:p>0</text:p>
          </table:table-cell>
          <table:table-cell office:value-type="float" office:value="492939" calcext:value-type="float">
            <text:p>492939</text:p>
          </table:table-cell>
          <table:table-cell office:value-type="float" office:value="6" calcext:value-type="float">
            <text:p>6</text:p>
          </table:table-cell>
          <table:table-cell office:value-type="float" office:value="156952" calcext:value-type="float">
            <text:p>156952</text:p>
          </table:table-cell>
          <table:table-cell office:value-type="float" office:value="0" calcext:value-type="float">
            <text:p>0</text:p>
          </table:table-cell>
          <table:table-cell office:value-type="float" office:value="720265" calcext:value-type="float">
            <text:p>720265</text:p>
          </table:table-cell>
          <table:table-cell office:value-type="string" calcext:value-type="string">
            <text:p><text:s/></text:p>
          </table:table-cell>
          <table:table-cell table:formula="of:=[.A303]" office:value-type="float" office:value="276394" calcext:value-type="float">
            <text:p>276394</text:p>
          </table:table-cell>
          <table:table-cell table:formula="of:=CONCATENATE([.B303];&quot;.&quot;;[.C303])" office:value-type="string" office:string-value="0.492939" calcext:value-type="string">
            <text:p>0.492939</text:p>
          </table:table-cell>
          <table:table-cell table:formula="of:=CONCATENATE([.D303];&quot;.&quot;;[.E303])" office:value-type="string" office:string-value="6.156952" calcext:value-type="string">
            <text:p>6.156952</text:p>
          </table:table-cell>
          <table:table-cell table:formula="of:=CONCATENATE([.F303];&quot;.&quot;;[.G303])" office:value-type="string" office:string-value="0.720265" calcext:value-type="string">
            <text:p>0.720265</text:p>
          </table:table-cell>
        </table:table-row>
        <table:table-row table:style-name="ro1">
          <table:table-cell office:value-type="float" office:value="276473" calcext:value-type="float">
            <text:p>276473</text:p>
          </table:table-cell>
          <table:table-cell office:value-type="float" office:value="1" calcext:value-type="float">
            <text:p>1</text:p>
          </table:table-cell>
          <table:table-cell office:value-type="float" office:value="253884" calcext:value-type="float">
            <text:p>253884</text:p>
          </table:table-cell>
          <table:table-cell office:value-type="float" office:value="0" calcext:value-type="float">
            <text:p>0</text:p>
          </table:table-cell>
          <table:table-cell office:value-type="float" office:value="921270" calcext:value-type="float">
            <text:p>921270</text:p>
          </table:table-cell>
          <table:table-cell office:value-type="float" office:value="1" calcext:value-type="float">
            <text:p>1</text:p>
          </table:table-cell>
          <table:table-cell office:value-type="float" office:value="888005" calcext:value-type="float">
            <text:p>888005</text:p>
          </table:table-cell>
          <table:table-cell office:value-type="string" calcext:value-type="string">
            <text:p><text:s/></text:p>
          </table:table-cell>
          <table:table-cell table:formula="of:=[.A304]" office:value-type="float" office:value="276473" calcext:value-type="float">
            <text:p>276473</text:p>
          </table:table-cell>
          <table:table-cell table:formula="of:=CONCATENATE([.B304];&quot;.&quot;;[.C304])" office:value-type="string" office:string-value="1.253884" calcext:value-type="string">
            <text:p>1.253884</text:p>
          </table:table-cell>
          <table:table-cell table:formula="of:=CONCATENATE([.D304];&quot;.&quot;;[.E304])" office:value-type="string" office:string-value="0.921270" calcext:value-type="string">
            <text:p>0.921270</text:p>
          </table:table-cell>
          <table:table-cell table:formula="of:=CONCATENATE([.F304];&quot;.&quot;;[.G304])" office:value-type="string" office:string-value="1.888005" calcext:value-type="string">
            <text:p>1.888005</text:p>
          </table:table-cell>
        </table:table-row>
        <table:table-row table:style-name="ro1">
          <table:table-cell office:value-type="float" office:value="276553" calcext:value-type="float">
            <text:p>276553</text:p>
          </table:table-cell>
          <table:table-cell office:value-type="float" office:value="-1" calcext:value-type="float">
            <text:p>-1</text:p>
          </table:table-cell>
          <table:table-cell office:value-type="float" office:value="136631" calcext:value-type="float">
            <text:p>136631</text:p>
          </table:table-cell>
          <table:table-cell office:value-type="float" office:value="-0" calcext:value-type="float">
            <text:p>0</text:p>
          </table:table-cell>
          <table:table-cell office:value-type="float" office:value="98109" calcext:value-type="float">
            <text:p>98109</text:p>
          </table:table-cell>
          <table:table-cell office:value-type="float" office:value="-1" calcext:value-type="float">
            <text:p>-1</text:p>
          </table:table-cell>
          <table:table-cell office:value-type="float" office:value="366351" calcext:value-type="float">
            <text:p>366351</text:p>
          </table:table-cell>
          <table:table-cell office:value-type="string" calcext:value-type="string">
            <text:p><text:s/></text:p>
          </table:table-cell>
          <table:table-cell table:formula="of:=[.A305]" office:value-type="float" office:value="276553" calcext:value-type="float">
            <text:p>276553</text:p>
          </table:table-cell>
          <table:table-cell table:formula="of:=CONCATENATE([.B305];&quot;.&quot;;[.C305])" office:value-type="string" office:string-value="-1.136631" calcext:value-type="string">
            <text:p>-1.136631</text:p>
          </table:table-cell>
          <table:table-cell table:formula="of:=CONCATENATE([.D305];&quot;.&quot;;[.E305])" office:value-type="string" office:string-value="0.98109" calcext:value-type="string">
            <text:p>0.98109</text:p>
          </table:table-cell>
          <table:table-cell table:formula="of:=CONCATENATE([.F305];&quot;.&quot;;[.G305])" office:value-type="string" office:string-value="-1.366351" calcext:value-type="string">
            <text:p>-1.366351</text:p>
          </table:table-cell>
        </table:table-row>
        <table:table-row table:style-name="ro1">
          <table:table-cell office:value-type="float" office:value="276632" calcext:value-type="float">
            <text:p>276632</text:p>
          </table:table-cell>
          <table:table-cell office:value-type="float" office:value="0" calcext:value-type="float">
            <text:p>0</text:p>
          </table:table-cell>
          <table:table-cell office:value-type="float" office:value="497725" calcext:value-type="float">
            <text:p>497725</text:p>
          </table:table-cell>
          <table:table-cell office:value-type="float" office:value="-59" calcext:value-type="float">
            <text:p>-59</text:p>
          </table:table-cell>
          <table:table-cell office:value-type="float" office:value="427872" calcext:value-type="float">
            <text:p>427872</text:p>
          </table:table-cell>
          <table:table-cell office:value-type="float" office:value="-12" calcext:value-type="float">
            <text:p>-12</text:p>
          </table:table-cell>
          <table:table-cell office:value-type="float" office:value="646520" calcext:value-type="float">
            <text:p>646520</text:p>
          </table:table-cell>
          <table:table-cell office:value-type="string" calcext:value-type="string">
            <text:p><text:s/></text:p>
          </table:table-cell>
          <table:table-cell table:formula="of:=[.A306]" office:value-type="float" office:value="276632" calcext:value-type="float">
            <text:p>276632</text:p>
          </table:table-cell>
          <table:table-cell table:formula="of:=CONCATENATE([.B306];&quot;.&quot;;[.C306])" office:value-type="string" office:string-value="0.497725" calcext:value-type="string">
            <text:p>0.497725</text:p>
          </table:table-cell>
          <table:table-cell table:formula="of:=CONCATENATE([.D306];&quot;.&quot;;[.E306])" office:value-type="string" office:string-value="-59.427872" calcext:value-type="string">
            <text:p>-59.427872</text:p>
          </table:table-cell>
          <table:table-cell table:formula="of:=CONCATENATE([.F306];&quot;.&quot;;[.G306])" office:value-type="string" office:string-value="-12.646520" calcext:value-type="string">
            <text:p>-12.646520</text:p>
          </table:table-cell>
        </table:table-row>
        <table:table-row table:style-name="ro1">
          <table:table-cell office:value-type="float" office:value="276712" calcext:value-type="float">
            <text:p>276712</text:p>
          </table:table-cell>
          <table:table-cell office:value-type="float" office:value="2" calcext:value-type="float">
            <text:p>2</text:p>
          </table:table-cell>
          <table:table-cell office:value-type="float" office:value="163189" calcext:value-type="float">
            <text:p>163189</text:p>
          </table:table-cell>
          <table:table-cell office:value-type="float" office:value="-5" calcext:value-type="float">
            <text:p>-5</text:p>
          </table:table-cell>
          <table:table-cell office:value-type="float" office:value="958341" calcext:value-type="float">
            <text:p>958341</text:p>
          </table:table-cell>
          <table:table-cell office:value-type="float" office:value="-0" calcext:value-type="float">
            <text:p>0</text:p>
          </table:table-cell>
          <table:table-cell office:value-type="float" office:value="660443" calcext:value-type="float">
            <text:p>660443</text:p>
          </table:table-cell>
          <table:table-cell office:value-type="string" calcext:value-type="string">
            <text:p><text:s/></text:p>
          </table:table-cell>
          <table:table-cell table:formula="of:=[.A307]" office:value-type="float" office:value="276712" calcext:value-type="float">
            <text:p>276712</text:p>
          </table:table-cell>
          <table:table-cell table:formula="of:=CONCATENATE([.B307];&quot;.&quot;;[.C307])" office:value-type="string" office:string-value="2.163189" calcext:value-type="string">
            <text:p>2.163189</text:p>
          </table:table-cell>
          <table:table-cell table:formula="of:=CONCATENATE([.D307];&quot;.&quot;;[.E307])" office:value-type="string" office:string-value="-5.958341" calcext:value-type="string">
            <text:p>-5.958341</text:p>
          </table:table-cell>
          <table:table-cell table:formula="of:=CONCATENATE([.F307];&quot;.&quot;;[.G307])" office:value-type="string" office:string-value="0.660443" calcext:value-type="string">
            <text:p>0.660443</text:p>
          </table:table-cell>
        </table:table-row>
        <table:table-row table:style-name="ro1">
          <table:table-cell office:value-type="float" office:value="276792" calcext:value-type="float">
            <text:p>276792</text:p>
          </table:table-cell>
          <table:table-cell office:value-type="float" office:value="-1" calcext:value-type="float">
            <text:p>-1</text:p>
          </table:table-cell>
          <table:table-cell office:value-type="float" office:value="313707" calcext:value-type="float">
            <text:p>313707</text:p>
          </table:table-cell>
          <table:table-cell office:value-type="float" office:value="3" calcext:value-type="float">
            <text:p>3</text:p>
          </table:table-cell>
          <table:table-cell office:value-type="float" office:value="902833" calcext:value-type="float">
            <text:p>902833</text:p>
          </table:table-cell>
          <table:table-cell office:value-type="float" office:value="-0" calcext:value-type="float">
            <text:p>0</text:p>
          </table:table-cell>
          <table:table-cell office:value-type="float" office:value="495332" calcext:value-type="float">
            <text:p>495332</text:p>
          </table:table-cell>
          <table:table-cell office:value-type="string" calcext:value-type="string">
            <text:p><text:s/></text:p>
          </table:table-cell>
          <table:table-cell table:formula="of:=[.A308]" office:value-type="float" office:value="276792" calcext:value-type="float">
            <text:p>276792</text:p>
          </table:table-cell>
          <table:table-cell table:formula="of:=CONCATENATE([.B308];&quot;.&quot;;[.C308])" office:value-type="string" office:string-value="-1.313707" calcext:value-type="string">
            <text:p>-1.313707</text:p>
          </table:table-cell>
          <table:table-cell table:formula="of:=CONCATENATE([.D308];&quot;.&quot;;[.E308])" office:value-type="string" office:string-value="3.902833" calcext:value-type="string">
            <text:p>3.902833</text:p>
          </table:table-cell>
          <table:table-cell table:formula="of:=CONCATENATE([.F308];&quot;.&quot;;[.G308])" office:value-type="string" office:string-value="0.495332" calcext:value-type="string">
            <text:p>0.495332</text:p>
          </table:table-cell>
        </table:table-row>
        <table:table-row table:style-name="ro1">
          <table:table-cell office:value-type="float" office:value="276872" calcext:value-type="float">
            <text:p>276872</text:p>
          </table:table-cell>
          <table:table-cell office:value-type="float" office:value="1" calcext:value-type="float">
            <text:p>1</text:p>
          </table:table-cell>
          <table:table-cell office:value-type="float" office:value="215597" calcext:value-type="float">
            <text:p>215597</text:p>
          </table:table-cell>
          <table:table-cell office:value-type="float" office:value="-0" calcext:value-type="float">
            <text:p>0</text:p>
          </table:table-cell>
          <table:table-cell office:value-type="float" office:value="177075" calcext:value-type="float">
            <text:p>177075</text:p>
          </table:table-cell>
          <table:table-cell office:value-type="float" office:value="-0" calcext:value-type="float">
            <text:p>0</text:p>
          </table:table-cell>
          <table:table-cell office:value-type="float" office:value="732230" calcext:value-type="float">
            <text:p>732230</text:p>
          </table:table-cell>
          <table:table-cell office:value-type="string" calcext:value-type="string">
            <text:p><text:s/></text:p>
          </table:table-cell>
          <table:table-cell table:formula="of:=[.A309]" office:value-type="float" office:value="276872" calcext:value-type="float">
            <text:p>276872</text:p>
          </table:table-cell>
          <table:table-cell table:formula="of:=CONCATENATE([.B309];&quot;.&quot;;[.C309])" office:value-type="string" office:string-value="1.215597" calcext:value-type="string">
            <text:p>1.215597</text:p>
          </table:table-cell>
          <table:table-cell table:formula="of:=CONCATENATE([.D309];&quot;.&quot;;[.E309])" office:value-type="string" office:string-value="0.177075" calcext:value-type="string">
            <text:p>0.177075</text:p>
          </table:table-cell>
          <table:table-cell table:formula="of:=CONCATENATE([.F309];&quot;.&quot;;[.G309])" office:value-type="string" office:string-value="0.732230" calcext:value-type="string">
            <text:p>0.732230</text:p>
          </table:table-cell>
        </table:table-row>
        <table:table-row table:style-name="ro1">
          <table:table-cell office:value-type="float" office:value="276952" calcext:value-type="float">
            <text:p>276952</text:p>
          </table:table-cell>
          <table:table-cell office:value-type="float" office:value="-0" calcext:value-type="float">
            <text:p>0</text:p>
          </table:table-cell>
          <table:table-cell office:value-type="float" office:value="835125" calcext:value-type="float">
            <text:p>835125</text:p>
          </table:table-cell>
          <table:table-cell office:value-type="float" office:value="-4" calcext:value-type="float">
            <text:p>-4</text:p>
          </table:table-cell>
          <table:table-cell office:value-type="float" office:value="271341" calcext:value-type="float">
            <text:p>271341</text:p>
          </table:table-cell>
          <table:table-cell office:value-type="float" office:value="-0" calcext:value-type="float">
            <text:p>0</text:p>
          </table:table-cell>
          <table:table-cell office:value-type="float" office:value="588655" calcext:value-type="float">
            <text:p>588655</text:p>
          </table:table-cell>
          <table:table-cell office:value-type="string" calcext:value-type="string">
            <text:p><text:s/></text:p>
          </table:table-cell>
          <table:table-cell table:formula="of:=[.A310]" office:value-type="float" office:value="276952" calcext:value-type="float">
            <text:p>276952</text:p>
          </table:table-cell>
          <table:table-cell table:formula="of:=CONCATENATE([.B310];&quot;.&quot;;[.C310])" office:value-type="string" office:string-value="0.835125" calcext:value-type="string">
            <text:p>0.835125</text:p>
          </table:table-cell>
          <table:table-cell table:formula="of:=CONCATENATE([.D310];&quot;.&quot;;[.E310])" office:value-type="string" office:string-value="-4.271341" calcext:value-type="string">
            <text:p>-4.271341</text:p>
          </table:table-cell>
          <table:table-cell table:formula="of:=CONCATENATE([.F310];&quot;.&quot;;[.G310])" office:value-type="string" office:string-value="0.588655" calcext:value-type="string">
            <text:p>0.588655</text:p>
          </table:table-cell>
        </table:table-row>
        <table:table-row table:style-name="ro1">
          <table:table-cell office:value-type="float" office:value="277031" calcext:value-type="float">
            <text:p>277031</text:p>
          </table:table-cell>
          <table:table-cell office:value-type="float" office:value="-0" calcext:value-type="float">
            <text:p>0</text:p>
          </table:table-cell>
          <table:table-cell office:value-type="float" office:value="469010" calcext:value-type="float">
            <text:p>469010</text:p>
          </table:table-cell>
          <table:table-cell office:value-type="float" office:value="-44" calcext:value-type="float">
            <text:p>-44</text:p>
          </table:table-cell>
          <table:table-cell office:value-type="float" office:value="386051" calcext:value-type="float">
            <text:p>386051</text:p>
          </table:table-cell>
          <table:table-cell office:value-type="float" office:value="-3" calcext:value-type="float">
            <text:p>-3</text:p>
          </table:table-cell>
          <table:table-cell office:value-type="float" office:value="354857" calcext:value-type="float">
            <text:p>354857</text:p>
          </table:table-cell>
          <table:table-cell office:value-type="string" calcext:value-type="string">
            <text:p><text:s/></text:p>
          </table:table-cell>
          <table:table-cell table:formula="of:=[.A311]" office:value-type="float" office:value="277031" calcext:value-type="float">
            <text:p>277031</text:p>
          </table:table-cell>
          <table:table-cell table:formula="of:=CONCATENATE([.B311];&quot;.&quot;;[.C311])" office:value-type="string" office:string-value="0.469010" calcext:value-type="string">
            <text:p>0.469010</text:p>
          </table:table-cell>
          <table:table-cell table:formula="of:=CONCATENATE([.D311];&quot;.&quot;;[.E311])" office:value-type="string" office:string-value="-44.386051" calcext:value-type="string">
            <text:p>-44.386051</text:p>
          </table:table-cell>
          <table:table-cell table:formula="of:=CONCATENATE([.F311];&quot;.&quot;;[.G311])" office:value-type="string" office:string-value="-3.354857" calcext:value-type="string">
            <text:p>-3.354857</text:p>
          </table:table-cell>
        </table:table-row>
        <table:table-row table:style-name="ro1">
          <table:table-cell office:value-type="float" office:value="277111" calcext:value-type="float">
            <text:p>277111</text:p>
          </table:table-cell>
          <table:table-cell office:value-type="float" office:value="0" calcext:value-type="float">
            <text:p>0</text:p>
          </table:table-cell>
          <table:table-cell office:value-type="float" office:value="827946" calcext:value-type="float">
            <text:p>827946</text:p>
          </table:table-cell>
          <table:table-cell office:value-type="float" office:value="2" calcext:value-type="float">
            <text:p>2</text:p>
          </table:table-cell>
          <table:table-cell office:value-type="float" office:value="196690" calcext:value-type="float">
            <text:p>196690</text:p>
          </table:table-cell>
          <table:table-cell office:value-type="float" office:value="-3" calcext:value-type="float">
            <text:p>-3</text:p>
          </table:table-cell>
          <table:table-cell office:value-type="float" office:value="768830" calcext:value-type="float">
            <text:p>768830</text:p>
          </table:table-cell>
          <table:table-cell office:value-type="string" calcext:value-type="string">
            <text:p><text:s/></text:p>
          </table:table-cell>
          <table:table-cell table:formula="of:=[.A312]" office:value-type="float" office:value="277111" calcext:value-type="float">
            <text:p>277111</text:p>
          </table:table-cell>
          <table:table-cell table:formula="of:=CONCATENATE([.B312];&quot;.&quot;;[.C312])" office:value-type="string" office:string-value="0.827946" calcext:value-type="string">
            <text:p>0.827946</text:p>
          </table:table-cell>
          <table:table-cell table:formula="of:=CONCATENATE([.D312];&quot;.&quot;;[.E312])" office:value-type="string" office:string-value="2.196690" calcext:value-type="string">
            <text:p>2.196690</text:p>
          </table:table-cell>
          <table:table-cell table:formula="of:=CONCATENATE([.F312];&quot;.&quot;;[.G312])" office:value-type="string" office:string-value="-3.768830" calcext:value-type="string">
            <text:p>-3.768830</text:p>
          </table:table-cell>
        </table:table-row>
        <table:table-row table:style-name="ro1">
          <table:table-cell office:value-type="float" office:value="277191" calcext:value-type="float">
            <text:p>277191</text:p>
          </table:table-cell>
          <table:table-cell office:value-type="float" office:value="-2" calcext:value-type="float">
            <text:p>-2</text:p>
          </table:table-cell>
          <table:table-cell office:value-type="float" office:value="392908" calcext:value-type="float">
            <text:p>392908</text:p>
          </table:table-cell>
          <table:table-cell office:value-type="float" office:value="3" calcext:value-type="float">
            <text:p>3</text:p>
          </table:table-cell>
          <table:table-cell office:value-type="float" office:value="77280" calcext:value-type="float">
            <text:p>77280</text:p>
          </table:table-cell>
          <table:table-cell office:value-type="float" office:value="1" calcext:value-type="float">
            <text:p>1</text:p>
          </table:table-cell>
          <table:table-cell office:value-type="float" office:value="938256" calcext:value-type="float">
            <text:p>938256</text:p>
          </table:table-cell>
          <table:table-cell office:value-type="string" calcext:value-type="string">
            <text:p><text:s/></text:p>
          </table:table-cell>
          <table:table-cell table:formula="of:=[.A313]" office:value-type="float" office:value="277191" calcext:value-type="float">
            <text:p>277191</text:p>
          </table:table-cell>
          <table:table-cell table:formula="of:=CONCATENATE([.B313];&quot;.&quot;;[.C313])" office:value-type="string" office:string-value="-2.392908" calcext:value-type="string">
            <text:p>-2.392908</text:p>
          </table:table-cell>
          <table:table-cell table:formula="of:=CONCATENATE([.D313];&quot;.&quot;;[.E313])" office:value-type="string" office:string-value="3.77280" calcext:value-type="string">
            <text:p>3.77280</text:p>
          </table:table-cell>
          <table:table-cell table:formula="of:=CONCATENATE([.F313];&quot;.&quot;;[.G313])" office:value-type="string" office:string-value="1.938256" calcext:value-type="string">
            <text:p>1.938256</text:p>
          </table:table-cell>
        </table:table-row>
        <table:table-row table:style-name="ro1">
          <table:table-cell office:value-type="float" office:value="277270" calcext:value-type="float">
            <text:p>277270</text:p>
          </table:table-cell>
          <table:table-cell office:value-type="float" office:value="1" calcext:value-type="float">
            <text:p>1</text:p>
          </table:table-cell>
          <table:table-cell office:value-type="float" office:value="258670" calcext:value-type="float">
            <text:p>258670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844697" calcext:value-type="float">
            <text:p>844697</text:p>
          </table:table-cell>
          <table:table-cell office:value-type="string" calcext:value-type="string">
            <text:p><text:s/></text:p>
          </table:table-cell>
          <table:table-cell table:formula="of:=[.A314]" office:value-type="float" office:value="277270" calcext:value-type="float">
            <text:p>277270</text:p>
          </table:table-cell>
          <table:table-cell table:formula="of:=CONCATENATE([.B314];&quot;.&quot;;[.C314])" office:value-type="string" office:string-value="1.258670" calcext:value-type="string">
            <text:p>1.258670</text:p>
          </table:table-cell>
          <table:table-cell table:formula="of:=CONCATENATE([.D314];&quot;.&quot;;[.E314])" office:value-type="string" office:string-value="0.2393" calcext:value-type="string">
            <text:p>0.2393</text:p>
          </table:table-cell>
          <table:table-cell table:formula="of:=CONCATENATE([.F314];&quot;.&quot;;[.G314])" office:value-type="string" office:string-value="0.844697" calcext:value-type="string">
            <text:p>0.844697</text:p>
          </table:table-cell>
        </table:table-row>
        <table:table-row table:style-name="ro1">
          <table:table-cell office:value-type="float" office:value="277350" calcext:value-type="float">
            <text:p>277350</text:p>
          </table:table-cell>
          <table:table-cell office:value-type="float" office:value="1" calcext:value-type="float">
            <text:p>1</text:p>
          </table:table-cell>
          <table:table-cell office:value-type="float" office:value="9807" calcext:value-type="float">
            <text:p>9807</text:p>
          </table:table-cell>
          <table:table-cell office:value-type="float" office:value="-5" calcext:value-type="float">
            <text:p>-5</text:p>
          </table:table-cell>
          <table:table-cell office:value-type="float" office:value="321827" calcext:value-type="float">
            <text:p>321827</text:p>
          </table:table-cell>
          <table:table-cell office:value-type="float" office:value="-3" calcext:value-type="float">
            <text:p>-3</text:p>
          </table:table-cell>
          <table:table-cell office:value-type="float" office:value="871725" calcext:value-type="float">
            <text:p>871725</text:p>
          </table:table-cell>
          <table:table-cell office:value-type="string" calcext:value-type="string">
            <text:p><text:s/></text:p>
          </table:table-cell>
          <table:table-cell table:formula="of:=[.A315]" office:value-type="float" office:value="277350" calcext:value-type="float">
            <text:p>277350</text:p>
          </table:table-cell>
          <table:table-cell table:formula="of:=CONCATENATE([.B315];&quot;.&quot;;[.C315])" office:value-type="string" office:string-value="1.9807" calcext:value-type="string">
            <text:p>1.9807</text:p>
          </table:table-cell>
          <table:table-cell table:formula="of:=CONCATENATE([.D315];&quot;.&quot;;[.E315])" office:value-type="string" office:string-value="-5.321827" calcext:value-type="string">
            <text:p>-5.321827</text:p>
          </table:table-cell>
          <table:table-cell table:formula="of:=CONCATENATE([.F315];&quot;.&quot;;[.G315])" office:value-type="string" office:string-value="-3.871725" calcext:value-type="string">
            <text:p>-3.871725</text:p>
          </table:table-cell>
        </table:table-row>
        <table:table-row table:style-name="ro1">
          <table:table-cell office:value-type="float" office:value="277429" calcext:value-type="float">
            <text:p>277429</text:p>
          </table:table-cell>
          <table:table-cell office:value-type="float" office:value="-2" calcext:value-type="float">
            <text:p>-2</text:p>
          </table:table-cell>
          <table:table-cell office:value-type="float" office:value="352229" calcext:value-type="float">
            <text:p>352229</text:p>
          </table:table-cell>
          <table:table-cell office:value-type="float" office:value="-27" calcext:value-type="float">
            <text:p>-27</text:p>
          </table:table-cell>
          <table:table-cell office:value-type="float" office:value="788841" calcext:value-type="float">
            <text:p>788841</text:p>
          </table:table-cell>
          <table:table-cell office:value-type="float" office:value="-3" calcext:value-type="float">
            <text:p>-3</text:p>
          </table:table-cell>
          <table:table-cell office:value-type="float" office:value="79673" calcext:value-type="float">
            <text:p>79673</text:p>
          </table:table-cell>
          <table:table-cell office:value-type="string" calcext:value-type="string">
            <text:p><text:s/></text:p>
          </table:table-cell>
          <table:table-cell table:formula="of:=[.A316]" office:value-type="float" office:value="277429" calcext:value-type="float">
            <text:p>277429</text:p>
          </table:table-cell>
          <table:table-cell table:formula="of:=CONCATENATE([.B316];&quot;.&quot;;[.C316])" office:value-type="string" office:string-value="-2.352229" calcext:value-type="string">
            <text:p>-2.352229</text:p>
          </table:table-cell>
          <table:table-cell table:formula="of:=CONCATENATE([.D316];&quot;.&quot;;[.E316])" office:value-type="string" office:string-value="-27.788841" calcext:value-type="string">
            <text:p>-27.788841</text:p>
          </table:table-cell>
          <table:table-cell table:formula="of:=CONCATENATE([.F316];&quot;.&quot;;[.G316])" office:value-type="string" office:string-value="-3.79673" calcext:value-type="string">
            <text:p>-3.79673</text:p>
          </table:table-cell>
        </table:table-row>
        <table:table-row table:style-name="ro1">
          <table:table-cell office:value-type="float" office:value="277509" calcext:value-type="float">
            <text:p>277509</text:p>
          </table:table-cell>
          <table:table-cell office:value-type="float" office:value="1" calcext:value-type="float">
            <text:p>1</text:p>
          </table:table-cell>
          <table:table-cell office:value-type="float" office:value="38522" calcext:value-type="float">
            <text:p>38522</text:p>
          </table:table-cell>
          <table:table-cell office:value-type="float" office:value="4" calcext:value-type="float">
            <text:p>4</text:p>
          </table:table-cell>
          <table:table-cell office:value-type="float" office:value="99051" calcext:value-type="float">
            <text:p>99051</text:p>
          </table:table-cell>
          <table:table-cell office:value-type="float" office:value="2" calcext:value-type="float">
            <text:p>2</text:p>
          </table:table-cell>
          <table:table-cell office:value-type="float" office:value="591519" calcext:value-type="float">
            <text:p>591519</text:p>
          </table:table-cell>
          <table:table-cell office:value-type="string" calcext:value-type="string">
            <text:p><text:s/></text:p>
          </table:table-cell>
          <table:table-cell table:formula="of:=[.A317]" office:value-type="float" office:value="277509" calcext:value-type="float">
            <text:p>277509</text:p>
          </table:table-cell>
          <table:table-cell table:formula="of:=CONCATENATE([.B317];&quot;.&quot;;[.C317])" office:value-type="string" office:string-value="1.38522" calcext:value-type="string">
            <text:p>1.38522</text:p>
          </table:table-cell>
          <table:table-cell table:formula="of:=CONCATENATE([.D317];&quot;.&quot;;[.E317])" office:value-type="string" office:string-value="4.99051" calcext:value-type="string">
            <text:p>4.99051</text:p>
          </table:table-cell>
          <table:table-cell table:formula="of:=CONCATENATE([.F317];&quot;.&quot;;[.G317])" office:value-type="string" office:string-value="2.591519" calcext:value-type="string">
            <text:p>2.591519</text:p>
          </table:table-cell>
        </table:table-row>
        <table:table-row table:style-name="ro1">
          <table:table-cell office:value-type="float" office:value="277589" calcext:value-type="float">
            <text:p>277589</text:p>
          </table:table-cell>
          <table:table-cell office:value-type="float" office:value="1" calcext:value-type="float">
            <text:p>1</text:p>
          </table:table-cell>
          <table:table-cell office:value-type="float" office:value="552997" calcext:value-type="float">
            <text:p>552997</text:p>
          </table:table-cell>
          <table:table-cell office:value-type="float" office:value="0" calcext:value-type="float">
            <text:p>0</text:p>
          </table:table-cell>
          <table:table-cell office:value-type="float" office:value="31108" calcext:value-type="float">
            <text:p>31108</text:p>
          </table:table-cell>
          <table:table-cell office:value-type="float" office:value="1" calcext:value-type="float">
            <text:p>1</text:p>
          </table:table-cell>
          <table:table-cell office:value-type="float" office:value="646321" calcext:value-type="float">
            <text:p>646321</text:p>
          </table:table-cell>
          <table:table-cell office:value-type="string" calcext:value-type="string">
            <text:p><text:s/></text:p>
          </table:table-cell>
          <table:table-cell table:formula="of:=[.A318]" office:value-type="float" office:value="277589" calcext:value-type="float">
            <text:p>277589</text:p>
          </table:table-cell>
          <table:table-cell table:formula="of:=CONCATENATE([.B318];&quot;.&quot;;[.C318])" office:value-type="string" office:string-value="1.552997" calcext:value-type="string">
            <text:p>1.552997</text:p>
          </table:table-cell>
          <table:table-cell table:formula="of:=CONCATENATE([.D318];&quot;.&quot;;[.E318])" office:value-type="string" office:string-value="0.31108" calcext:value-type="string">
            <text:p>0.31108</text:p>
          </table:table-cell>
          <table:table-cell table:formula="of:=CONCATENATE([.F318];&quot;.&quot;;[.G318])" office:value-type="string" office:string-value="1.646321" calcext:value-type="string">
            <text:p>1.646321</text:p>
          </table:table-cell>
        </table:table-row>
        <table:table-row table:style-name="ro1">
          <table:table-cell office:value-type="float" office:value="277668" calcext:value-type="float">
            <text:p>277668</text:p>
          </table:table-cell>
          <table:table-cell office:value-type="float" office:value="0" calcext:value-type="float">
            <text:p>0</text:p>
          </table:table-cell>
          <table:table-cell office:value-type="float" office:value="330221" calcext:value-type="float">
            <text:p>330221</text:p>
          </table:table-cell>
          <table:table-cell office:value-type="float" office:value="0" calcext:value-type="float">
            <text:p>0</text:p>
          </table:table-cell>
          <table:table-cell office:value-type="float" office:value="47858" calcext:value-type="float">
            <text:p>47858</text:p>
          </table:table-cell>
          <table:table-cell office:value-type="float" office:value="-1" calcext:value-type="float">
            <text:p>-1</text:p>
          </table:table-cell>
          <table:table-cell office:value-type="float" office:value="466853" calcext:value-type="float">
            <text:p>466853</text:p>
          </table:table-cell>
          <table:table-cell office:value-type="string" calcext:value-type="string">
            <text:p><text:s/></text:p>
          </table:table-cell>
          <table:table-cell table:formula="of:=[.A319]" office:value-type="float" office:value="277668" calcext:value-type="float">
            <text:p>277668</text:p>
          </table:table-cell>
          <table:table-cell table:formula="of:=CONCATENATE([.B319];&quot;.&quot;;[.C319])" office:value-type="string" office:string-value="0.330221" calcext:value-type="string">
            <text:p>0.330221</text:p>
          </table:table-cell>
          <table:table-cell table:formula="of:=CONCATENATE([.D319];&quot;.&quot;;[.E319])" office:value-type="string" office:string-value="0.47858" calcext:value-type="string">
            <text:p>0.47858</text:p>
          </table:table-cell>
          <table:table-cell table:formula="of:=CONCATENATE([.F319];&quot;.&quot;;[.G319])" office:value-type="string" office:string-value="-1.466853" calcext:value-type="string">
            <text:p>-1.466853</text:p>
          </table:table-cell>
        </table:table-row>
        <table:table-row table:style-name="ro1">
          <table:table-cell office:value-type="float" office:value="277748" calcext:value-type="float">
            <text:p>277748</text:p>
          </table:table-cell>
          <table:table-cell office:value-type="float" office:value="-1" calcext:value-type="float">
            <text:p>-1</text:p>
          </table:table-cell>
          <table:table-cell office:value-type="float" office:value="150989" calcext:value-type="float">
            <text:p>150989</text:p>
          </table:table-cell>
          <table:table-cell office:value-type="float" office:value="-9" calcext:value-type="float">
            <text:p>-9</text:p>
          </table:table-cell>
          <table:table-cell office:value-type="float" office:value="964069" calcext:value-type="float">
            <text:p>964069</text:p>
          </table:table-cell>
          <table:table-cell office:value-type="float" office:value="5" calcext:value-type="float">
            <text:p>5</text:p>
          </table:table-cell>
          <table:table-cell office:value-type="float" office:value="769301" calcext:value-type="float">
            <text:p>769301</text:p>
          </table:table-cell>
          <table:table-cell office:value-type="string" calcext:value-type="string">
            <text:p><text:s/></text:p>
          </table:table-cell>
          <table:table-cell table:formula="of:=[.A320]" office:value-type="float" office:value="277748" calcext:value-type="float">
            <text:p>277748</text:p>
          </table:table-cell>
          <table:table-cell table:formula="of:=CONCATENATE([.B320];&quot;.&quot;;[.C320])" office:value-type="string" office:string-value="-1.150989" calcext:value-type="string">
            <text:p>-1.150989</text:p>
          </table:table-cell>
          <table:table-cell table:formula="of:=CONCATENATE([.D320];&quot;.&quot;;[.E320])" office:value-type="string" office:string-value="-9.964069" calcext:value-type="string">
            <text:p>-9.964069</text:p>
          </table:table-cell>
          <table:table-cell table:formula="of:=CONCATENATE([.F320];&quot;.&quot;;[.G320])" office:value-type="string" office:string-value="5.769301" calcext:value-type="string">
            <text:p>5.769301</text:p>
          </table:table-cell>
        </table:table-row>
        <table:table-row table:style-name="ro1">
          <table:table-cell office:value-type="float" office:value="277828" calcext:value-type="float">
            <text:p>277828</text:p>
          </table:table-cell>
          <table:table-cell office:value-type="float" office:value="-4" calcext:value-type="float">
            <text:p>-4</text:p>
          </table:table-cell>
          <table:table-cell office:value-type="float" office:value="635063" calcext:value-type="float">
            <text:p>635063</text:p>
          </table:table-cell>
          <table:table-cell office:value-type="float" office:value="-31" calcext:value-type="float">
            <text:p>-31</text:p>
          </table:table-cell>
          <table:table-cell office:value-type="float" office:value="122162" calcext:value-type="float">
            <text:p>122162</text:p>
          </table:table-cell>
          <table:table-cell office:value-type="float" office:value="-5" calcext:value-type="float">
            <text:p>-5</text:p>
          </table:table-cell>
          <table:table-cell office:value-type="float" office:value="465402" calcext:value-type="float">
            <text:p>465402</text:p>
          </table:table-cell>
          <table:table-cell office:value-type="string" calcext:value-type="string">
            <text:p><text:s/></text:p>
          </table:table-cell>
          <table:table-cell table:formula="of:=[.A321]" office:value-type="float" office:value="277828" calcext:value-type="float">
            <text:p>277828</text:p>
          </table:table-cell>
          <table:table-cell table:formula="of:=CONCATENATE([.B321];&quot;.&quot;;[.C321])" office:value-type="string" office:string-value="-4.635063" calcext:value-type="string">
            <text:p>-4.635063</text:p>
          </table:table-cell>
          <table:table-cell table:formula="of:=CONCATENATE([.D321];&quot;.&quot;;[.E321])" office:value-type="string" office:string-value="-31.122162" calcext:value-type="string">
            <text:p>-31.122162</text:p>
          </table:table-cell>
          <table:table-cell table:formula="of:=CONCATENATE([.F321];&quot;.&quot;;[.G321])" office:value-type="string" office:string-value="-5.465402" calcext:value-type="string">
            <text:p>-5.465402</text:p>
          </table:table-cell>
        </table:table-row>
        <table:table-row table:style-name="ro1">
          <table:table-cell office:value-type="float" office:value="277908" calcext:value-type="float">
            <text:p>277908</text:p>
          </table:table-cell>
          <table:table-cell office:value-type="float" office:value="1" calcext:value-type="float">
            <text:p>1</text:p>
          </table:table-cell>
          <table:table-cell office:value-type="float" office:value="421387" calcext:value-type="float">
            <text:p>421387</text:p>
          </table:table-cell>
          <table:table-cell office:value-type="float" office:value="4" calcext:value-type="float">
            <text:p>4</text:p>
          </table:table-cell>
          <table:table-cell office:value-type="float" office:value="180410" calcext:value-type="float">
            <text:p>180410</text:p>
          </table:table-cell>
          <table:table-cell office:value-type="float" office:value="-0" calcext:value-type="float">
            <text:p>0</text:p>
          </table:table-cell>
          <table:table-cell office:value-type="float" office:value="526440" calcext:value-type="float">
            <text:p>526440</text:p>
          </table:table-cell>
          <table:table-cell office:value-type="string" calcext:value-type="string">
            <text:p><text:s/></text:p>
          </table:table-cell>
          <table:table-cell table:formula="of:=[.A322]" office:value-type="float" office:value="277908" calcext:value-type="float">
            <text:p>277908</text:p>
          </table:table-cell>
          <table:table-cell table:formula="of:=CONCATENATE([.B322];&quot;.&quot;;[.C322])" office:value-type="string" office:string-value="1.421387" calcext:value-type="string">
            <text:p>1.421387</text:p>
          </table:table-cell>
          <table:table-cell table:formula="of:=CONCATENATE([.D322];&quot;.&quot;;[.E322])" office:value-type="string" office:string-value="4.180410" calcext:value-type="string">
            <text:p>4.180410</text:p>
          </table:table-cell>
          <table:table-cell table:formula="of:=CONCATENATE([.F322];&quot;.&quot;;[.G322])" office:value-type="string" office:string-value="0.526440" calcext:value-type="string">
            <text:p>0.526440</text:p>
          </table:table-cell>
        </table:table-row>
        <table:table-row table:style-name="ro1">
          <table:table-cell office:value-type="float" office:value="277988" calcext:value-type="float">
            <text:p>277988</text:p>
          </table:table-cell>
          <table:table-cell office:value-type="float" office:value="-0" calcext:value-type="float">
            <text:p>0</text:p>
          </table:table-cell>
          <table:table-cell office:value-type="float" office:value="811196" calcext:value-type="float">
            <text:p>811196</text:p>
          </table:table-cell>
          <table:table-cell office:value-type="float" office:value="2" calcext:value-type="float">
            <text:p>2</text:p>
          </table:table-cell>
          <table:table-cell office:value-type="float" office:value="395301" calcext:value-type="float">
            <text:p>395301</text:p>
          </table:table-cell>
          <table:table-cell office:value-type="float" office:value="0" calcext:value-type="float">
            <text:p>0</text:p>
          </table:table-cell>
          <table:table-cell office:value-type="float" office:value="638906" calcext:value-type="float">
            <text:p>638906</text:p>
          </table:table-cell>
          <table:table-cell office:value-type="string" calcext:value-type="string">
            <text:p><text:s/></text:p>
          </table:table-cell>
          <table:table-cell table:formula="of:=[.A323]" office:value-type="float" office:value="277988" calcext:value-type="float">
            <text:p>277988</text:p>
          </table:table-cell>
          <table:table-cell table:formula="of:=CONCATENATE([.B323];&quot;.&quot;;[.C323])" office:value-type="string" office:string-value="0.811196" calcext:value-type="string">
            <text:p>0.811196</text:p>
          </table:table-cell>
          <table:table-cell table:formula="of:=CONCATENATE([.D323];&quot;.&quot;;[.E323])" office:value-type="string" office:string-value="2.395301" calcext:value-type="string">
            <text:p>2.395301</text:p>
          </table:table-cell>
          <table:table-cell table:formula="of:=CONCATENATE([.F323];&quot;.&quot;;[.G323])" office:value-type="string" office:string-value="0.638906" calcext:value-type="string">
            <text:p>0.638906</text:p>
          </table:table-cell>
        </table:table-row>
        <table:table-row table:style-name="ro1">
          <table:table-cell office:value-type="float" office:value="278067" calcext:value-type="float">
            <text:p>278067</text:p>
          </table:table-cell>
          <table:table-cell office:value-type="float" office:value="1" calcext:value-type="float">
            <text:p>1</text:p>
          </table:table-cell>
          <table:table-cell office:value-type="float" office:value="414209" calcext:value-type="float">
            <text:p>414209</text:p>
          </table:table-cell>
          <table:table-cell office:value-type="float" office:value="0" calcext:value-type="float">
            <text:p>0</text:p>
          </table:table-cell>
          <table:table-cell office:value-type="float" office:value="196218" calcext:value-type="float">
            <text:p>196218</text:p>
          </table:table-cell>
          <table:table-cell office:value-type="float" office:value="-0" calcext:value-type="float">
            <text:p>0</text:p>
          </table:table-cell>
          <table:table-cell office:value-type="float" office:value="983485" calcext:value-type="float">
            <text:p>983485</text:p>
          </table:table-cell>
          <table:table-cell office:value-type="string" calcext:value-type="string">
            <text:p><text:s/></text:p>
          </table:table-cell>
          <table:table-cell table:formula="of:=[.A324]" office:value-type="float" office:value="278067" calcext:value-type="float">
            <text:p>278067</text:p>
          </table:table-cell>
          <table:table-cell table:formula="of:=CONCATENATE([.B324];&quot;.&quot;;[.C324])" office:value-type="string" office:string-value="1.414209" calcext:value-type="string">
            <text:p>1.414209</text:p>
          </table:table-cell>
          <table:table-cell table:formula="of:=CONCATENATE([.D324];&quot;.&quot;;[.E324])" office:value-type="string" office:string-value="0.196218" calcext:value-type="string">
            <text:p>0.196218</text:p>
          </table:table-cell>
          <table:table-cell table:formula="of:=CONCATENATE([.F324];&quot;.&quot;;[.G324])" office:value-type="string" office:string-value="0.983485" calcext:value-type="string">
            <text:p>0.983485</text:p>
          </table:table-cell>
        </table:table-row>
        <table:table-row table:style-name="ro1">
          <table:table-cell office:value-type="float" office:value="278147" calcext:value-type="float">
            <text:p>278147</text:p>
          </table:table-cell>
          <table:table-cell office:value-type="float" office:value="0" calcext:value-type="float">
            <text:p>0</text:p>
          </table:table-cell>
          <table:table-cell office:value-type="float" office:value="782481" calcext:value-type="float">
            <text:p>782481</text:p>
          </table:table-cell>
          <table:table-cell office:value-type="float" office:value="-14" calcext:value-type="float">
            <text:p>-14</text:p>
          </table:table-cell>
          <table:table-cell office:value-type="float" office:value="950890" calcext:value-type="float">
            <text:p>950890</text:p>
          </table:table-cell>
          <table:table-cell office:value-type="float" office:value="-3" calcext:value-type="float">
            <text:p>-3</text:p>
          </table:table-cell>
          <table:table-cell office:value-type="float" office:value="675507" calcext:value-type="float">
            <text:p>675507</text:p>
          </table:table-cell>
          <table:table-cell office:value-type="string" calcext:value-type="string">
            <text:p><text:s/></text:p>
          </table:table-cell>
          <table:table-cell table:formula="of:=[.A325]" office:value-type="float" office:value="278147" calcext:value-type="float">
            <text:p>278147</text:p>
          </table:table-cell>
          <table:table-cell table:formula="of:=CONCATENATE([.B325];&quot;.&quot;;[.C325])" office:value-type="string" office:string-value="0.782481" calcext:value-type="string">
            <text:p>0.782481</text:p>
          </table:table-cell>
          <table:table-cell table:formula="of:=CONCATENATE([.D325];&quot;.&quot;;[.E325])" office:value-type="string" office:string-value="-14.950890" calcext:value-type="string">
            <text:p>-14.950890</text:p>
          </table:table-cell>
          <table:table-cell table:formula="of:=CONCATENATE([.F325];&quot;.&quot;;[.G325])" office:value-type="string" office:string-value="-3.675507" calcext:value-type="string">
            <text:p>-3.675507</text:p>
          </table:table-cell>
        </table:table-row>
        <table:table-row table:style-name="ro1">
          <table:table-cell office:value-type="float" office:value="278226" calcext:value-type="float">
            <text:p>278226</text:p>
          </table:table-cell>
          <table:table-cell office:value-type="float" office:value="-0" calcext:value-type="float">
            <text:p>0</text:p>
          </table:table-cell>
          <table:table-cell office:value-type="float" office:value="954770" calcext:value-type="float">
            <text:p>954770</text:p>
          </table:table-cell>
          <table:table-cell office:value-type="float" office:value="-20" calcext:value-type="float">
            <text:p>-20</text:p>
          </table:table-cell>
          <table:table-cell office:value-type="float" office:value="141108" calcext:value-type="float">
            <text:p>141108</text:p>
          </table:table-cell>
          <table:table-cell office:value-type="float" office:value="-2" calcext:value-type="float">
            <text:p>-2</text:p>
          </table:table-cell>
          <table:table-cell office:value-type="float" office:value="613056" calcext:value-type="float">
            <text:p>613056</text:p>
          </table:table-cell>
          <table:table-cell office:value-type="string" calcext:value-type="string">
            <text:p><text:s/></text:p>
          </table:table-cell>
          <table:table-cell table:formula="of:=[.A326]" office:value-type="float" office:value="278226" calcext:value-type="float">
            <text:p>278226</text:p>
          </table:table-cell>
          <table:table-cell table:formula="of:=CONCATENATE([.B326];&quot;.&quot;;[.C326])" office:value-type="string" office:string-value="0.954770" calcext:value-type="string">
            <text:p>0.954770</text:p>
          </table:table-cell>
          <table:table-cell table:formula="of:=CONCATENATE([.D326];&quot;.&quot;;[.E326])" office:value-type="string" office:string-value="-20.141108" calcext:value-type="string">
            <text:p>-20.141108</text:p>
          </table:table-cell>
          <table:table-cell table:formula="of:=CONCATENATE([.F326];&quot;.&quot;;[.G326])" office:value-type="string" office:string-value="-2.613056" calcext:value-type="string">
            <text:p>-2.613056</text:p>
          </table:table-cell>
        </table:table-row>
        <table:table-row table:style-name="ro1">
          <table:table-cell office:value-type="float" office:value="278306" calcext:value-type="float">
            <text:p>278306</text:p>
          </table:table-cell>
          <table:table-cell office:value-type="float" office:value="-1" calcext:value-type="float">
            <text:p>-1</text:p>
          </table:table-cell>
          <table:table-cell office:value-type="float" office:value="849718" calcext:value-type="float">
            <text:p>849718</text:p>
          </table:table-cell>
          <table:table-cell office:value-type="float" office:value="6" calcext:value-type="float">
            <text:p>6</text:p>
          </table:table-cell>
          <table:table-cell office:value-type="float" office:value="633141" calcext:value-type="float">
            <text:p>633141</text:p>
          </table:table-cell>
          <table:table-cell office:value-type="float" office:value="-1" calcext:value-type="float">
            <text:p>-1</text:p>
          </table:table-cell>
          <table:table-cell office:value-type="float" office:value="490782" calcext:value-type="float">
            <text:p>490782</text:p>
          </table:table-cell>
          <table:table-cell office:value-type="string" calcext:value-type="string">
            <text:p><text:s/></text:p>
          </table:table-cell>
          <table:table-cell table:formula="of:=[.A327]" office:value-type="float" office:value="278306" calcext:value-type="float">
            <text:p>278306</text:p>
          </table:table-cell>
          <table:table-cell table:formula="of:=CONCATENATE([.B327];&quot;.&quot;;[.C327])" office:value-type="string" office:string-value="-1.849718" calcext:value-type="string">
            <text:p>-1.849718</text:p>
          </table:table-cell>
          <table:table-cell table:formula="of:=CONCATENATE([.D327];&quot;.&quot;;[.E327])" office:value-type="string" office:string-value="6.633141" calcext:value-type="string">
            <text:p>6.633141</text:p>
          </table:table-cell>
          <table:table-cell table:formula="of:=CONCATENATE([.F327];&quot;.&quot;;[.G327])" office:value-type="string" office:string-value="-1.490782" calcext:value-type="string">
            <text:p>-1.490782</text:p>
          </table:table-cell>
        </table:table-row>
        <table:table-row table:style-name="ro1">
          <table:table-cell office:value-type="float" office:value="278386" calcext:value-type="float">
            <text:p>278386</text:p>
          </table:table-cell>
          <table:table-cell office:value-type="float" office:value="3" calcext:value-type="float">
            <text:p>3</text:p>
          </table:table-cell>
          <table:table-cell office:value-type="float" office:value="72494" calcext:value-type="float">
            <text:p>72494</text:p>
          </table:table-cell>
          <table:table-cell office:value-type="float" office:value="1" calcext:value-type="float">
            <text:p>1</text:p>
          </table:table-cell>
          <table:table-cell office:value-type="float" office:value="225169" calcext:value-type="float">
            <text:p>225169</text:p>
          </table:table-cell>
          <table:table-cell office:value-type="float" office:value="-0" calcext:value-type="float">
            <text:p>0</text:p>
          </table:table-cell>
          <table:table-cell office:value-type="float" office:value="722658" calcext:value-type="float">
            <text:p>722658</text:p>
          </table:table-cell>
          <table:table-cell office:value-type="string" calcext:value-type="string">
            <text:p><text:s/></text:p>
          </table:table-cell>
          <table:table-cell table:formula="of:=[.A328]" office:value-type="float" office:value="278386" calcext:value-type="float">
            <text:p>278386</text:p>
          </table:table-cell>
          <table:table-cell table:formula="of:=CONCATENATE([.B328];&quot;.&quot;;[.C328])" office:value-type="string" office:string-value="3.72494" calcext:value-type="string">
            <text:p>3.72494</text:p>
          </table:table-cell>
          <table:table-cell table:formula="of:=CONCATENATE([.D328];&quot;.&quot;;[.E328])" office:value-type="string" office:string-value="1.225169" calcext:value-type="string">
            <text:p>1.225169</text:p>
          </table:table-cell>
          <table:table-cell table:formula="of:=CONCATENATE([.F328];&quot;.&quot;;[.G328])" office:value-type="string" office:string-value="0.722658" calcext:value-type="string">
            <text:p>0.722658</text:p>
          </table:table-cell>
        </table:table-row>
        <table:table-row table:style-name="ro1">
          <table:table-cell office:value-type="float" office:value="278465" calcext:value-type="float">
            <text:p>278465</text:p>
          </table:table-cell>
          <table:table-cell office:value-type="float" office:value="0" calcext:value-type="float">
            <text:p>0</text:p>
          </table:table-cell>
          <table:table-cell office:value-type="float" office:value="531226" calcext:value-type="float">
            <text:p>531226</text:p>
          </table:table-cell>
          <table:table-cell office:value-type="float" office:value="-0" calcext:value-type="float">
            <text:p>0</text:p>
          </table:table-cell>
          <table:table-cell office:value-type="float" office:value="469010" calcext:value-type="float">
            <text:p>469010</text:p>
          </table:table-cell>
          <table:table-cell office:value-type="float" office:value="-1" calcext:value-type="float">
            <text:p>-1</text:p>
          </table:table-cell>
          <table:table-cell office:value-type="float" office:value="763573" calcext:value-type="float">
            <text:p>763573</text:p>
          </table:table-cell>
          <table:table-cell office:value-type="string" calcext:value-type="string">
            <text:p><text:s/></text:p>
          </table:table-cell>
          <table:table-cell table:formula="of:=[.A329]" office:value-type="float" office:value="278465" calcext:value-type="float">
            <text:p>278465</text:p>
          </table:table-cell>
          <table:table-cell table:formula="of:=CONCATENATE([.B329];&quot;.&quot;;[.C329])" office:value-type="string" office:string-value="0.531226" calcext:value-type="string">
            <text:p>0.531226</text:p>
          </table:table-cell>
          <table:table-cell table:formula="of:=CONCATENATE([.D329];&quot;.&quot;;[.E329])" office:value-type="string" office:string-value="0.469010" calcext:value-type="string">
            <text:p>0.469010</text:p>
          </table:table-cell>
          <table:table-cell table:formula="of:=CONCATENATE([.F329];&quot;.&quot;;[.G329])" office:value-type="string" office:string-value="-1.763573" calcext:value-type="string">
            <text:p>-1.763573</text:p>
          </table:table-cell>
        </table:table-row>
        <table:table-row table:style-name="ro1">
          <table:table-cell office:value-type="float" office:value="278545" calcext:value-type="float">
            <text:p>278545</text:p>
          </table:table-cell>
          <table:table-cell office:value-type="float" office:value="-2" calcext:value-type="float">
            <text:p>-2</text:p>
          </table:table-cell>
          <table:table-cell office:value-type="float" office:value="632199" calcext:value-type="float">
            <text:p>632199</text:p>
          </table:table-cell>
          <table:table-cell office:value-type="float" office:value="-16" calcext:value-type="float">
            <text:p>-16</text:p>
          </table:table-cell>
          <table:table-cell office:value-type="float" office:value="740786" calcext:value-type="float">
            <text:p>740786</text:p>
          </table:table-cell>
          <table:table-cell office:value-type="float" office:value="-2" calcext:value-type="float">
            <text:p>-2</text:p>
          </table:table-cell>
          <table:table-cell office:value-type="float" office:value="215833" calcext:value-type="float">
            <text:p>215833</text:p>
          </table:table-cell>
          <table:table-cell office:value-type="string" calcext:value-type="string">
            <text:p><text:s/></text:p>
          </table:table-cell>
          <table:table-cell table:formula="of:=[.A330]" office:value-type="float" office:value="278545" calcext:value-type="float">
            <text:p>278545</text:p>
          </table:table-cell>
          <table:table-cell table:formula="of:=CONCATENATE([.B330];&quot;.&quot;;[.C330])" office:value-type="string" office:string-value="-2.632199" calcext:value-type="string">
            <text:p>-2.632199</text:p>
          </table:table-cell>
          <table:table-cell table:formula="of:=CONCATENATE([.D330];&quot;.&quot;;[.E330])" office:value-type="string" office:string-value="-16.740786" calcext:value-type="string">
            <text:p>-16.740786</text:p>
          </table:table-cell>
          <table:table-cell table:formula="of:=CONCATENATE([.F330];&quot;.&quot;;[.G330])" office:value-type="string" office:string-value="-2.215833" calcext:value-type="string">
            <text:p>-2.215833</text:p>
          </table:table-cell>
        </table:table-row>
        <table:table-row table:style-name="ro1">
          <table:table-cell office:value-type="float" office:value="278625" calcext:value-type="float">
            <text:p>278625</text:p>
          </table:table-cell>
          <table:table-cell office:value-type="float" office:value="-7" calcext:value-type="float">
            <text:p>-7</text:p>
          </table:table-cell>
          <table:table-cell office:value-type="float" office:value="109330" calcext:value-type="float">
            <text:p>109330</text:p>
          </table:table-cell>
          <table:table-cell office:value-type="float" office:value="-21" calcext:value-type="float">
            <text:p>-21</text:p>
          </table:table-cell>
          <table:table-cell office:value-type="float" office:value="966896" calcext:value-type="float">
            <text:p>966896</text:p>
          </table:table-cell>
          <table:table-cell office:value-type="float" office:value="-2" calcext:value-type="float">
            <text:p>-2</text:p>
          </table:table-cell>
          <table:table-cell office:value-type="float" office:value="991135" calcext:value-type="float">
            <text:p>991135</text:p>
          </table:table-cell>
          <table:table-cell office:value-type="string" calcext:value-type="string">
            <text:p><text:s/></text:p>
          </table:table-cell>
          <table:table-cell table:formula="of:=[.A331]" office:value-type="float" office:value="278625" calcext:value-type="float">
            <text:p>278625</text:p>
          </table:table-cell>
          <table:table-cell table:formula="of:=CONCATENATE([.B331];&quot;.&quot;;[.C331])" office:value-type="string" office:string-value="-7.109330" calcext:value-type="string">
            <text:p>-7.109330</text:p>
          </table:table-cell>
          <table:table-cell table:formula="of:=CONCATENATE([.D331];&quot;.&quot;;[.E331])" office:value-type="string" office:string-value="-21.966896" calcext:value-type="string">
            <text:p>-21.966896</text:p>
          </table:table-cell>
          <table:table-cell table:formula="of:=CONCATENATE([.F331];&quot;.&quot;;[.G331])" office:value-type="string" office:string-value="-2.991135" calcext:value-type="string">
            <text:p>-2.991135</text:p>
          </table:table-cell>
        </table:table-row>
        <table:table-row table:style-name="ro1">
          <table:table-cell office:value-type="float" office:value="278705" calcext:value-type="float">
            <text:p>278705</text:p>
          </table:table-cell>
          <table:table-cell office:value-type="float" office:value="1" calcext:value-type="float">
            <text:p>1</text:p>
          </table:table-cell>
          <table:table-cell office:value-type="float" office:value="995685" calcext:value-type="float">
            <text:p>995685</text:p>
          </table:table-cell>
          <table:table-cell office:value-type="float" office:value="8" calcext:value-type="float">
            <text:p>8</text:p>
          </table:table-cell>
          <table:table-cell office:value-type="float" office:value="32992" calcext:value-type="float">
            <text:p>32992</text:p>
          </table:table-cell>
          <table:table-cell office:value-type="float" office:value="0" calcext:value-type="float">
            <text:p>0</text:p>
          </table:table-cell>
          <table:table-cell office:value-type="float" office:value="526440" calcext:value-type="float">
            <text:p>526440</text:p>
          </table:table-cell>
          <table:table-cell office:value-type="string" calcext:value-type="string">
            <text:p><text:s/></text:p>
          </table:table-cell>
          <table:table-cell table:formula="of:=[.A332]" office:value-type="float" office:value="278705" calcext:value-type="float">
            <text:p>278705</text:p>
          </table:table-cell>
          <table:table-cell table:formula="of:=CONCATENATE([.B332];&quot;.&quot;;[.C332])" office:value-type="string" office:string-value="1.995685" calcext:value-type="string">
            <text:p>1.995685</text:p>
          </table:table-cell>
          <table:table-cell table:formula="of:=CONCATENATE([.D332];&quot;.&quot;;[.E332])" office:value-type="string" office:string-value="8.32992" calcext:value-type="string">
            <text:p>8.32992</text:p>
          </table:table-cell>
          <table:table-cell table:formula="of:=CONCATENATE([.F332];&quot;.&quot;;[.G332])" office:value-type="string" office:string-value="0.526440" calcext:value-type="string">
            <text:p>0.526440</text:p>
          </table:table-cell>
        </table:table-row>
        <table:table-row table:style-name="ro1">
          <table:table-cell office:value-type="float" office:value="278785" calcext:value-type="float">
            <text:p>278785</text:p>
          </table:table-cell>
          <table:table-cell office:value-type="float" office:value="0" calcext:value-type="float">
            <text:p>0</text:p>
          </table:table-cell>
          <table:table-cell office:value-type="float" office:value="301506" calcext:value-type="float">
            <text:p>301506</text:p>
          </table:table-cell>
          <table:table-cell office:value-type="float" office:value="2" calcext:value-type="float">
            <text:p>2</text:p>
          </table:table-cell>
          <table:table-cell office:value-type="float" office:value="103366" calcext:value-type="float">
            <text:p>103366</text:p>
          </table:table-cell>
          <table:table-cell office:value-type="float" office:value="1" calcext:value-type="float">
            <text:p>1</text:p>
          </table:table-cell>
          <table:table-cell office:value-type="float" office:value="809039" calcext:value-type="float">
            <text:p>809039</text:p>
          </table:table-cell>
          <table:table-cell office:value-type="string" calcext:value-type="string">
            <text:p><text:s/></text:p>
          </table:table-cell>
          <table:table-cell table:formula="of:=[.A333]" office:value-type="float" office:value="278785" calcext:value-type="float">
            <text:p>278785</text:p>
          </table:table-cell>
          <table:table-cell table:formula="of:=CONCATENATE([.B333];&quot;.&quot;;[.C333])" office:value-type="string" office:string-value="0.301506" calcext:value-type="string">
            <text:p>0.301506</text:p>
          </table:table-cell>
          <table:table-cell table:formula="of:=CONCATENATE([.D333];&quot;.&quot;;[.E333])" office:value-type="string" office:string-value="2.103366" calcext:value-type="string">
            <text:p>2.103366</text:p>
          </table:table-cell>
          <table:table-cell table:formula="of:=CONCATENATE([.F333];&quot;.&quot;;[.G333])" office:value-type="string" office:string-value="1.809039" calcext:value-type="string">
            <text:p>1.809039</text:p>
          </table:table-cell>
        </table:table-row>
        <table:table-row table:style-name="ro1">
          <table:table-cell office:value-type="float" office:value="278864" calcext:value-type="float">
            <text:p>278864</text:p>
          </table:table-cell>
          <table:table-cell office:value-type="float" office:value="0" calcext:value-type="float">
            <text:p>0</text:p>
          </table:table-cell>
          <table:table-cell office:value-type="float" office:value="995450" calcext:value-type="float">
            <text:p>995450</text:p>
          </table:table-cell>
          <table:table-cell office:value-type="float" office:value="-0" calcext:value-type="float">
            <text:p>0</text:p>
          </table:table-cell>
          <table:table-cell office:value-type="float" office:value="105288" calcext:value-type="float">
            <text:p>105288</text:p>
          </table:table-cell>
          <table:table-cell office:value-type="float" office:value="0" calcext:value-type="float">
            <text:p>0</text:p>
          </table:table-cell>
          <table:table-cell office:value-type="float" office:value="311078" calcext:value-type="float">
            <text:p>311078</text:p>
          </table:table-cell>
          <table:table-cell office:value-type="string" calcext:value-type="string">
            <text:p><text:s/></text:p>
          </table:table-cell>
          <table:table-cell table:formula="of:=[.A334]" office:value-type="float" office:value="278864" calcext:value-type="float">
            <text:p>278864</text:p>
          </table:table-cell>
          <table:table-cell table:formula="of:=CONCATENATE([.B334];&quot;.&quot;;[.C334])" office:value-type="string" office:string-value="0.995450" calcext:value-type="string">
            <text:p>0.995450</text:p>
          </table:table-cell>
          <table:table-cell table:formula="of:=CONCATENATE([.D334];&quot;.&quot;;[.E334])" office:value-type="string" office:string-value="0.105288" calcext:value-type="string">
            <text:p>0.105288</text:p>
          </table:table-cell>
          <table:table-cell table:formula="of:=CONCATENATE([.F334];&quot;.&quot;;[.G334])" office:value-type="string" office:string-value="0.311078" calcext:value-type="string">
            <text:p>0.311078</text:p>
          </table:table-cell>
        </table:table-row>
        <table:table-row table:style-name="ro1">
          <table:table-cell office:value-type="float" office:value="278944" calcext:value-type="float">
            <text:p>278944</text:p>
          </table:table-cell>
          <table:table-cell office:value-type="float" office:value="4" calcext:value-type="float">
            <text:p>4</text:p>
          </table:table-cell>
          <table:table-cell office:value-type="float" office:value="850425" calcext:value-type="float">
            <text:p>850425</text:p>
          </table:table-cell>
          <table:table-cell office:value-type="float" office:value="-66" calcext:value-type="float">
            <text:p>-66</text:p>
          </table:table-cell>
          <table:table-cell office:value-type="float" office:value="226128" calcext:value-type="float">
            <text:p>226128</text:p>
          </table:table-cell>
          <table:table-cell office:value-type="float" office:value="-14" calcext:value-type="float">
            <text:p>-14</text:p>
          </table:table-cell>
          <table:table-cell office:value-type="float" office:value="950890" calcext:value-type="float">
            <text:p>950890</text:p>
          </table:table-cell>
          <table:table-cell office:value-type="string" calcext:value-type="string">
            <text:p><text:s/></text:p>
          </table:table-cell>
          <table:table-cell table:formula="of:=[.A335]" office:value-type="float" office:value="278944" calcext:value-type="float">
            <text:p>278944</text:p>
          </table:table-cell>
          <table:table-cell table:formula="of:=CONCATENATE([.B335];&quot;.&quot;;[.C335])" office:value-type="string" office:string-value="4.850425" calcext:value-type="string">
            <text:p>4.850425</text:p>
          </table:table-cell>
          <table:table-cell table:formula="of:=CONCATENATE([.D335];&quot;.&quot;;[.E335])" office:value-type="string" office:string-value="-66.226128" calcext:value-type="string">
            <text:p>-66.226128</text:p>
          </table:table-cell>
          <table:table-cell table:formula="of:=CONCATENATE([.F335];&quot;.&quot;;[.G335])" office:value-type="string" office:string-value="-14.950890" calcext:value-type="string">
            <text:p>-14.950890</text:p>
          </table:table-cell>
        </table:table-row>
        <table:table-row table:style-name="ro1">
          <table:table-cell office:value-type="float" office:value="279024" calcext:value-type="float">
            <text:p>279024</text:p>
          </table:table-cell>
          <table:table-cell office:value-type="float" office:value="1" calcext:value-type="float">
            <text:p>1</text:p>
          </table:table-cell>
          <table:table-cell office:value-type="float" office:value="780324" calcext:value-type="float">
            <text:p>780324</text:p>
          </table:table-cell>
          <table:table-cell office:value-type="float" office:value="-12" calcext:value-type="float">
            <text:p>-12</text:p>
          </table:table-cell>
          <table:table-cell office:value-type="float" office:value="182295" calcext:value-type="float">
            <text:p>182295</text:p>
          </table:table-cell>
          <table:table-cell office:value-type="float" office:value="-4" calcext:value-type="float">
            <text:p>-4</text:p>
          </table:table-cell>
          <table:table-cell office:value-type="float" office:value="594384" calcext:value-type="float">
            <text:p>594384</text:p>
          </table:table-cell>
          <table:table-cell office:value-type="string" calcext:value-type="string">
            <text:p><text:s/></text:p>
          </table:table-cell>
          <table:table-cell table:formula="of:=[.A336]" office:value-type="float" office:value="279024" calcext:value-type="float">
            <text:p>279024</text:p>
          </table:table-cell>
          <table:table-cell table:formula="of:=CONCATENATE([.B336];&quot;.&quot;;[.C336])" office:value-type="string" office:string-value="1.780324" calcext:value-type="string">
            <text:p>1.780324</text:p>
          </table:table-cell>
          <table:table-cell table:formula="of:=CONCATENATE([.D336];&quot;.&quot;;[.E336])" office:value-type="string" office:string-value="-12.182295" calcext:value-type="string">
            <text:p>-12.182295</text:p>
          </table:table-cell>
          <table:table-cell table:formula="of:=CONCATENATE([.F336];&quot;.&quot;;[.G336])" office:value-type="string" office:string-value="-4.594384" calcext:value-type="string">
            <text:p>-4.594384</text:p>
          </table:table-cell>
        </table:table-row>
        <table:table-row table:style-name="ro1">
          <table:table-cell office:value-type="float" office:value="279103" calcext:value-type="float">
            <text:p>279103</text:p>
          </table:table-cell>
          <table:table-cell office:value-type="float" office:value="-1" calcext:value-type="float">
            <text:p>-1</text:p>
          </table:table-cell>
          <table:table-cell office:value-type="float" office:value="191668" calcext:value-type="float">
            <text:p>191668</text:p>
          </table:table-cell>
          <table:table-cell office:value-type="float" office:value="6" calcext:value-type="float">
            <text:p>6</text:p>
          </table:table-cell>
          <table:table-cell office:value-type="float" office:value="590069" calcext:value-type="float">
            <text:p>590069</text:p>
          </table:table-cell>
          <table:table-cell office:value-type="float" office:value="2" calcext:value-type="float">
            <text:p>2</text:p>
          </table:table-cell>
          <table:table-cell office:value-type="float" office:value="43544" calcext:value-type="float">
            <text:p>43544</text:p>
          </table:table-cell>
          <table:table-cell office:value-type="string" calcext:value-type="string">
            <text:p><text:s/></text:p>
          </table:table-cell>
          <table:table-cell table:formula="of:=[.A337]" office:value-type="float" office:value="279103" calcext:value-type="float">
            <text:p>279103</text:p>
          </table:table-cell>
          <table:table-cell table:formula="of:=CONCATENATE([.B337];&quot;.&quot;;[.C337])" office:value-type="string" office:string-value="-1.191668" calcext:value-type="string">
            <text:p>-1.191668</text:p>
          </table:table-cell>
          <table:table-cell table:formula="of:=CONCATENATE([.D337];&quot;.&quot;;[.E337])" office:value-type="string" office:string-value="6.590069" calcext:value-type="string">
            <text:p>6.590069</text:p>
          </table:table-cell>
          <table:table-cell table:formula="of:=CONCATENATE([.F337];&quot;.&quot;;[.G337])" office:value-type="string" office:string-value="2.43544" calcext:value-type="string">
            <text:p>2.43544</text:p>
          </table:table-cell>
        </table:table-row>
        <table:table-row table:style-name="ro1">
          <table:table-cell office:value-type="float" office:value="279183" calcext:value-type="float">
            <text:p>279183</text:p>
          </table:table-cell>
          <table:table-cell office:value-type="float" office:value="0" calcext:value-type="float">
            <text:p>0</text:p>
          </table:table-cell>
          <table:table-cell office:value-type="float" office:value="210576" calcext:value-type="float">
            <text:p>210576</text:p>
          </table:table-cell>
          <table:table-cell office:value-type="float" office:value="-0" calcext:value-type="float">
            <text:p>0</text:p>
          </table:table-cell>
          <table:table-cell office:value-type="float" office:value="464224" calcext:value-type="float">
            <text:p>464224</text:p>
          </table:table-cell>
          <table:table-cell office:value-type="float" office:value="-1" calcext:value-type="float">
            <text:p>-1</text:p>
          </table:table-cell>
          <table:table-cell office:value-type="float" office:value="373529" calcext:value-type="float">
            <text:p>373529</text:p>
          </table:table-cell>
          <table:table-cell office:value-type="string" calcext:value-type="string">
            <text:p><text:s/></text:p>
          </table:table-cell>
          <table:table-cell table:formula="of:=[.A338]" office:value-type="float" office:value="279183" calcext:value-type="float">
            <text:p>279183</text:p>
          </table:table-cell>
          <table:table-cell table:formula="of:=CONCATENATE([.B338];&quot;.&quot;;[.C338])" office:value-type="string" office:string-value="0.210576" calcext:value-type="string">
            <text:p>0.210576</text:p>
          </table:table-cell>
          <table:table-cell table:formula="of:=CONCATENATE([.D338];&quot;.&quot;;[.E338])" office:value-type="string" office:string-value="0.464224" calcext:value-type="string">
            <text:p>0.464224</text:p>
          </table:table-cell>
          <table:table-cell table:formula="of:=CONCATENATE([.F338];&quot;.&quot;;[.G338])" office:value-type="string" office:string-value="-1.373529" calcext:value-type="string">
            <text:p>-1.373529</text:p>
          </table:table-cell>
        </table:table-row>
        <table:table-row table:style-name="ro1">
          <table:table-cell office:value-type="float" office:value="279262" calcext:value-type="float">
            <text:p>279262</text:p>
          </table:table-cell>
          <table:table-cell office:value-type="float" office:value="-0" calcext:value-type="float">
            <text:p>0</text:p>
          </table:table-cell>
          <table:table-cell office:value-type="float" office:value="311078" calcext:value-type="float">
            <text:p>311078</text:p>
          </table:table-cell>
          <table:table-cell office:value-type="float" office:value="-0" calcext:value-type="float">
            <text:p>0</text:p>
          </table:table-cell>
          <table:table-cell office:value-type="float" office:value="217755" calcext:value-type="float">
            <text:p>217755</text:p>
          </table:table-cell>
          <table:table-cell office:value-type="float" office:value="-1" calcext:value-type="float">
            <text:p>-1</text:p>
          </table:table-cell>
          <table:table-cell office:value-type="float" office:value="706143" calcext:value-type="float">
            <text:p>706143</text:p>
          </table:table-cell>
          <table:table-cell office:value-type="string" calcext:value-type="string">
            <text:p><text:s/></text:p>
          </table:table-cell>
          <table:table-cell table:formula="of:=[.A339]" office:value-type="float" office:value="279262" calcext:value-type="float">
            <text:p>279262</text:p>
          </table:table-cell>
          <table:table-cell table:formula="of:=CONCATENATE([.B339];&quot;.&quot;;[.C339])" office:value-type="string" office:string-value="0.311078" calcext:value-type="string">
            <text:p>0.311078</text:p>
          </table:table-cell>
          <table:table-cell table:formula="of:=CONCATENATE([.D339];&quot;.&quot;;[.E339])" office:value-type="string" office:string-value="0.217755" calcext:value-type="string">
            <text:p>0.217755</text:p>
          </table:table-cell>
          <table:table-cell table:formula="of:=CONCATENATE([.F339];&quot;.&quot;;[.G339])" office:value-type="string" office:string-value="-1.706143" calcext:value-type="string">
            <text:p>-1.706143</text:p>
          </table:table-cell>
        </table:table-row>
        <table:table-row table:style-name="ro1">
          <table:table-cell office:value-type="float" office:value="279342" calcext:value-type="float">
            <text:p>279342</text:p>
          </table:table-cell>
          <table:table-cell office:value-type="float" office:value="2" calcext:value-type="float">
            <text:p>2</text:p>
          </table:table-cell>
          <table:table-cell office:value-type="float" office:value="983956" calcext:value-type="float">
            <text:p>983956</text:p>
          </table:table-cell>
          <table:table-cell office:value-type="float" office:value="-78" calcext:value-type="float">
            <text:p>-78</text:p>
          </table:table-cell>
          <table:table-cell office:value-type="float" office:value="401237" calcext:value-type="float">
            <text:p>401237</text:p>
          </table:table-cell>
          <table:table-cell office:value-type="float" office:value="-15" calcext:value-type="float">
            <text:p>-15</text:p>
          </table:table-cell>
          <table:table-cell office:value-type="float" office:value="819515" calcext:value-type="float">
            <text:p>819515</text:p>
          </table:table-cell>
          <table:table-cell office:value-type="string" calcext:value-type="string">
            <text:p><text:s/></text:p>
          </table:table-cell>
          <table:table-cell table:formula="of:=[.A340]" office:value-type="float" office:value="279342" calcext:value-type="float">
            <text:p>279342</text:p>
          </table:table-cell>
          <table:table-cell table:formula="of:=CONCATENATE([.B340];&quot;.&quot;;[.C340])" office:value-type="string" office:string-value="2.983956" calcext:value-type="string">
            <text:p>2.983956</text:p>
          </table:table-cell>
          <table:table-cell table:formula="of:=CONCATENATE([.D340];&quot;.&quot;;[.E340])" office:value-type="string" office:string-value="-78.401237" calcext:value-type="string">
            <text:p>-78.401237</text:p>
          </table:table-cell>
          <table:table-cell table:formula="of:=CONCATENATE([.F340];&quot;.&quot;;[.G340])" office:value-type="string" office:string-value="-15.819515" calcext:value-type="string">
            <text:p>-15.819515</text:p>
          </table:table-cell>
        </table:table-row>
        <table:table-row table:style-name="ro1">
          <table:table-cell office:value-type="float" office:value="279422" calcext:value-type="float">
            <text:p>279422</text:p>
          </table:table-cell>
          <table:table-cell office:value-type="float" office:value="1" calcext:value-type="float">
            <text:p>1</text:p>
          </table:table-cell>
          <table:table-cell office:value-type="float" office:value="600855" calcext:value-type="float">
            <text:p>600855</text:p>
          </table:table-cell>
          <table:table-cell office:value-type="float" office:value="-3" calcext:value-type="float">
            <text:p>-3</text:p>
          </table:table-cell>
          <table:table-cell office:value-type="float" office:value="677900" calcext:value-type="float">
            <text:p>677900</text:p>
          </table:table-cell>
          <table:table-cell office:value-type="float" office:value="-3" calcext:value-type="float">
            <text:p>-3</text:p>
          </table:table-cell>
          <table:table-cell office:value-type="float" office:value="653971" calcext:value-type="float">
            <text:p>653971</text:p>
          </table:table-cell>
          <table:table-cell office:value-type="string" calcext:value-type="string">
            <text:p><text:s/></text:p>
          </table:table-cell>
          <table:table-cell table:formula="of:=[.A341]" office:value-type="float" office:value="279422" calcext:value-type="float">
            <text:p>279422</text:p>
          </table:table-cell>
          <table:table-cell table:formula="of:=CONCATENATE([.B341];&quot;.&quot;;[.C341])" office:value-type="string" office:string-value="1.600855" calcext:value-type="string">
            <text:p>1.600855</text:p>
          </table:table-cell>
          <table:table-cell table:formula="of:=CONCATENATE([.D341];&quot;.&quot;;[.E341])" office:value-type="string" office:string-value="-3.677900" calcext:value-type="string">
            <text:p>-3.677900</text:p>
          </table:table-cell>
          <table:table-cell table:formula="of:=CONCATENATE([.F341];&quot;.&quot;;[.G341])" office:value-type="string" office:string-value="-3.653971" calcext:value-type="string">
            <text:p>-3.653971</text:p>
          </table:table-cell>
        </table:table-row>
        <table:table-row table:style-name="ro1">
          <table:table-cell office:value-type="float" office:value="279501" calcext:value-type="float">
            <text:p>279501</text:p>
          </table:table-cell>
          <table:table-cell office:value-type="float" office:value="-2" calcext:value-type="float">
            <text:p>-2</text:p>
          </table:table-cell>
          <table:table-cell office:value-type="float" office:value="213440" calcext:value-type="float">
            <text:p>213440</text:p>
          </table:table-cell>
          <table:table-cell office:value-type="float" office:value="3" calcext:value-type="float">
            <text:p>3</text:p>
          </table:table-cell>
          <table:table-cell office:value-type="float" office:value="228033" calcext:value-type="float">
            <text:p>228033</text:p>
          </table:table-cell>
          <table:table-cell office:value-type="float" office:value="1" calcext:value-type="float">
            <text:p>1</text:p>
          </table:table-cell>
          <table:table-cell office:value-type="float" office:value="811431" calcext:value-type="float">
            <text:p>811431</text:p>
          </table:table-cell>
          <table:table-cell office:value-type="string" calcext:value-type="string">
            <text:p><text:s/></text:p>
          </table:table-cell>
          <table:table-cell table:formula="of:=[.A342]" office:value-type="float" office:value="279501" calcext:value-type="float">
            <text:p>279501</text:p>
          </table:table-cell>
          <table:table-cell table:formula="of:=CONCATENATE([.B342];&quot;.&quot;;[.C342])" office:value-type="string" office:string-value="-2.213440" calcext:value-type="string">
            <text:p>-2.213440</text:p>
          </table:table-cell>
          <table:table-cell table:formula="of:=CONCATENATE([.D342];&quot;.&quot;;[.E342])" office:value-type="string" office:string-value="3.228033" calcext:value-type="string">
            <text:p>3.228033</text:p>
          </table:table-cell>
          <table:table-cell table:formula="of:=CONCATENATE([.F342];&quot;.&quot;;[.G342])" office:value-type="string" office:string-value="1.811431" calcext:value-type="string">
            <text:p>1.811431</text:p>
          </table:table-cell>
        </table:table-row>
        <table:table-row table:style-name="ro1">
          <table:table-cell office:value-type="float" office:value="279581" calcext:value-type="float">
            <text:p>279581</text:p>
          </table:table-cell>
          <table:table-cell office:value-type="float" office:value="2" calcext:value-type="float">
            <text:p>2</text:p>
          </table:table-cell>
          <table:table-cell office:value-type="float" office:value="249334" calcext:value-type="float">
            <text:p>249334</text:p>
          </table:table-cell>
          <table:table-cell office:value-type="float" office:value="0" calcext:value-type="float">
            <text:p>0</text:p>
          </table:table-cell>
          <table:table-cell office:value-type="float" office:value="708301" calcext:value-type="float">
            <text:p>708301</text:p>
          </table:table-cell>
          <table:table-cell office:value-type="float" office:value="0" calcext:value-type="float">
            <text:p>0</text:p>
          </table:table-cell>
          <table:table-cell office:value-type="float" office:value="650871" calcext:value-type="float">
            <text:p>650871</text:p>
          </table:table-cell>
          <table:table-cell office:value-type="string" calcext:value-type="string">
            <text:p><text:s/></text:p>
          </table:table-cell>
          <table:table-cell table:formula="of:=[.A343]" office:value-type="float" office:value="279581" calcext:value-type="float">
            <text:p>279581</text:p>
          </table:table-cell>
          <table:table-cell table:formula="of:=CONCATENATE([.B343];&quot;.&quot;;[.C343])" office:value-type="string" office:string-value="2.249334" calcext:value-type="string">
            <text:p>2.249334</text:p>
          </table:table-cell>
          <table:table-cell table:formula="of:=CONCATENATE([.D343];&quot;.&quot;;[.E343])" office:value-type="string" office:string-value="0.708301" calcext:value-type="string">
            <text:p>0.708301</text:p>
          </table:table-cell>
          <table:table-cell table:formula="of:=CONCATENATE([.F343];&quot;.&quot;;[.G343])" office:value-type="string" office:string-value="0.650871" calcext:value-type="string">
            <text:p>0.650871</text:p>
          </table:table-cell>
        </table:table-row>
        <table:table-row table:style-name="ro1">
          <table:table-cell office:value-type="float" office:value="279661" calcext:value-type="float">
            <text:p>279661</text:p>
          </table:table-cell>
          <table:table-cell office:value-type="float" office:value="-0" calcext:value-type="float">
            <text:p>0</text:p>
          </table:table-cell>
          <table:table-cell office:value-type="float" office:value="437902" calcext:value-type="float">
            <text:p>437902</text:p>
          </table:table-cell>
          <table:table-cell office:value-type="float" office:value="-1" calcext:value-type="float">
            <text:p>-1</text:p>
          </table:table-cell>
          <table:table-cell office:value-type="float" office:value="490782" calcext:value-type="float">
            <text:p>490782</text:p>
          </table:table-cell>
          <table:table-cell office:value-type="float" office:value="-4" calcext:value-type="float">
            <text:p>-4</text:p>
          </table:table-cell>
          <table:table-cell office:value-type="float" office:value="264162" calcext:value-type="float">
            <text:p>264162</text:p>
          </table:table-cell>
          <table:table-cell office:value-type="string" calcext:value-type="string">
            <text:p><text:s/></text:p>
          </table:table-cell>
          <table:table-cell table:formula="of:=[.A344]" office:value-type="float" office:value="279661" calcext:value-type="float">
            <text:p>279661</text:p>
          </table:table-cell>
          <table:table-cell table:formula="of:=CONCATENATE([.B344];&quot;.&quot;;[.C344])" office:value-type="string" office:string-value="0.437902" calcext:value-type="string">
            <text:p>0.437902</text:p>
          </table:table-cell>
          <table:table-cell table:formula="of:=CONCATENATE([.D344];&quot;.&quot;;[.E344])" office:value-type="string" office:string-value="-1.490782" calcext:value-type="string">
            <text:p>-1.490782</text:p>
          </table:table-cell>
          <table:table-cell table:formula="of:=CONCATENATE([.F344];&quot;.&quot;;[.G344])" office:value-type="string" office:string-value="-4.264162" calcext:value-type="string">
            <text:p>-4.264162</text:p>
          </table:table-cell>
        </table:table-row>
        <table:table-row table:style-name="ro1">
          <table:table-cell office:value-type="float" office:value="279741" calcext:value-type="float">
            <text:p>279741</text:p>
          </table:table-cell>
          <table:table-cell office:value-type="float" office:value="-1" calcext:value-type="float">
            <text:p>-1</text:p>
          </table:table-cell>
          <table:table-cell office:value-type="float" office:value="536247" calcext:value-type="float">
            <text:p>536247</text:p>
          </table:table-cell>
          <table:table-cell office:value-type="float" office:value="-34" calcext:value-type="float">
            <text:p>-34</text:p>
          </table:table-cell>
          <table:table-cell office:value-type="float" office:value="508129" calcext:value-type="float">
            <text:p>508129</text:p>
          </table:table-cell>
          <table:table-cell office:value-type="float" office:value="-1" calcext:value-type="float">
            <text:p>-1</text:p>
          </table:table-cell>
          <table:table-cell office:value-type="float" office:value="129453" calcext:value-type="float">
            <text:p>129453</text:p>
          </table:table-cell>
          <table:table-cell office:value-type="string" calcext:value-type="string">
            <text:p><text:s/></text:p>
          </table:table-cell>
          <table:table-cell table:formula="of:=[.A345]" office:value-type="float" office:value="279741" calcext:value-type="float">
            <text:p>279741</text:p>
          </table:table-cell>
          <table:table-cell table:formula="of:=CONCATENATE([.B345];&quot;.&quot;;[.C345])" office:value-type="string" office:string-value="-1.536247" calcext:value-type="string">
            <text:p>-1.536247</text:p>
          </table:table-cell>
          <table:table-cell table:formula="of:=CONCATENATE([.D345];&quot;.&quot;;[.E345])" office:value-type="string" office:string-value="-34.508129" calcext:value-type="string">
            <text:p>-34.508129</text:p>
          </table:table-cell>
          <table:table-cell table:formula="of:=CONCATENATE([.F345];&quot;.&quot;;[.G345])" office:value-type="string" office:string-value="-1.129453" calcext:value-type="string">
            <text:p>-1.129453</text:p>
          </table:table-cell>
        </table:table-row>
        <table:table-row table:style-name="ro1">
          <table:table-cell office:value-type="float" office:value="279820" calcext:value-type="float">
            <text:p>279820</text:p>
          </table:table-cell>
          <table:table-cell office:value-type="float" office:value="2" calcext:value-type="float">
            <text:p>2</text:p>
          </table:table-cell>
          <table:table-cell office:value-type="float" office:value="251727" calcext:value-type="float">
            <text:p>251727</text:p>
          </table:table-cell>
          <table:table-cell office:value-type="float" office:value="0" calcext:value-type="float">
            <text:p>0</text:p>
          </table:table-cell>
          <table:table-cell office:value-type="float" office:value="569512" calcext:value-type="float">
            <text:p>569512</text:p>
          </table:table-cell>
          <table:table-cell office:value-type="float" office:value="0" calcext:value-type="float">
            <text:p>0</text:p>
          </table:table-cell>
          <table:table-cell office:value-type="float" office:value="957163" calcext:value-type="float">
            <text:p>957163</text:p>
          </table:table-cell>
          <table:table-cell office:value-type="string" calcext:value-type="string">
            <text:p><text:s/></text:p>
          </table:table-cell>
          <table:table-cell table:formula="of:=[.A346]" office:value-type="float" office:value="279820" calcext:value-type="float">
            <text:p>279820</text:p>
          </table:table-cell>
          <table:table-cell table:formula="of:=CONCATENATE([.B346];&quot;.&quot;;[.C346])" office:value-type="string" office:string-value="2.251727" calcext:value-type="string">
            <text:p>2.251727</text:p>
          </table:table-cell>
          <table:table-cell table:formula="of:=CONCATENATE([.D346];&quot;.&quot;;[.E346])" office:value-type="string" office:string-value="0.569512" calcext:value-type="string">
            <text:p>0.569512</text:p>
          </table:table-cell>
          <table:table-cell table:formula="of:=CONCATENATE([.F346];&quot;.&quot;;[.G346])" office:value-type="string" office:string-value="0.957163" calcext:value-type="string">
            <text:p>0.957163</text:p>
          </table:table-cell>
        </table:table-row>
        <table:table-row table:style-name="ro1">
          <table:table-cell office:value-type="float" office:value="279900" calcext:value-type="float">
            <text:p>279900</text:p>
          </table:table-cell>
          <table:table-cell office:value-type="float" office:value="-0" calcext:value-type="float">
            <text:p>0</text:p>
          </table:table-cell>
          <table:table-cell office:value-type="float" office:value="232112" calcext:value-type="float">
            <text:p>232112</text:p>
          </table:table-cell>
          <table:table-cell office:value-type="float" office:value="1" calcext:value-type="float">
            <text:p>1</text:p>
          </table:table-cell>
          <table:table-cell office:value-type="float" office:value="148596" calcext:value-type="float">
            <text:p>148596</text:p>
          </table:table-cell>
          <table:table-cell office:value-type="float" office:value="3" calcext:value-type="float">
            <text:p>3</text:p>
          </table:table-cell>
          <table:table-cell office:value-type="float" office:value="120352" calcext:value-type="float">
            <text:p>120352</text:p>
          </table:table-cell>
          <table:table-cell office:value-type="string" calcext:value-type="string">
            <text:p><text:s/></text:p>
          </table:table-cell>
          <table:table-cell table:formula="of:=[.A347]" office:value-type="float" office:value="279900" calcext:value-type="float">
            <text:p>279900</text:p>
          </table:table-cell>
          <table:table-cell table:formula="of:=CONCATENATE([.B347];&quot;.&quot;;[.C347])" office:value-type="string" office:string-value="0.232112" calcext:value-type="string">
            <text:p>0.232112</text:p>
          </table:table-cell>
          <table:table-cell table:formula="of:=CONCATENATE([.D347];&quot;.&quot;;[.E347])" office:value-type="string" office:string-value="1.148596" calcext:value-type="string">
            <text:p>1.148596</text:p>
          </table:table-cell>
          <table:table-cell table:formula="of:=CONCATENATE([.F347];&quot;.&quot;;[.G347])" office:value-type="string" office:string-value="3.120352" calcext:value-type="string">
            <text:p>3.120352</text:p>
          </table:table-cell>
        </table:table-row>
        <table:table-row table:style-name="ro1">
          <table:table-cell office:value-type="float" office:value="279980" calcext:value-type="float">
            <text:p>279980</text:p>
          </table:table-cell>
          <table:table-cell office:value-type="float" office:value="-0" calcext:value-type="float">
            <text:p>0</text:p>
          </table:table-cell>
          <table:table-cell office:value-type="float" office:value="198611" calcext:value-type="float">
            <text:p>198611</text:p>
          </table:table-cell>
          <table:table-cell office:value-type="float" office:value="-0" calcext:value-type="float">
            <text:p>0</text:p>
          </table:table-cell>
          <table:table-cell office:value-type="float" office:value="528833" calcext:value-type="float">
            <text:p>528833</text:p>
          </table:table-cell>
          <table:table-cell office:value-type="float" office:value="-2" calcext:value-type="float">
            <text:p>-2</text:p>
          </table:table-cell>
          <table:table-cell office:value-type="float" office:value="979171" calcext:value-type="float">
            <text:p>979171</text:p>
          </table:table-cell>
          <table:table-cell office:value-type="string" calcext:value-type="string">
            <text:p><text:s/></text:p>
          </table:table-cell>
          <table:table-cell table:formula="of:=[.A348]" office:value-type="float" office:value="279980" calcext:value-type="float">
            <text:p>279980</text:p>
          </table:table-cell>
          <table:table-cell table:formula="of:=CONCATENATE([.B348];&quot;.&quot;;[.C348])" office:value-type="string" office:string-value="0.198611" calcext:value-type="string">
            <text:p>0.198611</text:p>
          </table:table-cell>
          <table:table-cell table:formula="of:=CONCATENATE([.D348];&quot;.&quot;;[.E348])" office:value-type="string" office:string-value="0.528833" calcext:value-type="string">
            <text:p>0.528833</text:p>
          </table:table-cell>
          <table:table-cell table:formula="of:=CONCATENATE([.F348];&quot;.&quot;;[.G348])" office:value-type="string" office:string-value="-2.979171" calcext:value-type="string">
            <text:p>-2.979171</text:p>
          </table:table-cell>
        </table:table-row>
        <table:table-row table:style-name="ro1">
          <table:table-cell office:value-type="float" office:value="280059" calcext:value-type="float">
            <text:p>280059</text:p>
          </table:table-cell>
          <table:table-cell office:value-type="float" office:value="-0" calcext:value-type="float">
            <text:p>0</text:p>
          </table:table-cell>
          <table:table-cell office:value-type="float" office:value="923663" calcext:value-type="float">
            <text:p>923663</text:p>
          </table:table-cell>
          <table:table-cell office:value-type="float" office:value="-4" calcext:value-type="float">
            <text:p>-4</text:p>
          </table:table-cell>
          <table:table-cell office:value-type="float" office:value="766673" calcext:value-type="float">
            <text:p>766673</text:p>
          </table:table-cell>
          <table:table-cell office:value-type="float" office:value="-0" calcext:value-type="float">
            <text:p>0</text:p>
          </table:table-cell>
          <table:table-cell office:value-type="float" office:value="227326" calcext:value-type="float">
            <text:p>227326</text:p>
          </table:table-cell>
          <table:table-cell office:value-type="string" calcext:value-type="string">
            <text:p><text:s/></text:p>
          </table:table-cell>
          <table:table-cell table:formula="of:=[.A349]" office:value-type="float" office:value="280059" calcext:value-type="float">
            <text:p>280059</text:p>
          </table:table-cell>
          <table:table-cell table:formula="of:=CONCATENATE([.B349];&quot;.&quot;;[.C349])" office:value-type="string" office:string-value="0.923663" calcext:value-type="string">
            <text:p>0.923663</text:p>
          </table:table-cell>
          <table:table-cell table:formula="of:=CONCATENATE([.D349];&quot;.&quot;;[.E349])" office:value-type="string" office:string-value="-4.766673" calcext:value-type="string">
            <text:p>-4.766673</text:p>
          </table:table-cell>
          <table:table-cell table:formula="of:=CONCATENATE([.F349];&quot;.&quot;;[.G349])" office:value-type="string" office:string-value="0.227326" calcext:value-type="string">
            <text:p>0.227326</text:p>
          </table:table-cell>
        </table:table-row>
        <table:table-row table:style-name="ro1">
          <table:table-cell office:value-type="float" office:value="280139" calcext:value-type="float">
            <text:p>280139</text:p>
          </table:table-cell>
          <table:table-cell office:value-type="float" office:value="-3" calcext:value-type="float">
            <text:p>-3</text:p>
          </table:table-cell>
          <table:table-cell office:value-type="float" office:value="184961" calcext:value-type="float">
            <text:p>184961</text:p>
          </table:table-cell>
          <table:table-cell office:value-type="float" office:value="-39" calcext:value-type="float">
            <text:p>-39</text:p>
          </table:table-cell>
          <table:table-cell office:value-type="float" office:value="490162" calcext:value-type="float">
            <text:p>490162</text:p>
          </table:table-cell>
          <table:table-cell office:value-type="float" office:value="-1" calcext:value-type="float">
            <text:p>-1</text:p>
          </table:table-cell>
          <table:table-cell office:value-type="float" office:value="418995" calcext:value-type="float">
            <text:p>418995</text:p>
          </table:table-cell>
          <table:table-cell office:value-type="string" calcext:value-type="string">
            <text:p><text:s/></text:p>
          </table:table-cell>
          <table:table-cell table:formula="of:=[.A350]" office:value-type="float" office:value="280139" calcext:value-type="float">
            <text:p>280139</text:p>
          </table:table-cell>
          <table:table-cell table:formula="of:=CONCATENATE([.B350];&quot;.&quot;;[.C350])" office:value-type="string" office:string-value="-3.184961" calcext:value-type="string">
            <text:p>-3.184961</text:p>
          </table:table-cell>
          <table:table-cell table:formula="of:=CONCATENATE([.D350];&quot;.&quot;;[.E350])" office:value-type="string" office:string-value="-39.490162" calcext:value-type="string">
            <text:p>-39.490162</text:p>
          </table:table-cell>
          <table:table-cell table:formula="of:=CONCATENATE([.F350];&quot;.&quot;;[.G350])" office:value-type="string" office:string-value="-1.418995" calcext:value-type="string">
            <text:p>-1.418995</text:p>
          </table:table-cell>
        </table:table-row>
        <table:table-row table:style-name="ro1">
          <table:table-cell office:value-type="float" office:value="280218" calcext:value-type="float">
            <text:p>280218</text:p>
          </table:table-cell>
          <table:table-cell office:value-type="float" office:value="2" calcext:value-type="float">
            <text:p>2</text:p>
          </table:table-cell>
          <table:table-cell office:value-type="float" office:value="967206" calcext:value-type="float">
            <text:p>967206</text:p>
          </table:table-cell>
          <table:table-cell office:value-type="float" office:value="4" calcext:value-type="float">
            <text:p>4</text:p>
          </table:table-cell>
          <table:table-cell office:value-type="float" office:value="127767" calcext:value-type="float">
            <text:p>127767</text:p>
          </table:table-cell>
          <table:table-cell office:value-type="float" office:value="-2" calcext:value-type="float">
            <text:p>-2</text:p>
          </table:table-cell>
          <table:table-cell office:value-type="float" office:value="625020" calcext:value-type="float">
            <text:p>625020</text:p>
          </table:table-cell>
          <table:table-cell office:value-type="string" calcext:value-type="string">
            <text:p><text:s/></text:p>
          </table:table-cell>
          <table:table-cell table:formula="of:=[.A351]" office:value-type="float" office:value="280218" calcext:value-type="float">
            <text:p>280218</text:p>
          </table:table-cell>
          <table:table-cell table:formula="of:=CONCATENATE([.B351];&quot;.&quot;;[.C351])" office:value-type="string" office:string-value="2.967206" calcext:value-type="string">
            <text:p>2.967206</text:p>
          </table:table-cell>
          <table:table-cell table:formula="of:=CONCATENATE([.D351];&quot;.&quot;;[.E351])" office:value-type="string" office:string-value="4.127767" calcext:value-type="string">
            <text:p>4.127767</text:p>
          </table:table-cell>
          <table:table-cell table:formula="of:=CONCATENATE([.F351];&quot;.&quot;;[.G351])" office:value-type="string" office:string-value="-2.625020" calcext:value-type="string">
            <text:p>-2.625020</text:p>
          </table:table-cell>
        </table:table-row>
        <table:table-row table:style-name="ro1">
          <table:table-cell office:value-type="float" office:value="280298" calcext:value-type="float">
            <text:p>280298</text:p>
          </table:table-cell>
          <table:table-cell office:value-type="float" office:value="-2" calcext:value-type="float">
            <text:p>-2</text:p>
          </table:table-cell>
          <table:table-cell office:value-type="float" office:value="505375" calcext:value-type="float">
            <text:p>505375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914091" calcext:value-type="float">
            <text:p>914091</text:p>
          </table:table-cell>
          <table:table-cell office:value-type="string" calcext:value-type="string">
            <text:p><text:s/></text:p>
          </table:table-cell>
          <table:table-cell table:formula="of:=[.A352]" office:value-type="float" office:value="280298" calcext:value-type="float">
            <text:p>280298</text:p>
          </table:table-cell>
          <table:table-cell table:formula="of:=CONCATENATE([.B352];&quot;.&quot;;[.C352])" office:value-type="string" office:string-value="-2.505375" calcext:value-type="string">
            <text:p>-2.505375</text:p>
          </table:table-cell>
          <table:table-cell table:formula="of:=CONCATENATE([.D352];&quot;.&quot;;[.E352])" office:value-type="string" office:string-value="3.3100" calcext:value-type="string">
            <text:p>3.3100</text:p>
          </table:table-cell>
          <table:table-cell table:formula="of:=CONCATENATE([.F352];&quot;.&quot;;[.G352])" office:value-type="string" office:string-value="0.914091" calcext:value-type="string">
            <text:p>0.914091</text:p>
          </table:table-cell>
        </table:table-row>
        <table:table-row table:style-name="ro1">
          <table:table-cell office:value-type="float" office:value="280378" calcext:value-type="float">
            <text:p>280378</text:p>
          </table:table-cell>
          <table:table-cell office:value-type="float" office:value="1" calcext:value-type="float">
            <text:p>1</text:p>
          </table:table-cell>
          <table:table-cell office:value-type="float" office:value="316099" calcext:value-type="float">
            <text:p>316099</text:p>
          </table:table-cell>
          <table:table-cell office:value-type="float" office:value="-0" calcext:value-type="float">
            <text:p>0</text:p>
          </table:table-cell>
          <table:table-cell office:value-type="float" office:value="107681" calcext:value-type="float">
            <text:p>107681</text:p>
          </table:table-cell>
          <table:table-cell office:value-type="float" office:value="-0" calcext:value-type="float">
            <text:p>0</text:p>
          </table:table-cell>
          <table:table-cell office:value-type="float" office:value="741802" calcext:value-type="float">
            <text:p>741802</text:p>
          </table:table-cell>
          <table:table-cell office:value-type="string" calcext:value-type="string">
            <text:p><text:s/></text:p>
          </table:table-cell>
          <table:table-cell table:formula="of:=[.A353]" office:value-type="float" office:value="280378" calcext:value-type="float">
            <text:p>280378</text:p>
          </table:table-cell>
          <table:table-cell table:formula="of:=CONCATENATE([.B353];&quot;.&quot;;[.C353])" office:value-type="string" office:string-value="1.316099" calcext:value-type="string">
            <text:p>1.316099</text:p>
          </table:table-cell>
          <table:table-cell table:formula="of:=CONCATENATE([.D353];&quot;.&quot;;[.E353])" office:value-type="string" office:string-value="0.107681" calcext:value-type="string">
            <text:p>0.107681</text:p>
          </table:table-cell>
          <table:table-cell table:formula="of:=CONCATENATE([.F353];&quot;.&quot;;[.G353])" office:value-type="string" office:string-value="0.741802" calcext:value-type="string">
            <text:p>0.741802</text:p>
          </table:table-cell>
        </table:table-row>
        <table:table-row table:style-name="ro1">
          <table:table-cell office:value-type="float" office:value="280458" calcext:value-type="float">
            <text:p>280458</text:p>
          </table:table-cell>
          <table:table-cell office:value-type="float" office:value="-1" calcext:value-type="float">
            <text:p>-1</text:p>
          </table:table-cell>
          <table:table-cell office:value-type="float" office:value="122274" calcext:value-type="float">
            <text:p>122274</text:p>
          </table:table-cell>
          <table:table-cell office:value-type="float" office:value="-3" calcext:value-type="float">
            <text:p>-3</text:p>
          </table:table-cell>
          <table:table-cell office:value-type="float" office:value="364429" calcext:value-type="float">
            <text:p>364429</text:p>
          </table:table-cell>
          <table:table-cell office:value-type="float" office:value="-0" calcext:value-type="float">
            <text:p>0</text:p>
          </table:table-cell>
          <table:table-cell office:value-type="float" office:value="361329" calcext:value-type="float">
            <text:p>361329</text:p>
          </table:table-cell>
          <table:table-cell office:value-type="string" calcext:value-type="string">
            <text:p><text:s/></text:p>
          </table:table-cell>
          <table:table-cell table:formula="of:=[.A354]" office:value-type="float" office:value="280458" calcext:value-type="float">
            <text:p>280458</text:p>
          </table:table-cell>
          <table:table-cell table:formula="of:=CONCATENATE([.B354];&quot;.&quot;;[.C354])" office:value-type="string" office:string-value="-1.122274" calcext:value-type="string">
            <text:p>-1.122274</text:p>
          </table:table-cell>
          <table:table-cell table:formula="of:=CONCATENATE([.D354];&quot;.&quot;;[.E354])" office:value-type="string" office:string-value="-3.364429" calcext:value-type="string">
            <text:p>-3.364429</text:p>
          </table:table-cell>
          <table:table-cell table:formula="of:=CONCATENATE([.F354];&quot;.&quot;;[.G354])" office:value-type="string" office:string-value="0.361329" calcext:value-type="string">
            <text:p>0.361329</text:p>
          </table:table-cell>
        </table:table-row>
        <table:table-row table:style-name="ro1">
          <table:table-cell office:value-type="float" office:value="280538" calcext:value-type="float">
            <text:p>280538</text:p>
          </table:table-cell>
          <table:table-cell office:value-type="float" office:value="-0" calcext:value-type="float">
            <text:p>0</text:p>
          </table:table-cell>
          <table:table-cell office:value-type="float" office:value="303899" calcext:value-type="float">
            <text:p>303899</text:p>
          </table:table-cell>
          <table:table-cell office:value-type="float" office:value="-25" calcext:value-type="float">
            <text:p>-25</text:p>
          </table:table-cell>
          <table:table-cell office:value-type="float" office:value="596937" calcext:value-type="float">
            <text:p>596937</text:p>
          </table:table-cell>
          <table:table-cell office:value-type="float" office:value="-3" calcext:value-type="float">
            <text:p>-3</text:p>
          </table:table-cell>
          <table:table-cell office:value-type="float" office:value="991371" calcext:value-type="float">
            <text:p>991371</text:p>
          </table:table-cell>
          <table:table-cell office:value-type="string" calcext:value-type="string">
            <text:p><text:s/></text:p>
          </table:table-cell>
          <table:table-cell table:formula="of:=[.A355]" office:value-type="float" office:value="280538" calcext:value-type="float">
            <text:p>280538</text:p>
          </table:table-cell>
          <table:table-cell table:formula="of:=CONCATENATE([.B355];&quot;.&quot;;[.C355])" office:value-type="string" office:string-value="0.303899" calcext:value-type="string">
            <text:p>0.303899</text:p>
          </table:table-cell>
          <table:table-cell table:formula="of:=CONCATENATE([.D355];&quot;.&quot;;[.E355])" office:value-type="string" office:string-value="-25.596937" calcext:value-type="string">
            <text:p>-25.596937</text:p>
          </table:table-cell>
          <table:table-cell table:formula="of:=CONCATENATE([.F355];&quot;.&quot;;[.G355])" office:value-type="string" office:string-value="-3.991371" calcext:value-type="string">
            <text:p>-3.991371</text:p>
          </table:table-cell>
        </table:table-row>
        <table:table-row table:style-name="ro1">
          <table:table-cell office:value-type="float" office:value="280618" calcext:value-type="float">
            <text:p>280618</text:p>
          </table:table-cell>
          <table:table-cell office:value-type="float" office:value="0" calcext:value-type="float">
            <text:p>0</text:p>
          </table:table-cell>
          <table:table-cell office:value-type="float" office:value="906912" calcext:value-type="float">
            <text:p>906912</text:p>
          </table:table-cell>
          <table:table-cell office:value-type="float" office:value="4" calcext:value-type="float">
            <text:p>4</text:p>
          </table:table-cell>
          <table:table-cell office:value-type="float" office:value="460381" calcext:value-type="float">
            <text:p>460381</text:p>
          </table:table-cell>
          <table:table-cell office:value-type="float" office:value="-1" calcext:value-type="float">
            <text:p>-1</text:p>
          </table:table-cell>
          <table:table-cell office:value-type="float" office:value="701358" calcext:value-type="float">
            <text:p>701358</text:p>
          </table:table-cell>
          <table:table-cell office:value-type="string" calcext:value-type="string">
            <text:p><text:s/></text:p>
          </table:table-cell>
          <table:table-cell table:formula="of:=[.A356]" office:value-type="float" office:value="280618" calcext:value-type="float">
            <text:p>280618</text:p>
          </table:table-cell>
          <table:table-cell table:formula="of:=CONCATENATE([.B356];&quot;.&quot;;[.C356])" office:value-type="string" office:string-value="0.906912" calcext:value-type="string">
            <text:p>0.906912</text:p>
          </table:table-cell>
          <table:table-cell table:formula="of:=CONCATENATE([.D356];&quot;.&quot;;[.E356])" office:value-type="string" office:string-value="4.460381" calcext:value-type="string">
            <text:p>4.460381</text:p>
          </table:table-cell>
          <table:table-cell table:formula="of:=CONCATENATE([.F356];&quot;.&quot;;[.G356])" office:value-type="string" office:string-value="-1.701358" calcext:value-type="string">
            <text:p>-1.701358</text:p>
          </table:table-cell>
        </table:table-row>
        <table:table-row table:style-name="ro1">
          <table:table-cell office:value-type="float" office:value="280697" calcext:value-type="float">
            <text:p>280697</text:p>
          </table:table-cell>
          <table:table-cell office:value-type="float" office:value="2" calcext:value-type="float">
            <text:p>2</text:p>
          </table:table-cell>
          <table:table-cell office:value-type="float" office:value="366586" calcext:value-type="float">
            <text:p>366586</text:p>
          </table:table-cell>
          <table:table-cell office:value-type="float" office:value="1" calcext:value-type="float">
            <text:p>1</text:p>
          </table:table-cell>
          <table:table-cell office:value-type="float" office:value="978935" calcext:value-type="float">
            <text:p>978935</text:p>
          </table:table-cell>
          <table:table-cell office:value-type="float" office:value="2" calcext:value-type="float">
            <text:p>2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<text:s/></text:p>
          </table:table-cell>
          <table:table-cell table:formula="of:=[.A357]" office:value-type="float" office:value="280697" calcext:value-type="float">
            <text:p>280697</text:p>
          </table:table-cell>
          <table:table-cell table:formula="of:=CONCATENATE([.B357];&quot;.&quot;;[.C357])" office:value-type="string" office:string-value="2.366586" calcext:value-type="string">
            <text:p>2.366586</text:p>
          </table:table-cell>
          <table:table-cell table:formula="of:=CONCATENATE([.D357];&quot;.&quot;;[.E357])" office:value-type="string" office:string-value="1.978935" calcext:value-type="string">
            <text:p>1.978935</text:p>
          </table:table-cell>
          <table:table-cell table:formula="of:=CONCATENATE([.F357];&quot;.&quot;;[.G357])" office:value-type="string" office:string-value="2.2864" calcext:value-type="string">
            <text:p>2.2864</text:p>
          </table:table-cell>
        </table:table-row>
        <table:table-row table:style-name="ro1">
          <table:table-cell office:value-type="float" office:value="280777" calcext:value-type="float">
            <text:p>280777</text:p>
          </table:table-cell>
          <table:table-cell office:value-type="float" office:value="-0" calcext:value-type="float">
            <text:p>0</text:p>
          </table:table-cell>
          <table:table-cell office:value-type="float" office:value="583870" calcext:value-type="float">
            <text:p>583870</text:p>
          </table:table-cell>
          <table:table-cell office:value-type="float" office:value="-1" calcext:value-type="float">
            <text:p>-1</text:p>
          </table:table-cell>
          <table:table-cell office:value-type="float" office:value="483603" calcext:value-type="float">
            <text:p>483603</text:p>
          </table:table-cell>
          <table:table-cell office:value-type="float" office:value="-1" calcext:value-type="float">
            <text:p>-1</text:p>
          </table:table-cell>
          <table:table-cell office:value-type="float" office:value="220383" calcext:value-type="float">
            <text:p>220383</text:p>
          </table:table-cell>
          <table:table-cell office:value-type="string" calcext:value-type="string">
            <text:p><text:s/></text:p>
          </table:table-cell>
          <table:table-cell table:formula="of:=[.A358]" office:value-type="float" office:value="280777" calcext:value-type="float">
            <text:p>280777</text:p>
          </table:table-cell>
          <table:table-cell table:formula="of:=CONCATENATE([.B358];&quot;.&quot;;[.C358])" office:value-type="string" office:string-value="0.583870" calcext:value-type="string">
            <text:p>0.583870</text:p>
          </table:table-cell>
          <table:table-cell table:formula="of:=CONCATENATE([.D358];&quot;.&quot;;[.E358])" office:value-type="string" office:string-value="-1.483603" calcext:value-type="string">
            <text:p>-1.483603</text:p>
          </table:table-cell>
          <table:table-cell table:formula="of:=CONCATENATE([.F358];&quot;.&quot;;[.G358])" office:value-type="string" office:string-value="-1.220383" calcext:value-type="string">
            <text:p>-1.220383</text:p>
          </table:table-cell>
        </table:table-row>
        <table:table-row table:style-name="ro1">
          <table:table-cell office:value-type="float" office:value="280856" calcext:value-type="float">
            <text:p>280856</text:p>
          </table:table-cell>
          <table:table-cell office:value-type="float" office:value="-1" calcext:value-type="float">
            <text:p>-1</text:p>
          </table:table-cell>
          <table:table-cell office:value-type="float" office:value="26558" calcext:value-type="float">
            <text:p>26558</text:p>
          </table:table-cell>
          <table:table-cell office:value-type="float" office:value="-0" calcext:value-type="float">
            <text:p>0</text:p>
          </table:table-cell>
          <table:table-cell office:value-type="float" office:value="141182" calcext:value-type="float">
            <text:p>141182</text:p>
          </table:table-cell>
          <table:table-cell office:value-type="float" office:value="-0" calcext:value-type="float">
            <text:p>0</text:p>
          </table:table-cell>
          <table:table-cell office:value-type="float" office:value="894948" calcext:value-type="float">
            <text:p>894948</text:p>
          </table:table-cell>
          <table:table-cell office:value-type="string" calcext:value-type="string">
            <text:p><text:s/></text:p>
          </table:table-cell>
          <table:table-cell table:formula="of:=[.A359]" office:value-type="float" office:value="280856" calcext:value-type="float">
            <text:p>280856</text:p>
          </table:table-cell>
          <table:table-cell table:formula="of:=CONCATENATE([.B359];&quot;.&quot;;[.C359])" office:value-type="string" office:string-value="-1.26558" calcext:value-type="string">
            <text:p>-1.26558</text:p>
          </table:table-cell>
          <table:table-cell table:formula="of:=CONCATENATE([.D359];&quot;.&quot;;[.E359])" office:value-type="string" office:string-value="0.141182" calcext:value-type="string">
            <text:p>0.141182</text:p>
          </table:table-cell>
          <table:table-cell table:formula="of:=CONCATENATE([.F359];&quot;.&quot;;[.G359])" office:value-type="string" office:string-value="0.894948" calcext:value-type="string">
            <text:p>0.894948</text:p>
          </table:table-cell>
        </table:table-row>
        <table:table-row table:style-name="ro1">
          <table:table-cell office:value-type="float" office:value="280936" calcext:value-type="float">
            <text:p>280936</text:p>
          </table:table-cell>
          <table:table-cell office:value-type="float" office:value="1" calcext:value-type="float">
            <text:p>1</text:p>
          </table:table-cell>
          <table:table-cell office:value-type="float" office:value="328064" calcext:value-type="float">
            <text:p>328064</text:p>
          </table:table-cell>
          <table:table-cell office:value-type="float" office:value="-68" calcext:value-type="float">
            <text:p>-68</text:p>
          </table:table-cell>
          <table:table-cell office:value-type="float" office:value="63881" calcext:value-type="float">
            <text:p>63881</text:p>
          </table:table-cell>
          <table:table-cell office:value-type="float" office:value="-13" calcext:value-type="float">
            <text:p>-13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<text:s/></text:p>
          </table:table-cell>
          <table:table-cell table:formula="of:=[.A360]" office:value-type="float" office:value="280936" calcext:value-type="float">
            <text:p>280936</text:p>
          </table:table-cell>
          <table:table-cell table:formula="of:=CONCATENATE([.B360];&quot;.&quot;;[.C360])" office:value-type="string" office:string-value="1.328064" calcext:value-type="string">
            <text:p>1.328064</text:p>
          </table:table-cell>
          <table:table-cell table:formula="of:=CONCATENATE([.D360];&quot;.&quot;;[.E360])" office:value-type="string" office:string-value="-68.63881" calcext:value-type="string">
            <text:p>-68.63881</text:p>
          </table:table-cell>
          <table:table-cell table:formula="of:=CONCATENATE([.F360];&quot;.&quot;;[.G360])" office:value-type="string" office:string-value="-13.22206" calcext:value-type="string">
            <text:p>-13.22206</text:p>
          </table:table-cell>
        </table:table-row>
        <table:table-row table:style-name="ro1">
          <table:table-cell office:value-type="float" office:value="281015" calcext:value-type="float">
            <text:p>281015</text:p>
          </table:table-cell>
          <table:table-cell office:value-type="float" office:value="-0" calcext:value-type="float">
            <text:p>0</text:p>
          </table:table-cell>
          <table:table-cell office:value-type="float" office:value="205790" calcext:value-type="float">
            <text:p>205790</text:p>
          </table:table-cell>
          <table:table-cell office:value-type="float" office:value="-5" calcext:value-type="float">
            <text:p>-5</text:p>
          </table:table-cell>
          <table:table-cell office:value-type="float" office:value="293113" calcext:value-type="float">
            <text:p>293113</text:p>
          </table:table-cell>
          <table:table-cell office:value-type="float" office:value="-4" calcext:value-type="float">
            <text:p>-4</text:p>
          </table:table-cell>
          <table:table-cell office:value-type="float" office:value="22479" calcext:value-type="float">
            <text:p>22479</text:p>
          </table:table-cell>
          <table:table-cell office:value-type="string" calcext:value-type="string">
            <text:p><text:s/></text:p>
          </table:table-cell>
          <table:table-cell table:formula="of:=[.A361]" office:value-type="float" office:value="281015" calcext:value-type="float">
            <text:p>281015</text:p>
          </table:table-cell>
          <table:table-cell table:formula="of:=CONCATENATE([.B361];&quot;.&quot;;[.C361])" office:value-type="string" office:string-value="0.205790" calcext:value-type="string">
            <text:p>0.205790</text:p>
          </table:table-cell>
          <table:table-cell table:formula="of:=CONCATENATE([.D361];&quot;.&quot;;[.E361])" office:value-type="string" office:string-value="-5.293113" calcext:value-type="string">
            <text:p>-5.293113</text:p>
          </table:table-cell>
          <table:table-cell table:formula="of:=CONCATENATE([.F361];&quot;.&quot;;[.G361])" office:value-type="string" office:string-value="-4.22479" calcext:value-type="string">
            <text:p>-4.22479</text:p>
          </table:table-cell>
        </table:table-row>
        <table:table-row table:style-name="ro1">
          <table:table-cell office:value-type="float" office:value="281095" calcext:value-type="float">
            <text:p>281095</text:p>
          </table:table-cell>
          <table:table-cell office:value-type="float" office:value="-0" calcext:value-type="float">
            <text:p>0</text:p>
          </table:table-cell>
          <table:table-cell office:value-type="float" office:value="571905" calcext:value-type="float">
            <text:p>571905</text:p>
          </table:table-cell>
          <table:table-cell office:value-type="float" office:value="4" calcext:value-type="float">
            <text:p>4</text:p>
          </table:table-cell>
          <table:table-cell office:value-type="float" office:value="740351" calcext:value-type="float">
            <text:p>740351</text:p>
          </table:table-cell>
          <table:table-cell office:value-type="float" office:value="1" calcext:value-type="float">
            <text:p>1</text:p>
          </table:table-cell>
          <table:table-cell office:value-type="float" office:value="306528" calcext:value-type="float">
            <text:p>306528</text:p>
          </table:table-cell>
          <table:table-cell office:value-type="string" calcext:value-type="string">
            <text:p><text:s/></text:p>
          </table:table-cell>
          <table:table-cell table:formula="of:=[.A362]" office:value-type="float" office:value="281095" calcext:value-type="float">
            <text:p>281095</text:p>
          </table:table-cell>
          <table:table-cell table:formula="of:=CONCATENATE([.B362];&quot;.&quot;;[.C362])" office:value-type="string" office:string-value="0.571905" calcext:value-type="string">
            <text:p>0.571905</text:p>
          </table:table-cell>
          <table:table-cell table:formula="of:=CONCATENATE([.D362];&quot;.&quot;;[.E362])" office:value-type="string" office:string-value="4.740351" calcext:value-type="string">
            <text:p>4.740351</text:p>
          </table:table-cell>
          <table:table-cell table:formula="of:=CONCATENATE([.F362];&quot;.&quot;;[.G362])" office:value-type="string" office:string-value="1.306528" calcext:value-type="string">
            <text:p>1.306528</text:p>
          </table:table-cell>
        </table:table-row>
        <table:table-row table:style-name="ro1">
          <table:table-cell office:value-type="float" office:value="281175" calcext:value-type="float">
            <text:p>281175</text:p>
          </table:table-cell>
          <table:table-cell office:value-type="float" office:value="1" calcext:value-type="float">
            <text:p>1</text:p>
          </table:table-cell>
          <table:table-cell office:value-type="float" office:value="550604" calcext:value-type="float">
            <text:p>550604</text:p>
          </table:table-cell>
          <table:table-cell office:value-type="float" office:value="0" calcext:value-type="float">
            <text:p>0</text:p>
          </table:table-cell>
          <table:table-cell office:value-type="float" office:value="569512" calcext:value-type="float">
            <text:p>569512</text:p>
          </table:table-cell>
          <table:table-cell office:value-type="float" office:value="0" calcext:value-type="float">
            <text:p>0</text:p>
          </table:table-cell>
          <table:table-cell office:value-type="float" office:value="588655" calcext:value-type="float">
            <text:p>588655</text:p>
          </table:table-cell>
          <table:table-cell office:value-type="string" calcext:value-type="string">
            <text:p><text:s/></text:p>
          </table:table-cell>
          <table:table-cell table:formula="of:=[.A363]" office:value-type="float" office:value="281175" calcext:value-type="float">
            <text:p>281175</text:p>
          </table:table-cell>
          <table:table-cell table:formula="of:=CONCATENATE([.B363];&quot;.&quot;;[.C363])" office:value-type="string" office:string-value="1.550604" calcext:value-type="string">
            <text:p>1.550604</text:p>
          </table:table-cell>
          <table:table-cell table:formula="of:=CONCATENATE([.D363];&quot;.&quot;;[.E363])" office:value-type="string" office:string-value="0.569512" calcext:value-type="string">
            <text:p>0.569512</text:p>
          </table:table-cell>
          <table:table-cell table:formula="of:=CONCATENATE([.F363];&quot;.&quot;;[.G363])" office:value-type="string" office:string-value="0.588655" calcext:value-type="string">
            <text:p>0.588655</text:p>
          </table:table-cell>
        </table:table-row>
        <table:table-row table:style-name="ro1">
          <table:table-cell office:value-type="float" office:value="281254" calcext:value-type="float">
            <text:p>281254</text:p>
          </table:table-cell>
          <table:table-cell office:value-type="float" office:value="0" calcext:value-type="float">
            <text:p>0</text:p>
          </table:table-cell>
          <table:table-cell office:value-type="float" office:value="201004" calcext:value-type="float">
            <text:p>201004</text:p>
          </table:table-cell>
          <table:table-cell office:value-type="float" office:value="-14" calcext:value-type="float">
            <text:p>-14</text:p>
          </table:table-cell>
          <table:table-cell office:value-type="float" office:value="130122" calcext:value-type="float">
            <text:p>130122</text:p>
          </table:table-cell>
          <table:table-cell office:value-type="float" office:value="-2" calcext:value-type="float">
            <text:p>-2</text:p>
          </table:table-cell>
          <table:table-cell office:value-type="float" office:value="866704" calcext:value-type="float">
            <text:p>866704</text:p>
          </table:table-cell>
          <table:table-cell office:value-type="string" calcext:value-type="string">
            <text:p><text:s/></text:p>
          </table:table-cell>
          <table:table-cell table:formula="of:=[.A364]" office:value-type="float" office:value="281254" calcext:value-type="float">
            <text:p>281254</text:p>
          </table:table-cell>
          <table:table-cell table:formula="of:=CONCATENATE([.B364];&quot;.&quot;;[.C364])" office:value-type="string" office:string-value="0.201004" calcext:value-type="string">
            <text:p>0.201004</text:p>
          </table:table-cell>
          <table:table-cell table:formula="of:=CONCATENATE([.D364];&quot;.&quot;;[.E364])" office:value-type="string" office:string-value="-14.130122" calcext:value-type="string">
            <text:p>-14.130122</text:p>
          </table:table-cell>
          <table:table-cell table:formula="of:=CONCATENATE([.F364];&quot;.&quot;;[.G364])" office:value-type="string" office:string-value="-2.866704" calcext:value-type="string">
            <text:p>-2.866704</text:p>
          </table:table-cell>
        </table:table-row>
        <table:table-row table:style-name="ro1">
          <table:table-cell office:value-type="float" office:value="281334" calcext:value-type="float">
            <text:p>281334</text:p>
          </table:table-cell>
          <table:table-cell office:value-type="float" office:value="-2" calcext:value-type="float">
            <text:p>-2</text:p>
          </table:table-cell>
          <table:table-cell office:value-type="float" office:value="31579" calcext:value-type="float">
            <text:p>31579</text:p>
          </table:table-cell>
          <table:table-cell office:value-type="float" office:value="-3" calcext:value-type="float">
            <text:p>-3</text:p>
          </table:table-cell>
          <table:table-cell office:value-type="float" office:value="886083" calcext:value-type="float">
            <text:p>886083</text:p>
          </table:table-cell>
          <table:table-cell office:value-type="float" office:value="7" calcext:value-type="float">
            <text:p>7</text:p>
          </table:table-cell>
          <table:table-cell office:value-type="float" office:value="322299" calcext:value-type="float">
            <text:p>322299</text:p>
          </table:table-cell>
          <table:table-cell office:value-type="string" calcext:value-type="string">
            <text:p><text:s/></text:p>
          </table:table-cell>
          <table:table-cell table:formula="of:=[.A365]" office:value-type="float" office:value="281334" calcext:value-type="float">
            <text:p>281334</text:p>
          </table:table-cell>
          <table:table-cell table:formula="of:=CONCATENATE([.B365];&quot;.&quot;;[.C365])" office:value-type="string" office:string-value="-2.31579" calcext:value-type="string">
            <text:p>-2.31579</text:p>
          </table:table-cell>
          <table:table-cell table:formula="of:=CONCATENATE([.D365];&quot;.&quot;;[.E365])" office:value-type="string" office:string-value="-3.886083" calcext:value-type="string">
            <text:p>-3.886083</text:p>
          </table:table-cell>
          <table:table-cell table:formula="of:=CONCATENATE([.F365];&quot;.&quot;;[.G365])" office:value-type="string" office:string-value="7.322299" calcext:value-type="string">
            <text:p>7.322299</text:p>
          </table:table-cell>
        </table:table-row>
        <table:table-row table:style-name="ro1">
          <table:table-cell office:value-type="float" office:value="281414" calcext:value-type="float">
            <text:p>281414</text:p>
          </table:table-cell>
          <table:table-cell office:value-type="float" office:value="-2" calcext:value-type="float">
            <text:p>-2</text:p>
          </table:table-cell>
          <table:table-cell office:value-type="float" office:value="256512" calcext:value-type="float">
            <text:p>256512</text:p>
          </table:table-cell>
          <table:table-cell office:value-type="float" office:value="-1" calcext:value-type="float">
            <text:p>-1</text:p>
          </table:table-cell>
          <table:table-cell office:value-type="float" office:value="433352" calcext:value-type="float">
            <text:p>433352</text:p>
          </table:table-cell>
          <table:table-cell office:value-type="float" office:value="-3" calcext:value-type="float">
            <text:p>-3</text:p>
          </table:table-cell>
          <table:table-cell office:value-type="float" office:value="275891" calcext:value-type="float">
            <text:p>275891</text:p>
          </table:table-cell>
          <table:table-cell office:value-type="string" calcext:value-type="string">
            <text:p><text:s/></text:p>
          </table:table-cell>
          <table:table-cell table:formula="of:=[.A366]" office:value-type="float" office:value="281414" calcext:value-type="float">
            <text:p>281414</text:p>
          </table:table-cell>
          <table:table-cell table:formula="of:=CONCATENATE([.B366];&quot;.&quot;;[.C366])" office:value-type="string" office:string-value="-2.256512" calcext:value-type="string">
            <text:p>-2.256512</text:p>
          </table:table-cell>
          <table:table-cell table:formula="of:=CONCATENATE([.D366];&quot;.&quot;;[.E366])" office:value-type="string" office:string-value="-1.433352" calcext:value-type="string">
            <text:p>-1.433352</text:p>
          </table:table-cell>
          <table:table-cell table:formula="of:=CONCATENATE([.F366];&quot;.&quot;;[.G366])" office:value-type="string" office:string-value="-3.275891" calcext:value-type="string">
            <text:p>-3.275891</text:p>
          </table:table-cell>
        </table:table-row>
        <table:table-row table:style-name="ro1">
          <table:table-cell office:value-type="float" office:value="281494" calcext:value-type="float">
            <text:p>281494</text:p>
          </table:table-cell>
          <table:table-cell office:value-type="float" office:value="0" calcext:value-type="float">
            <text:p>0</text:p>
          </table:table-cell>
          <table:table-cell office:value-type="float" office:value="279970" calcext:value-type="float">
            <text:p>279970</text:p>
          </table:table-cell>
          <table:table-cell office:value-type="float" office:value="-7" calcext:value-type="float">
            <text:p>-7</text:p>
          </table:table-cell>
          <table:table-cell office:value-type="float" office:value="456302" calcext:value-type="float">
            <text:p>456302</text:p>
          </table:table-cell>
          <table:table-cell office:value-type="float" office:value="-0" calcext:value-type="float">
            <text:p>0</text:p>
          </table:table-cell>
          <table:table-cell office:value-type="float" office:value="973914" calcext:value-type="float">
            <text:p>973914</text:p>
          </table:table-cell>
          <table:table-cell office:value-type="string" calcext:value-type="string">
            <text:p><text:s/></text:p>
          </table:table-cell>
          <table:table-cell table:formula="of:=[.A367]" office:value-type="float" office:value="281494" calcext:value-type="float">
            <text:p>281494</text:p>
          </table:table-cell>
          <table:table-cell table:formula="of:=CONCATENATE([.B367];&quot;.&quot;;[.C367])" office:value-type="string" office:string-value="0.279970" calcext:value-type="string">
            <text:p>0.279970</text:p>
          </table:table-cell>
          <table:table-cell table:formula="of:=CONCATENATE([.D367];&quot;.&quot;;[.E367])" office:value-type="string" office:string-value="-7.456302" calcext:value-type="string">
            <text:p>-7.456302</text:p>
          </table:table-cell>
          <table:table-cell table:formula="of:=CONCATENATE([.F367];&quot;.&quot;;[.G367])" office:value-type="string" office:string-value="0.973914" calcext:value-type="string">
            <text:p>0.973914</text:p>
          </table:table-cell>
        </table:table-row>
        <table:table-row table:style-name="ro1">
          <table:table-cell office:value-type="float" office:value="281574" calcext:value-type="float">
            <text:p>281574</text:p>
          </table:table-cell>
          <table:table-cell office:value-type="float" office:value="-1" calcext:value-type="float">
            <text:p>-1</text:p>
          </table:table-cell>
          <table:table-cell office:value-type="float" office:value="789895" calcext:value-type="float">
            <text:p>789895</text:p>
          </table:table-cell>
          <table:table-cell office:value-type="float" office:value="-12" calcext:value-type="float">
            <text:p>-12</text:p>
          </table:table-cell>
          <table:table-cell office:value-type="float" office:value="172724" calcext:value-type="float">
            <text:p>172724</text:p>
          </table:table-cell>
          <table:table-cell office:value-type="float" office:value="-2" calcext:value-type="float">
            <text:p>-2</text:p>
          </table:table-cell>
          <table:table-cell office:value-type="float" office:value="211047" calcext:value-type="float">
            <text:p>211047</text:p>
          </table:table-cell>
          <table:table-cell office:value-type="string" calcext:value-type="string">
            <text:p><text:s/></text:p>
          </table:table-cell>
          <table:table-cell table:formula="of:=[.A368]" office:value-type="float" office:value="281574" calcext:value-type="float">
            <text:p>281574</text:p>
          </table:table-cell>
          <table:table-cell table:formula="of:=CONCATENATE([.B368];&quot;.&quot;;[.C368])" office:value-type="string" office:string-value="-1.789895" calcext:value-type="string">
            <text:p>-1.789895</text:p>
          </table:table-cell>
          <table:table-cell table:formula="of:=CONCATENATE([.D368];&quot;.&quot;;[.E368])" office:value-type="string" office:string-value="-12.172724" calcext:value-type="string">
            <text:p>-12.172724</text:p>
          </table:table-cell>
          <table:table-cell table:formula="of:=CONCATENATE([.F368];&quot;.&quot;;[.G368])" office:value-type="string" office:string-value="-2.211047" calcext:value-type="string">
            <text:p>-2.211047</text:p>
          </table:table-cell>
        </table:table-row>
        <table:table-row table:style-name="ro1">
          <table:table-cell office:value-type="float" office:value="281653" calcext:value-type="float">
            <text:p>281653</text:p>
          </table:table-cell>
          <table:table-cell office:value-type="float" office:value="2" calcext:value-type="float">
            <text:p>2</text:p>
          </table:table-cell>
          <table:table-cell office:value-type="float" office:value="347443" calcext:value-type="float">
            <text:p>347443</text:p>
          </table:table-cell>
          <table:table-cell office:value-type="float" office:value="-6" calcext:value-type="float">
            <text:p>-6</text:p>
          </table:table-cell>
          <table:table-cell office:value-type="float" office:value="829360" calcext:value-type="float">
            <text:p>829360</text:p>
          </table:table-cell>
          <table:table-cell office:value-type="float" office:value="1" calcext:value-type="float">
            <text:p>1</text:p>
          </table:table-cell>
          <table:table-cell office:value-type="float" office:value="203633" calcext:value-type="float">
            <text:p>203633</text:p>
          </table:table-cell>
          <table:table-cell office:value-type="string" calcext:value-type="string">
            <text:p><text:s/></text:p>
          </table:table-cell>
          <table:table-cell table:formula="of:=[.A369]" office:value-type="float" office:value="281653" calcext:value-type="float">
            <text:p>281653</text:p>
          </table:table-cell>
          <table:table-cell table:formula="of:=CONCATENATE([.B369];&quot;.&quot;;[.C369])" office:value-type="string" office:string-value="2.347443" calcext:value-type="string">
            <text:p>2.347443</text:p>
          </table:table-cell>
          <table:table-cell table:formula="of:=CONCATENATE([.D369];&quot;.&quot;;[.E369])" office:value-type="string" office:string-value="-6.829360" calcext:value-type="string">
            <text:p>-6.829360</text:p>
          </table:table-cell>
          <table:table-cell table:formula="of:=CONCATENATE([.F369];&quot;.&quot;;[.G369])" office:value-type="string" office:string-value="1.203633" calcext:value-type="string">
            <text:p>1.203633</text:p>
          </table:table-cell>
        </table:table-row>
        <table:table-row table:style-name="ro1">
          <table:table-cell office:value-type="float" office:value="281733" calcext:value-type="float">
            <text:p>281733</text:p>
          </table:table-cell>
          <table:table-cell office:value-type="float" office:value="-0" calcext:value-type="float">
            <text:p>0</text:p>
          </table:table-cell>
          <table:table-cell office:value-type="float" office:value="279970" calcext:value-type="float">
            <text:p>279970</text:p>
          </table:table-cell>
          <table:table-cell office:value-type="float" office:value="-11" calcext:value-type="float">
            <text:p>-11</text:p>
          </table:table-cell>
          <table:table-cell office:value-type="float" office:value="483566" calcext:value-type="float">
            <text:p>483566</text:p>
          </table:table-cell>
          <table:table-cell office:value-type="float" office:value="0" calcext:value-type="float">
            <text:p>0</text:p>
          </table:table-cell>
          <table:table-cell office:value-type="float" office:value="981092" calcext:value-type="float">
            <text:p>981092</text:p>
          </table:table-cell>
          <table:table-cell office:value-type="string" calcext:value-type="string">
            <text:p><text:s/></text:p>
          </table:table-cell>
          <table:table-cell table:formula="of:=[.A370]" office:value-type="float" office:value="281733" calcext:value-type="float">
            <text:p>281733</text:p>
          </table:table-cell>
          <table:table-cell table:formula="of:=CONCATENATE([.B370];&quot;.&quot;;[.C370])" office:value-type="string" office:string-value="0.279970" calcext:value-type="string">
            <text:p>0.279970</text:p>
          </table:table-cell>
          <table:table-cell table:formula="of:=CONCATENATE([.D370];&quot;.&quot;;[.E370])" office:value-type="string" office:string-value="-11.483566" calcext:value-type="string">
            <text:p>-11.483566</text:p>
          </table:table-cell>
          <table:table-cell table:formula="of:=CONCATENATE([.F370];&quot;.&quot;;[.G370])" office:value-type="string" office:string-value="0.981092" calcext:value-type="string">
            <text:p>0.981092</text:p>
          </table:table-cell>
        </table:table-row>
        <table:table-row table:style-name="ro1">
          <table:table-cell office:value-type="float" office:value="281812" calcext:value-type="float">
            <text:p>281812</text:p>
          </table:table-cell>
          <table:table-cell office:value-type="float" office:value="0" calcext:value-type="float">
            <text:p>0</text:p>
          </table:table-cell>
          <table:table-cell office:value-type="float" office:value="856661" calcext:value-type="float">
            <text:p>856661</text:p>
          </table:table-cell>
          <table:table-cell office:value-type="float" office:value="-9" calcext:value-type="float">
            <text:p>-9</text:p>
          </table:table-cell>
          <table:table-cell office:value-type="float" office:value="703242" calcext:value-type="float">
            <text:p>703242</text:p>
          </table:table-cell>
          <table:table-cell office:value-type="float" office:value="-1" calcext:value-type="float">
            <text:p>-1</text:p>
          </table:table-cell>
          <table:table-cell office:value-type="float" office:value="629570" calcext:value-type="float">
            <text:p>629570</text:p>
          </table:table-cell>
          <table:table-cell office:value-type="string" calcext:value-type="string">
            <text:p><text:s/></text:p>
          </table:table-cell>
          <table:table-cell table:formula="of:=[.A371]" office:value-type="float" office:value="281812" calcext:value-type="float">
            <text:p>281812</text:p>
          </table:table-cell>
          <table:table-cell table:formula="of:=CONCATENATE([.B371];&quot;.&quot;;[.C371])" office:value-type="string" office:string-value="0.856661" calcext:value-type="string">
            <text:p>0.856661</text:p>
          </table:table-cell>
          <table:table-cell table:formula="of:=CONCATENATE([.D371];&quot;.&quot;;[.E371])" office:value-type="string" office:string-value="-9.703242" calcext:value-type="string">
            <text:p>-9.703242</text:p>
          </table:table-cell>
          <table:table-cell table:formula="of:=CONCATENATE([.F371];&quot;.&quot;;[.G371])" office:value-type="string" office:string-value="-1.629570" calcext:value-type="string">
            <text:p>-1.6295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3:53:56.239688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3:43:58.448845526</meta:creation-date>
    <dc:date>2021-10-03T13:56:30.891644498</dc:date>
    <meta:editing-duration>PT6M36S</meta:editing-duration>
    <meta:editing-cycles>2</meta:editing-cycles>
    <meta:generator>LibreOffice/6.4.7.2$Linux_X86_64 LibreOffice_project/40$Build-2</meta:generator>
    <meta:document-statistic meta:table-count="1" meta:cell-count="4448" meta:object-count="0"/>
  </office:meta>
</office:document-meta>
</file>